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2"/>
          <table:table-cell office:value-type="string">
            <text:p>Euler</text:p>
          </table:table-cell>
          <table:table-cell office:value-type="string">
            <text:p>RungeKutta2</text:p>
          </table:table-cell>
          <table:table-cell office:value-type="string">
            <text:p>RungeKutta4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([.A2]-10)/10" office:value-type="float" office:value="0">
            <text:p>0,00000</text:p>
          </table:table-cell>
          <table:table-cell table:formula="of:=([.B2]-10)/10" office:value-type="float" office:value="0">
            <text:p>0,00000</text:p>
          </table:table-cell>
          <table:table-cell table:formula="of:=([.C2]-10)/10" office:value-type="float" office:value="0">
            <text:p>0,00000</text:p>
          </table:table-cell>
          <table:table-cell/>
        </table:table-row>
        <table:table-row table:style-name="ro1">
          <table:table-cell office:value-type="float" office:value="10.0012662742736">
            <text:p>10</text:p>
          </table:table-cell>
          <table:table-cell office:value-type="float" office:value="10.0006331972575">
            <text:p>10</text:p>
          </table:table-cell>
          <table:table-cell office:value-type="float" office:value="10.0004221448706">
            <text:p>10</text:p>
          </table:table-cell>
          <table:table-cell table:number-columns-repeated="2"/>
          <table:table-cell table:formula="of:=([.A3]-10)/10" office:value-type="float" office:value="0.000126627427364845">
            <text:p>0,00013</text:p>
          </table:table-cell>
          <table:table-cell table:formula="of:=([.B3]-10)/10" office:value-type="float" office:value="0.0000633197257451812">
            <text:p>0,00006</text:p>
          </table:table-cell>
          <table:table-cell table:formula="of:=([.C3]-10)/10" office:value-type="float" office:value="0.0000422144870602992">
            <text:p>0,00004</text:p>
          </table:table-cell>
          <table:table-cell>
            <draw:frame table:end-cell-address="Feuille1.O19" table:end-x="0.56cm" table:end-y="0.032cm" draw:z-index="0" draw:style-name="gr1" svg:width="13.27cm" svg:height="6.999cm" svg:x="0.839cm" svg:y="0.259cm">
              <draw:object draw:notify-on-update-of-ranges="Feuille1.F1:Feuille1.F1 Feuille1.F2:Feuille1.F303 Feuille1.G1:Feuille1.G1 Feuille1.G2:Feuille1.G303 Feuille1.H1:Feuille1.H1 Feuille1.H2:Feuille1.H3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.0025320677557">
            <text:p>10</text:p>
          </table:table-cell>
          <table:table-cell office:value-type="float" office:value="10.0012662742638">
            <text:p>10</text:p>
          </table:table-cell>
          <table:table-cell office:value-type="float" office:value="10.0008442362882">
            <text:p>10</text:p>
          </table:table-cell>
          <table:table-cell table:number-columns-repeated="2"/>
          <table:table-cell table:formula="of:=([.A4]-10)/10" office:value-type="float" office:value="0.000253206775572146">
            <text:p>0,00025</text:p>
          </table:table-cell>
          <table:table-cell table:formula="of:=([.B4]-10)/10" office:value-type="float" office:value="0.000126627426377723">
            <text:p>0,00013</text:p>
          </table:table-cell>
          <table:table-cell table:formula="of:=([.C4]-10)/10" office:value-type="float" office:value="0.0000844236288203959">
            <text:p>0,00008</text:p>
          </table:table-cell>
          <table:table-cell/>
        </table:table-row>
        <table:table-row table:style-name="ro1">
          <table:table-cell office:value-type="float" office:value="10.0037973808717">
            <text:p>10</text:p>
          </table:table-cell>
          <table:table-cell office:value-type="float" office:value="10.001899231072">
            <text:p>10</text:p>
          </table:table-cell>
          <table:table-cell office:value-type="float" office:value="10.0012662742687">
            <text:p>10</text:p>
          </table:table-cell>
          <table:table-cell table:number-columns-repeated="2"/>
          <table:table-cell table:formula="of:=([.A5]-10)/10" office:value-type="float" office:value="0.000379738087170622">
            <text:p>0,00038</text:p>
          </table:table-cell>
          <table:table-cell table:formula="of:=([.B5]-10)/10" office:value-type="float" office:value="0.000189923107200229">
            <text:p>0,00019</text:p>
          </table:table-cell>
          <table:table-cell table:formula="of:=([.C5]-10)/10" office:value-type="float" office:value="0.000126627426874748">
            <text:p>0,00013</text:p>
          </table:table-cell>
          <table:table-cell/>
        </table:table-row>
        <table:table-row table:style-name="ro1">
          <table:table-cell office:value-type="float" office:value="10.0050622140471">
            <text:p>10,01</text:p>
          </table:table-cell>
          <table:table-cell office:value-type="float" office:value="10.0025320677358">
            <text:p>10</text:p>
          </table:table-cell>
          <table:table-cell office:value-type="float" office:value="10.0016882588279">
            <text:p>10</text:p>
          </table:table-cell>
          <table:table-cell table:number-columns-repeated="2"/>
          <table:table-cell table:formula="of:=([.A6]-10)/10" office:value-type="float" office:value="0.000506221404712548">
            <text:p>0,00051</text:p>
          </table:table-cell>
          <table:table-cell table:formula="of:=([.B6]-10)/10" office:value-type="float" office:value="0.000253206773580494">
            <text:p>0,00025</text:p>
          </table:table-cell>
          <table:table-cell table:formula="of:=([.C6]-10)/10" office:value-type="float" office:value="0.000168825882790635">
            <text:p>0,00017</text:p>
          </table:table-cell>
          <table:table-cell/>
        </table:table-row>
        <table:table-row table:style-name="ro1">
          <table:table-cell office:value-type="float" office:value="10.0063265677061">
            <text:p>10,01</text:p>
          </table:table-cell>
          <table:table-cell office:value-type="float" office:value="10.0031647843082">
            <text:p>10</text:p>
          </table:table-cell>
          <table:table-cell office:value-type="float" office:value="10.0021101899816">
            <text:p>10</text:p>
          </table:table-cell>
          <table:table-cell table:number-columns-repeated="2"/>
          <table:table-cell table:formula="of:=([.A7]-10)/10" office:value-type="float" office:value="0.000632656770613771">
            <text:p>0,00063</text:p>
          </table:table-cell>
          <table:table-cell table:formula="of:=([.B7]-10)/10" office:value-type="float" office:value="0.000316478430815614">
            <text:p>0,00032</text:p>
          </table:table-cell>
          <table:table-cell table:formula="of:=([.C7]-10)/10" office:value-type="float" office:value="0.000211018998163404">
            <text:p>0,00021</text:p>
          </table:table-cell>
          <table:table-cell/>
        </table:table-row>
        <table:table-row table:style-name="ro1">
          <table:table-cell office:value-type="float" office:value="10.007590442273">
            <text:p>10,01</text:p>
          </table:table-cell>
          <table:table-cell office:value-type="float" office:value="10.0037973808421">
            <text:p>10</text:p>
          </table:table-cell>
          <table:table-cell office:value-type="float" office:value="10.0025320677456">
            <text:p>10</text:p>
          </table:table-cell>
          <table:table-cell table:number-columns-repeated="2"/>
          <table:table-cell table:formula="of:=([.A8]-10)/10" office:value-type="float" office:value="0.000759044227299199">
            <text:p>0,00076</text:p>
          </table:table-cell>
          <table:table-cell table:formula="of:=([.B8]-10)/10" office:value-type="float" office:value="0.00037973808420908">
            <text:p>0,00038</text:p>
          </table:table-cell>
          <table:table-cell table:formula="of:=([.C8]-10)/10" office:value-type="float" office:value="0.000253206774556247">
            <text:p>0,00025</text:p>
          </table:table-cell>
          <table:table-cell/>
        </table:table-row>
        <table:table-row table:style-name="ro1">
          <table:table-cell office:value-type="float" office:value="10.008853838171">
            <text:p>10,01</text:p>
          </table:table-cell>
          <table:table-cell office:value-type="float" office:value="10.0044298573908">
            <text:p>10</text:p>
          </table:table-cell>
          <table:table-cell office:value-type="float" office:value="10.0029538921355">
            <text:p>10</text:p>
          </table:table-cell>
          <table:table-cell table:number-columns-repeated="2"/>
          <table:table-cell table:formula="of:=([.A9]-10)/10" office:value-type="float" office:value="0.000885383817096219">
            <text:p>0,00089</text:p>
          </table:table-cell>
          <table:table-cell table:formula="of:=([.B9]-10)/10" office:value-type="float" office:value="0.000442985739077173">
            <text:p>0,00044</text:p>
          </table:table-cell>
          <table:table-cell table:formula="of:=([.C9]-10)/10" office:value-type="float" office:value="0.000295389213551189">
            <text:p>0,00030</text:p>
          </table:table-cell>
          <table:table-cell/>
        </table:table-row>
        <table:table-row table:style-name="ro1">
          <table:table-cell office:value-type="float" office:value="10.010116755823">
            <text:p>10,01</text:p>
          </table:table-cell>
          <table:table-cell office:value-type="float" office:value="10.0050622140074">
            <text:p>10,01</text:p>
          </table:table-cell>
          <table:table-cell office:value-type="float" office:value="10.0033756631673">
            <text:p>10</text:p>
          </table:table-cell>
          <table:table-cell table:number-columns-repeated="2"/>
          <table:table-cell table:formula="of:=([.A10]-10)/10" office:value-type="float" office:value="0.00101167558230344">
            <text:p>0,00101</text:p>
          </table:table-cell>
          <table:table-cell table:formula="of:=([.B10]-10)/10" office:value-type="float" office:value="0.000506221400738482">
            <text:p>0,00051</text:p>
          </table:table-cell>
          <table:table-cell table:formula="of:=([.C10]-10)/10" office:value-type="float" office:value="0.000337566316734161">
            <text:p>0,00034</text:p>
          </table:table-cell>
          <table:table-cell/>
        </table:table-row>
        <table:table-row table:style-name="ro1">
          <table:table-cell office:value-type="float" office:value="10.011379195651">
            <text:p>10,01</text:p>
          </table:table-cell>
          <table:table-cell office:value-type="float" office:value="10.005694450745">
            <text:p>10,01</text:p>
          </table:table-cell>
          <table:table-cell office:value-type="float" office:value="10.0037973808567">
            <text:p>10</text:p>
          </table:table-cell>
          <table:table-cell table:number-columns-repeated="2"/>
          <table:table-cell table:formula="of:=([.A11]-10)/10" office:value-type="float" office:value="0.00113791956509868">
            <text:p>0,00114</text:p>
          </table:table-cell>
          <table:table-cell table:formula="of:=([.B11]-10)/10" office:value-type="float" office:value="0.000569445074499875">
            <text:p>0,00057</text:p>
          </table:table-cell>
          <table:table-cell table:formula="of:=([.C11]-10)/10" office:value-type="float" office:value="0.000379738085668357">
            <text:p>0,00038</text:p>
          </table:table-cell>
          <table:table-cell/>
        </table:table-row>
        <table:table-row table:style-name="ro1">
          <table:table-cell office:value-type="float" office:value="10.0126411580769">
            <text:p>10,01</text:p>
          </table:table-cell>
          <table:table-cell office:value-type="float" office:value="10.0063265676564">
            <text:p>10,01</text:p>
          </table:table-cell>
          <table:table-cell office:value-type="float" office:value="10.0042190452193">
            <text:p>10</text:p>
          </table:table-cell>
          <table:table-cell table:number-columns-repeated="2"/>
          <table:table-cell table:formula="of:=([.A12]-10)/10" office:value-type="float" office:value="0.00126411580768657">
            <text:p>0,00126</text:p>
          </table:table-cell>
          <table:table-cell table:formula="of:=([.B12]-10)/10" office:value-type="float" office:value="0.000632656765641215">
            <text:p>0,00063</text:p>
          </table:table-cell>
          <table:table-cell table:formula="of:=([.C12]-10)/10" office:value-type="float" office:value="0.000421904521928518">
            <text:p>0,00042</text:p>
          </table:table-cell>
          <table:table-cell/>
        </table:table-row>
        <table:table-row table:style-name="ro1">
          <table:table-cell office:value-type="float" office:value="10.0139026435214">
            <text:p>10,01</text:p>
          </table:table-cell>
          <table:table-cell office:value-type="float" office:value="10.0069585647949">
            <text:p>10,01</text:p>
          </table:table-cell>
          <table:table-cell office:value-type="float" office:value="10.0046406562707">
            <text:p>10</text:p>
          </table:table-cell>
          <table:table-cell table:number-columns-repeated="2"/>
          <table:table-cell table:formula="of:=([.A13]-10)/10" office:value-type="float" office:value="0.00139026435213978">
            <text:p>0,00139</text:p>
          </table:table-cell>
          <table:table-cell table:formula="of:=([.B13]-10)/10" office:value-type="float" office:value="0.000695856479493706">
            <text:p>0,00070</text:p>
          </table:table-cell>
          <table:table-cell table:formula="of:=([.C13]-10)/10" office:value-type="float" office:value="0.000464065627073751">
            <text:p>0,00046</text:p>
          </table:table-cell>
          <table:table-cell/>
        </table:table-row>
        <table:table-row table:style-name="ro1">
          <table:table-cell office:value-type="float" office:value="10.0151636524052">
            <text:p>10,02</text:p>
          </table:table-cell>
          <table:table-cell office:value-type="float" office:value="10.0075904422133">
            <text:p>10,01</text:p>
          </table:table-cell>
          <table:table-cell office:value-type="float" office:value="10.005062214027">
            <text:p>10,01</text:p>
          </table:table-cell>
          <table:table-cell table:number-columns-repeated="2"/>
          <table:table-cell table:formula="of:=([.A14]-10)/10" office:value-type="float" office:value="0.00151636524052101">
            <text:p>0,00152</text:p>
          </table:table-cell>
          <table:table-cell table:formula="of:=([.B14]-10)/10" office:value-type="float" office:value="0.000759044221334726">
            <text:p>0,00076</text:p>
          </table:table-cell>
          <table:table-cell table:formula="of:=([.C14]-10)/10" office:value-type="float" office:value="0.000506221402701712">
            <text:p>0,00051</text:p>
          </table:table-cell>
          <table:table-cell/>
        </table:table-row>
        <table:table-row table:style-name="ro1">
          <table:table-cell office:value-type="float" office:value="10.0164241851481">
            <text:p>10,02</text:p>
          </table:table-cell>
          <table:table-cell office:value-type="float" office:value="10.0082221999647">
            <text:p>10,01</text:p>
          </table:table-cell>
          <table:table-cell office:value-type="float" office:value="10.0054837185039">
            <text:p>10,01</text:p>
          </table:table-cell>
          <table:table-cell table:number-columns-repeated="2"/>
          <table:table-cell table:formula="of:=([.A15]-10)/10" office:value-type="float" office:value="0.00164241851481091">
            <text:p>0,00164</text:p>
          </table:table-cell>
          <table:table-cell table:formula="of:=([.B15]-10)/10" office:value-type="float" office:value="0.000822219996467055">
            <text:p>0,00082</text:p>
          </table:table-cell>
          <table:table-cell table:formula="of:=([.C15]-10)/10" office:value-type="float" office:value="0.000548371850388918">
            <text:p>0,00055</text:p>
          </table:table-cell>
          <table:table-cell/>
        </table:table-row>
        <table:table-row table:style-name="ro1">
          <table:table-cell office:value-type="float" office:value="10.0176842421693">
            <text:p>10,02</text:p>
          </table:table-cell>
          <table:table-cell office:value-type="float" office:value="10.0088538381015">
            <text:p>10,01</text:p>
          </table:table-cell>
          <table:table-cell office:value-type="float" office:value="10.0059051697168">
            <text:p>10,01</text:p>
          </table:table-cell>
          <table:table-cell table:number-columns-repeated="2"/>
          <table:table-cell table:formula="of:=([.A16]-10)/10" office:value-type="float" office:value="0.00176842421693326">
            <text:p>0,00177</text:p>
          </table:table-cell>
          <table:table-cell table:formula="of:=([.B16]-10)/10" office:value-type="float" office:value="0.000885383810148532">
            <text:p>0,00089</text:p>
          </table:table-cell>
          <table:table-cell table:formula="of:=([.C16]-10)/10" office:value-type="float" office:value="0.000590516971678845">
            <text:p>0,00059</text:p>
          </table:table-cell>
          <table:table-cell/>
        </table:table-row>
        <table:table-row table:style-name="ro1">
          <table:table-cell office:value-type="float" office:value="10.0189438238877">
            <text:p>10,02</text:p>
          </table:table-cell>
          <table:table-cell office:value-type="float" office:value="10.0094853566768">
            <text:p>10,01</text:p>
          </table:table-cell>
          <table:table-cell office:value-type="float" office:value="10.0063265676814">
            <text:p>10,01</text:p>
          </table:table-cell>
          <table:table-cell table:number-columns-repeated="2"/>
          <table:table-cell table:formula="of:=([.A17]-10)/10" office:value-type="float" office:value="0.00189438238877084">
            <text:p>0,00189</text:p>
          </table:table-cell>
          <table:table-cell table:formula="of:=([.B17]-10)/10" office:value-type="float" office:value="0.000948535667682826">
            <text:p>0,00095</text:p>
          </table:table-cell>
          <table:table-cell table:formula="of:=([.C17]-10)/10" office:value-type="float" office:value="0.000632656768143391">
            <text:p>0,00063</text:p>
          </table:table-cell>
          <table:table-cell/>
        </table:table-row>
        <table:table-row table:style-name="ro1">
          <table:table-cell office:value-type="float" office:value="10.0202029307212">
            <text:p>10,02</text:p>
          </table:table-cell>
          <table:table-cell office:value-type="float" office:value="10.0101167557435">
            <text:p>10,01</text:p>
          </table:table-cell>
          <table:table-cell office:value-type="float" office:value="10.0067479124136">
            <text:p>10,01</text:p>
          </table:table-cell>
          <table:table-cell table:number-columns-repeated="2"/>
          <table:table-cell table:formula="of:=([.A18]-10)/10" office:value-type="float" office:value="0.00202029307212186">
            <text:p>0,00202</text:p>
          </table:table-cell>
          <table:table-cell table:formula="of:=([.B18]-10)/10" office:value-type="float" office:value="0.00101167557435442">
            <text:p>0,00101</text:p>
          </table:table-cell>
          <table:table-cell table:formula="of:=([.C18]-10)/10" office:value-type="float" office:value="0.000674791241362449">
            <text:p>0,00067</text:p>
          </table:table-cell>
          <table:table-cell/>
        </table:table-row>
        <table:table-row table:style-name="ro1">
          <table:table-cell office:value-type="float" office:value="10.0214615630873">
            <text:p>10,02</text:p>
          </table:table-cell>
          <table:table-cell office:value-type="float" office:value="10.0107480353541">
            <text:p>10,01</text:p>
          </table:table-cell>
          <table:table-cell office:value-type="float" office:value="10.007169203929">
            <text:p>10,01</text:p>
          </table:table-cell>
          <table:table-cell table:number-columns-repeated="2"/>
          <table:table-cell table:formula="of:=([.A19]-10)/10" office:value-type="float" office:value="0.00214615630873105">
            <text:p>0,00215</text:p>
          </table:table-cell>
          <table:table-cell table:formula="of:=([.B19]-10)/10" office:value-type="float" office:value="0.0010748035354089">
            <text:p>0,00107</text:p>
          </table:table-cell>
          <table:table-cell table:formula="of:=([.C19]-10)/10" office:value-type="float" office:value="0.000716920392901343">
            <text:p>0,00072</text:p>
          </table:table-cell>
          <table:table-cell/>
        </table:table-row>
        <table:table-row table:style-name="ro1">
          <table:table-cell office:value-type="float" office:value="10.0227197214034">
            <text:p>10,02</text:p>
          </table:table-cell>
          <table:table-cell office:value-type="float" office:value="10.0113791955613">
            <text:p>10,01</text:p>
          </table:table-cell>
          <table:table-cell office:value-type="float" office:value="10.0075904422432">
            <text:p>10,01</text:p>
          </table:table-cell>
          <table:table-cell table:number-columns-repeated="2"/>
          <table:table-cell table:formula="of:=([.A20]-10)/10" office:value-type="float" office:value="0.00227197214034298">
            <text:p>0,00227</text:p>
          </table:table-cell>
          <table:table-cell table:formula="of:=([.B20]-10)/10" office:value-type="float" office:value="0.00113791955612896">
            <text:p>0,00114</text:p>
          </table:table-cell>
          <table:table-cell table:formula="of:=([.C20]-10)/10" office:value-type="float" office:value="0.000759044224323624">
            <text:p>0,00076</text:p>
          </table:table-cell>
          <table:table-cell/>
        </table:table-row>
        <table:table-row table:style-name="ro1">
          <table:table-cell office:value-type="float" office:value="10.0239774060855">
            <text:p>10,02</text:p>
          </table:table-cell>
          <table:table-cell office:value-type="float" office:value="10.0120102364181">
            <text:p>10,01</text:p>
          </table:table-cell>
          <table:table-cell office:value-type="float" office:value="10.0080116273721">
            <text:p>10,01</text:p>
          </table:table-cell>
          <table:table-cell table:number-columns-repeated="2"/>
          <table:table-cell table:formula="of:=([.A21]-10)/10" office:value-type="float" office:value="0.00239774060854643">
            <text:p>0,00240</text:p>
          </table:table-cell>
          <table:table-cell table:formula="of:=([.B21]-10)/10" office:value-type="float" office:value="0.00120102364181189">
            <text:p>0,00120</text:p>
          </table:table-cell>
          <table:table-cell table:formula="of:=([.C21]-10)/10" office:value-type="float" office:value="0.000801162737213978">
            <text:p>0,00080</text:p>
          </table:table-cell>
          <table:table-cell/>
        </table:table-row>
        <table:table-row table:style-name="ro1">
          <table:table-cell office:value-type="float" office:value="10.0252346175496">
            <text:p>10,03</text:p>
          </table:table-cell>
          <table:table-cell office:value-type="float" office:value="10.0126411579771">
            <text:p>10,01</text:p>
          </table:table-cell>
          <table:table-cell office:value-type="float" office:value="10.0084327593312">
            <text:p>10,01</text:p>
          </table:table-cell>
          <table:table-cell table:number-columns-repeated="2"/>
          <table:table-cell table:formula="of:=([.A22]-10)/10" office:value-type="float" office:value="0.00252346175495681">
            <text:p>0,00252</text:p>
          </table:table-cell>
          <table:table-cell table:formula="of:=([.B22]-10)/10" office:value-type="float" office:value="0.00126411579770949">
            <text:p>0,00126</text:p>
          </table:table-cell>
          <table:table-cell table:formula="of:=([.C22]-10)/10" office:value-type="float" office:value="0.000843275933123344">
            <text:p>0,00084</text:p>
          </table:table-cell>
          <table:table-cell/>
        </table:table-row>
        <table:table-row table:style-name="ro1">
          <table:table-cell office:value-type="float" office:value="10.0264913562107">
            <text:p>10,03</text:p>
          </table:table-cell>
          <table:table-cell office:value-type="float" office:value="10.0132719602907">
            <text:p>10,01</text:p>
          </table:table-cell>
          <table:table-cell office:value-type="float" office:value="10.0088538381363">
            <text:p>10,01</text:p>
          </table:table-cell>
          <table:table-cell table:number-columns-repeated="2"/>
          <table:table-cell table:formula="of:=([.A23]-10)/10" office:value-type="float" office:value="0.00264913562106859">
            <text:p>0,00265</text:p>
          </table:table-cell>
          <table:table-cell table:formula="of:=([.B23]-10)/10" office:value-type="float" office:value="0.00132719602906857">
            <text:p>0,00133</text:p>
          </table:table-cell>
          <table:table-cell table:formula="of:=([.C23]-10)/10" office:value-type="float" office:value="0.00088538381363108">
            <text:p>0,00089</text:p>
          </table:table-cell>
          <table:table-cell/>
        </table:table-row>
        <table:table-row table:style-name="ro1">
          <table:table-cell office:value-type="float" office:value="10.0277476224839">
            <text:p>10,03</text:p>
          </table:table-cell>
          <table:table-cell office:value-type="float" office:value="10.0139026434117">
            <text:p>10,01</text:p>
          </table:table-cell>
          <table:table-cell office:value-type="float" office:value="10.0092748638028">
            <text:p>10,01</text:p>
          </table:table-cell>
          <table:table-cell table:number-columns-repeated="2"/>
          <table:table-cell table:formula="of:=([.A24]-10)/10" office:value-type="float" office:value="0.00277476224839273">
            <text:p>0,00277</text:p>
          </table:table-cell>
          <table:table-cell table:formula="of:=([.B24]-10)/10" office:value-type="float" office:value="0.00139026434117202">
            <text:p>0,00139</text:p>
          </table:table-cell>
          <table:table-cell table:formula="of:=([.C24]-10)/10" office:value-type="float" office:value="0.000927486380277642">
            <text:p>0,00093</text:p>
          </table:table-cell>
          <table:table-cell/>
        </table:table-row>
        <table:table-row table:style-name="ro1">
          <table:table-cell office:value-type="float" office:value="10.0290034167831">
            <text:p>10,03</text:p>
          </table:table-cell>
          <table:table-cell office:value-type="float" office:value="10.0145332073926">
            <text:p>10,01</text:p>
          </table:table-cell>
          <table:table-cell office:value-type="float" office:value="10.0096958363466">
            <text:p>10,01</text:p>
          </table:table-cell>
          <table:table-cell table:number-columns-repeated="2"/>
          <table:table-cell table:formula="of:=([.A25]-10)/10" office:value-type="float" office:value="0.00290034167830555">
            <text:p>0,00290</text:p>
          </table:table-cell>
          <table:table-cell table:formula="of:=([.B25]-10)/10" office:value-type="float" office:value="0.00145332073925761">
            <text:p>0,00145</text:p>
          </table:table-cell>
          <table:table-cell table:formula="of:=([.C25]-10)/10" office:value-type="float" office:value="0.000969583634656779">
            <text:p>0,00097</text:p>
          </table:table-cell>
          <table:table-cell/>
        </table:table-row>
        <table:table-row table:style-name="ro1">
          <table:table-cell office:value-type="float" office:value="10.0302587395216">
            <text:p>10,03</text:p>
          </table:table-cell>
          <table:table-cell office:value-type="float" office:value="10.0151636522857">
            <text:p>10,02</text:p>
          </table:table-cell>
          <table:table-cell office:value-type="float" office:value="10.0101167557832">
            <text:p>10,01</text:p>
          </table:table-cell>
          <table:table-cell table:number-columns-repeated="2"/>
          <table:table-cell table:formula="of:=([.A26]-10)/10" office:value-type="float" office:value="0.00302587395216278">
            <text:p>0,00303</text:p>
          </table:table-cell>
          <table:table-cell table:formula="of:=([.B26]-10)/10" office:value-type="float" office:value="0.00151636522856524">
            <text:p>0,00152</text:p>
          </table:table-cell>
          <table:table-cell table:formula="of:=([.C26]-10)/10" office:value-type="float" office:value="0.00101167557832067">
            <text:p>0,00101</text:p>
          </table:table-cell>
          <table:table-cell/>
        </table:table-row>
        <table:table-row table:style-name="ro1">
          <table:table-cell office:value-type="float" office:value="10.0315135911127">
            <text:p>10,03</text:p>
          </table:table-cell>
          <table:table-cell office:value-type="float" office:value="10.0157939781435">
            <text:p>10,02</text:p>
          </table:table-cell>
          <table:table-cell office:value-type="float" office:value="10.0105376221282">
            <text:p>10,01</text:p>
          </table:table-cell>
          <table:table-cell table:number-columns-repeated="2"/>
          <table:table-cell table:formula="of:=([.A27]-10)/10" office:value-type="float" office:value="0.00315135911126916">
            <text:p>0,00315</text:p>
          </table:table-cell>
          <table:table-cell table:formula="of:=([.B27]-10)/10" office:value-type="float" office:value="0.00157939781435434">
            <text:p>0,00158</text:p>
          </table:table-cell>
          <table:table-cell table:formula="of:=([.C27]-10)/10" office:value-type="float" office:value="0.00105376221282167">
            <text:p>0,00105</text:p>
          </table:table-cell>
          <table:table-cell/>
        </table:table-row>
        <table:table-row table:style-name="ro1">
          <table:table-cell office:value-type="float" office:value="10.0327679719689">
            <text:p>10,03</text:p>
          </table:table-cell>
          <table:table-cell office:value-type="float" office:value="10.0164241850185">
            <text:p>10,02</text:p>
          </table:table-cell>
          <table:table-cell office:value-type="float" office:value="10.0109584353976">
            <text:p>10,01</text:p>
          </table:table-cell>
          <table:table-cell table:number-columns-repeated="2"/>
          <table:table-cell table:formula="of:=([.A28]-10)/10" office:value-type="float" office:value="0.0032767971968866">
            <text:p>0,00328</text:p>
          </table:table-cell>
          <table:table-cell table:formula="of:=([.B28]-10)/10" office:value-type="float" office:value="0.00164241850184883">
            <text:p>0,00164</text:p>
          </table:table-cell>
          <table:table-cell table:formula="of:=([.C28]-10)/10" office:value-type="float" office:value="0.00109584353975905">
            <text:p>0,00110</text:p>
          </table:table-cell>
          <table:table-cell/>
        </table:table-row>
        <table:table-row table:style-name="ro1">
          <table:table-cell office:value-type="float" office:value="10.0340218825016">
            <text:p>10,03</text:p>
          </table:table-cell>
          <table:table-cell office:value-type="float" office:value="10.0170542729631">
            <text:p>10,02</text:p>
          </table:table-cell>
          <table:table-cell office:value-type="float" office:value="10.0113791956064">
            <text:p>10,01</text:p>
          </table:table-cell>
          <table:table-cell table:number-columns-repeated="2"/>
          <table:table-cell table:formula="of:=([.A29]-10)/10" office:value-type="float" office:value="0.00340218825015874">
            <text:p>0,00340</text:p>
          </table:table-cell>
          <table:table-cell table:formula="of:=([.B29]-10)/10" office:value-type="float" office:value="0.0017054272963124">
            <text:p>0,00171</text:p>
          </table:table-cell>
          <table:table-cell table:formula="of:=([.C29]-10)/10" office:value-type="float" office:value="0.00113791956063523">
            <text:p>0,00114</text:p>
          </table:table-cell>
          <table:table-cell/>
        </table:table-row>
        <table:table-row table:style-name="ro1">
          <table:table-cell office:value-type="float" office:value="10.0352753231224">
            <text:p>10,04</text:p>
          </table:table-cell>
          <table:table-cell office:value-type="float" office:value="10.0176842420299">
            <text:p>10,02</text:p>
          </table:table-cell>
          <table:table-cell office:value-type="float" office:value="10.0117999027705">
            <text:p>10,01</text:p>
          </table:table-cell>
          <table:table-cell table:number-columns-repeated="2"/>
          <table:table-cell table:formula="of:=([.A30]-10)/10" office:value-type="float" office:value="0.00352753231223897">
            <text:p>0,00353</text:p>
          </table:table-cell>
          <table:table-cell table:formula="of:=([.B30]-10)/10" office:value-type="float" office:value="0.00176842420298708">
            <text:p>0,00177</text:p>
          </table:table-cell>
          <table:table-cell table:formula="of:=([.C30]-10)/10" office:value-type="float" office:value="0.00117999027704876">
            <text:p>0,00118</text:p>
          </table:table-cell>
          <table:table-cell/>
        </table:table-row>
        <table:table-row table:style-name="ro1">
          <table:table-cell office:value-type="float" office:value="10.0365282942419">
            <text:p>10,04</text:p>
          </table:table-cell>
          <table:table-cell office:value-type="float" office:value="10.0183140922708">
            <text:p>10,02</text:p>
          </table:table-cell>
          <table:table-cell office:value-type="float" office:value="10.0122205569056">
            <text:p>10,01</text:p>
          </table:table-cell>
          <table:table-cell table:number-columns-repeated="2"/>
          <table:table-cell table:formula="of:=([.A31]-10)/10" office:value-type="float" office:value="0.00365282942418901">
            <text:p>0,00365</text:p>
          </table:table-cell>
          <table:table-cell table:formula="of:=([.B31]-10)/10" office:value-type="float" office:value="0.00183140922707725">
            <text:p>0,00183</text:p>
          </table:table-cell>
          <table:table-cell table:formula="of:=([.C31]-10)/10" office:value-type="float" office:value="0.00122205569055822">
            <text:p>0,00122</text:p>
          </table:table-cell>
          <table:table-cell/>
        </table:table-row>
        <table:table-row table:style-name="ro1">
          <table:table-cell office:value-type="float" office:value="10.0377807962704">
            <text:p>10,04</text:p>
          </table:table-cell>
          <table:table-cell office:value-type="float" office:value="10.0189438237384">
            <text:p>10,02</text:p>
          </table:table-cell>
          <table:table-cell office:value-type="float" office:value="10.0126411580271">
            <text:p>10,01</text:p>
          </table:table-cell>
          <table:table-cell table:number-columns-repeated="2"/>
          <table:table-cell table:formula="of:=([.A32]-10)/10" office:value-type="float" office:value="0.00377807962703578">
            <text:p>0,00378</text:p>
          </table:table-cell>
          <table:table-cell table:formula="of:=([.B32]-10)/10" office:value-type="float" office:value="0.00189438237384234">
            <text:p>0,00189</text:p>
          </table:table-cell>
          <table:table-cell table:formula="of:=([.C32]-10)/10" office:value-type="float" office:value="0.00126411580270585">
            <text:p>0,00126</text:p>
          </table:table-cell>
          <table:table-cell/>
        </table:table-row>
        <table:table-row table:style-name="ro1">
          <table:table-cell office:value-type="float" office:value="10.0390328296169">
            <text:p>10,04</text:p>
          </table:table-cell>
          <table:table-cell office:value-type="float" office:value="10.0195734364848">
            <text:p>10,02</text:p>
          </table:table-cell>
          <table:table-cell office:value-type="float" office:value="10.0130617061507">
            <text:p>10,01</text:p>
          </table:table-cell>
          <table:table-cell table:number-columns-repeated="2"/>
          <table:table-cell table:formula="of:=([.A33]-10)/10" office:value-type="float" office:value="0.00390328296169002">
            <text:p>0,00390</text:p>
          </table:table-cell>
          <table:table-cell table:formula="of:=([.B33]-10)/10" office:value-type="float" office:value="0.00195734364848192">
            <text:p>0,00196</text:p>
          </table:table-cell>
          <table:table-cell table:formula="of:=([.C33]-10)/10" office:value-type="float" office:value="0.00130617061506673">
            <text:p>0,00131</text:p>
          </table:table-cell>
          <table:table-cell/>
        </table:table-row>
        <table:table-row table:style-name="ro1">
          <table:table-cell office:value-type="float" office:value="10.0402843946909">
            <text:p>10,04</text:p>
          </table:table-cell>
          <table:table-cell office:value-type="float" office:value="10.0202029305622">
            <text:p>10,02</text:p>
          </table:table-cell>
          <table:table-cell office:value-type="float" office:value="10.0134822012919">
            <text:p>10,01</text:p>
          </table:table-cell>
          <table:table-cell table:number-columns-repeated="2"/>
          <table:table-cell table:formula="of:=([.A34]-10)/10" office:value-type="float" office:value="0.00402843946909055">
            <text:p>0,00403</text:p>
          </table:table-cell>
          <table:table-cell table:formula="of:=([.B34]-10)/10" office:value-type="float" office:value="0.00202029305621849">
            <text:p>0,00202</text:p>
          </table:table-cell>
          <table:table-cell table:formula="of:=([.C34]-10)/10" office:value-type="float" office:value="0.00134822012918985">
            <text:p>0,00135</text:p>
          </table:table-cell>
          <table:table-cell/>
        </table:table-row>
        <table:table-row table:style-name="ro1">
          <table:table-cell office:value-type="float" office:value="10.0415354919009">
            <text:p>10,04</text:p>
          </table:table-cell>
          <table:table-cell office:value-type="float" office:value="10.0208323060228">
            <text:p>10,02</text:p>
          </table:table-cell>
          <table:table-cell office:value-type="float" office:value="10.0139026434664">
            <text:p>10,01</text:p>
          </table:table-cell>
          <table:table-cell table:number-columns-repeated="2"/>
          <table:table-cell table:formula="of:=([.A35]-10)/10" office:value-type="float" office:value="0.00415354919008539">
            <text:p>0,00415</text:p>
          </table:table-cell>
          <table:table-cell table:formula="of:=([.B35]-10)/10" office:value-type="float" office:value="0.0020832306022756">
            <text:p>0,00208</text:p>
          </table:table-cell>
          <table:table-cell table:formula="of:=([.C35]-10)/10" office:value-type="float" office:value="0.00139026434664409">
            <text:p>0,00139</text:p>
          </table:table-cell>
          <table:table-cell/>
        </table:table-row>
        <table:table-row table:style-name="ro1">
          <table:table-cell office:value-type="float" office:value="10.0427861216548">
            <text:p>10,04</text:p>
          </table:table-cell>
          <table:table-cell office:value-type="float" office:value="10.0214615629186">
            <text:p>10,02</text:p>
          </table:table-cell>
          <table:table-cell office:value-type="float" office:value="10.0143230326899">
            <text:p>10,01</text:p>
          </table:table-cell>
          <table:table-cell table:number-columns-repeated="2"/>
          <table:table-cell table:formula="of:=([.A36]-10)/10" office:value-type="float" office:value="0.0042786121654796">
            <text:p>0,00428</text:p>
          </table:table-cell>
          <table:table-cell table:formula="of:=([.B36]-10)/10" office:value-type="float" office:value="0.00214615629186081">
            <text:p>0,00215</text:p>
          </table:table-cell>
          <table:table-cell table:formula="of:=([.C36]-10)/10" office:value-type="float" office:value="0.00143230326898678">
            <text:p>0,00143</text:p>
          </table:table-cell>
          <table:table-cell/>
        </table:table-row>
        <table:table-row table:style-name="ro1">
          <table:table-cell office:value-type="float" office:value="10.0440362843595">
            <text:p>10,04</text:p>
          </table:table-cell>
          <table:table-cell office:value-type="float" office:value="10.0220907013019">
            <text:p>10,02</text:p>
          </table:table-cell>
          <table:table-cell office:value-type="float" office:value="10.0147433689776">
            <text:p>10,01</text:p>
          </table:table-cell>
          <table:table-cell table:number-columns-repeated="2"/>
          <table:table-cell table:formula="of:=([.A37]-10)/10" office:value-type="float" office:value="0.00440362843595246">
            <text:p>0,00440</text:p>
          </table:table-cell>
          <table:table-cell table:formula="of:=([.B37]-10)/10" office:value-type="float" office:value="0.00220907013018792">
            <text:p>0,00221</text:p>
          </table:table-cell>
          <table:table-cell table:formula="of:=([.C37]-10)/10" office:value-type="float" office:value="0.00147433689775642">
            <text:p>0,00147</text:p>
          </table:table-cell>
          <table:table-cell/>
        </table:table-row>
        <table:table-row table:style-name="ro1">
          <table:table-cell office:value-type="float" office:value="10.0452859804223">
            <text:p>10,05</text:p>
          </table:table-cell>
          <table:table-cell office:value-type="float" office:value="10.0227197212247">
            <text:p>10,02</text:p>
          </table:table-cell>
          <table:table-cell office:value-type="float" office:value="10.0151636523453">
            <text:p>10,02</text:p>
          </table:table-cell>
          <table:table-cell table:number-columns-repeated="2"/>
          <table:table-cell table:formula="of:=([.A38]-10)/10" office:value-type="float" office:value="0.00452859804223014">
            <text:p>0,00453</text:p>
          </table:table-cell>
          <table:table-cell table:formula="of:=([.B38]-10)/10" office:value-type="float" office:value="0.00227197212247425">
            <text:p>0,00227</text:p>
          </table:table-cell>
          <table:table-cell table:formula="of:=([.C38]-10)/10" office:value-type="float" office:value="0.00151636523452616">
            <text:p>0,00152</text:p>
          </table:table-cell>
          <table:table-cell/>
        </table:table-row>
        <table:table-row table:style-name="ro1">
          <table:table-cell office:value-type="float" office:value="10.0465352102492">
            <text:p>10,05</text:p>
          </table:table-cell>
          <table:table-cell office:value-type="float" office:value="10.0233486227392">
            <text:p>10,02</text:p>
          </table:table-cell>
          <table:table-cell office:value-type="float" office:value="10.0155838828084">
            <text:p>10,02</text:p>
          </table:table-cell>
          <table:table-cell table:number-columns-repeated="2"/>
          <table:table-cell table:formula="of:=([.A39]-10)/10" office:value-type="float" office:value="0.00465352102491874">
            <text:p>0,00465</text:p>
          </table:table-cell>
          <table:table-cell table:formula="of:=([.B39]-10)/10" office:value-type="float" office:value="0.00233486227391904">
            <text:p>0,00233</text:p>
          </table:table-cell>
          <table:table-cell table:formula="of:=([.C39]-10)/10" office:value-type="float" office:value="0.00155838828084089">
            <text:p>0,00156</text:p>
          </table:table-cell>
          <table:table-cell/>
        </table:table-row>
        <table:table-row table:style-name="ro1">
          <table:table-cell office:value-type="float" office:value="10.0477839742457">
            <text:p>10,05</text:p>
          </table:table-cell>
          <table:table-cell office:value-type="float" office:value="10.023977405897">
            <text:p>10,02</text:p>
          </table:table-cell>
          <table:table-cell office:value-type="float" office:value="10.0160040603826">
            <text:p>10,02</text:p>
          </table:table-cell>
          <table:table-cell table:number-columns-repeated="2"/>
          <table:table-cell table:formula="of:=([.A40]-10)/10" office:value-type="float" office:value="0.00477839742457089">
            <text:p>0,00478</text:p>
          </table:table-cell>
          <table:table-cell table:formula="of:=([.B40]-10)/10" office:value-type="float" office:value="0.00239774058970497">
            <text:p>0,00240</text:p>
          </table:table-cell>
          <table:table-cell table:formula="of:=([.C40]-10)/10" office:value-type="float" office:value="0.00160040603826221">
            <text:p>0,00160</text:p>
          </table:table-cell>
          <table:table-cell/>
        </table:table-row>
        <table:table-row table:style-name="ro1">
          <table:table-cell office:value-type="float" office:value="10.0490322728172">
            <text:p>10,05</text:p>
          </table:table-cell>
          <table:table-cell office:value-type="float" office:value="10.0246060707504">
            <text:p>10,02</text:p>
          </table:table-cell>
          <table:table-cell office:value-type="float" office:value="10.0164241850832">
            <text:p>10,02</text:p>
          </table:table-cell>
          <table:table-cell table:number-columns-repeated="2"/>
          <table:table-cell table:formula="of:=([.A41]-10)/10" office:value-type="float" office:value="0.00490322728171915">
            <text:p>0,00490</text:p>
          </table:table-cell>
          <table:table-cell table:formula="of:=([.B41]-10)/10" office:value-type="float" office:value="0.00246060707504334">
            <text:p>0,00246</text:p>
          </table:table-cell>
          <table:table-cell table:formula="of:=([.C41]-10)/10" office:value-type="float" office:value="0.00164241850831832">
            <text:p>0,00164</text:p>
          </table:table-cell>
          <table:table-cell/>
        </table:table-row>
        <table:table-row table:style-name="ro1">
          <table:table-cell office:value-type="float" office:value="10.0502801063681">
            <text:p>10,05</text:p>
          </table:table-cell>
          <table:table-cell office:value-type="float" office:value="10.0252346173515">
            <text:p>10,03</text:p>
          </table:table-cell>
          <table:table-cell office:value-type="float" office:value="10.016844256926">
            <text:p>10,02</text:p>
          </table:table-cell>
          <table:table-cell table:number-columns-repeated="2"/>
          <table:table-cell table:formula="of:=([.A42]-10)/10" office:value-type="float" office:value="0.00502801063681488">
            <text:p>0,00503</text:p>
          </table:table-cell>
          <table:table-cell table:formula="of:=([.B42]-10)/10" office:value-type="float" office:value="0.00252346173514777">
            <text:p>0,00252</text:p>
          </table:table-cell>
          <table:table-cell table:formula="of:=([.C42]-10)/10" office:value-type="float" office:value="0.00168442569259852">
            <text:p>0,00168</text:p>
          </table:table-cell>
          <table:table-cell/>
        </table:table-row>
        <table:table-row table:style-name="ro1">
          <table:table-cell office:value-type="float" office:value="10.0515274753024">
            <text:p>10,05</text:p>
          </table:table-cell>
          <table:table-cell office:value-type="float" office:value="10.0258630457517">
            <text:p>10,03</text:p>
          </table:table-cell>
          <table:table-cell office:value-type="float" office:value="10.0172642759262">
            <text:p>10,02</text:p>
          </table:table-cell>
          <table:table-cell table:number-columns-repeated="2"/>
          <table:table-cell table:formula="of:=([.A43]-10)/10" office:value-type="float" office:value="0.00515274753023878">
            <text:p>0,00515</text:p>
          </table:table-cell>
          <table:table-cell table:formula="of:=([.B43]-10)/10" office:value-type="float" office:value="0.00258630457516773">
            <text:p>0,00259</text:p>
          </table:table-cell>
          <table:table-cell table:formula="of:=([.C43]-10)/10" office:value-type="float" office:value="0.00172642759262356">
            <text:p>0,00173</text:p>
          </table:table-cell>
          <table:table-cell/>
        </table:table-row>
        <table:table-row table:style-name="ro1">
          <table:table-cell office:value-type="float" office:value="10.0527743800236">
            <text:p>10,05</text:p>
          </table:table-cell>
          <table:table-cell office:value-type="float" office:value="10.026491356003">
            <text:p>10,03</text:p>
          </table:table-cell>
          <table:table-cell office:value-type="float" office:value="10.0176842420995">
            <text:p>10,02</text:p>
          </table:table-cell>
          <table:table-cell table:number-columns-repeated="2"/>
          <table:table-cell table:formula="of:=([.A44]-10)/10" office:value-type="float" office:value="0.00527743800236244">
            <text:p>0,00528</text:p>
          </table:table-cell>
          <table:table-cell table:formula="of:=([.B44]-10)/10" office:value-type="float" office:value="0.00264913560029818">
            <text:p>0,00265</text:p>
          </table:table-cell>
          <table:table-cell table:formula="of:=([.C44]-10)/10" office:value-type="float" office:value="0.0017684242099504">
            <text:p>0,00177</text:p>
          </table:table-cell>
          <table:table-cell/>
        </table:table-row>
        <table:table-row table:style-name="ro1">
          <table:table-cell office:value-type="float" office:value="10.0540208209346">
            <text:p>10,05</text:p>
          </table:table-cell>
          <table:table-cell office:value-type="float" office:value="10.0271195481573">
            <text:p>10,03</text:p>
          </table:table-cell>
          <table:table-cell office:value-type="float" office:value="10.0181041554614">
            <text:p>10,02</text:p>
          </table:table-cell>
          <table:table-cell table:number-columns-repeated="2"/>
          <table:table-cell table:formula="of:=([.A45]-10)/10" office:value-type="float" office:value="0.00540208209346069">
            <text:p>0,00540</text:p>
          </table:table-cell>
          <table:table-cell table:formula="of:=([.B45]-10)/10" office:value-type="float" office:value="0.00271195481572999">
            <text:p>0,00271</text:p>
          </table:table-cell>
          <table:table-cell table:formula="of:=([.C45]-10)/10" office:value-type="float" office:value="0.00181041554614083">
            <text:p>0,00181</text:p>
          </table:table-cell>
          <table:table-cell/>
        </table:table-row>
        <table:table-row table:style-name="ro1">
          <table:table-cell office:value-type="float" office:value="10.0552667984378">
            <text:p>10,06</text:p>
          </table:table-cell>
          <table:table-cell office:value-type="float" office:value="10.0277476222663">
            <text:p>10,03</text:p>
          </table:table-cell>
          <table:table-cell office:value-type="float" office:value="10.0185240160275">
            <text:p>10,02</text:p>
          </table:table-cell>
          <table:table-cell table:number-columns-repeated="2"/>
          <table:table-cell table:formula="of:=([.A46]-10)/10" office:value-type="float" office:value="0.00552667984378452">
            <text:p>0,00553</text:p>
          </table:table-cell>
          <table:table-cell table:formula="of:=([.B46]-10)/10" office:value-type="float" office:value="0.002774762226632">
            <text:p>0,00277</text:p>
          </table:table-cell>
          <table:table-cell table:formula="of:=([.C46]-10)/10" office:value-type="float" office:value="0.00185240160275359">
            <text:p>0,00185</text:p>
          </table:table-cell>
          <table:table-cell/>
        </table:table-row>
        <table:table-row table:style-name="ro1">
          <table:table-cell office:value-type="float" office:value="10.056512312935">
            <text:p>10,06</text:p>
          </table:table-cell>
          <table:table-cell office:value-type="float" office:value="10.0283755783819">
            <text:p>10,03</text:p>
          </table:table-cell>
          <table:table-cell office:value-type="float" office:value="10.0189438238131">
            <text:p>10,02</text:p>
          </table:table-cell>
          <table:table-cell table:number-columns-repeated="2"/>
          <table:table-cell table:formula="of:=([.A47]-10)/10" office:value-type="float" office:value="0.00565123129349594">
            <text:p>0,00565</text:p>
          </table:table-cell>
          <table:table-cell table:formula="of:=([.B47]-10)/10" office:value-type="float" office:value="0.00283755783818673">
            <text:p>0,00284</text:p>
          </table:table-cell>
          <table:table-cell table:formula="of:=([.C47]-10)/10" office:value-type="float" office:value="0.00189438238130588">
            <text:p>0,00189</text:p>
          </table:table-cell>
          <table:table-cell/>
        </table:table-row>
        <table:table-row table:style-name="ro1">
          <table:table-cell office:value-type="float" office:value="10.0577573648272">
            <text:p>10,06</text:p>
          </table:table-cell>
          <table:table-cell office:value-type="float" office:value="10.0290034165556">
            <text:p>10,03</text:p>
          </table:table-cell>
          <table:table-cell office:value-type="float" office:value="10.0193635788338">
            <text:p>10,02</text:p>
          </table:table-cell>
          <table:table-cell table:number-columns-repeated="2"/>
          <table:table-cell table:formula="of:=([.A48]-10)/10" office:value-type="float" office:value="0.00577573648272409">
            <text:p>0,00578</text:p>
          </table:table-cell>
          <table:table-cell table:formula="of:=([.B48]-10)/10" office:value-type="float" office:value="0.00290034165556392">
            <text:p>0,00290</text:p>
          </table:table-cell>
          <table:table-cell table:formula="of:=([.C48]-10)/10" office:value-type="float" office:value="0.00193635788338309">
            <text:p>0,00194</text:p>
          </table:table-cell>
          <table:table-cell/>
        </table:table-row>
        <table:table-row table:style-name="ro1">
          <table:table-cell office:value-type="float" office:value="10.0590019545155">
            <text:p>10,06</text:p>
          </table:table-cell>
          <table:table-cell office:value-type="float" office:value="10.0296311368395">
            <text:p>10,03</text:p>
          </table:table-cell>
          <table:table-cell office:value-type="float" office:value="10.019783281105">
            <text:p>10,02</text:p>
          </table:table-cell>
          <table:table-cell table:number-columns-repeated="2"/>
          <table:table-cell table:formula="of:=([.A49]-10)/10" office:value-type="float" office:value="0.00590019545154963">
            <text:p>0,00590</text:p>
          </table:table-cell>
          <table:table-cell table:formula="of:=([.B49]-10)/10" office:value-type="float" office:value="0.00296311368394502">
            <text:p>0,00296</text:p>
          </table:table-cell>
          <table:table-cell table:formula="of:=([.C49]-10)/10" office:value-type="float" office:value="0.00197832811049601">
            <text:p>0,00198</text:p>
          </table:table-cell>
          <table:table-cell/>
        </table:table-row>
        <table:table-row table:style-name="ro1">
          <table:table-cell office:value-type="float" office:value="10.0602460823999">
            <text:p>10,06</text:p>
          </table:table-cell>
          <table:table-cell office:value-type="float" office:value="10.0302587392847">
            <text:p>10,03</text:p>
          </table:table-cell>
          <table:table-cell office:value-type="float" office:value="10.0202029306421">
            <text:p>10,02</text:p>
          </table:table-cell>
          <table:table-cell table:number-columns-repeated="2"/>
          <table:table-cell table:formula="of:=([.A50]-10)/10" office:value-type="float" office:value="0.00602460823999316">
            <text:p>0,00602</text:p>
          </table:table-cell>
          <table:table-cell table:formula="of:=([.B50]-10)/10" office:value-type="float" office:value="0.00302587392846849">
            <text:p>0,00303</text:p>
          </table:table-cell>
          <table:table-cell table:formula="of:=([.C50]-10)/10" office:value-type="float" office:value="0.00202029306421139">
            <text:p>0,00202</text:p>
          </table:table-cell>
          <table:table-cell/>
        </table:table-row>
        <table:table-row table:style-name="ro1">
          <table:table-cell office:value-type="float" office:value="10.0614897488801">
            <text:p>10,06</text:p>
          </table:table-cell>
          <table:table-cell office:value-type="float" office:value="10.0308862239431">
            <text:p>10,03</text:p>
          </table:table-cell>
          <table:table-cell office:value-type="float" office:value="10.0206225274606">
            <text:p>10,02</text:p>
          </table:table-cell>
          <table:table-cell table:number-columns-repeated="2"/>
          <table:table-cell table:formula="of:=([.A51]-10)/10" office:value-type="float" office:value="0.00614897488801418">
            <text:p>0,00615</text:p>
          </table:table-cell>
          <table:table-cell table:formula="of:=([.B51]-10)/10" office:value-type="float" office:value="0.00308862239431367">
            <text:p>0,00309</text:p>
          </table:table-cell>
          <table:table-cell table:formula="of:=([.C51]-10)/10" office:value-type="float" office:value="0.00206225274605671">
            <text:p>0,00206</text:p>
          </table:table-cell>
          <table:table-cell/>
        </table:table-row>
        <table:table-row table:style-name="ro1">
          <table:table-cell office:value-type="float" office:value="10.0627329543552">
            <text:p>10,06</text:p>
          </table:table-cell>
          <table:table-cell office:value-type="float" office:value="10.0315135908662">
            <text:p>10,03</text:p>
          </table:table-cell>
          <table:table-cell office:value-type="float" office:value="10.0210420715759">
            <text:p>10,02</text:p>
          </table:table-cell>
          <table:table-cell table:number-columns-repeated="2"/>
          <table:table-cell table:formula="of:=([.A52]-10)/10" office:value-type="float" office:value="0.00627329543552388">
            <text:p>0,00627</text:p>
          </table:table-cell>
          <table:table-cell table:formula="of:=([.B52]-10)/10" office:value-type="float" office:value="0.00315135908661794">
            <text:p>0,00315</text:p>
          </table:table-cell>
          <table:table-cell table:formula="of:=([.C52]-10)/10" office:value-type="float" office:value="0.00210420715758683">
            <text:p>0,00210</text:p>
          </table:table-cell>
          <table:table-cell/>
        </table:table-row>
        <table:table-row table:style-name="ro1">
          <table:table-cell office:value-type="float" office:value="10.0639756992236">
            <text:p>10,06</text:p>
          </table:table-cell>
          <table:table-cell office:value-type="float" office:value="10.0321408401054">
            <text:p>10,03</text:p>
          </table:table-cell>
          <table:table-cell office:value-type="float" office:value="10.0214615630035">
            <text:p>10,02</text:p>
          </table:table-cell>
          <table:table-cell table:number-columns-repeated="2"/>
          <table:table-cell table:formula="of:=([.A53]-10)/10" office:value-type="float" office:value="0.00639756992235689">
            <text:p>0,00640</text:p>
          </table:table-cell>
          <table:table-cell table:formula="of:=([.B53]-10)/10" office:value-type="float" office:value="0.00321408401054377">
            <text:p>0,00321</text:p>
          </table:table-cell>
          <table:table-cell table:formula="of:=([.C53]-10)/10" office:value-type="float" office:value="0.00214615630034647">
            <text:p>0,00215</text:p>
          </table:table-cell>
          <table:table-cell/>
        </table:table-row>
        <table:table-row table:style-name="ro1">
          <table:table-cell office:value-type="float" office:value="10.065217983883">
            <text:p>10,07</text:p>
          </table:table-cell>
          <table:table-cell office:value-type="float" office:value="10.0327679717125">
            <text:p>10,03</text:p>
          </table:table-cell>
          <table:table-cell office:value-type="float" office:value="10.021881001759">
            <text:p>10,02</text:p>
          </table:table-cell>
          <table:table-cell table:number-columns-repeated="2"/>
          <table:table-cell table:formula="of:=([.A54]-10)/10" office:value-type="float" office:value="0.00652179838830396">
            <text:p>0,00652</text:p>
          </table:table-cell>
          <table:table-cell table:formula="of:=([.B54]-10)/10" office:value-type="float" office:value="0.00327679717124578">
            <text:p>0,00328</text:p>
          </table:table-cell>
          <table:table-cell table:formula="of:=([.C54]-10)/10" office:value-type="float" office:value="0.00218810017589739">
            <text:p>0,00219</text:p>
          </table:table-cell>
          <table:table-cell/>
        </table:table-row>
        <table:table-row table:style-name="ro1">
          <table:table-cell office:value-type="float" office:value="10.0664598087314">
            <text:p>10,07</text:p>
          </table:table-cell>
          <table:table-cell office:value-type="float" office:value="10.0333949857387">
            <text:p>10,03</text:p>
          </table:table-cell>
          <table:table-cell office:value-type="float" office:value="10.0223003878575">
            <text:p>10,02</text:p>
          </table:table-cell>
          <table:table-cell table:number-columns-repeated="2"/>
          <table:table-cell table:formula="of:=([.A55]-10)/10" office:value-type="float" office:value="0.00664598087313575">
            <text:p>0,00665</text:p>
          </table:table-cell>
          <table:table-cell table:formula="of:=([.B55]-10)/10" office:value-type="float" office:value="0.00333949857386671">
            <text:p>0,00334</text:p>
          </table:table-cell>
          <table:table-cell table:formula="of:=([.C55]-10)/10" office:value-type="float" office:value="0.00223003878575252">
            <text:p>0,00223</text:p>
          </table:table-cell>
          <table:table-cell/>
        </table:table-row>
        <table:table-row table:style-name="ro1">
          <table:table-cell office:value-type="float" office:value="10.0677011741653">
            <text:p>10,07</text:p>
          </table:table-cell>
          <table:table-cell office:value-type="float" office:value="10.0340218822355">
            <text:p>10,03</text:p>
          </table:table-cell>
          <table:table-cell office:value-type="float" office:value="10.0227197213149">
            <text:p>10,02</text:p>
          </table:table-cell>
          <table:table-cell table:number-columns-repeated="2"/>
          <table:table-cell table:formula="of:=([.A56]-10)/10" office:value-type="float" office:value="0.006770117416532">
            <text:p>0,00677</text:p>
          </table:table-cell>
          <table:table-cell table:formula="of:=([.B56]-10)/10" office:value-type="float" office:value="0.00340218822354714">
            <text:p>0,00340</text:p>
          </table:table-cell>
          <table:table-cell table:formula="of:=([.C56]-10)/10" office:value-type="float" office:value="0.00227197213148678">
            <text:p>0,00227</text:p>
          </table:table-cell>
          <table:table-cell/>
        </table:table-row>
        <table:table-row table:style-name="ro1">
          <table:table-cell office:value-type="float" office:value="10.0689420805814">
            <text:p>10,07</text:p>
          </table:table-cell>
          <table:table-cell office:value-type="float" office:value="10.0346486612543">
            <text:p>10,03</text:p>
          </table:table-cell>
          <table:table-cell office:value-type="float" office:value="10.023139002146">
            <text:p>10,02</text:p>
          </table:table-cell>
          <table:table-cell table:number-columns-repeated="2"/>
          <table:table-cell table:formula="of:=([.A57]-10)/10" office:value-type="float" office:value="0.00689420805813601">
            <text:p>0,00689</text:p>
          </table:table-cell>
          <table:table-cell table:formula="of:=([.B57]-10)/10" office:value-type="float" office:value="0.00346486612542964">
            <text:p>0,00346</text:p>
          </table:table-cell>
          <table:table-cell table:formula="of:=([.C57]-10)/10" office:value-type="float" office:value="0.00231390021459905">
            <text:p>0,00231</text:p>
          </table:table-cell>
          <table:table-cell/>
        </table:table-row>
        <table:table-row table:style-name="ro1">
          <table:table-cell office:value-type="float" office:value="10.0701825283753">
            <text:p>10,07</text:p>
          </table:table-cell>
          <table:table-cell office:value-type="float" office:value="10.0352753228466">
            <text:p>10,04</text:p>
          </table:table-cell>
          <table:table-cell office:value-type="float" office:value="10.0235582303666">
            <text:p>10,02</text:p>
          </table:table-cell>
          <table:table-cell table:number-columns-repeated="2"/>
          <table:table-cell table:formula="of:=([.A58]-10)/10" office:value-type="float" office:value="0.00701825283753124">
            <text:p>0,00702</text:p>
          </table:table-cell>
          <table:table-cell table:formula="of:=([.B58]-10)/10" office:value-type="float" office:value="0.00352753228466245">
            <text:p>0,00353</text:p>
          </table:table-cell>
          <table:table-cell table:formula="of:=([.C58]-10)/10" office:value-type="float" office:value="0.00235582303666">
            <text:p>0,00236</text:p>
          </table:table-cell>
          <table:table-cell/>
        </table:table-row>
        <table:table-row table:style-name="ro1">
          <table:table-cell office:value-type="float" office:value="10.0714225179425">
            <text:p>10,07</text:p>
          </table:table-cell>
          <table:table-cell office:value-type="float" office:value="10.0359018670636">
            <text:p>10,04</text:p>
          </table:table-cell>
          <table:table-cell office:value-type="float" office:value="10.023977405992">
            <text:p>10,02</text:p>
          </table:table-cell>
          <table:table-cell table:number-columns-repeated="2"/>
          <table:table-cell table:formula="of:=([.A59]-10)/10" office:value-type="float" office:value="0.00714225179425156">
            <text:p>0,00714</text:p>
          </table:table-cell>
          <table:table-cell table:formula="of:=([.B59]-10)/10" office:value-type="float" office:value="0.00359018670636058">
            <text:p>0,00359</text:p>
          </table:table-cell>
          <table:table-cell table:formula="of:=([.C59]-10)/10" office:value-type="float" office:value="0.00239774059920261">
            <text:p>0,00240</text:p>
          </table:table-cell>
          <table:table-cell/>
        </table:table-row>
        <table:table-row table:style-name="ro1">
          <table:table-cell office:value-type="float" office:value="10.0726620496776">
            <text:p>10,07</text:p>
          </table:table-cell>
          <table:table-cell office:value-type="float" office:value="10.0365282939564">
            <text:p>10,04</text:p>
          </table:table-cell>
          <table:table-cell office:value-type="float" office:value="10.0243965290376">
            <text:p>10,02</text:p>
          </table:table-cell>
          <table:table-cell table:number-columns-repeated="2"/>
          <table:table-cell table:formula="of:=([.A60]-10)/10" office:value-type="float" office:value="0.00726620496775947">
            <text:p>0,00727</text:p>
          </table:table-cell>
          <table:table-cell table:formula="of:=([.B60]-10)/10" office:value-type="float" office:value="0.00365282939563709">
            <text:p>0,00365</text:p>
          </table:table-cell>
          <table:table-cell table:formula="of:=([.C60]-10)/10" office:value-type="float" office:value="0.00243965290375723">
            <text:p>0,00244</text:p>
          </table:table-cell>
          <table:table-cell/>
        </table:table-row>
        <table:table-row table:style-name="ro1">
          <table:table-cell office:value-type="float" office:value="10.0739011239752">
            <text:p>10,07</text:p>
          </table:table-cell>
          <table:table-cell office:value-type="float" office:value="10.0371546035764">
            <text:p>10,04</text:p>
          </table:table-cell>
          <table:table-cell office:value-type="float" office:value="10.0248155995188">
            <text:p>10,02</text:p>
          </table:table-cell>
          <table:table-cell table:number-columns-repeated="2"/>
          <table:table-cell table:formula="of:=([.A61]-10)/10" office:value-type="float" office:value="0.00739011239751868">
            <text:p>0,00739</text:p>
          </table:table-cell>
          <table:table-cell table:formula="of:=([.B61]-10)/10" office:value-type="float" office:value="0.00371546035764254">
            <text:p>0,00372</text:p>
          </table:table-cell>
          <table:table-cell table:formula="of:=([.C61]-10)/10" office:value-type="float" office:value="0.00248155995187549">
            <text:p>0,00248</text:p>
          </table:table-cell>
          <table:table-cell/>
        </table:table-row>
        <table:table-row table:style-name="ro1">
          <table:table-cell office:value-type="float" office:value="10.0751397412286">
            <text:p>10,08</text:p>
          </table:table-cell>
          <table:table-cell office:value-type="float" office:value="10.037780795975">
            <text:p>10,04</text:p>
          </table:table-cell>
          <table:table-cell office:value-type="float" office:value="10.0252346174512">
            <text:p>10,03</text:p>
          </table:table-cell>
          <table:table-cell table:number-columns-repeated="2"/>
          <table:table-cell table:formula="of:=([.A62]-10)/10" office:value-type="float" office:value="0.00751397412286128">
            <text:p>0,00751</text:p>
          </table:table-cell>
          <table:table-cell table:formula="of:=([.B62]-10)/10" office:value-type="float" office:value="0.00377807959749887">
            <text:p>0,00378</text:p>
          </table:table-cell>
          <table:table-cell table:formula="of:=([.C62]-10)/10" office:value-type="float" office:value="0.00252346174511509">
            <text:p>0,00252</text:p>
          </table:table-cell>
          <table:table-cell/>
        </table:table-row>
        <table:table-row table:style-name="ro1">
          <table:table-cell office:value-type="float" office:value="10.0763779018312">
            <text:p>10,08</text:p>
          </table:table-cell>
          <table:table-cell office:value-type="float" office:value="10.0384068712032">
            <text:p>10,04</text:p>
          </table:table-cell>
          <table:table-cell office:value-type="float" office:value="10.0256535828498">
            <text:p>10,03</text:p>
          </table:table-cell>
          <table:table-cell table:number-columns-repeated="2"/>
          <table:table-cell table:formula="of:=([.A63]-10)/10" office:value-type="float" office:value="0.00763779018311617">
            <text:p>0,00764</text:p>
          </table:table-cell>
          <table:table-cell table:formula="of:=([.B63]-10)/10" office:value-type="float" office:value="0.00384068712031791">
            <text:p>0,00384</text:p>
          </table:table-cell>
          <table:table-cell table:formula="of:=([.C63]-10)/10" office:value-type="float" office:value="0.00256535828497526">
            <text:p>0,00257</text:p>
          </table:table-cell>
          <table:table-cell/>
        </table:table-row>
        <table:table-row table:style-name="ro1">
          <table:table-cell office:value-type="float" office:value="10.0776156061755">
            <text:p>10,08</text:p>
          </table:table-cell>
          <table:table-cell office:value-type="float" office:value="10.0390328293121">
            <text:p>10,04</text:p>
          </table:table-cell>
          <table:table-cell office:value-type="float" office:value="10.02607249573">
            <text:p>10,03</text:p>
          </table:table-cell>
          <table:table-cell table:number-columns-repeated="2"/>
          <table:table-cell table:formula="of:=([.A64]-10)/10" office:value-type="float" office:value="0.00776156061755273">
            <text:p>0,00776</text:p>
          </table:table-cell>
          <table:table-cell table:formula="of:=([.B64]-10)/10" office:value-type="float" office:value="0.00390328293120952">
            <text:p>0,00390</text:p>
          </table:table-cell>
          <table:table-cell table:formula="of:=([.C64]-10)/10" office:value-type="float" office:value="0.00260724957300447">
            <text:p>0,00261</text:p>
          </table:table-cell>
          <table:table-cell/>
        </table:table-row>
        <table:table-row table:style-name="ro1">
          <table:table-cell office:value-type="float" office:value="10.0788528546538">
            <text:p>10,08</text:p>
          </table:table-cell>
          <table:table-cell office:value-type="float" office:value="10.0396586703529">
            <text:p>10,04</text:p>
          </table:table-cell>
          <table:table-cell office:value-type="float" office:value="10.0264913561075">
            <text:p>10,03</text:p>
          </table:table-cell>
          <table:table-cell table:number-columns-repeated="2"/>
          <table:table-cell table:formula="of:=([.A65]-10)/10" office:value-type="float" office:value="0.00788528546538458">
            <text:p>0,00789</text:p>
          </table:table-cell>
          <table:table-cell table:formula="of:=([.B65]-10)/10" office:value-type="float" office:value="0.00396586703529493">
            <text:p>0,00397</text:p>
          </table:table-cell>
          <table:table-cell table:formula="of:=([.C65]-10)/10" office:value-type="float" office:value="0.00264913561074511">
            <text:p>0,00265</text:p>
          </table:table-cell>
          <table:table-cell/>
        </table:table-row>
        <table:table-row table:style-name="ro1">
          <table:table-cell office:value-type="float" office:value="10.0800896476574">
            <text:p>10,08</text:p>
          </table:table-cell>
          <table:table-cell office:value-type="float" office:value="10.0402843943768">
            <text:p>10,04</text:p>
          </table:table-cell>
          <table:table-cell office:value-type="float" office:value="10.0269101639973">
            <text:p>10,03</text:p>
          </table:table-cell>
          <table:table-cell table:number-columns-repeated="2"/>
          <table:table-cell table:formula="of:=([.A66]-10)/10" office:value-type="float" office:value="0.00800896476574486">
            <text:p>0,00801</text:p>
          </table:table-cell>
          <table:table-cell table:formula="of:=([.B66]-10)/10" office:value-type="float" office:value="0.00402843943768065">
            <text:p>0,00403</text:p>
          </table:table-cell>
          <table:table-cell table:formula="of:=([.C66]-10)/10" office:value-type="float" office:value="0.00269101639972629">
            <text:p>0,00269</text:p>
          </table:table-cell>
          <table:table-cell/>
        </table:table-row>
        <table:table-row table:style-name="ro1">
          <table:table-cell office:value-type="float" office:value="10.0813259855776">
            <text:p>10,08</text:p>
          </table:table-cell>
          <table:table-cell office:value-type="float" office:value="10.0409100014345">
            <text:p>10,04</text:p>
          </table:table-cell>
          <table:table-cell office:value-type="float" office:value="10.027328919415">
            <text:p>10,03</text:p>
          </table:table-cell>
          <table:table-cell table:number-columns-repeated="2"/>
          <table:table-cell table:formula="of:=([.A67]-10)/10" office:value-type="float" office:value="0.00813259855775907">
            <text:p>0,00813</text:p>
          </table:table-cell>
          <table:table-cell table:formula="of:=([.B67]-10)/10" office:value-type="float" office:value="0.00409100014344794">
            <text:p>0,00409</text:p>
          </table:table-cell>
          <table:table-cell table:formula="of:=([.C67]-10)/10" office:value-type="float" office:value="0.00273289194149928">
            <text:p>0,00273</text:p>
          </table:table-cell>
          <table:table-cell/>
        </table:table-row>
        <table:table-row table:style-name="ro1">
          <table:table-cell office:value-type="float" office:value="10.0825618688047">
            <text:p>10,08</text:p>
          </table:table-cell>
          <table:table-cell office:value-type="float" office:value="10.0415354915773">
            <text:p>10,04</text:p>
          </table:table-cell>
          <table:table-cell office:value-type="float" office:value="10.0277476223758">
            <text:p>10,03</text:p>
          </table:table-cell>
          <table:table-cell table:number-columns-repeated="2"/>
          <table:table-cell table:formula="of:=([.A68]-10)/10" office:value-type="float" office:value="0.00825618688047403">
            <text:p>0,00826</text:p>
          </table:table-cell>
          <table:table-cell table:formula="of:=([.B68]-10)/10" office:value-type="float" office:value="0.00415354915773065">
            <text:p>0,00415</text:p>
          </table:table-cell>
          <table:table-cell table:formula="of:=([.C68]-10)/10" office:value-type="float" office:value="0.00277476223758022">
            <text:p>0,00277</text:p>
          </table:table-cell>
          <table:table-cell/>
        </table:table-row>
        <table:table-row table:style-name="ro1">
          <table:table-cell office:value-type="float" office:value="10.083797297729">
            <text:p>10,08</text:p>
          </table:table-cell>
          <table:table-cell office:value-type="float" office:value="10.042160864856">
            <text:p>10,04</text:p>
          </table:table-cell>
          <table:table-cell office:value-type="float" office:value="10.028166272895">
            <text:p>10,03</text:p>
          </table:table-cell>
          <table:table-cell table:number-columns-repeated="2"/>
          <table:table-cell table:formula="of:=([.A69]-10)/10" office:value-type="float" office:value="0.00837972977289603">
            <text:p>0,00838</text:p>
          </table:table-cell>
          <table:table-cell table:formula="of:=([.B69]-10)/10" office:value-type="float" office:value="0.00421608648560259">
            <text:p>0,00422</text:p>
          </table:table-cell>
          <table:table-cell table:formula="of:=([.C69]-10)/10" office:value-type="float" office:value="0.0028166272895005">
            <text:p>0,00282</text:p>
          </table:table-cell>
          <table:table-cell/>
        </table:table-row>
        <table:table-row table:style-name="ro1">
          <table:table-cell office:value-type="float" office:value="10.0850322727393">
            <text:p>10,09</text:p>
          </table:table-cell>
          <table:table-cell office:value-type="float" office:value="10.0427861213216">
            <text:p>10,04</text:p>
          </table:table-cell>
          <table:table-cell office:value-type="float" office:value="10.028584870988">
            <text:p>10,03</text:p>
          </table:table-cell>
          <table:table-cell table:number-columns-repeated="2"/>
          <table:table-cell table:formula="of:=([.A70]-10)/10" office:value-type="float" office:value="0.00850322727393031">
            <text:p>0,00850</text:p>
          </table:table-cell>
          <table:table-cell table:formula="of:=([.B70]-10)/10" office:value-type="float" office:value="0.00427861213216403">
            <text:p>0,00428</text:p>
          </table:table-cell>
          <table:table-cell table:formula="of:=([.C70]-10)/10" office:value-type="float" office:value="0.00285848709880181">
            <text:p>0,00286</text:p>
          </table:table-cell>
          <table:table-cell/>
        </table:table-row>
        <table:table-row table:style-name="ro1">
          <table:table-cell office:value-type="float" office:value="10.0862667942255">
            <text:p>10,09</text:p>
          </table:table-cell>
          <table:table-cell office:value-type="float" office:value="10.0434112610249">
            <text:p>10,04</text:p>
          </table:table-cell>
          <table:table-cell office:value-type="float" office:value="10.0290034166701">
            <text:p>10,03</text:p>
          </table:table-cell>
          <table:table-cell table:number-columns-repeated="2"/>
          <table:table-cell table:formula="of:=([.A71]-10)/10" office:value-type="float" office:value="0.00862667942254962">
            <text:p>0,00863</text:p>
          </table:table-cell>
          <table:table-cell table:formula="of:=([.B71]-10)/10" office:value-type="float" office:value="0.00434112610249393">
            <text:p>0,00434</text:p>
          </table:table-cell>
          <table:table-cell table:formula="of:=([.C71]-10)/10" office:value-type="float" office:value="0.00290034166700774">
            <text:p>0,00290</text:p>
          </table:table-cell>
          <table:table-cell/>
        </table:table-row>
        <table:table-row table:style-name="ro1">
          <table:table-cell office:value-type="float" office:value="10.0875008625755">
            <text:p>10,09</text:p>
          </table:table-cell>
          <table:table-cell office:value-type="float" office:value="10.044036284017">
            <text:p>10,04</text:p>
          </table:table-cell>
          <table:table-cell office:value-type="float" office:value="10.0294219099566">
            <text:p>10,03</text:p>
          </table:table-cell>
          <table:table-cell table:number-columns-repeated="2"/>
          <table:table-cell table:formula="of:=([.A72]-10)/10" office:value-type="float" office:value="0.00875008625755456">
            <text:p>0,00875</text:p>
          </table:table-cell>
          <table:table-cell table:formula="of:=([.B72]-10)/10" office:value-type="float" office:value="0.00440362840170394">
            <text:p>0,00440</text:p>
          </table:table-cell>
          <table:table-cell table:formula="of:=([.C72]-10)/10" office:value-type="float" office:value="0.00294219099565822">
            <text:p>0,00294</text:p>
          </table:table-cell>
          <table:table-cell/>
        </table:table-row>
        <table:table-row table:style-name="ro1">
          <table:table-cell office:value-type="float" office:value="10.0887344781773">
            <text:p>10,09</text:p>
          </table:table-cell>
          <table:table-cell office:value-type="float" office:value="10.0446611903485">
            <text:p>10,04</text:p>
          </table:table-cell>
          <table:table-cell office:value-type="float" office:value="10.0298403508628">
            <text:p>10,03</text:p>
          </table:table-cell>
          <table:table-cell table:number-columns-repeated="2"/>
          <table:table-cell table:formula="of:=([.A73]-10)/10" office:value-type="float" office:value="0.00887344781773027">
            <text:p>0,00887</text:p>
          </table:table-cell>
          <table:table-cell table:formula="of:=([.B73]-10)/10" office:value-type="float" office:value="0.00446611903484975">
            <text:p>0,00447</text:p>
          </table:table-cell>
          <table:table-cell table:formula="of:=([.C73]-10)/10" office:value-type="float" office:value="0.00298403508628198">
            <text:p>0,00298</text:p>
          </table:table-cell>
          <table:table-cell/>
        </table:table-row>
        <table:table-row table:style-name="ro1">
          <table:table-cell office:value-type="float" office:value="10.0899676414183">
            <text:p>10,09</text:p>
          </table:table-cell>
          <table:table-cell office:value-type="float" office:value="10.0452859800702">
            <text:p>10,05</text:p>
          </table:table-cell>
          <table:table-cell office:value-type="float" office:value="10.030258739404">
            <text:p>10,03</text:p>
          </table:table-cell>
          <table:table-cell table:number-columns-repeated="2"/>
          <table:table-cell table:formula="of:=([.A74]-10)/10" office:value-type="float" office:value="0.00899676414183137">
            <text:p>0,00900</text:p>
          </table:table-cell>
          <table:table-cell table:formula="of:=([.B74]-10)/10" office:value-type="float" office:value="0.00452859800702328">
            <text:p>0,00453</text:p>
          </table:table-cell>
          <table:table-cell table:formula="of:=([.C74]-10)/10" office:value-type="float" office:value="0.00302587394039584">
            <text:p>0,00303</text:p>
          </table:table-cell>
          <table:table-cell/>
        </table:table-row>
        <table:table-row table:style-name="ro1">
          <table:table-cell office:value-type="float" office:value="10.0912003526852">
            <text:p>10,09</text:p>
          </table:table-cell>
          <table:table-cell office:value-type="float" office:value="10.0459106532329">
            <text:p>10,05</text:p>
          </table:table-cell>
          <table:table-cell office:value-type="float" office:value="10.0306770755954">
            <text:p>10,03</text:p>
          </table:table-cell>
          <table:table-cell table:number-columns-repeated="2"/>
          <table:table-cell table:formula="of:=([.A75]-10)/10" office:value-type="float" office:value="0.00912003526852434">
            <text:p>0,00912</text:p>
          </table:table-cell>
          <table:table-cell table:formula="of:=([.B75]-10)/10" office:value-type="float" office:value="0.00459106532329461">
            <text:p>0,00459</text:p>
          </table:table-cell>
          <table:table-cell table:formula="of:=([.C75]-10)/10" office:value-type="float" office:value="0.00306770755954382">
            <text:p>0,00307</text:p>
          </table:table-cell>
          <table:table-cell/>
        </table:table-row>
        <table:table-row table:style-name="ro1">
          <table:table-cell office:value-type="float" office:value="10.0924326123646">
            <text:p>10,09</text:p>
          </table:table-cell>
          <table:table-cell office:value-type="float" office:value="10.0465352098875">
            <text:p>10,05</text:p>
          </table:table-cell>
          <table:table-cell office:value-type="float" office:value="10.0310953594525">
            <text:p>10,03</text:p>
          </table:table-cell>
          <table:table-cell table:number-columns-repeated="2"/>
          <table:table-cell table:formula="of:=([.A76]-10)/10" office:value-type="float" office:value="0.00924326123645862">
            <text:p>0,00924</text:p>
          </table:table-cell>
          <table:table-cell table:formula="of:=([.B76]-10)/10" office:value-type="float" office:value="0.00465352098874696">
            <text:p>0,00465</text:p>
          </table:table-cell>
          <table:table-cell table:formula="of:=([.C76]-10)/10" office:value-type="float" office:value="0.0031095359452479">
            <text:p>0,00311</text:p>
          </table:table-cell>
          <table:table-cell/>
        </table:table-row>
        <table:table-row table:style-name="ro1">
          <table:table-cell office:value-type="float" office:value="10.0936644208423">
            <text:p>10,09</text:p>
          </table:table-cell>
          <table:table-cell office:value-type="float" office:value="10.0471596500844">
            <text:p>10,05</text:p>
          </table:table-cell>
          <table:table-cell office:value-type="float" office:value="10.0315135909904">
            <text:p>10,03</text:p>
          </table:table-cell>
          <table:table-cell table:number-columns-repeated="2"/>
          <table:table-cell table:formula="of:=([.A77]-10)/10" office:value-type="float" office:value="0.0093664420842261">
            <text:p>0,00937</text:p>
          </table:table-cell>
          <table:table-cell table:formula="of:=([.B77]-10)/10" office:value-type="float" office:value="0.00471596500844012">
            <text:p>0,00472</text:p>
          </table:table-cell>
          <table:table-cell table:formula="of:=([.C77]-10)/10" office:value-type="float" office:value="0.00315135909903859">
            <text:p>0,00315</text:p>
          </table:table-cell>
          <table:table-cell/>
        </table:table-row>
        <table:table-row table:style-name="ro1">
          <table:table-cell office:value-type="float" office:value="10.0948957785033">
            <text:p>10,09</text:p>
          </table:table-cell>
          <table:table-cell office:value-type="float" office:value="10.0477839738744">
            <text:p>10,05</text:p>
          </table:table-cell>
          <table:table-cell office:value-type="float" office:value="10.0319317702244">
            <text:p>10,03</text:p>
          </table:table-cell>
          <table:table-cell table:number-columns-repeated="2"/>
          <table:table-cell table:formula="of:=([.A78]-10)/10" office:value-type="float" office:value="0.00948957785032984">
            <text:p>0,00949</text:p>
          </table:table-cell>
          <table:table-cell table:formula="of:=([.B78]-10)/10" office:value-type="float" office:value="0.0047783973874397">
            <text:p>0,00478</text:p>
          </table:table-cell>
          <table:table-cell table:formula="of:=([.C78]-10)/10" office:value-type="float" office:value="0.00319317702244">
            <text:p>0,00319</text:p>
          </table:table-cell>
          <table:table-cell/>
        </table:table-row>
        <table:table-row table:style-name="ro1">
          <table:table-cell office:value-type="float" office:value="10.0961266857325">
            <text:p>10,1</text:p>
          </table:table-cell>
          <table:table-cell office:value-type="float" office:value="10.0484081813083">
            <text:p>10,05</text:p>
          </table:table-cell>
          <table:table-cell office:value-type="float" office:value="10.0323498971697">
            <text:p>10,03</text:p>
          </table:table-cell>
          <table:table-cell table:number-columns-repeated="2"/>
          <table:table-cell table:formula="of:=([.A79]-10)/10" office:value-type="float" office:value="0.00961266857324627">
            <text:p>0,00961</text:p>
          </table:table-cell>
          <table:table-cell table:formula="of:=([.B79]-10)/10" office:value-type="float" office:value="0.00484081813082557">
            <text:p>0,00484</text:p>
          </table:table-cell>
          <table:table-cell table:formula="of:=([.C79]-10)/10" office:value-type="float" office:value="0.00323498971696825">
            <text:p>0,00323</text:p>
          </table:table-cell>
          <table:table-cell/>
        </table:table-row>
        <table:table-row table:style-name="ro1">
          <table:table-cell office:value-type="float" office:value="10.0973571429143">
            <text:p>10,1</text:p>
          </table:table-cell>
          <table:table-cell office:value-type="float" office:value="10.0490322724363">
            <text:p>10,05</text:p>
          </table:table-cell>
          <table:table-cell office:value-type="float" office:value="10.0327679718418">
            <text:p>10,03</text:p>
          </table:table-cell>
          <table:table-cell table:number-columns-repeated="2"/>
          <table:table-cell table:formula="of:=([.A80]-10)/10" office:value-type="float" office:value="0.00973571429143174">
            <text:p>0,00974</text:p>
          </table:table-cell>
          <table:table-cell table:formula="of:=([.B80]-10)/10" office:value-type="float" office:value="0.00490322724363033">
            <text:p>0,00490</text:p>
          </table:table-cell>
          <table:table-cell table:formula="of:=([.C80]-10)/10" office:value-type="float" office:value="0.00327679718417535">
            <text:p>0,00328</text:p>
          </table:table-cell>
          <table:table-cell/>
        </table:table-row>
        <table:table-row table:style-name="ro1">
          <table:table-cell office:value-type="float" office:value="10.0985871504325">
            <text:p>10,1</text:p>
          </table:table-cell>
          <table:table-cell office:value-type="float" office:value="10.0496562473093">
            <text:p>10,05</text:p>
          </table:table-cell>
          <table:table-cell office:value-type="float" office:value="10.0331859942554">
            <text:p>10,03</text:p>
          </table:table-cell>
          <table:table-cell table:number-columns-repeated="2"/>
          <table:table-cell table:formula="of:=([.A81]-10)/10" office:value-type="float" office:value="0.00985871504325093">
            <text:p>0,00986</text:p>
          </table:table-cell>
          <table:table-cell table:formula="of:=([.B81]-10)/10" office:value-type="float" office:value="0.00496562473093345">
            <text:p>0,00497</text:p>
          </table:table-cell>
          <table:table-cell table:formula="of:=([.C81]-10)/10" office:value-type="float" office:value="0.00331859942554296">
            <text:p>0,00332</text:p>
          </table:table-cell>
          <table:table-cell/>
        </table:table-row>
        <table:table-row table:style-name="ro1">
          <table:table-cell office:value-type="float" office:value="10.0998167086702">
            <text:p>10,1</text:p>
          </table:table-cell>
          <table:table-cell office:value-type="float" office:value="10.0502801059779">
            <text:p>10,05</text:p>
          </table:table-cell>
          <table:table-cell office:value-type="float" office:value="10.0336039644263">
            <text:p>10,03</text:p>
          </table:table-cell>
          <table:table-cell table:number-columns-repeated="2"/>
          <table:table-cell table:formula="of:=([.A82]-10)/10" office:value-type="float" office:value="0.00998167086701542">
            <text:p>0,00998</text:p>
          </table:table-cell>
          <table:table-cell table:formula="of:=([.B82]-10)/10" office:value-type="float" office:value="0.0050280105977853">
            <text:p>0,00503</text:p>
          </table:table-cell>
          <table:table-cell table:formula="of:=([.C82]-10)/10" office:value-type="float" office:value="0.00336039644263053">
            <text:p>0,00336</text:p>
          </table:table-cell>
          <table:table-cell/>
        </table:table-row>
        <table:table-row table:style-name="ro1">
          <table:table-cell office:value-type="float" office:value="10.1010458180101">
            <text:p>10,1</text:p>
          </table:table-cell>
          <table:table-cell office:value-type="float" office:value="10.0509038484921">
            <text:p>10,05</text:p>
          </table:table-cell>
          <table:table-cell office:value-type="float" office:value="10.0340218823696">
            <text:p>10,03</text:p>
          </table:table-cell>
          <table:table-cell table:number-columns-repeated="2"/>
          <table:table-cell table:formula="of:=([.A83]-10)/10" office:value-type="float" office:value="0.0101045818010093">
            <text:p>0,01010</text:p>
          </table:table-cell>
          <table:table-cell table:formula="of:=([.B83]-10)/10" office:value-type="float" office:value="0.00509038484920943">
            <text:p>0,00509</text:p>
          </table:table-cell>
          <table:table-cell table:formula="of:=([.C83]-10)/10" office:value-type="float" office:value="0.00340218823695775">
            <text:p>0,00340</text:p>
          </table:table-cell>
          <table:table-cell/>
        </table:table-row>
        <table:table-row table:style-name="ro1">
          <table:table-cell office:value-type="float" office:value="10.1022744788344">
            <text:p>10,1</text:p>
          </table:table-cell>
          <table:table-cell office:value-type="float" office:value="10.0515274749026">
            <text:p>10,05</text:p>
          </table:table-cell>
          <table:table-cell office:value-type="float" office:value="10.0344397481003">
            <text:p>10,03</text:p>
          </table:table-cell>
          <table:table-cell table:number-columns-repeated="2"/>
          <table:table-cell table:formula="of:=([.A84]-10)/10" office:value-type="float" office:value="0.0102274478834413">
            <text:p>0,01023</text:p>
          </table:table-cell>
          <table:table-cell table:formula="of:=([.B84]-10)/10" office:value-type="float" office:value="0.00515274749026311">
            <text:p>0,00515</text:p>
          </table:table-cell>
          <table:table-cell table:formula="of:=([.C84]-10)/10" office:value-type="float" office:value="0.00344397481002829">
            <text:p>0,00344</text:p>
          </table:table-cell>
          <table:table-cell/>
        </table:table-row>
        <table:table-row table:style-name="ro1">
          <table:table-cell office:value-type="float" office:value="10.1035026915251">
            <text:p>10,1</text:p>
          </table:table-cell>
          <table:table-cell office:value-type="float" office:value="10.0521509852599">
            <text:p>10,05</text:p>
          </table:table-cell>
          <table:table-cell office:value-type="float" office:value="10.0348575616339">
            <text:p>10,03</text:p>
          </table:table-cell>
          <table:table-cell table:number-columns-repeated="2"/>
          <table:table-cell table:formula="of:=([.A85]-10)/10" office:value-type="float" office:value="0.0103502691525049">
            <text:p>0,01035</text:p>
          </table:table-cell>
          <table:table-cell table:formula="of:=([.B85]-10)/10" office:value-type="float" office:value="0.00521509852599191">
            <text:p>0,00522</text:p>
          </table:table-cell>
          <table:table-cell table:formula="of:=([.C85]-10)/10" office:value-type="float" office:value="0.00348575616339026">
            <text:p>0,00349</text:p>
          </table:table-cell>
          <table:table-cell/>
        </table:table-row>
        <table:table-row table:style-name="ro1">
          <table:table-cell office:value-type="float" office:value="10.1047304564631">
            <text:p>10,1</text:p>
          </table:table-cell>
          <table:table-cell office:value-type="float" office:value="10.0527743796145">
            <text:p>10,05</text:p>
          </table:table-cell>
          <table:table-cell office:value-type="float" office:value="10.0352753229853">
            <text:p>10,04</text:p>
          </table:table-cell>
          <table:table-cell table:number-columns-repeated="2"/>
          <table:table-cell table:formula="of:=([.A86]-10)/10" office:value-type="float" office:value="0.0104730456463072">
            <text:p>0,01047</text:p>
          </table:table-cell>
          <table:table-cell table:formula="of:=([.B86]-10)/10" office:value-type="float" office:value="0.00527743796145028">
            <text:p>0,00528</text:p>
          </table:table-cell>
          <table:table-cell table:formula="of:=([.C86]-10)/10" office:value-type="float" office:value="0.00352753229853047">
            <text:p>0,00353</text:p>
          </table:table-cell>
          <table:table-cell/>
        </table:table-row>
        <table:table-row table:style-name="ro1">
          <table:table-cell office:value-type="float" office:value="10.1059577740292">
            <text:p>10,11</text:p>
          </table:table-cell>
          <table:table-cell office:value-type="float" office:value="10.0533976580163">
            <text:p>10,05</text:p>
          </table:table-cell>
          <table:table-cell office:value-type="float" office:value="10.03569303217">
            <text:p>10,04</text:p>
          </table:table-cell>
          <table:table-cell table:number-columns-repeated="2"/>
          <table:table-cell table:formula="of:=([.A87]-10)/10" office:value-type="float" office:value="0.0105957774029207">
            <text:p>0,01060</text:p>
          </table:table-cell>
          <table:table-cell table:formula="of:=([.B87]-10)/10" office:value-type="float" office:value="0.00533976580163422">
            <text:p>0,00534</text:p>
          </table:table-cell>
          <table:table-cell table:formula="of:=([.C87]-10)/10" office:value-type="float" office:value="0.00356930321700251">
            <text:p>0,00357</text:p>
          </table:table-cell>
          <table:table-cell/>
        </table:table-row>
        <table:table-row table:style-name="ro1">
          <table:table-cell office:value-type="float" office:value="10.1071846446037">
            <text:p>10,11</text:p>
          </table:table-cell>
          <table:table-cell office:value-type="float" office:value="10.0540208205161">
            <text:p>10,05</text:p>
          </table:table-cell>
          <table:table-cell office:value-type="float" office:value="10.0361106892032">
            <text:p>10,04</text:p>
          </table:table-cell>
          <table:table-cell table:number-columns-repeated="2"/>
          <table:table-cell table:formula="of:=([.A88]-10)/10" office:value-type="float" office:value="0.01071846446037">
            <text:p>0,01072</text:p>
          </table:table-cell>
          <table:table-cell table:formula="of:=([.B88]-10)/10" office:value-type="float" office:value="0.00540208205160528">
            <text:p>0,00540</text:p>
          </table:table-cell>
          <table:table-cell table:formula="of:=([.C88]-10)/10" office:value-type="float" office:value="0.00361106892032108">
            <text:p>0,00361</text:p>
          </table:table-cell>
          <table:table-cell/>
        </table:table-row>
        <table:table-row table:style-name="ro1">
          <table:table-cell office:value-type="float" office:value="10.1084110685661">
            <text:p>10,11</text:p>
          </table:table-cell>
          <table:table-cell office:value-type="float" office:value="10.0546438671638">
            <text:p>10,05</text:p>
          </table:table-cell>
          <table:table-cell office:value-type="float" office:value="10.0365282940999">
            <text:p>10,04</text:p>
          </table:table-cell>
          <table:table-cell table:number-columns-repeated="2"/>
          <table:table-cell table:formula="of:=([.A89]-10)/10" office:value-type="float" office:value="0.010841106856611">
            <text:p>0,01084</text:p>
          </table:table-cell>
          <table:table-cell table:formula="of:=([.B89]-10)/10" office:value-type="float" office:value="0.0054643867163783">
            <text:p>0,00546</text:p>
          </table:table-cell>
          <table:table-cell table:formula="of:=([.C89]-10)/10" office:value-type="float" office:value="0.00365282940999272">
            <text:p>0,00365</text:p>
          </table:table-cell>
          <table:table-cell/>
        </table:table-row>
        <table:table-row table:style-name="ro1">
          <table:table-cell office:value-type="float" office:value="10.1096370462956">
            <text:p>10,11</text:p>
          </table:table-cell>
          <table:table-cell office:value-type="float" office:value="10.0552667980098">
            <text:p>10,06</text:p>
          </table:table-cell>
          <table:table-cell office:value-type="float" office:value="10.0369458468755">
            <text:p>10,04</text:p>
          </table:table-cell>
          <table:table-cell table:number-columns-repeated="2"/>
          <table:table-cell table:formula="of:=([.A90]-10)/10" office:value-type="float" office:value="0.0109637046295607">
            <text:p>0,01096</text:p>
          </table:table-cell>
          <table:table-cell table:formula="of:=([.B90]-10)/10" office:value-type="float" office:value="0.00552667980097645">
            <text:p>0,00553</text:p>
          </table:table-cell>
          <table:table-cell table:formula="of:=([.C90]-10)/10" office:value-type="float" office:value="0.00369458468754971">
            <text:p>0,00369</text:p>
          </table:table-cell>
          <table:table-cell/>
        </table:table-row>
        <table:table-row table:style-name="ro1">
          <table:table-cell office:value-type="float" office:value="10.1108625781708">
            <text:p>10,11</text:p>
          </table:table-cell>
          <table:table-cell office:value-type="float" office:value="10.0558896131043">
            <text:p>10,06</text:p>
          </table:table-cell>
          <table:table-cell office:value-type="float" office:value="10.037363347545">
            <text:p>10,04</text:p>
          </table:table-cell>
          <table:table-cell table:number-columns-repeated="2"/>
          <table:table-cell table:formula="of:=([.A91]-10)/10" office:value-type="float" office:value="0.0110862578170801">
            <text:p>0,01109</text:p>
          </table:table-cell>
          <table:table-cell table:formula="of:=([.B91]-10)/10" office:value-type="float" office:value="0.00558896131042808">
            <text:p>0,00559</text:p>
          </table:table-cell>
          <table:table-cell table:formula="of:=([.C91]-10)/10" office:value-type="float" office:value="0.00373633475449626">
            <text:p>0,00374</text:p>
          </table:table-cell>
          <table:table-cell/>
        </table:table-row>
        <table:table-row table:style-name="ro1">
          <table:table-cell office:value-type="float" office:value="10.1120876645701">
            <text:p>10,11</text:p>
          </table:table-cell>
          <table:table-cell office:value-type="float" office:value="10.0565123124973">
            <text:p>10,06</text:p>
          </table:table-cell>
          <table:table-cell office:value-type="float" office:value="10.0377807961234">
            <text:p>10,04</text:p>
          </table:table-cell>
          <table:table-cell table:number-columns-repeated="2"/>
          <table:table-cell table:formula="of:=([.A92]-10)/10" office:value-type="float" office:value="0.011208766457009">
            <text:p>0,01121</text:p>
          </table:table-cell>
          <table:table-cell table:formula="of:=([.B92]-10)/10" office:value-type="float" office:value="0.0056512312497297">
            <text:p>0,00565</text:p>
          </table:table-cell>
          <table:table-cell table:formula="of:=([.C92]-10)/10" office:value-type="float" office:value="0.00377807961234033">
            <text:p>0,00378</text:p>
          </table:table-cell>
          <table:table-cell/>
        </table:table-row>
        <table:table-row table:style-name="ro1">
          <table:table-cell office:value-type="float" office:value="10.1133123058708">
            <text:p>10,11</text:p>
          </table:table-cell>
          <table:table-cell office:value-type="float" office:value="10.0571348962393">
            <text:p>10,06</text:p>
          </table:table-cell>
          <table:table-cell office:value-type="float" office:value="10.0381981926261">
            <text:p>10,04</text:p>
          </table:table-cell>
          <table:table-cell table:number-columns-repeated="2"/>
          <table:table-cell table:formula="of:=([.A93]-10)/10" office:value-type="float" office:value="0.0113312305870773">
            <text:p>0,01133</text:p>
          </table:table-cell>
          <table:table-cell table:formula="of:=([.B93]-10)/10" office:value-type="float" office:value="0.00571348962393046">
            <text:p>0,00571</text:p>
          </table:table-cell>
          <table:table-cell table:formula="of:=([.C93]-10)/10" office:value-type="float" office:value="0.00381981926260888">
            <text:p>0,00382</text:p>
          </table:table-cell>
          <table:table-cell/>
        </table:table-row>
        <table:table-row table:style-name="ro1">
          <table:table-cell office:value-type="float" office:value="10.1145365024501">
            <text:p>10,11</text:p>
          </table:table-cell>
          <table:table-cell office:value-type="float" office:value="10.0577573643802">
            <text:p>10,06</text:p>
          </table:table-cell>
          <table:table-cell office:value-type="float" office:value="10.0386155370682">
            <text:p>10,04</text:p>
          </table:table-cell>
          <table:table-cell table:number-columns-repeated="2"/>
          <table:table-cell table:formula="of:=([.A94]-10)/10" office:value-type="float" office:value="0.0114536502450065">
            <text:p>0,01145</text:p>
          </table:table-cell>
          <table:table-cell table:formula="of:=([.B94]-10)/10" office:value-type="float" office:value="0.00577573643801905">
            <text:p>0,00578</text:p>
          </table:table-cell>
          <table:table-cell table:formula="of:=([.C94]-10)/10" office:value-type="float" office:value="0.00386155370682371">
            <text:p>0,00386</text:p>
          </table:table-cell>
          <table:table-cell/>
        </table:table-row>
        <table:table-row table:style-name="ro1">
          <table:table-cell office:value-type="float" office:value="10.1157602546849">
            <text:p>10,12</text:p>
          </table:table-cell>
          <table:table-cell office:value-type="float" office:value="10.0583797169701">
            <text:p>10,06</text:p>
          </table:table-cell>
          <table:table-cell office:value-type="float" office:value="10.039032829465">
            <text:p>10,04</text:p>
          </table:table-cell>
          <table:table-cell table:number-columns-repeated="2"/>
          <table:table-cell table:formula="of:=([.A95]-10)/10" office:value-type="float" office:value="0.0115760254684886">
            <text:p>0,01158</text:p>
          </table:table-cell>
          <table:table-cell table:formula="of:=([.B95]-10)/10" office:value-type="float" office:value="0.00583797169700588">
            <text:p>0,00584</text:p>
          </table:table-cell>
          <table:table-cell table:formula="of:=([.C95]-10)/10" office:value-type="float" office:value="0.00390328294650146">
            <text:p>0,00390</text:p>
          </table:table-cell>
          <table:table-cell/>
        </table:table-row>
        <table:table-row table:style-name="ro1">
          <table:table-cell office:value-type="float" office:value="10.1169835629512">
            <text:p>10,12</text:p>
          </table:table-cell>
          <table:table-cell office:value-type="float" office:value="10.059001954059">
            <text:p>10,06</text:p>
          </table:table-cell>
          <table:table-cell office:value-type="float" office:value="10.0394500698315">
            <text:p>10,04</text:p>
          </table:table-cell>
          <table:table-cell table:number-columns-repeated="2"/>
          <table:table-cell table:formula="of:=([.A96]-10)/10" office:value-type="float" office:value="0.0116983562951186">
            <text:p>0,01170</text:p>
          </table:table-cell>
          <table:table-cell table:formula="of:=([.B96]-10)/10" office:value-type="float" office:value="0.00590019540590188">
            <text:p>0,00590</text:p>
          </table:table-cell>
          <table:table-cell table:formula="of:=([.C96]-10)/10" office:value-type="float" office:value="0.00394500698314975">
            <text:p>0,00395</text:p>
          </table:table-cell>
          <table:table-cell/>
        </table:table-row>
        <table:table-row table:style-name="ro1">
          <table:table-cell office:value-type="float" office:value="10.1182064276246">
            <text:p>10,12</text:p>
          </table:table-cell>
          <table:table-cell office:value-type="float" office:value="10.0596240756968">
            <text:p>10,06</text:p>
          </table:table-cell>
          <table:table-cell office:value-type="float" office:value="10.0398672581828">
            <text:p>10,04</text:p>
          </table:table-cell>
          <table:table-cell table:number-columns-repeated="2"/>
          <table:table-cell table:formula="of:=([.A97]-10)/10" office:value-type="float" office:value="0.0118206427624607">
            <text:p>0,01182</text:p>
          </table:table-cell>
          <table:table-cell table:formula="of:=([.B97]-10)/10" office:value-type="float" office:value="0.00596240756967994">
            <text:p>0,00596</text:p>
          </table:table-cell>
          <table:table-cell table:formula="of:=([.C97]-10)/10" office:value-type="float" office:value="0.00398672581827881">
            <text:p>0,00399</text:p>
          </table:table-cell>
          <table:table-cell/>
        </table:table-row>
        <table:table-row table:style-name="ro1">
          <table:table-cell office:value-type="float" office:value="10.1194288490805">
            <text:p>10,12</text:p>
          </table:table-cell>
          <table:table-cell office:value-type="float" office:value="10.0602460819338">
            <text:p>10,06</text:p>
          </table:table-cell>
          <table:table-cell office:value-type="float" office:value="10.0402843945343">
            <text:p>10,04</text:p>
          </table:table-cell>
          <table:table-cell table:number-columns-repeated="2"/>
          <table:table-cell table:formula="of:=([.A98]-10)/10" office:value-type="float" office:value="0.0119428849080474">
            <text:p>0,01194</text:p>
          </table:table-cell>
          <table:table-cell table:formula="of:=([.B98]-10)/10" office:value-type="float" office:value="0.00602460819338173">
            <text:p>0,00602</text:p>
          </table:table-cell>
          <table:table-cell table:formula="of:=([.C98]-10)/10" office:value-type="float" office:value="0.00402843945342486">
            <text:p>0,00403</text:p>
          </table:table-cell>
          <table:table-cell/>
        </table:table-row>
        <table:table-row table:style-name="ro1">
          <table:table-cell office:value-type="float" office:value="10.1206508276933">
            <text:p>10,12</text:p>
          </table:table-cell>
          <table:table-cell office:value-type="float" office:value="10.0608679728197">
            <text:p>10,06</text:p>
          </table:table-cell>
          <table:table-cell office:value-type="float" office:value="10.0407014789007">
            <text:p>10,04</text:p>
          </table:table-cell>
          <table:table-cell table:number-columns-repeated="2"/>
          <table:table-cell table:formula="of:=([.A99]-10)/10" office:value-type="float" office:value="0.0120650827693261">
            <text:p>0,01207</text:p>
          </table:table-cell>
          <table:table-cell table:formula="of:=([.B99]-10)/10" office:value-type="float" office:value="0.00608679728196844">
            <text:p>0,00609</text:p>
          </table:table-cell>
          <table:table-cell table:formula="of:=([.C99]-10)/10" office:value-type="float" office:value="0.0040701478900667">
            <text:p>0,00407</text:p>
          </table:table-cell>
          <table:table-cell/>
        </table:table-row>
        <table:table-row table:style-name="ro1">
          <table:table-cell office:value-type="float" office:value="10.1218723638371">
            <text:p>10,12</text:p>
          </table:table-cell>
          <table:table-cell office:value-type="float" office:value="10.0614897484043">
            <text:p>10,06</text:p>
          </table:table-cell>
          <table:table-cell office:value-type="float" office:value="10.0411185112974">
            <text:p>10,04</text:p>
          </table:table-cell>
          <table:table-cell table:number-columns-repeated="2"/>
          <table:table-cell table:formula="of:=([.A100]-10)/10" office:value-type="float" office:value="0.0121872363837051">
            <text:p>0,01219</text:p>
          </table:table-cell>
          <table:table-cell table:formula="of:=([.B100]-10)/10" office:value-type="float" office:value="0.00614897484043464">
            <text:p>0,00615</text:p>
          </table:table-cell>
          <table:table-cell table:formula="of:=([.C100]-10)/10" office:value-type="float" office:value="0.00411185112973858">
            <text:p>0,00411</text:p>
          </table:table-cell>
          <table:table-cell/>
        </table:table-row>
        <table:table-row table:style-name="ro1">
          <table:table-cell office:value-type="float" office:value="10.1230934578856">
            <text:p>10,12</text:p>
          </table:table-cell>
          <table:table-cell office:value-type="float" office:value="10.0621114087378">
            <text:p>10,06</text:p>
          </table:table-cell>
          <table:table-cell office:value-type="float" office:value="10.0415354917393">
            <text:p>10,04</text:p>
          </table:table-cell>
          <table:table-cell table:number-columns-repeated="2"/>
          <table:table-cell table:formula="of:=([.A101]-10)/10" office:value-type="float" office:value="0.0123093457885625">
            <text:p>0,01231</text:p>
          </table:table-cell>
          <table:table-cell table:formula="of:=([.B101]-10)/10" office:value-type="float" office:value="0.00621114087377634">
            <text:p>0,00621</text:p>
          </table:table-cell>
          <table:table-cell table:formula="of:=([.C101]-10)/10" office:value-type="float" office:value="0.00415354917392801">
            <text:p>0,00415</text:p>
          </table:table-cell>
          <table:table-cell/>
        </table:table-row>
        <table:table-row table:style-name="ro1">
          <table:table-cell office:value-type="float" office:value="10.124314110212">
            <text:p>10,12</text:p>
          </table:table-cell>
          <table:table-cell office:value-type="float" office:value="10.0627329538698">
            <text:p>10,06</text:p>
          </table:table-cell>
          <table:table-cell office:value-type="float" office:value="10.0419524202418">
            <text:p>10,04</text:p>
          </table:table-cell>
          <table:table-cell table:number-columns-repeated="2"/>
          <table:table-cell table:formula="of:=([.A102]-10)/10" office:value-type="float" office:value="0.0124314110211978">
            <text:p>0,01243</text:p>
          </table:table-cell>
          <table:table-cell table:formula="of:=([.B102]-10)/10" office:value-type="float" office:value="0.00627329538697818">
            <text:p>0,00627</text:p>
          </table:table-cell>
          <table:table-cell table:formula="of:=([.C102]-10)/10" office:value-type="float" office:value="0.00419524202417758">
            <text:p>0,00420</text:p>
          </table:table-cell>
          <table:table-cell/>
        </table:table-row>
        <table:table-row table:style-name="ro1">
          <table:table-cell office:value-type="float" office:value="10.1255343211892">
            <text:p>10,13</text:p>
          </table:table-cell>
          <table:table-cell office:value-type="float" office:value="10.0633543838502">
            <text:p>10,06</text:p>
          </table:table-cell>
          <table:table-cell office:value-type="float" office:value="10.0423692968197">
            <text:p>10,04</text:p>
          </table:table-cell>
          <table:table-cell table:number-columns-repeated="2"/>
          <table:table-cell table:formula="of:=([.A103]-10)/10" office:value-type="float" office:value="0.0125534321189166">
            <text:p>0,01255</text:p>
          </table:table-cell>
          <table:table-cell table:formula="of:=([.B103]-10)/10" office:value-type="float" office:value="0.00633543838501822">
            <text:p>0,00634</text:p>
          </table:table-cell>
          <table:table-cell table:formula="of:=([.C103]-10)/10" office:value-type="float" office:value="0.00423692968196523">
            <text:p>0,00424</text:p>
          </table:table-cell>
          <table:table-cell/>
        </table:table-row>
        <table:table-row table:style-name="ro1">
          <table:table-cell office:value-type="float" office:value="10.1267540911888">
            <text:p>10,13</text:p>
          </table:table-cell>
          <table:table-cell office:value-type="float" office:value="10.0639756987286">
            <text:p>10,06</text:p>
          </table:table-cell>
          <table:table-cell office:value-type="float" office:value="10.0427861214883">
            <text:p>10,04</text:p>
          </table:table-cell>
          <table:table-cell table:number-columns-repeated="2"/>
          <table:table-cell table:formula="of:=([.A104]-10)/10" office:value-type="float" office:value="0.0126754091188753">
            <text:p>0,01268</text:p>
          </table:table-cell>
          <table:table-cell table:formula="of:=([.B104]-10)/10" office:value-type="float" office:value="0.00639756987285676">
            <text:p>0,00640</text:p>
          </table:table-cell>
          <table:table-cell table:formula="of:=([.C104]-10)/10" office:value-type="float" office:value="0.00427861214883194">
            <text:p>0,00428</text:p>
          </table:table-cell>
          <table:table-cell/>
        </table:table-row>
        <table:table-row table:style-name="ro1">
          <table:table-cell office:value-type="float" office:value="10.127973420583">
            <text:p>10,13</text:p>
          </table:table-cell>
          <table:table-cell office:value-type="float" office:value="10.0645968985548">
            <text:p>10,06</text:p>
          </table:table-cell>
          <table:table-cell office:value-type="float" office:value="10.0432028942625">
            <text:p>10,04</text:p>
          </table:table-cell>
          <table:table-cell table:number-columns-repeated="2"/>
          <table:table-cell table:formula="of:=([.A105]-10)/10" office:value-type="float" office:value="0.0127973420582954">
            <text:p>0,01280</text:p>
          </table:table-cell>
          <table:table-cell table:formula="of:=([.B105]-10)/10" office:value-type="float" office:value="0.0064596898554802">
            <text:p>0,00646</text:p>
          </table:table-cell>
          <table:table-cell table:formula="of:=([.C105]-10)/10" office:value-type="float" office:value="0.00432028942624996">
            <text:p>0,00432</text:p>
          </table:table-cell>
          <table:table-cell/>
        </table:table-row>
        <table:table-row table:style-name="ro1">
          <table:table-cell office:value-type="float" office:value="10.1291923097426">
            <text:p>10,13</text:p>
          </table:table-cell>
          <table:table-cell office:value-type="float" office:value="10.0652179833787">
            <text:p>10,07</text:p>
          </table:table-cell>
          <table:table-cell office:value-type="float" office:value="10.0436196151575">
            <text:p>10,04</text:p>
          </table:table-cell>
          <table:table-cell table:number-columns-repeated="2"/>
          <table:table-cell table:formula="of:=([.A106]-10)/10" office:value-type="float" office:value="0.0129192309742564">
            <text:p>0,01292</text:p>
          </table:table-cell>
          <table:table-cell table:formula="of:=([.B106]-10)/10" office:value-type="float" office:value="0.00652179833786732">
            <text:p>0,00652</text:p>
          </table:table-cell>
          <table:table-cell table:formula="of:=([.C106]-10)/10" office:value-type="float" office:value="0.00436196151574606">
            <text:p>0,00436</text:p>
          </table:table-cell>
          <table:table-cell/>
        </table:table-row>
        <table:table-row table:style-name="ro1">
          <table:table-cell office:value-type="float" office:value="10.1304107590385">
            <text:p>10,13</text:p>
          </table:table-cell>
          <table:table-cell office:value-type="float" office:value="10.0658389532497">
            <text:p>10,07</text:p>
          </table:table-cell>
          <table:table-cell office:value-type="float" office:value="10.0440362841883">
            <text:p>10,04</text:p>
          </table:table-cell>
          <table:table-cell table:number-columns-repeated="2"/>
          <table:table-cell table:formula="of:=([.A107]-10)/10" office:value-type="float" office:value="0.0130410759038476">
            <text:p>0,01304</text:p>
          </table:table-cell>
          <table:table-cell table:formula="of:=([.B107]-10)/10" office:value-type="float" office:value="0.00658389532497079">
            <text:p>0,00658</text:p>
          </table:table-cell>
          <table:table-cell table:formula="of:=([.C107]-10)/10" office:value-type="float" office:value="0.00440362841883175">
            <text:p>0,00440</text:p>
          </table:table-cell>
          <table:table-cell/>
        </table:table-row>
        <table:table-row table:style-name="ro1">
          <table:table-cell office:value-type="float" office:value="10.1316287688411">
            <text:p>10,13</text:p>
          </table:table-cell>
          <table:table-cell office:value-type="float" office:value="10.0664598082175">
            <text:p>10,07</text:p>
          </table:table-cell>
          <table:table-cell office:value-type="float" office:value="10.04445290137">
            <text:p>10,04</text:p>
          </table:table-cell>
          <table:table-cell table:number-columns-repeated="2"/>
          <table:table-cell table:formula="of:=([.A108]-10)/10" office:value-type="float" office:value="0.0131628768841052">
            <text:p>0,01316</text:p>
          </table:table-cell>
          <table:table-cell table:formula="of:=([.B108]-10)/10" office:value-type="float" office:value="0.00664598082175143">
            <text:p>0,00665</text:p>
          </table:table-cell>
          <table:table-cell table:formula="of:=([.C108]-10)/10" office:value-type="float" office:value="0.00444529013700095">
            <text:p>0,00445</text:p>
          </table:table-cell>
          <table:table-cell/>
        </table:table-row>
        <table:table-row table:style-name="ro1">
          <table:table-cell office:value-type="float" office:value="10.1328463395196">
            <text:p>10,13</text:p>
          </table:table-cell>
          <table:table-cell office:value-type="float" office:value="10.0670805483319">
            <text:p>10,07</text:p>
          </table:table-cell>
          <table:table-cell office:value-type="float" office:value="10.0448694667177">
            <text:p>10,04</text:p>
          </table:table-cell>
          <table:table-cell table:number-columns-repeated="2"/>
          <table:table-cell table:formula="of:=([.A109]-10)/10" office:value-type="float" office:value="0.0132846339519592">
            <text:p>0,01328</text:p>
          </table:table-cell>
          <table:table-cell table:formula="of:=([.B109]-10)/10" office:value-type="float" office:value="0.00670805483319406">
            <text:p>0,00671</text:p>
          </table:table-cell>
          <table:table-cell table:formula="of:=([.C109]-10)/10" office:value-type="float" office:value="0.00448694667176941">
            <text:p>0,00449</text:p>
          </table:table-cell>
          <table:table-cell/>
        </table:table-row>
        <table:table-row table:style-name="ro1">
          <table:table-cell office:value-type="float" office:value="10.1340634714436">
            <text:p>10,13</text:p>
          </table:table-cell>
          <table:table-cell office:value-type="float" office:value="10.0677011736422">
            <text:p>10,07</text:p>
          </table:table-cell>
          <table:table-cell office:value-type="float" office:value="10.0452859802463">
            <text:p>10,05</text:p>
          </table:table-cell>
          <table:table-cell table:number-columns-repeated="2"/>
          <table:table-cell table:formula="of:=([.A110]-10)/10" office:value-type="float" office:value="0.0134063471443618">
            <text:p>0,01341</text:p>
          </table:table-cell>
          <table:table-cell table:formula="of:=([.B110]-10)/10" office:value-type="float" office:value="0.00677011736421562">
            <text:p>0,00677</text:p>
          </table:table-cell>
          <table:table-cell table:formula="of:=([.C110]-10)/10" office:value-type="float" office:value="0.00452859802462751">
            <text:p>0,00453</text:p>
          </table:table-cell>
          <table:table-cell/>
        </table:table-row>
        <table:table-row table:style-name="ro1">
          <table:table-cell office:value-type="float" office:value="10.1352801649818">
            <text:p>10,14</text:p>
          </table:table-cell>
          <table:table-cell office:value-type="float" office:value="10.0683216841981">
            <text:p>10,07</text:p>
          </table:table-cell>
          <table:table-cell office:value-type="float" office:value="10.045702441971">
            <text:p>10,05</text:p>
          </table:table-cell>
          <table:table-cell table:number-columns-repeated="2"/>
          <table:table-cell table:formula="of:=([.A111]-10)/10" office:value-type="float" office:value="0.0135280164981758">
            <text:p>0,01353</text:p>
          </table:table-cell>
          <table:table-cell table:formula="of:=([.B111]-10)/10" office:value-type="float" office:value="0.00683216841980769">
            <text:p>0,00683</text:p>
          </table:table-cell>
          <table:table-cell table:formula="of:=([.C111]-10)/10" office:value-type="float" office:value="0.00457024419710326">
            <text:p>0,00457</text:p>
          </table:table-cell>
          <table:table-cell/>
        </table:table-row>
        <table:table-row table:style-name="ro1">
          <table:table-cell office:value-type="float" office:value="10.1364964205025">
            <text:p>10,14</text:p>
          </table:table-cell>
          <table:table-cell office:value-type="float" office:value="10.0689420800489">
            <text:p>10,07</text:p>
          </table:table-cell>
          <table:table-cell office:value-type="float" office:value="10.0461188519065">
            <text:p>10,05</text:p>
          </table:table-cell>
          <table:table-cell table:number-columns-repeated="2"/>
          <table:table-cell table:formula="of:=([.A112]-10)/10" office:value-type="float" office:value="0.013649642050253">
            <text:p>0,01365</text:p>
          </table:table-cell>
          <table:table-cell table:formula="of:=([.B112]-10)/10" office:value-type="float" office:value="0.00689420800488723">
            <text:p>0,00689</text:p>
          </table:table-cell>
          <table:table-cell table:formula="of:=([.C112]-10)/10" office:value-type="float" office:value="0.0046118851906531">
            <text:p>0,00461</text:p>
          </table:table-cell>
          <table:table-cell/>
        </table:table-row>
        <table:table-row table:style-name="ro1">
          <table:table-cell office:value-type="float" office:value="10.1377122383734">
            <text:p>10,14</text:p>
          </table:table-cell>
          <table:table-cell office:value-type="float" office:value="10.0695623612442">
            <text:p>10,07</text:p>
          </table:table-cell>
          <table:table-cell office:value-type="float" office:value="10.0465352100682">
            <text:p>10,05</text:p>
          </table:table-cell>
          <table:table-cell table:number-columns-repeated="2"/>
          <table:table-cell table:formula="of:=([.A113]-10)/10" office:value-type="float" office:value="0.0137712238373396">
            <text:p>0,01377</text:p>
          </table:table-cell>
          <table:table-cell table:formula="of:=([.B113]-10)/10" office:value-type="float" office:value="0.00695623612442233">
            <text:p>0,00696</text:p>
          </table:table-cell>
          <table:table-cell table:formula="of:=([.C113]-10)/10" office:value-type="float" office:value="0.00465352100682406">
            <text:p>0,00465</text:p>
          </table:table-cell>
          <table:table-cell/>
        </table:table-row>
        <table:table-row table:style-name="ro1">
          <table:table-cell office:value-type="float" office:value="10.1389276189619">
            <text:p>10,14</text:p>
          </table:table-cell>
          <table:table-cell office:value-type="float" office:value="10.0701825278336">
            <text:p>10,07</text:p>
          </table:table-cell>
          <table:table-cell office:value-type="float" office:value="10.0469515164711">
            <text:p>10,05</text:p>
          </table:table-cell>
          <table:table-cell table:number-columns-repeated="2"/>
          <table:table-cell table:formula="of:=([.A114]-10)/10" office:value-type="float" office:value="0.0138927618961851">
            <text:p>0,01389</text:p>
          </table:table-cell>
          <table:table-cell table:formula="of:=([.B114]-10)/10" office:value-type="float" office:value="0.00701825278336194">
            <text:p>0,00702</text:p>
          </table:table-cell>
          <table:table-cell table:formula="of:=([.C114]-10)/10" office:value-type="float" office:value="0.00469515164711396">
            <text:p>0,00470</text:p>
          </table:table-cell>
          <table:table-cell/>
        </table:table-row>
        <table:table-row table:style-name="ro1">
          <table:table-cell office:value-type="float" office:value="10.1401425626345">
            <text:p>10,14</text:p>
          </table:table-cell>
          <table:table-cell office:value-type="float" office:value="10.0708025798663">
            <text:p>10,07</text:p>
          </table:table-cell>
          <table:table-cell office:value-type="float" office:value="10.0473677711303">
            <text:p>10,05</text:p>
          </table:table-cell>
          <table:table-cell table:number-columns-repeated="2"/>
          <table:table-cell table:formula="of:=([.A115]-10)/10" office:value-type="float" office:value="0.0140142562634511">
            <text:p>0,01401</text:p>
          </table:table-cell>
          <table:table-cell table:formula="of:=([.B115]-10)/10" office:value-type="float" office:value="0.00708025798662941">
            <text:p>0,00708</text:p>
          </table:table-cell>
          <table:table-cell table:formula="of:=([.C115]-10)/10" office:value-type="float" office:value="0.0047367771130288">
            <text:p>0,00474</text:p>
          </table:table-cell>
          <table:table-cell/>
        </table:table-row>
        <table:table-row table:style-name="ro1">
          <table:table-cell office:value-type="float" office:value="10.1413570697576">
            <text:p>10,14</text:p>
          </table:table-cell>
          <table:table-cell office:value-type="float" office:value="10.0714225173917">
            <text:p>10,07</text:p>
          </table:table-cell>
          <table:table-cell office:value-type="float" office:value="10.0477839740605">
            <text:p>10,05</text:p>
          </table:table-cell>
          <table:table-cell table:number-columns-repeated="2"/>
          <table:table-cell table:formula="of:=([.A116]-10)/10" office:value-type="float" office:value="0.0141357069757619">
            <text:p>0,01414</text:p>
          </table:table-cell>
          <table:table-cell table:formula="of:=([.B116]-10)/10" office:value-type="float" office:value="0.00714225173917242">
            <text:p>0,00714</text:p>
          </table:table-cell>
          <table:table-cell table:formula="of:=([.C116]-10)/10" office:value-type="float" office:value="0.00477839740604598">
            <text:p>0,00478</text:p>
          </table:table-cell>
          <table:table-cell/>
        </table:table-row>
        <table:table-row table:style-name="ro1">
          <table:table-cell office:value-type="float" office:value="10.1425711406972">
            <text:p>10,14</text:p>
          </table:table-cell>
          <table:table-cell office:value-type="float" office:value="10.0720423404591">
            <text:p>10,07</text:p>
          </table:table-cell>
          <table:table-cell office:value-type="float" office:value="10.0482001252765">
            <text:p>10,05</text:p>
          </table:table-cell>
          <table:table-cell table:number-columns-repeated="2"/>
          <table:table-cell table:formula="of:=([.A117]-10)/10" office:value-type="float" office:value="0.0142571140697205">
            <text:p>0,01426</text:p>
          </table:table-cell>
          <table:table-cell table:formula="of:=([.B117]-10)/10" office:value-type="float" office:value="0.00720423404590722">
            <text:p>0,00720</text:p>
          </table:table-cell>
          <table:table-cell table:formula="of:=([.C117]-10)/10" office:value-type="float" office:value="0.0048200125276546">
            <text:p>0,00482</text:p>
          </table:table-cell>
          <table:table-cell/>
        </table:table-row>
        <table:table-row table:style-name="ro1">
          <table:table-cell office:value-type="float" office:value="10.1437847758185">
            <text:p>10,14</text:p>
          </table:table-cell>
          <table:table-cell office:value-type="float" office:value="10.0726620491178">
            <text:p>10,07</text:p>
          </table:table-cell>
          <table:table-cell office:value-type="float" office:value="10.0486162247938">
            <text:p>10,05</text:p>
          </table:table-cell>
          <table:table-cell table:number-columns-repeated="2"/>
          <table:table-cell table:formula="of:=([.A118]-10)/10" office:value-type="float" office:value="0.0143784775818503">
            <text:p>0,01438</text:p>
          </table:table-cell>
          <table:table-cell table:formula="of:=([.B118]-10)/10" office:value-type="float" office:value="0.00726620491177989">
            <text:p>0,00727</text:p>
          </table:table-cell>
          <table:table-cell table:formula="of:=([.C118]-10)/10" office:value-type="float" office:value="0.0048616224793804">
            <text:p>0,00486</text:p>
          </table:table-cell>
          <table:table-cell/>
        </table:table-row>
        <table:table-row table:style-name="ro1">
          <table:table-cell office:value-type="float" office:value="10.1449979754866">
            <text:p>10,14</text:p>
          </table:table-cell>
          <table:table-cell office:value-type="float" office:value="10.0732816434171">
            <text:p>10,07</text:p>
          </table:table-cell>
          <table:table-cell office:value-type="float" office:value="10.0490322726271">
            <text:p>10,05</text:p>
          </table:table-cell>
          <table:table-cell table:number-columns-repeated="2"/>
          <table:table-cell table:formula="of:=([.A119]-10)/10" office:value-type="float" office:value="0.0144997975486582">
            <text:p>0,01450</text:p>
          </table:table-cell>
          <table:table-cell table:formula="of:=([.B119]-10)/10" office:value-type="float" office:value="0.0073281643417074">
            <text:p>0,00733</text:p>
          </table:table-cell>
          <table:table-cell table:formula="of:=([.C119]-10)/10" office:value-type="float" office:value="0.00490322726270964">
            <text:p>0,00490</text:p>
          </table:table-cell>
          <table:table-cell/>
        </table:table-row>
        <table:table-row table:style-name="ro1">
          <table:table-cell office:value-type="float" office:value="10.1462107400656">
            <text:p>10,15</text:p>
          </table:table-cell>
          <table:table-cell office:value-type="float" office:value="10.073901123406">
            <text:p>10,07</text:p>
          </table:table-cell>
          <table:table-cell office:value-type="float" office:value="10.0494482687914">
            <text:p>10,05</text:p>
          </table:table-cell>
          <table:table-cell table:number-columns-repeated="2"/>
          <table:table-cell table:formula="of:=([.A120]-10)/10" office:value-type="float" office:value="0.0146210740065559">
            <text:p>0,01462</text:p>
          </table:table-cell>
          <table:table-cell table:formula="of:=([.B120]-10)/10" office:value-type="float" office:value="0.00739011234060065">
            <text:p>0,00739</text:p>
          </table:table-cell>
          <table:table-cell table:formula="of:=([.C120]-10)/10" office:value-type="float" office:value="0.00494482687914033">
            <text:p>0,00494</text:p>
          </table:table-cell>
          <table:table-cell/>
        </table:table-row>
        <table:table-row table:style-name="ro1">
          <table:table-cell office:value-type="float" office:value="10.1474230699195">
            <text:p>10,15</text:p>
          </table:table-cell>
          <table:table-cell office:value-type="float" office:value="10.074520489134">
            <text:p>10,07</text:p>
          </table:table-cell>
          <table:table-cell office:value-type="float" office:value="10.0498642133018">
            <text:p>10,05</text:p>
          </table:table-cell>
          <table:table-cell table:number-columns-repeated="2"/>
          <table:table-cell table:formula="of:=([.A121]-10)/10" office:value-type="float" office:value="0.014742306991953">
            <text:p>0,01474</text:p>
          </table:table-cell>
          <table:table-cell table:formula="of:=([.B121]-10)/10" office:value-type="float" office:value="0.00745204891340094">
            <text:p>0,00745</text:p>
          </table:table-cell>
          <table:table-cell table:formula="of:=([.C121]-10)/10" office:value-type="float" office:value="0.00498642133018343">
            <text:p>0,00499</text:p>
          </table:table-cell>
          <table:table-cell/>
        </table:table-row>
        <table:table-row table:style-name="ro1">
          <table:table-cell office:value-type="float" office:value="10.1486349654119">
            <text:p>10,15</text:p>
          </table:table-cell>
          <table:table-cell office:value-type="float" office:value="10.0751397406501">
            <text:p>10,08</text:p>
          </table:table-cell>
          <table:table-cell office:value-type="float" office:value="10.0502801061733">
            <text:p>10,05</text:p>
          </table:table-cell>
          <table:table-cell table:number-columns-repeated="2"/>
          <table:table-cell table:formula="of:=([.A122]-10)/10" office:value-type="float" office:value="0.0148634965411873">
            <text:p>0,01486</text:p>
          </table:table-cell>
          <table:table-cell table:formula="of:=([.B122]-10)/10" office:value-type="float" office:value="0.00751397406501244">
            <text:p>0,00751</text:p>
          </table:table-cell>
          <table:table-cell table:formula="of:=([.C122]-10)/10" office:value-type="float" office:value="0.00502801061732683">
            <text:p>0,00503</text:p>
          </table:table-cell>
          <table:table-cell/>
        </table:table-row>
        <table:table-row table:style-name="ro1">
          <table:table-cell office:value-type="float" office:value="10.1498464269053">
            <text:p>10,15</text:p>
          </table:table-cell>
          <table:table-cell office:value-type="float" office:value="10.0757588780036">
            <text:p>10,08</text:p>
          </table:table-cell>
          <table:table-cell office:value-type="float" office:value="10.0506959474205">
            <text:p>10,05</text:p>
          </table:table-cell>
          <table:table-cell table:number-columns-repeated="2"/>
          <table:table-cell table:formula="of:=([.A123]-10)/10" office:value-type="float" office:value="0.0149846426905345">
            <text:p>0,01498</text:p>
          </table:table-cell>
          <table:table-cell table:formula="of:=([.B123]-10)/10" office:value-type="float" office:value="0.00757588780035814">
            <text:p>0,00758</text:p>
          </table:table-cell>
          <table:table-cell table:formula="of:=([.C123]-10)/10" office:value-type="float" office:value="0.00506959474205289">
            <text:p>0,00507</text:p>
          </table:table-cell>
          <table:table-cell/>
        </table:table-row>
        <table:table-row table:style-name="ro1">
          <table:table-cell office:value-type="float" office:value="10.1510574547628">
            <text:p>10,15</text:p>
          </table:table-cell>
          <table:table-cell office:value-type="float" office:value="10.0763779012434">
            <text:p>10,08</text:p>
          </table:table-cell>
          <table:table-cell office:value-type="float" office:value="10.0511117370588">
            <text:p>10,05</text:p>
          </table:table-cell>
          <table:table-cell table:number-columns-repeated="2"/>
          <table:table-cell table:formula="of:=([.A124]-10)/10" office:value-type="float" office:value="0.0151057454762807">
            <text:p>0,01511</text:p>
          </table:table-cell>
          <table:table-cell table:formula="of:=([.B124]-10)/10" office:value-type="float" office:value="0.00763779012434291">
            <text:p>0,00764</text:p>
          </table:table-cell>
          <table:table-cell table:formula="of:=([.C124]-10)/10" office:value-type="float" office:value="0.00511117370588092">
            <text:p>0,00511</text:p>
          </table:table-cell>
          <table:table-cell/>
        </table:table-row>
        <table:table-row table:style-name="ro1">
          <table:table-cell office:value-type="float" office:value="10.152268049346">
            <text:p>10,15</text:p>
          </table:table-cell>
          <table:table-cell office:value-type="float" office:value="10.0769968104187">
            <text:p>10,08</text:p>
          </table:table-cell>
          <table:table-cell office:value-type="float" office:value="10.051527475103">
            <text:p>10,05</text:p>
          </table:table-cell>
          <table:table-cell table:number-columns-repeated="2"/>
          <table:table-cell table:formula="of:=([.A125]-10)/10" office:value-type="float" office:value="0.0152268049346038">
            <text:p>0,01523</text:p>
          </table:table-cell>
          <table:table-cell table:formula="of:=([.B125]-10)/10" office:value-type="float" office:value="0.00769968104187093">
            <text:p>0,00770</text:p>
          </table:table-cell>
          <table:table-cell table:formula="of:=([.C125]-10)/10" office:value-type="float" office:value="0.00515274751029651">
            <text:p>0,00515</text:p>
          </table:table-cell>
          <table:table-cell/>
        </table:table-row>
        <table:table-row table:style-name="ro1">
          <table:table-cell office:value-type="float" office:value="10.1534782110165">
            <text:p>10,15</text:p>
          </table:table-cell>
          <table:table-cell office:value-type="float" office:value="10.0776156055783">
            <text:p>10,08</text:p>
          </table:table-cell>
          <table:table-cell office:value-type="float" office:value="10.0519431615678">
            <text:p>10,05</text:p>
          </table:table-cell>
          <table:table-cell table:number-columns-repeated="2"/>
          <table:table-cell table:formula="of:=([.A126]-10)/10" office:value-type="float" office:value="0.0153478211016513">
            <text:p>0,01535</text:p>
          </table:table-cell>
          <table:table-cell table:formula="of:=([.B126]-10)/10" office:value-type="float" office:value="0.00776156055783179">
            <text:p>0,00776</text:p>
          </table:table-cell>
          <table:table-cell table:formula="of:=([.C126]-10)/10" office:value-type="float" office:value="0.00519431615678148">
            <text:p>0,00519</text:p>
          </table:table-cell>
          <table:table-cell/>
        </table:table-row>
        <table:table-row table:style-name="ro1">
          <table:table-cell office:value-type="float" office:value="10.1546879401355">
            <text:p>10,15</text:p>
          </table:table-cell>
          <table:table-cell office:value-type="float" office:value="10.0782342867715">
            <text:p>10,08</text:p>
          </table:table-cell>
          <table:table-cell office:value-type="float" office:value="10.0523587964684">
            <text:p>10,05</text:p>
          </table:table-cell>
          <table:table-cell table:number-columns-repeated="2"/>
          <table:table-cell table:formula="of:=([.A127]-10)/10" office:value-type="float" office:value="0.0154687940135462">
            <text:p>0,01547</text:p>
          </table:table-cell>
          <table:table-cell table:formula="of:=([.B127]-10)/10" office:value-type="float" office:value="0.00782342867715187">
            <text:p>0,00782</text:p>
          </table:table-cell>
          <table:table-cell table:formula="of:=([.C127]-10)/10" office:value-type="float" office:value="0.00523587964683987">
            <text:p>0,00524</text:p>
          </table:table-cell>
          <table:table-cell/>
        </table:table-row>
        <table:table-row table:style-name="ro1">
          <table:table-cell office:value-type="float" office:value="10.1558972370633">
            <text:p>10,16</text:p>
          </table:table-cell>
          <table:table-cell office:value-type="float" office:value="10.0788528540472">
            <text:p>10,08</text:p>
          </table:table-cell>
          <table:table-cell office:value-type="float" office:value="10.0527743798195">
            <text:p>10,05</text:p>
          </table:table-cell>
          <table:table-cell table:number-columns-repeated="2"/>
          <table:table-cell table:formula="of:=([.A128]-10)/10" office:value-type="float" office:value="0.0155897237063297">
            <text:p>0,01559</text:p>
          </table:table-cell>
          <table:table-cell table:formula="of:=([.B128]-10)/10" office:value-type="float" office:value="0.00788528540472431">
            <text:p>0,00789</text:p>
          </table:table-cell>
          <table:table-cell table:formula="of:=([.C128]-10)/10" office:value-type="float" office:value="0.00527743798195104">
            <text:p>0,00528</text:p>
          </table:table-cell>
          <table:table-cell/>
        </table:table-row>
        <table:table-row table:style-name="ro1">
          <table:table-cell office:value-type="float" office:value="10.1571061021601">
            <text:p>10,16</text:p>
          </table:table-cell>
          <table:table-cell office:value-type="float" office:value="10.0794713074543">
            <text:p>10,08</text:p>
          </table:table-cell>
          <table:table-cell office:value-type="float" office:value="10.053189911636">
            <text:p>10,05</text:p>
          </table:table-cell>
          <table:table-cell table:number-columns-repeated="2"/>
          <table:table-cell table:formula="of:=([.A129]-10)/10" office:value-type="float" office:value="0.0157106102160084">
            <text:p>0,01571</text:p>
          </table:table-cell>
          <table:table-cell table:formula="of:=([.B129]-10)/10" office:value-type="float" office:value="0.00794713074543036">
            <text:p>0,00795</text:p>
          </table:table-cell>
          <table:table-cell table:formula="of:=([.C129]-10)/10" office:value-type="float" office:value="0.00531899116360126">
            <text:p>0,00532</text:p>
          </table:table-cell>
          <table:table-cell/>
        </table:table-row>
        <table:table-row table:style-name="ro1">
          <table:table-cell office:value-type="float" office:value="10.1583145357856">
            <text:p>10,16</text:p>
          </table:table-cell>
          <table:table-cell office:value-type="float" office:value="10.0800896470417">
            <text:p>10,08</text:p>
          </table:table-cell>
          <table:table-cell office:value-type="float" office:value="10.0536053919332">
            <text:p>10,05</text:p>
          </table:table-cell>
          <table:table-cell table:number-columns-repeated="2"/>
          <table:table-cell table:formula="of:=([.A130]-10)/10" office:value-type="float" office:value="0.0158314535785566">
            <text:p>0,01583</text:p>
          </table:table-cell>
          <table:table-cell table:formula="of:=([.B130]-10)/10" office:value-type="float" office:value="0.00800896470417101">
            <text:p>0,00801</text:p>
          </table:table-cell>
          <table:table-cell table:formula="of:=([.C130]-10)/10" office:value-type="float" office:value="0.00536053919332389">
            <text:p>0,00536</text:p>
          </table:table-cell>
          <table:table-cell/>
        </table:table-row>
        <table:table-row table:style-name="ro1">
          <table:table-cell office:value-type="float" office:value="10.1595225382989">
            <text:p>10,16</text:p>
          </table:table-cell>
          <table:table-cell office:value-type="float" office:value="10.0807078728582">
            <text:p>10,08</text:p>
          </table:table-cell>
          <table:table-cell office:value-type="float" office:value="10.0540208207258">
            <text:p>10,05</text:p>
          </table:table-cell>
          <table:table-cell table:number-columns-repeated="2"/>
          <table:table-cell table:formula="of:=([.A131]-10)/10" office:value-type="float" office:value="0.015952253829888">
            <text:p>0,01595</text:p>
          </table:table-cell>
          <table:table-cell table:formula="of:=([.B131]-10)/10" office:value-type="float" office:value="0.00807078728581789">
            <text:p>0,00807</text:p>
          </table:table-cell>
          <table:table-cell table:formula="of:=([.C131]-10)/10" office:value-type="float" office:value="0.0054020820725805">
            <text:p>0,00540</text:p>
          </table:table-cell>
          <table:table-cell/>
        </table:table-row>
        <table:table-row table:style-name="ro1">
          <table:table-cell office:value-type="float" office:value="10.1607301100587">
            <text:p>10,16</text:p>
          </table:table-cell>
          <table:table-cell office:value-type="float" office:value="10.0813259849526">
            <text:p>10,08</text:p>
          </table:table-cell>
          <table:table-cell office:value-type="float" office:value="10.0544361980285">
            <text:p>10,05</text:p>
          </table:table-cell>
          <table:table-cell table:number-columns-repeated="2"/>
          <table:table-cell table:formula="of:=([.A132]-10)/10" office:value-type="float" office:value="0.0160730110058724">
            <text:p>0,01607</text:p>
          </table:table-cell>
          <table:table-cell table:formula="of:=([.B132]-10)/10" office:value-type="float" office:value="0.00813259849526027">
            <text:p>0,00813</text:p>
          </table:table-cell>
          <table:table-cell table:formula="of:=([.C132]-10)/10" office:value-type="float" office:value="0.00544361980284815">
            <text:p>0,00544</text:p>
          </table:table-cell>
          <table:table-cell/>
        </table:table-row>
        <table:table-row table:style-name="ro1">
          <table:table-cell office:value-type="float" office:value="10.1619372514235">
            <text:p>10,16</text:p>
          </table:table-cell>
          <table:table-cell office:value-type="float" office:value="10.0819439833737">
            <text:p>10,08</text:p>
          </table:table-cell>
          <table:table-cell office:value-type="float" office:value="10.0548515238563">
            <text:p>10,05</text:p>
          </table:table-cell>
          <table:table-cell table:number-columns-repeated="2"/>
          <table:table-cell table:formula="of:=([.A133]-10)/10" office:value-type="float" office:value="0.0161937251423517">
            <text:p>0,01619</text:p>
          </table:table-cell>
          <table:table-cell table:formula="of:=([.B133]-10)/10" office:value-type="float" office:value="0.00819439833737423">
            <text:p>0,00819</text:p>
          </table:table-cell>
          <table:table-cell table:formula="of:=([.C133]-10)/10" office:value-type="float" office:value="0.00548515238563425">
            <text:p>0,00549</text:p>
          </table:table-cell>
          <table:table-cell/>
        </table:table-row>
        <table:table-row table:style-name="ro1">
          <table:table-cell office:value-type="float" office:value="10.1631439627508">
            <text:p>10,16</text:p>
          </table:table-cell>
          <table:table-cell office:value-type="float" office:value="10.0825618681705">
            <text:p>10,08</text:p>
          </table:table-cell>
          <table:table-cell office:value-type="float" office:value="10.0552667982242">
            <text:p>10,06</text:p>
          </table:table-cell>
          <table:table-cell table:number-columns-repeated="2"/>
          <table:table-cell table:formula="of:=([.A134]-10)/10" office:value-type="float" office:value="0.0163143962750823">
            <text:p>0,01631</text:p>
          </table:table-cell>
          <table:table-cell table:formula="of:=([.B134]-10)/10" office:value-type="float" office:value="0.00825618681704938">
            <text:p>0,00826</text:p>
          </table:table-cell>
          <table:table-cell table:formula="of:=([.C134]-10)/10" office:value-type="float" office:value="0.00552667982242241">
            <text:p>0,00553</text:p>
          </table:table-cell>
          <table:table-cell/>
        </table:table-row>
        <table:table-row table:style-name="ro1">
          <table:table-cell office:value-type="float" office:value="10.1643502443978">
            <text:p>10,16</text:p>
          </table:table-cell>
          <table:table-cell office:value-type="float" office:value="10.0831796393915">
            <text:p>10,08</text:p>
          </table:table-cell>
          <table:table-cell office:value-type="float" office:value="10.055682021147">
            <text:p>10,06</text:p>
          </table:table-cell>
          <table:table-cell table:number-columns-repeated="2"/>
          <table:table-cell table:formula="of:=([.A135]-10)/10" office:value-type="float" office:value="0.0164350244397795">
            <text:p>0,01644</text:p>
          </table:table-cell>
          <table:table-cell table:formula="of:=([.B135]-10)/10" office:value-type="float" office:value="0.00831796393915418">
            <text:p>0,00832</text:p>
          </table:table-cell>
          <table:table-cell table:formula="of:=([.C135]-10)/10" office:value-type="float" office:value="0.00556820211470477">
            <text:p>0,00557</text:p>
          </table:table-cell>
          <table:table-cell/>
        </table:table-row>
        <table:table-row table:style-name="ro1">
          <table:table-cell office:value-type="float" office:value="10.1655560967216">
            <text:p>10,17</text:p>
          </table:table-cell>
          <table:table-cell office:value-type="float" office:value="10.0837972970854">
            <text:p>10,08</text:p>
          </table:table-cell>
          <table:table-cell office:value-type="float" office:value="10.0560971926396">
            <text:p>10,06</text:p>
          </table:table-cell>
          <table:table-cell table:number-columns-repeated="2"/>
          <table:table-cell table:formula="of:=([.A136]-10)/10" office:value-type="float" office:value="0.016555609672155">
            <text:p>0,01656</text:p>
          </table:table-cell>
          <table:table-cell table:formula="of:=([.B136]-10)/10" office:value-type="float" office:value="0.00837972970854342">
            <text:p>0,00838</text:p>
          </table:table-cell>
          <table:table-cell table:formula="of:=([.C136]-10)/10" office:value-type="float" office:value="0.00560971926395588">
            <text:p>0,00561</text:p>
          </table:table-cell>
          <table:table-cell/>
        </table:table-row>
        <table:table-row table:style-name="ro1">
          <table:table-cell office:value-type="float" office:value="10.1667615200781">
            <text:p>10,17</text:p>
          </table:table-cell>
          <table:table-cell office:value-type="float" office:value="10.0844148413011">
            <text:p>10,08</text:p>
          </table:table-cell>
          <table:table-cell office:value-type="float" office:value="10.0565123127165">
            <text:p>10,06</text:p>
          </table:table-cell>
          <table:table-cell table:number-columns-repeated="2"/>
          <table:table-cell table:formula="of:=([.A137]-10)/10" office:value-type="float" office:value="0.0166761520078117">
            <text:p>0,01668</text:p>
          </table:table-cell>
          <table:table-cell table:formula="of:=([.B137]-10)/10" office:value-type="float" office:value="0.0084414841301129">
            <text:p>0,00844</text:p>
          </table:table-cell>
          <table:table-cell table:formula="of:=([.C137]-10)/10" office:value-type="float" office:value="0.00565123127165332">
            <text:p>0,00565</text:p>
          </table:table-cell>
          <table:table-cell/>
        </table:table-row>
        <table:table-row table:style-name="ro1">
          <table:table-cell office:value-type="float" office:value="10.1679665148238">
            <text:p>10,17</text:p>
          </table:table-cell>
          <table:table-cell office:value-type="float" office:value="10.085032272087">
            <text:p>10,09</text:p>
          </table:table-cell>
          <table:table-cell office:value-type="float" office:value="10.056927381393">
            <text:p>10,06</text:p>
          </table:table-cell>
          <table:table-cell table:number-columns-repeated="2"/>
          <table:table-cell table:formula="of:=([.A138]-10)/10" office:value-type="float" office:value="0.0167966514823819">
            <text:p>0,01680</text:p>
          </table:table-cell>
          <table:table-cell table:formula="of:=([.B138]-10)/10" office:value-type="float" office:value="0.00850322720870231">
            <text:p>0,00850</text:p>
          </table:table-cell>
          <table:table-cell table:formula="of:=([.C138]-10)/10" office:value-type="float" office:value="0.00569273813930469">
            <text:p>0,00569</text:p>
          </table:table-cell>
          <table:table-cell/>
        </table:table-row>
        <table:table-row table:style-name="ro1">
          <table:table-cell office:value-type="float" office:value="10.1691710813137">
            <text:p>10,17</text:p>
          </table:table-cell>
          <table:table-cell office:value-type="float" office:value="10.0856495894918">
            <text:p>10,09</text:p>
          </table:table-cell>
          <table:table-cell office:value-type="float" office:value="10.057342398684">
            <text:p>10,06</text:p>
          </table:table-cell>
          <table:table-cell table:number-columns-repeated="2"/>
          <table:table-cell table:formula="of:=([.A139]-10)/10" office:value-type="float" office:value="0.016917108131374">
            <text:p>0,01692</text:p>
          </table:table-cell>
          <table:table-cell table:formula="of:=([.B139]-10)/10" office:value-type="float" office:value="0.00856495894918368">
            <text:p>0,00856</text:p>
          </table:table-cell>
          <table:table-cell table:formula="of:=([.C139]-10)/10" office:value-type="float" office:value="0.00573423986840158">
            <text:p>0,00573</text:p>
          </table:table-cell>
          <table:table-cell/>
        </table:table-row>
        <table:table-row table:style-name="ro1">
          <table:table-cell office:value-type="float" office:value="10.1703752199032">
            <text:p>10,17</text:p>
          </table:table-cell>
          <table:table-cell office:value-type="float" office:value="10.0862667935638">
            <text:p>10,09</text:p>
          </table:table-cell>
          <table:table-cell office:value-type="float" office:value="10.0577573646041">
            <text:p>10,06</text:p>
          </table:table-cell>
          <table:table-cell table:number-columns-repeated="2"/>
          <table:table-cell table:formula="of:=([.A140]-10)/10" office:value-type="float" office:value="0.0170375219903207">
            <text:p>0,01704</text:p>
          </table:table-cell>
          <table:table-cell table:formula="of:=([.B140]-10)/10" office:value-type="float" office:value="0.00862667935638211">
            <text:p>0,00863</text:p>
          </table:table-cell>
          <table:table-cell table:formula="of:=([.C140]-10)/10" office:value-type="float" office:value="0.00577573646040594">
            <text:p>0,00578</text:p>
          </table:table-cell>
          <table:table-cell/>
        </table:table-row>
        <table:table-row table:style-name="ro1">
          <table:table-cell office:value-type="float" office:value="10.1715789309465">
            <text:p>10,17</text:p>
          </table:table-cell>
          <table:table-cell office:value-type="float" office:value="10.086883884352">
            <text:p>10,09</text:p>
          </table:table-cell>
          <table:table-cell office:value-type="float" office:value="10.058172279168">
            <text:p>10,06</text:p>
          </table:table-cell>
          <table:table-cell table:number-columns-repeated="2"/>
          <table:table-cell table:formula="of:=([.A141]-10)/10" office:value-type="float" office:value="0.0171578930946515">
            <text:p>0,01716</text:p>
          </table:table-cell>
          <table:table-cell table:formula="of:=([.B141]-10)/10" office:value-type="float" office:value="0.00868838843519768">
            <text:p>0,00869</text:p>
          </table:table-cell>
          <table:table-cell table:formula="of:=([.C141]-10)/10" office:value-type="float" office:value="0.00581722791680424">
            <text:p>0,00582</text:p>
          </table:table-cell>
          <table:table-cell/>
        </table:table-row>
        <table:table-row table:style-name="ro1">
          <table:table-cell office:value-type="float" office:value="10.1727822147976">
            <text:p>10,17</text:p>
          </table:table-cell>
          <table:table-cell office:value-type="float" office:value="10.0875008619046">
            <text:p>10,09</text:p>
          </table:table-cell>
          <table:table-cell office:value-type="float" office:value="10.0585871423909">
            <text:p>10,06</text:p>
          </table:table-cell>
          <table:table-cell table:number-columns-repeated="2"/>
          <table:table-cell table:formula="of:=([.A142]-10)/10" office:value-type="float" office:value="0.0172782214797582">
            <text:p>0,01728</text:p>
          </table:table-cell>
          <table:table-cell table:formula="of:=([.B142]-10)/10" office:value-type="float" office:value="0.00875008619045694">
            <text:p>0,00875</text:p>
          </table:table-cell>
          <table:table-cell table:formula="of:=([.C142]-10)/10" office:value-type="float" office:value="0.00585871423909321">
            <text:p>0,00586</text:p>
          </table:table-cell>
          <table:table-cell/>
        </table:table-row>
        <table:table-row table:style-name="ro1">
          <table:table-cell office:value-type="float" office:value="10.1739850718102">
            <text:p>10,17</text:p>
          </table:table-cell>
          <table:table-cell office:value-type="float" office:value="10.0881177262703">
            <text:p>10,09</text:p>
          </table:table-cell>
          <table:table-cell office:value-type="float" office:value="10.0590019542874">
            <text:p>10,06</text:p>
          </table:table-cell>
          <table:table-cell table:number-columns-repeated="2"/>
          <table:table-cell table:formula="of:=([.A143]-10)/10" office:value-type="float" office:value="0.0173985071810181">
            <text:p>0,01740</text:p>
          </table:table-cell>
          <table:table-cell table:formula="of:=([.B143]-10)/10" office:value-type="float" office:value="0.00881177262702764">
            <text:p>0,00881</text:p>
          </table:table-cell>
          <table:table-cell table:formula="of:=([.C143]-10)/10" office:value-type="float" office:value="0.0059001954287405">
            <text:p>0,00590</text:p>
          </table:table-cell>
          <table:table-cell/>
        </table:table-row>
        <table:table-row table:style-name="ro1">
          <table:table-cell office:value-type="float" office:value="10.1751875023373">
            <text:p>10,18</text:p>
          </table:table-cell>
          <table:table-cell office:value-type="float" office:value="10.0887344774974">
            <text:p>10,09</text:p>
          </table:table-cell>
          <table:table-cell office:value-type="float" office:value="10.0594167148725">
            <text:p>10,06</text:p>
          </table:table-cell>
          <table:table-cell table:number-columns-repeated="2"/>
          <table:table-cell table:formula="of:=([.A144]-10)/10" office:value-type="float" office:value="0.0175187502337348">
            <text:p>0,01752</text:p>
          </table:table-cell>
          <table:table-cell table:formula="of:=([.B144]-10)/10" office:value-type="float" office:value="0.00887344774973666">
            <text:p>0,00887</text:p>
          </table:table-cell>
          <table:table-cell table:formula="of:=([.C144]-10)/10" office:value-type="float" office:value="0.00594167148724996">
            <text:p>0,00594</text:p>
          </table:table-cell>
          <table:table-cell/>
        </table:table-row>
        <table:table-row table:style-name="ro1">
          <table:table-cell office:value-type="float" office:value="10.1763895067317">
            <text:p>10,18</text:p>
          </table:table-cell>
          <table:table-cell office:value-type="float" office:value="10.0893511156342">
            <text:p>10,09</text:p>
          </table:table-cell>
          <table:table-cell office:value-type="float" office:value="10.0598314241608">
            <text:p>10,06</text:p>
          </table:table-cell>
          <table:table-cell table:number-columns-repeated="2"/>
          <table:table-cell table:formula="of:=([.A145]-10)/10" office:value-type="float" office:value="0.0176389506731649">
            <text:p>0,01764</text:p>
          </table:table-cell>
          <table:table-cell table:formula="of:=([.B145]-10)/10" office:value-type="float" office:value="0.00893511156341802">
            <text:p>0,00894</text:p>
          </table:table-cell>
          <table:table-cell table:formula="of:=([.C145]-10)/10" office:value-type="float" office:value="0.00598314241607909">
            <text:p>0,00598</text:p>
          </table:table-cell>
          <table:table-cell/>
        </table:table-row>
        <table:table-row table:style-name="ro1">
          <table:table-cell office:value-type="float" office:value="10.1775910853456">
            <text:p>10,18</text:p>
          </table:table-cell>
          <table:table-cell office:value-type="float" office:value="10.0899676407292">
            <text:p>10,09</text:p>
          </table:table-cell>
          <table:table-cell office:value-type="float" office:value="10.0602460821671">
            <text:p>10,06</text:p>
          </table:table-cell>
          <table:table-cell table:number-columns-repeated="2"/>
          <table:table-cell table:formula="of:=([.A146]-10)/10" office:value-type="float" office:value="0.0177591085345563">
            <text:p>0,01776</text:p>
          </table:table-cell>
          <table:table-cell table:formula="of:=([.B146]-10)/10" office:value-type="float" office:value="0.00899676407291814">
            <text:p>0,00900</text:p>
          </table:table-cell>
          <table:table-cell table:formula="of:=([.C146]-10)/10" office:value-type="float" office:value="0.00602460821670725">
            <text:p>0,00602</text:p>
          </table:table-cell>
          <table:table-cell/>
        </table:table-row>
        <table:table-row table:style-name="ro1">
          <table:table-cell office:value-type="float" office:value="10.1787922385307">
            <text:p>10,18</text:p>
          </table:table-cell>
          <table:table-cell office:value-type="float" office:value="10.0905840528308">
            <text:p>10,09</text:p>
          </table:table-cell>
          <table:table-cell office:value-type="float" office:value="10.0606606889062">
            <text:p>10,06</text:p>
          </table:table-cell>
          <table:table-cell table:number-columns-repeated="2"/>
          <table:table-cell table:formula="of:=([.A147]-10)/10" office:value-type="float" office:value="0.0178792238530672">
            <text:p>0,01788</text:p>
          </table:table-cell>
          <table:table-cell table:formula="of:=([.B147]-10)/10" office:value-type="float" office:value="0.00905840528308151">
            <text:p>0,00906</text:p>
          </table:table-cell>
          <table:table-cell table:formula="of:=([.C147]-10)/10" office:value-type="float" office:value="0.00606606889062498">
            <text:p>0,00607</text:p>
          </table:table-cell>
          <table:table-cell/>
        </table:table-row>
        <table:table-row table:style-name="ro1">
          <table:table-cell office:value-type="float" office:value="10.1799929666383">
            <text:p>10,18</text:p>
          </table:table-cell>
          <table:table-cell office:value-type="float" office:value="10.0912003519871">
            <text:p>10,09</text:p>
          </table:table-cell>
          <table:table-cell office:value-type="float" office:value="10.0610752443931">
            <text:p>10,06</text:p>
          </table:table-cell>
          <table:table-cell table:number-columns-repeated="2"/>
          <table:table-cell table:formula="of:=([.A148]-10)/10" office:value-type="float" office:value="0.0179992966638265">
            <text:p>0,01800</text:p>
          </table:table-cell>
          <table:table-cell table:formula="of:=([.B148]-10)/10" office:value-type="float" office:value="0.00912003519870677">
            <text:p>0,00912</text:p>
          </table:table-cell>
          <table:table-cell table:formula="of:=([.C148]-10)/10" office:value-type="float" office:value="0.00610752443931481">
            <text:p>0,00611</text:p>
          </table:table-cell>
          <table:table-cell/>
        </table:table-row>
        <table:table-row table:style-name="ro1">
          <table:table-cell office:value-type="float" office:value="10.1811932700193">
            <text:p>10,18</text:p>
          </table:table-cell>
          <table:table-cell office:value-type="float" office:value="10.0918165382463">
            <text:p>10,09</text:p>
          </table:table-cell>
          <table:table-cell office:value-type="float" office:value="10.0614897486424">
            <text:p>10,06</text:p>
          </table:table-cell>
          <table:table-cell table:number-columns-repeated="2"/>
          <table:table-cell table:formula="of:=([.A149]-10)/10" office:value-type="float" office:value="0.0181193270019268">
            <text:p>0,01812</text:p>
          </table:table-cell>
          <table:table-cell table:formula="of:=([.B149]-10)/10" office:value-type="float" office:value="0.00918165382463414">
            <text:p>0,00918</text:p>
          </table:table-cell>
          <table:table-cell table:formula="of:=([.C149]-10)/10" office:value-type="float" office:value="0.00614897486423907">
            <text:p>0,00615</text:p>
          </table:table-cell>
          <table:table-cell/>
        </table:table-row>
        <table:table-row table:style-name="ro1">
          <table:table-cell office:value-type="float" office:value="10.182393149024">
            <text:p>10,18</text:p>
          </table:table-cell>
          <table:table-cell office:value-type="float" office:value="10.0924326116571">
            <text:p>10,09</text:p>
          </table:table-cell>
          <table:table-cell office:value-type="float" office:value="10.061904201669">
            <text:p>10,06</text:p>
          </table:table-cell>
          <table:table-cell table:number-columns-repeated="2"/>
          <table:table-cell table:formula="of:=([.A150]-10)/10" office:value-type="float" office:value="0.0182393149024048">
            <text:p>0,01824</text:p>
          </table:table-cell>
          <table:table-cell table:formula="of:=([.B150]-10)/10" office:value-type="float" office:value="0.00924326116571201">
            <text:p>0,00924</text:p>
          </table:table-cell>
          <table:table-cell table:formula="of:=([.C150]-10)/10" office:value-type="float" office:value="0.00619042016689555">
            <text:p>0,00619</text:p>
          </table:table-cell>
          <table:table-cell/>
        </table:table-row>
        <table:table-row table:style-name="ro1">
          <table:table-cell office:value-type="float" office:value="10.1835926040026">
            <text:p>10,18</text:p>
          </table:table-cell>
          <table:table-cell office:value-type="float" office:value="10.0930485722675">
            <text:p>10,09</text:p>
          </table:table-cell>
          <table:table-cell office:value-type="float" office:value="10.0623186034873">
            <text:p>10,06</text:p>
          </table:table-cell>
          <table:table-cell table:number-columns-repeated="2"/>
          <table:table-cell table:formula="of:=([.A151]-10)/10" office:value-type="float" office:value="0.0183592604002563">
            <text:p>0,01836</text:p>
          </table:table-cell>
          <table:table-cell table:formula="of:=([.B151]-10)/10" office:value-type="float" office:value="0.00930485722674668">
            <text:p>0,00930</text:p>
          </table:table-cell>
          <table:table-cell table:formula="of:=([.C151]-10)/10" office:value-type="float" office:value="0.00623186034873164">
            <text:p>0,00623</text:p>
          </table:table-cell>
          <table:table-cell/>
        </table:table-row>
        <table:table-row table:style-name="ro1">
          <table:table-cell office:value-type="float" office:value="10.1847916353041">
            <text:p>10,18</text:p>
          </table:table-cell>
          <table:table-cell office:value-type="float" office:value="10.0936644201256">
            <text:p>10,09</text:p>
          </table:table-cell>
          <table:table-cell office:value-type="float" office:value="10.0627329541123">
            <text:p>10,06</text:p>
          </table:table-cell>
          <table:table-cell table:number-columns-repeated="2"/>
          <table:table-cell table:formula="of:=([.A152]-10)/10" office:value-type="float" office:value="0.0184791635304064">
            <text:p>0,01848</text:p>
          </table:table-cell>
          <table:table-cell table:formula="of:=([.B152]-10)/10" office:value-type="float" office:value="0.00936644201256182">
            <text:p>0,00937</text:p>
          </table:table-cell>
          <table:table-cell table:formula="of:=([.C152]-10)/10" office:value-type="float" office:value="0.0062732954112338">
            <text:p>0,00627</text:p>
          </table:table-cell>
          <table:table-cell/>
        </table:table-row>
        <table:table-row table:style-name="ro1">
          <table:table-cell office:value-type="float" office:value="10.185990243278">
            <text:p>10,19</text:p>
          </table:table-cell>
          <table:table-cell office:value-type="float" office:value="10.0942801552796">
            <text:p>10,09</text:p>
          </table:table-cell>
          <table:table-cell office:value-type="float" office:value="10.063147253559">
            <text:p>10,06</text:p>
          </table:table-cell>
          <table:table-cell table:number-columns-repeated="2"/>
          <table:table-cell table:formula="of:=([.A153]-10)/10" office:value-type="float" office:value="0.0185990243277951">
            <text:p>0,01860</text:p>
          </table:table-cell>
          <table:table-cell table:formula="of:=([.B153]-10)/10" office:value-type="float" office:value="0.00942801552795984">
            <text:p>0,00943</text:p>
          </table:table-cell>
          <table:table-cell table:formula="of:=([.C153]-10)/10" office:value-type="float" office:value="0.00631472535589666">
            <text:p>0,00631</text:p>
          </table:table-cell>
          <table:table-cell/>
        </table:table-row>
        <table:table-row table:style-name="ro1">
          <table:table-cell office:value-type="float" office:value="10.1871884282725">
            <text:p>10,19</text:p>
          </table:table-cell>
          <table:table-cell office:value-type="float" office:value="10.0948957777776">
            <text:p>10,09</text:p>
          </table:table-cell>
          <table:table-cell office:value-type="float" office:value="10.0635615018419">
            <text:p>10,06</text:p>
          </table:table-cell>
          <table:table-cell table:number-columns-repeated="2"/>
          <table:table-cell table:formula="of:=([.A154]-10)/10" office:value-type="float" office:value="0.0187188428272526">
            <text:p>0,01872</text:p>
          </table:table-cell>
          <table:table-cell table:formula="of:=([.B154]-10)/10" office:value-type="float" office:value="0.00948957777776442">
            <text:p>0,00949</text:p>
          </table:table-cell>
          <table:table-cell table:formula="of:=([.C154]-10)/10" office:value-type="float" office:value="0.00635615018418481">
            <text:p>0,00636</text:p>
          </table:table-cell>
          <table:table-cell/>
        </table:table-row>
        <table:table-row table:style-name="ro1">
          <table:table-cell office:value-type="float" office:value="10.1883861906359">
            <text:p>10,19</text:p>
          </table:table-cell>
          <table:table-cell office:value-type="float" office:value="10.0955112876676">
            <text:p>10,1</text:p>
          </table:table-cell>
          <table:table-cell office:value-type="float" office:value="10.0639756989757">
            <text:p>10,06</text:p>
          </table:table-cell>
          <table:table-cell table:number-columns-repeated="2"/>
          <table:table-cell table:formula="of:=([.A155]-10)/10" office:value-type="float" office:value="0.0188386190635855">
            <text:p>0,01884</text:p>
          </table:table-cell>
          <table:table-cell table:formula="of:=([.B155]-10)/10" office:value-type="float" office:value="0.00955112876676374">
            <text:p>0,00955</text:p>
          </table:table-cell>
          <table:table-cell table:formula="of:=([.C155]-10)/10" office:value-type="float" office:value="0.00639756989757014">
            <text:p>0,00640</text:p>
          </table:table-cell>
          <table:table-cell/>
        </table:table-row>
        <table:table-row table:style-name="ro1">
          <table:table-cell office:value-type="float" office:value="10.1895835307158">
            <text:p>10,19</text:p>
          </table:table-cell>
          <table:table-cell office:value-type="float" office:value="10.0961266849978">
            <text:p>10,1</text:p>
          </table:table-cell>
          <table:table-cell office:value-type="float" office:value="10.0643898449753">
            <text:p>10,06</text:p>
          </table:table-cell>
          <table:table-cell table:number-columns-repeated="2"/>
          <table:table-cell table:formula="of:=([.A156]-10)/10" office:value-type="float" office:value="0.0189583530715797">
            <text:p>0,01896</text:p>
          </table:table-cell>
          <table:table-cell table:formula="of:=([.B156]-10)/10" office:value-type="float" office:value="0.00961266849977598">
            <text:p>0,00961</text:p>
          </table:table-cell>
          <table:table-cell table:formula="of:=([.C156]-10)/10" office:value-type="float" office:value="0.00643898449752651">
            <text:p>0,00644</text:p>
          </table:table-cell>
          <table:table-cell/>
        </table:table-row>
        <table:table-row table:style-name="ro1">
          <table:table-cell office:value-type="float" office:value="10.1907804488595">
            <text:p>10,19</text:p>
          </table:table-cell>
          <table:table-cell office:value-type="float" office:value="10.0967419698159">
            <text:p>10,1</text:p>
          </table:table-cell>
          <table:table-cell office:value-type="float" office:value="10.0648039398552">
            <text:p>10,06</text:p>
          </table:table-cell>
          <table:table-cell table:number-columns-repeated="2"/>
          <table:table-cell table:formula="of:=([.A157]-10)/10" office:value-type="float" office:value="0.0190780448859485">
            <text:p>0,01908</text:p>
          </table:table-cell>
          <table:table-cell table:formula="of:=([.B157]-10)/10" office:value-type="float" office:value="0.00967419698159127">
            <text:p>0,00967</text:p>
          </table:table-cell>
          <table:table-cell table:formula="of:=([.C157]-10)/10" office:value-type="float" office:value="0.00648039398551852">
            <text:p>0,00648</text:p>
          </table:table-cell>
          <table:table-cell/>
        </table:table-row>
        <table:table-row table:style-name="ro1">
          <table:table-cell office:value-type="float" office:value="10.1919769454137">
            <text:p>10,19</text:p>
          </table:table-cell>
          <table:table-cell office:value-type="float" office:value="10.0973571421703">
            <text:p>10,1</text:p>
          </table:table-cell>
          <table:table-cell office:value-type="float" office:value="10.0652179836304">
            <text:p>10,07</text:p>
          </table:table-cell>
          <table:table-cell table:number-columns-repeated="2"/>
          <table:table-cell table:formula="of:=([.A158]-10)/10" office:value-type="float" office:value="0.0191976945413671">
            <text:p>0,01920</text:p>
          </table:table-cell>
          <table:table-cell table:formula="of:=([.B158]-10)/10" office:value-type="float" office:value="0.00973571421702832">
            <text:p>0,00974</text:p>
          </table:table-cell>
          <table:table-cell table:formula="of:=([.C158]-10)/10" office:value-type="float" office:value="0.00652179836304487">
            <text:p>0,00652</text:p>
          </table:table-cell>
          <table:table-cell/>
        </table:table-row>
        <table:table-row table:style-name="ro1">
          <table:table-cell office:value-type="float" office:value="10.1931730207248">
            <text:p>10,19</text:p>
          </table:table-cell>
          <table:table-cell office:value-type="float" office:value="10.0979722021087">
            <text:p>10,1</text:p>
          </table:table-cell>
          <table:table-cell office:value-type="float" office:value="10.0656319763156">
            <text:p>10,07</text:p>
          </table:table-cell>
          <table:table-cell table:number-columns-repeated="2"/>
          <table:table-cell table:formula="of:=([.A159]-10)/10" office:value-type="float" office:value="0.0193173020724799">
            <text:p>0,01932</text:p>
          </table:table-cell>
          <table:table-cell table:formula="of:=([.B159]-10)/10" office:value-type="float" office:value="0.00979722021087284">
            <text:p>0,00980</text:p>
          </table:table-cell>
          <table:table-cell table:formula="of:=([.C159]-10)/10" office:value-type="float" office:value="0.00656319763155739">
            <text:p>0,00656</text:p>
          </table:table-cell>
          <table:table-cell/>
        </table:table-row>
        <table:table-row table:style-name="ro1">
          <table:table-cell office:value-type="float" office:value="10.1943686751388">
            <text:p>10,19</text:p>
          </table:table-cell>
          <table:table-cell office:value-type="float" office:value="10.098587149679">
            <text:p>10,1</text:p>
          </table:table-cell>
          <table:table-cell office:value-type="float" office:value="10.0660459179252">
            <text:p>10,07</text:p>
          </table:table-cell>
          <table:table-cell table:number-columns-repeated="2"/>
          <table:table-cell table:formula="of:=([.A160]-10)/10" office:value-type="float" office:value="0.0194368675138767">
            <text:p>0,01944</text:p>
          </table:table-cell>
          <table:table-cell table:formula="of:=([.B160]-10)/10" office:value-type="float" office:value="0.00985871496790196">
            <text:p>0,00986</text:p>
          </table:table-cell>
          <table:table-cell table:formula="of:=([.C160]-10)/10" office:value-type="float" office:value="0.00660459179251678">
            <text:p>0,00660</text:p>
          </table:table-cell>
          <table:table-cell/>
        </table:table-row>
        <table:table-row table:style-name="ro1">
          <table:table-cell office:value-type="float" office:value="10.195563909001">
            <text:p>10,2</text:p>
          </table:table-cell>
          <table:table-cell office:value-type="float" office:value="10.0992019849294">
            <text:p>10,1</text:p>
          </table:table-cell>
          <table:table-cell office:value-type="float" office:value="10.0664598084741">
            <text:p>10,07</text:p>
          </table:table-cell>
          <table:table-cell table:number-columns-repeated="2"/>
          <table:table-cell table:formula="of:=([.A161]-10)/10" office:value-type="float" office:value="0.0195563909000992">
            <text:p>0,01956</text:p>
          </table:table-cell>
          <table:table-cell table:formula="of:=([.B161]-10)/10" office:value-type="float" office:value="0.00992019849294366">
            <text:p>0,00992</text:p>
          </table:table-cell>
          <table:table-cell table:formula="of:=([.C161]-10)/10" office:value-type="float" office:value="0.00664598084741002">
            <text:p>0,00665</text:p>
          </table:table-cell>
          <table:table-cell/>
        </table:table-row>
        <table:table-row table:style-name="ro1">
          <table:table-cell office:value-type="float" office:value="10.1967587226564">
            <text:p>10,2</text:p>
          </table:table-cell>
          <table:table-cell office:value-type="float" office:value="10.0998167079077">
            <text:p>10,1</text:p>
          </table:table-cell>
          <table:table-cell office:value-type="float" office:value="10.0668736479769">
            <text:p>10,07</text:p>
          </table:table-cell>
          <table:table-cell table:number-columns-repeated="2"/>
          <table:table-cell table:formula="of:=([.A162]-10)/10" office:value-type="float" office:value="0.0196758722656442">
            <text:p>0,01968</text:p>
          </table:table-cell>
          <table:table-cell table:formula="of:=([.B162]-10)/10" office:value-type="float" office:value="0.0099816707907662">
            <text:p>0,00998</text:p>
          </table:table-cell>
          <table:table-cell table:formula="of:=([.C162]-10)/10" office:value-type="float" office:value="0.00668736479769052">
            <text:p>0,00669</text:p>
          </table:table-cell>
          <table:table-cell/>
        </table:table-row>
        <table:table-row table:style-name="ro1">
          <table:table-cell office:value-type="float" office:value="10.1979531164497">
            <text:p>10,2</text:p>
          </table:table-cell>
          <table:table-cell office:value-type="float" office:value="10.1004313186613">
            <text:p>10,1</text:p>
          </table:table-cell>
          <table:table-cell office:value-type="float" office:value="10.0672874364485">
            <text:p>10,07</text:p>
          </table:table-cell>
          <table:table-cell table:number-columns-repeated="2"/>
          <table:table-cell table:formula="of:=([.A163]-10)/10" office:value-type="float" office:value="0.01979531164497">
            <text:p>0,01980</text:p>
          </table:table-cell>
          <table:table-cell table:formula="of:=([.B163]-10)/10" office:value-type="float" office:value="0.0100431318661316">
            <text:p>0,01004</text:p>
          </table:table-cell>
          <table:table-cell table:formula="of:=([.C163]-10)/10" office:value-type="float" office:value="0.00672874364484919">
            <text:p>0,00673</text:p>
          </table:table-cell>
          <table:table-cell/>
        </table:table-row>
        <table:table-row table:style-name="ro1">
          <table:table-cell office:value-type="float" office:value="10.1991470907247">
            <text:p>10,2</text:p>
          </table:table-cell>
          <table:table-cell office:value-type="float" office:value="10.1010458172384">
            <text:p>10,1</text:p>
          </table:table-cell>
          <table:table-cell office:value-type="float" office:value="10.0677011739034">
            <text:p>10,07</text:p>
          </table:table-cell>
          <table:table-cell table:number-columns-repeated="2"/>
          <table:table-cell table:formula="of:=([.A164]-10)/10" office:value-type="float" office:value="0.019914709072474">
            <text:p>0,01991</text:p>
          </table:table-cell>
          <table:table-cell table:formula="of:=([.B164]-10)/10" office:value-type="float" office:value="0.0101045817238417">
            <text:p>0,01010</text:p>
          </table:table-cell>
          <table:table-cell table:formula="of:=([.C164]-10)/10" office:value-type="float" office:value="0.00677011739033944">
            <text:p>0,00677</text:p>
          </table:table-cell>
          <table:table-cell/>
        </table:table-row>
        <table:table-row table:style-name="ro1">
          <table:table-cell office:value-type="float" office:value="10.2003406458252">
            <text:p>10,2</text:p>
          </table:table-cell>
          <table:table-cell office:value-type="float" office:value="10.1016602036866">
            <text:p>10,1</text:p>
          </table:table-cell>
          <table:table-cell office:value-type="float" office:value="10.0681148603562">
            <text:p>10,07</text:p>
          </table:table-cell>
          <table:table-cell table:number-columns-repeated="2"/>
          <table:table-cell table:formula="of:=([.A165]-10)/10" office:value-type="float" office:value="0.0200340645825241">
            <text:p>0,02003</text:p>
          </table:table-cell>
          <table:table-cell table:formula="of:=([.B165]-10)/10" office:value-type="float" office:value="0.010166020368659">
            <text:p>0,01017</text:p>
          </table:table-cell>
          <table:table-cell table:formula="of:=([.C165]-10)/10" office:value-type="float" office:value="0.00681148603562036">
            <text:p>0,00681</text:p>
          </table:table-cell>
          <table:table-cell/>
        </table:table-row>
        <table:table-row table:style-name="ro1">
          <table:table-cell office:value-type="float" office:value="10.2015337820944">
            <text:p>10,2</text:p>
          </table:table-cell>
          <table:table-cell office:value-type="float" office:value="10.1022744780536">
            <text:p>10,1</text:p>
          </table:table-cell>
          <table:table-cell office:value-type="float" office:value="10.0685284958218">
            <text:p>10,07</text:p>
          </table:table-cell>
          <table:table-cell table:number-columns-repeated="2"/>
          <table:table-cell table:formula="of:=([.A166]-10)/10" office:value-type="float" office:value="0.0201533782094396">
            <text:p>0,02015</text:p>
          </table:table-cell>
          <table:table-cell table:formula="of:=([.B166]-10)/10" office:value-type="float" office:value="0.0102274478053612">
            <text:p>0,01023</text:p>
          </table:table-cell>
          <table:table-cell table:formula="of:=([.C166]-10)/10" office:value-type="float" office:value="0.00685284958217913">
            <text:p>0,00685</text:p>
          </table:table-cell>
          <table:table-cell/>
        </table:table-row>
        <table:table-row table:style-name="ro1">
          <table:table-cell office:value-type="float" office:value="10.2027264998749">
            <text:p>10,2</text:p>
          </table:table-cell>
          <table:table-cell office:value-type="float" office:value="10.1028886403874">
            <text:p>10,1</text:p>
          </table:table-cell>
          <table:table-cell office:value-type="float" office:value="10.0689420803147">
            <text:p>10,07</text:p>
          </table:table-cell>
          <table:table-cell table:number-columns-repeated="2"/>
          <table:table-cell table:formula="of:=([.A167]-10)/10" office:value-type="float" office:value="0.0202726499874856">
            <text:p>0,02027</text:p>
          </table:table-cell>
          <table:table-cell table:formula="of:=([.B167]-10)/10" office:value-type="float" office:value="0.010288864038737">
            <text:p>0,01029</text:p>
          </table:table-cell>
          <table:table-cell table:formula="of:=([.C167]-10)/10" office:value-type="float" office:value="0.006894208031472">
            <text:p>0,00689</text:p>
          </table:table-cell>
          <table:table-cell/>
        </table:table-row>
        <table:table-row table:style-name="ro1">
          <table:table-cell office:value-type="float" office:value="10.2039187995092">
            <text:p>10,2</text:p>
          </table:table-cell>
          <table:table-cell office:value-type="float" office:value="10.1035026907353">
            <text:p>10,1</text:p>
          </table:table-cell>
          <table:table-cell office:value-type="float" office:value="10.0693556138497">
            <text:p>10,07</text:p>
          </table:table-cell>
          <table:table-cell table:number-columns-repeated="2"/>
          <table:table-cell table:formula="of:=([.A168]-10)/10" office:value-type="float" office:value="0.0203918799509198">
            <text:p>0,02039</text:p>
          </table:table-cell>
          <table:table-cell table:formula="of:=([.B168]-10)/10" office:value-type="float" office:value="0.0103502690735256">
            <text:p>0,01035</text:p>
          </table:table-cell>
          <table:table-cell table:formula="of:=([.C168]-10)/10" office:value-type="float" office:value="0.0069355613849698">
            <text:p>0,00694</text:p>
          </table:table-cell>
          <table:table-cell/>
        </table:table-row>
        <table:table-row table:style-name="ro1">
          <table:table-cell office:value-type="float" office:value="10.2051106813393">
            <text:p>10,21</text:p>
          </table:table-cell>
          <table:table-cell office:value-type="float" office:value="10.104116629145">
            <text:p>10,1</text:p>
          </table:table-cell>
          <table:table-cell office:value-type="float" office:value="10.0697690964411">
            <text:p>10,07</text:p>
          </table:table-cell>
          <table:table-cell table:number-columns-repeated="2"/>
          <table:table-cell table:formula="of:=([.A169]-10)/10" office:value-type="float" office:value="0.020511068133926">
            <text:p>0,02051</text:p>
          </table:table-cell>
          <table:table-cell table:formula="of:=([.B169]-10)/10" office:value-type="float" office:value="0.0104116629144993">
            <text:p>0,01041</text:p>
          </table:table-cell>
          <table:table-cell table:formula="of:=([.C169]-10)/10" office:value-type="float" office:value="0.00697690964411439">
            <text:p>0,00698</text:p>
          </table:table-cell>
          <table:table-cell/>
        </table:table-row>
        <table:table-row table:style-name="ro1">
          <table:table-cell office:value-type="float" office:value="10.2063021457067">
            <text:p>10,21</text:p>
          </table:table-cell>
          <table:table-cell office:value-type="float" office:value="10.1047304556642">
            <text:p>10,1</text:p>
          </table:table-cell>
          <table:table-cell office:value-type="float" office:value="10.0701825281041">
            <text:p>10,07</text:p>
          </table:table-cell>
          <table:table-cell table:number-columns-repeated="2"/>
          <table:table-cell table:formula="of:=([.A170]-10)/10" office:value-type="float" office:value="0.0206302145706653">
            <text:p>0,02063</text:p>
          </table:table-cell>
          <table:table-cell table:formula="of:=([.B170]-10)/10" office:value-type="float" office:value="0.0104730455664214">
            <text:p>0,01047</text:p>
          </table:table-cell>
          <table:table-cell table:formula="of:=([.C170]-10)/10" office:value-type="float" office:value="0.00701825281040627">
            <text:p>0,00702</text:p>
          </table:table-cell>
          <table:table-cell/>
        </table:table-row>
        <table:table-row table:style-name="ro1">
          <table:table-cell office:value-type="float" office:value="10.2074931929522">
            <text:p>10,21</text:p>
          </table:table-cell>
          <table:table-cell office:value-type="float" office:value="10.1053441703405">
            <text:p>10,11</text:p>
          </table:table-cell>
          <table:table-cell office:value-type="float" office:value="10.0705959088529">
            <text:p>10,07</text:p>
          </table:table-cell>
          <table:table-cell table:number-columns-repeated="2"/>
          <table:table-cell table:formula="of:=([.A171]-10)/10" office:value-type="float" office:value="0.0207493192952223">
            <text:p>0,02075</text:p>
          </table:table-cell>
          <table:table-cell table:formula="of:=([.B171]-10)/10" office:value-type="float" office:value="0.0105344170340501">
            <text:p>0,01053</text:p>
          </table:table-cell>
          <table:table-cell table:formula="of:=([.C171]-10)/10" office:value-type="float" office:value="0.00705959088528782">
            <text:p>0,00706</text:p>
          </table:table-cell>
          <table:table-cell/>
        </table:table-row>
        <table:table-row table:style-name="ro1">
          <table:table-cell office:value-type="float" office:value="10.2086838234166">
            <text:p>10,21</text:p>
          </table:table-cell>
          <table:table-cell office:value-type="float" office:value="10.1059577732214">
            <text:p>10,11</text:p>
          </table:table-cell>
          <table:table-cell office:value-type="float" office:value="10.0710092387023">
            <text:p>10,07</text:p>
          </table:table-cell>
          <table:table-cell table:number-columns-repeated="2"/>
          <table:table-cell table:formula="of:=([.A172]-10)/10" office:value-type="float" office:value="0.0208683823416566">
            <text:p>0,02087</text:p>
          </table:table-cell>
          <table:table-cell table:formula="of:=([.B172]-10)/10" office:value-type="float" office:value="0.0105957773221393">
            <text:p>0,01060</text:p>
          </table:table-cell>
          <table:table-cell table:formula="of:=([.C172]-10)/10" office:value-type="float" office:value="0.00710092387022581">
            <text:p>0,00710</text:p>
          </table:table-cell>
          <table:table-cell/>
        </table:table-row>
        <table:table-row table:style-name="ro1">
          <table:table-cell office:value-type="float" office:value="10.2098740374397">
            <text:p>10,21</text:p>
          </table:table-cell>
          <table:table-cell office:value-type="float" office:value="10.1065712643543">
            <text:p>10,11</text:p>
          </table:table-cell>
          <table:table-cell office:value-type="float" office:value="10.0714225176667">
            <text:p>10,07</text:p>
          </table:table-cell>
          <table:table-cell table:number-columns-repeated="2"/>
          <table:table-cell table:formula="of:=([.A173]-10)/10" office:value-type="float" office:value="0.0209874037439725">
            <text:p>0,02099</text:p>
          </table:table-cell>
          <table:table-cell table:formula="of:=([.B173]-10)/10" office:value-type="float" office:value="0.0106571264354336">
            <text:p>0,01066</text:p>
          </table:table-cell>
          <table:table-cell table:formula="of:=([.C173]-10)/10" office:value-type="float" office:value="0.00714225176666972">
            <text:p>0,00714</text:p>
          </table:table-cell>
          <table:table-cell/>
        </table:table-row>
        <table:table-row table:style-name="ro1">
          <table:table-cell office:value-type="float" office:value="10.2110638353615">
            <text:p>10,21</text:p>
          </table:table-cell>
          <table:table-cell office:value-type="float" office:value="10.1071846437868">
            <text:p>10,11</text:p>
          </table:table-cell>
          <table:table-cell office:value-type="float" office:value="10.071835745761">
            <text:p>10,07</text:p>
          </table:table-cell>
          <table:table-cell table:number-columns-repeated="2"/>
          <table:table-cell table:formula="of:=([.A174]-10)/10" office:value-type="float" office:value="0.021106383536152">
            <text:p>0,02111</text:p>
          </table:table-cell>
          <table:table-cell table:formula="of:=([.B174]-10)/10" office:value-type="float" office:value="0.0107184643786796">
            <text:p>0,01072</text:p>
          </table:table-cell>
          <table:table-cell table:formula="of:=([.C174]-10)/10" office:value-type="float" office:value="0.00718357457609713">
            <text:p>0,00718</text:p>
          </table:table-cell>
          <table:table-cell/>
        </table:table-row>
        <table:table-row table:style-name="ro1">
          <table:table-cell office:value-type="float" office:value="10.2122532175211">
            <text:p>10,21</text:p>
          </table:table-cell>
          <table:table-cell office:value-type="float" office:value="10.1077979115663">
            <text:p>10,11</text:p>
          </table:table-cell>
          <table:table-cell office:value-type="float" office:value="10.0722489229997">
            <text:p>10,07</text:p>
          </table:table-cell>
          <table:table-cell table:number-columns-repeated="2"/>
          <table:table-cell table:formula="of:=([.A175]-10)/10" office:value-type="float" office:value="0.0212253217521141">
            <text:p>0,02123</text:p>
          </table:table-cell>
          <table:table-cell table:formula="of:=([.B175]-10)/10" office:value-type="float" office:value="0.0107797911566333">
            <text:p>0,01078</text:p>
          </table:table-cell>
          <table:table-cell table:formula="of:=([.C175]-10)/10" office:value-type="float" office:value="0.00722489229997389">
            <text:p>0,00722</text:p>
          </table:table-cell>
          <table:table-cell/>
        </table:table-row>
        <table:table-row table:style-name="ro1">
          <table:table-cell office:value-type="float" office:value="10.2134421842575">
            <text:p>10,21</text:p>
          </table:table-cell>
          <table:table-cell office:value-type="float" office:value="10.1084110677402">
            <text:p>10,11</text:p>
          </table:table-cell>
          <table:table-cell office:value-type="float" office:value="10.0726620493974">
            <text:p>10,07</text:p>
          </table:table-cell>
          <table:table-cell table:number-columns-repeated="2"/>
          <table:table-cell table:formula="of:=([.A176]-10)/10" office:value-type="float" office:value="0.0213442184257488">
            <text:p>0,02134</text:p>
          </table:table-cell>
          <table:table-cell table:formula="of:=([.B176]-10)/10" office:value-type="float" office:value="0.0108411067740228">
            <text:p>0,01084</text:p>
          </table:table-cell>
          <table:table-cell table:formula="of:=([.C176]-10)/10" office:value-type="float" office:value="0.00726620493973797">
            <text:p>0,00727</text:p>
          </table:table-cell>
          <table:table-cell/>
        </table:table-row>
        <table:table-row table:style-name="ro1">
          <table:table-cell office:value-type="float" office:value="10.2146307359089">
            <text:p>10,21</text:p>
          </table:table-cell>
          <table:table-cell office:value-type="float" office:value="10.1090241123559">
            <text:p>10,11</text:p>
          </table:table-cell>
          <table:table-cell office:value-type="float" office:value="10.0730751249686">
            <text:p>10,07</text:p>
          </table:table-cell>
          <table:table-cell table:number-columns-repeated="2"/>
          <table:table-cell table:formula="of:=([.A177]-10)/10" office:value-type="float" office:value="0.0214630735908916">
            <text:p>0,02146</text:p>
          </table:table-cell>
          <table:table-cell table:formula="of:=([.B177]-10)/10" office:value-type="float" office:value="0.0109024112355877">
            <text:p>0,01090</text:p>
          </table:table-cell>
          <table:table-cell table:formula="of:=([.C177]-10)/10" office:value-type="float" office:value="0.00730751249686055">
            <text:p>0,00731</text:p>
          </table:table-cell>
          <table:table-cell/>
        </table:table-row>
        <table:table-row table:style-name="ro1">
          <table:table-cell office:value-type="float" office:value="10.2158188728135">
            <text:p>10,22</text:p>
          </table:table-cell>
          <table:table-cell office:value-type="float" office:value="10.1096370454608">
            <text:p>10,11</text:p>
          </table:table-cell>
          <table:table-cell office:value-type="float" office:value="10.0734881497281">
            <text:p>10,07</text:p>
          </table:table-cell>
          <table:table-cell table:number-columns-repeated="2"/>
          <table:table-cell table:formula="of:=([.A178]-10)/10" office:value-type="float" office:value="0.0215818872813454">
            <text:p>0,02158</text:p>
          </table:table-cell>
          <table:table-cell table:formula="of:=([.B178]-10)/10" office:value-type="float" office:value="0.0109637045460754">
            <text:p>0,01096</text:p>
          </table:table-cell>
          <table:table-cell table:formula="of:=([.C178]-10)/10" office:value-type="float" office:value="0.00734881497280746">
            <text:p>0,00735</text:p>
          </table:table-cell>
          <table:table-cell/>
        </table:table-row>
        <table:table-row table:style-name="ro1">
          <table:table-cell office:value-type="float" office:value="10.2170065953088">
            <text:p>10,22</text:p>
          </table:table-cell>
          <table:table-cell office:value-type="float" office:value="10.110249867102">
            <text:p>10,11</text:p>
          </table:table-cell>
          <table:table-cell office:value-type="float" office:value="10.0739011236902">
            <text:p>10,07</text:p>
          </table:table-cell>
          <table:table-cell table:number-columns-repeated="2"/>
          <table:table-cell table:formula="of:=([.A179]-10)/10" office:value-type="float" office:value="0.021700659530881">
            <text:p>0,02170</text:p>
          </table:table-cell>
          <table:table-cell table:formula="of:=([.B179]-10)/10" office:value-type="float" office:value="0.0110249867102027">
            <text:p>0,01102</text:p>
          </table:table-cell>
          <table:table-cell table:formula="of:=([.C179]-10)/10" office:value-type="float" office:value="0.00739011236901934">
            <text:p>0,00739</text:p>
          </table:table-cell>
          <table:table-cell/>
        </table:table-row>
        <table:table-row table:style-name="ro1">
          <table:table-cell office:value-type="float" office:value="10.2181939037318">
            <text:p>10,22</text:p>
          </table:table-cell>
          <table:table-cell office:value-type="float" office:value="10.110862577327">
            <text:p>10,11</text:p>
          </table:table-cell>
          <table:table-cell office:value-type="float" office:value="10.0743140468698">
            <text:p>10,07</text:p>
          </table:table-cell>
          <table:table-cell table:number-columns-repeated="2"/>
          <table:table-cell table:formula="of:=([.A180]-10)/10" office:value-type="float" office:value="0.0218193903731834">
            <text:p>0,02182</text:p>
          </table:table-cell>
          <table:table-cell table:formula="of:=([.B180]-10)/10" office:value-type="float" office:value="0.0110862577326955">
            <text:p>0,01109</text:p>
          </table:table-cell>
          <table:table-cell table:formula="of:=([.C180]-10)/10" office:value-type="float" office:value="0.00743140468697536">
            <text:p>0,00743</text:p>
          </table:table-cell>
          <table:table-cell/>
        </table:table-row>
        <table:table-row table:style-name="ro1">
          <table:table-cell office:value-type="float" office:value="10.2193807984192">
            <text:p>10,22</text:p>
          </table:table-cell>
          <table:table-cell office:value-type="float" office:value="10.111475176183">
            <text:p>10,11</text:p>
          </table:table-cell>
          <table:table-cell office:value-type="float" office:value="10.0747269192811">
            <text:p>10,07</text:p>
          </table:table-cell>
          <table:table-cell table:number-columns-repeated="2"/>
          <table:table-cell table:formula="of:=([.A181]-10)/10" office:value-type="float" office:value="0.0219380798419243">
            <text:p>0,02194</text:p>
          </table:table-cell>
          <table:table-cell table:formula="of:=([.B181]-10)/10" office:value-type="float" office:value="0.0111475176182974">
            <text:p>0,01115</text:p>
          </table:table-cell>
          <table:table-cell table:formula="of:=([.C181]-10)/10" office:value-type="float" office:value="0.00747269192810744">
            <text:p>0,00747</text:p>
          </table:table-cell>
          <table:table-cell/>
        </table:table-row>
        <table:table-row table:style-name="ro1">
          <table:table-cell office:value-type="float" office:value="10.2205672797073">
            <text:p>10,22</text:p>
          </table:table-cell>
          <table:table-cell office:value-type="float" office:value="10.1120876637174">
            <text:p>10,11</text:p>
          </table:table-cell>
          <table:table-cell office:value-type="float" office:value="10.0751397409389">
            <text:p>10,08</text:p>
          </table:table-cell>
          <table:table-cell table:number-columns-repeated="2"/>
          <table:table-cell table:formula="of:=([.A182]-10)/10" office:value-type="float" office:value="0.0220567279707311">
            <text:p>0,02206</text:p>
          </table:table-cell>
          <table:table-cell table:formula="of:=([.B182]-10)/10" office:value-type="float" office:value="0.0112087663717354">
            <text:p>0,01121</text:p>
          </table:table-cell>
          <table:table-cell table:formula="of:=([.C182]-10)/10" office:value-type="float" office:value="0.00751397409389316">
            <text:p>0,00751</text:p>
          </table:table-cell>
          <table:table-cell/>
        </table:table-row>
        <table:table-row table:style-name="ro1">
          <table:table-cell office:value-type="float" office:value="10.221753347932">
            <text:p>10,22</text:p>
          </table:table-cell>
          <table:table-cell office:value-type="float" office:value="10.1127000399769">
            <text:p>10,11</text:p>
          </table:table-cell>
          <table:table-cell office:value-type="float" office:value="10.0755525118576">
            <text:p>10,08</text:p>
          </table:table-cell>
          <table:table-cell table:number-columns-repeated="2"/>
          <table:table-cell table:formula="of:=([.A183]-10)/10" office:value-type="float" office:value="0.0221753347931951">
            <text:p>0,02218</text:p>
          </table:table-cell>
          <table:table-cell table:formula="of:=([.B183]-10)/10" office:value-type="float" office:value="0.0112700039976948">
            <text:p>0,01127</text:p>
          </table:table-cell>
          <table:table-cell table:formula="of:=([.C183]-10)/10" office:value-type="float" office:value="0.00755525118575804">
            <text:p>0,00756</text:p>
          </table:table-cell>
          <table:table-cell/>
        </table:table-row>
        <table:table-row table:style-name="ro1">
          <table:table-cell office:value-type="float" office:value="10.2229390034284">
            <text:p>10,22</text:p>
          </table:table-cell>
          <table:table-cell office:value-type="float" office:value="10.1133123050089">
            <text:p>10,11</text:p>
          </table:table-cell>
          <table:table-cell office:value-type="float" office:value="10.0759652320521">
            <text:p>10,08</text:p>
          </table:table-cell>
          <table:table-cell table:number-columns-repeated="2"/>
          <table:table-cell table:formula="of:=([.A184]-10)/10" office:value-type="float" office:value="0.0222939003428444">
            <text:p>0,02229</text:p>
          </table:table-cell>
          <table:table-cell table:formula="of:=([.B184]-10)/10" office:value-type="float" office:value="0.0113312305008945">
            <text:p>0,01133</text:p>
          </table:table-cell>
          <table:table-cell table:formula="of:=([.C184]-10)/10" office:value-type="float" office:value="0.00759652320520772">
            <text:p>0,00760</text:p>
          </table:table-cell>
          <table:table-cell/>
        </table:table-row>
        <table:table-row table:style-name="ro1">
          <table:table-cell office:value-type="float" office:value="10.2241242465318">
            <text:p>10,22</text:p>
          </table:table-cell>
          <table:table-cell office:value-type="float" office:value="10.1139244588608">
            <text:p>10,11</text:p>
          </table:table-cell>
          <table:table-cell office:value-type="float" office:value="10.0763779015367">
            <text:p>10,08</text:p>
          </table:table-cell>
          <table:table-cell table:number-columns-repeated="2"/>
          <table:table-cell table:formula="of:=([.A185]-10)/10" office:value-type="float" office:value="0.0224124246531783">
            <text:p>0,02241</text:p>
          </table:table-cell>
          <table:table-cell table:formula="of:=([.B185]-10)/10" office:value-type="float" office:value="0.0113924458860785">
            <text:p>0,01139</text:p>
          </table:table-cell>
          <table:table-cell table:formula="of:=([.C185]-10)/10" office:value-type="float" office:value="0.00763779015367234">
            <text:p>0,00764</text:p>
          </table:table-cell>
          <table:table-cell/>
        </table:table-row>
        <table:table-row table:style-name="ro1">
          <table:table-cell office:value-type="float" office:value="10.2253090775764">
            <text:p>10,23</text:p>
          </table:table-cell>
          <table:table-cell office:value-type="float" office:value="10.1145365015794">
            <text:p>10,11</text:p>
          </table:table-cell>
          <table:table-cell office:value-type="float" office:value="10.0767905203259">
            <text:p>10,08</text:p>
          </table:table-cell>
          <table:table-cell table:number-columns-repeated="2"/>
          <table:table-cell table:formula="of:=([.A186]-10)/10" office:value-type="float" office:value="0.0225309077576446">
            <text:p>0,02253</text:p>
          </table:table-cell>
          <table:table-cell table:formula="of:=([.B186]-10)/10" office:value-type="float" office:value="0.0114536501579421">
            <text:p>0,01145</text:p>
          </table:table-cell>
          <table:table-cell table:formula="of:=([.C186]-10)/10" office:value-type="float" office:value="0.0076790520325865">
            <text:p>0,00768</text:p>
          </table:table-cell>
          <table:table-cell/>
        </table:table-row>
        <table:table-row table:style-name="ro1">
          <table:table-cell office:value-type="float" office:value="10.2264934968966">
            <text:p>10,23</text:p>
          </table:table-cell>
          <table:table-cell office:value-type="float" office:value="10.1151484332119">
            <text:p>10,12</text:p>
          </table:table-cell>
          <table:table-cell office:value-type="float" office:value="10.0772030884341">
            <text:p>10,08</text:p>
          </table:table-cell>
          <table:table-cell table:number-columns-repeated="2"/>
          <table:table-cell table:formula="of:=([.A187]-10)/10" office:value-type="float" office:value="0.0226493496896582">
            <text:p>0,02265</text:p>
          </table:table-cell>
          <table:table-cell table:formula="of:=([.B187]-10)/10" office:value-type="float" office:value="0.0115148433211862">
            <text:p>0,01151</text:p>
          </table:table-cell>
          <table:table-cell table:formula="of:=([.C187]-10)/10" office:value-type="float" office:value="0.00772030884341373">
            <text:p>0,00772</text:p>
          </table:table-cell>
          <table:table-cell/>
        </table:table-row>
        <table:table-row table:style-name="ro1">
          <table:table-cell office:value-type="float" office:value="10.2276775048261">
            <text:p>10,23</text:p>
          </table:table-cell>
          <table:table-cell office:value-type="float" office:value="10.1157602538053">
            <text:p>10,12</text:p>
          </table:table-cell>
          <table:table-cell office:value-type="float" office:value="10.0776156058761">
            <text:p>10,08</text:p>
          </table:table-cell>
          <table:table-cell table:number-columns-repeated="2"/>
          <table:table-cell table:formula="of:=([.A188]-10)/10" office:value-type="float" office:value="0.0227677504826074">
            <text:p>0,02277</text:p>
          </table:table-cell>
          <table:table-cell table:formula="of:=([.B188]-10)/10" office:value-type="float" office:value="0.0115760253805309">
            <text:p>0,01158</text:p>
          </table:table-cell>
          <table:table-cell table:formula="of:=([.C188]-10)/10" office:value-type="float" office:value="0.00776156058760922">
            <text:p>0,00776</text:p>
          </table:table-cell>
          <table:table-cell/>
        </table:table-row>
        <table:table-row table:style-name="ro1">
          <table:table-cell office:value-type="float" office:value="10.2288611016979">
            <text:p>10,23</text:p>
          </table:table-cell>
          <table:table-cell office:value-type="float" office:value="10.1163719634064">
            <text:p>10,12</text:p>
          </table:table-cell>
          <table:table-cell office:value-type="float" office:value="10.0780280726664">
            <text:p>10,08</text:p>
          </table:table-cell>
          <table:table-cell table:number-columns-repeated="2"/>
          <table:table-cell table:formula="of:=([.A189]-10)/10" office:value-type="float" office:value="0.02288611016979">
            <text:p>0,02289</text:p>
          </table:table-cell>
          <table:table-cell table:formula="of:=([.B189]-10)/10" office:value-type="float" office:value="0.0116371963406444">
            <text:p>0,01164</text:p>
          </table:table-cell>
          <table:table-cell table:formula="of:=([.C189]-10)/10" office:value-type="float" office:value="0.00780280726663687">
            <text:p>0,00780</text:p>
          </table:table-cell>
          <table:table-cell/>
        </table:table-row>
        <table:table-row table:style-name="ro1">
          <table:table-cell office:value-type="float" office:value="10.2300442878451">
            <text:p>10,23</text:p>
          </table:table-cell>
          <table:table-cell office:value-type="float" office:value="10.1169835620625">
            <text:p>10,12</text:p>
          </table:table-cell>
          <table:table-cell office:value-type="float" office:value="10.0784404888194">
            <text:p>10,08</text:p>
          </table:table-cell>
          <table:table-cell table:number-columns-repeated="2"/>
          <table:table-cell table:formula="of:=([.A190]-10)/10" office:value-type="float" office:value="0.0230044287845129">
            <text:p>0,02300</text:p>
          </table:table-cell>
          <table:table-cell table:formula="of:=([.B190]-10)/10" office:value-type="float" office:value="0.0116983562062504">
            <text:p>0,01170</text:p>
          </table:table-cell>
          <table:table-cell table:formula="of:=([.C190]-10)/10" office:value-type="float" office:value="0.00784404888194086">
            <text:p>0,00784</text:p>
          </table:table-cell>
          <table:table-cell/>
        </table:table-row>
        <table:table-row table:style-name="ro1">
          <table:table-cell office:value-type="float" office:value="10.2312270635998">
            <text:p>10,23</text:p>
          </table:table-cell>
          <table:table-cell office:value-type="float" office:value="10.1175950498204">
            <text:p>10,12</text:p>
          </table:table-cell>
          <table:table-cell office:value-type="float" office:value="10.0788528543495">
            <text:p>10,08</text:p>
          </table:table-cell>
          <table:table-cell table:number-columns-repeated="2"/>
          <table:table-cell table:formula="of:=([.A191]-10)/10" office:value-type="float" office:value="0.0231227063599848">
            <text:p>0,02312</text:p>
          </table:table-cell>
          <table:table-cell table:formula="of:=([.B191]-10)/10" office:value-type="float" office:value="0.01175950498204">
            <text:p>0,01176</text:p>
          </table:table-cell>
          <table:table-cell table:formula="of:=([.C191]-10)/10" office:value-type="float" office:value="0.0078852854349476">
            <text:p>0,00789</text:p>
          </table:table-cell>
          <table:table-cell/>
        </table:table-row>
        <table:table-row table:style-name="ro1">
          <table:table-cell office:value-type="float" office:value="10.2324094292941">
            <text:p>10,23</text:p>
          </table:table-cell>
          <table:table-cell office:value-type="float" office:value="10.118206426727">
            <text:p>10,12</text:p>
          </table:table-cell>
          <table:table-cell office:value-type="float" office:value="10.0792651692714">
            <text:p>10,08</text:p>
          </table:table-cell>
          <table:table-cell table:number-columns-repeated="2"/>
          <table:table-cell table:formula="of:=([.A192]-10)/10" office:value-type="float" office:value="0.0232409429294124">
            <text:p>0,02324</text:p>
          </table:table-cell>
          <table:table-cell table:formula="of:=([.B192]-10)/10" office:value-type="float" office:value="0.0118206426727017">
            <text:p>0,01182</text:p>
          </table:table-cell>
          <table:table-cell table:formula="of:=([.C192]-10)/10" office:value-type="float" office:value="0.00792651692714195">
            <text:p>0,00793</text:p>
          </table:table-cell>
          <table:table-cell/>
        </table:table-row>
        <table:table-row table:style-name="ro1">
          <table:table-cell office:value-type="float" office:value="10.2335913852596">
            <text:p>10,23</text:p>
          </table:table-cell>
          <table:table-cell office:value-type="float" office:value="10.1188176928292">
            <text:p>10,12</text:p>
          </table:table-cell>
          <table:table-cell office:value-type="float" office:value="10.0796774335996">
            <text:p>10,08</text:p>
          </table:table-cell>
          <table:table-cell table:number-columns-repeated="2"/>
          <table:table-cell table:formula="of:=([.A193]-10)/10" office:value-type="float" office:value="0.0233591385259626">
            <text:p>0,02336</text:p>
          </table:table-cell>
          <table:table-cell table:formula="of:=([.B193]-10)/10" office:value-type="float" office:value="0.0118817692829222">
            <text:p>0,01188</text:p>
          </table:table-cell>
          <table:table-cell table:formula="of:=([.C193]-10)/10" office:value-type="float" office:value="0.00796774335995725">
            <text:p>0,00797</text:p>
          </table:table-cell>
          <table:table-cell/>
        </table:table-row>
        <table:table-row table:style-name="ro1">
          <table:table-cell office:value-type="float" office:value="10.2347729318274">
            <text:p>10,23</text:p>
          </table:table-cell>
          <table:table-cell office:value-type="float" office:value="10.1194288481737">
            <text:p>10,12</text:p>
          </table:table-cell>
          <table:table-cell office:value-type="float" office:value="10.0800896473484">
            <text:p>10,08</text:p>
          </table:table-cell>
          <table:table-cell table:number-columns-repeated="2"/>
          <table:table-cell table:formula="of:=([.A194]-10)/10" office:value-type="float" office:value="0.0234772931827424">
            <text:p>0,02348</text:p>
          </table:table-cell>
          <table:table-cell table:formula="of:=([.B194]-10)/10" office:value-type="float" office:value="0.0119428848173676">
            <text:p>0,01194</text:p>
          </table:table-cell>
          <table:table-cell table:formula="of:=([.C194]-10)/10" office:value-type="float" office:value="0.00800896473484052">
            <text:p>0,00801</text:p>
          </table:table-cell>
          <table:table-cell/>
        </table:table-row>
        <table:table-row table:style-name="ro1">
          <table:table-cell office:value-type="float" office:value="10.2359540693284">
            <text:p>10,24</text:p>
          </table:table-cell>
          <table:table-cell office:value-type="float" office:value="10.1200398928075">
            <text:p>10,12</text:p>
          </table:table-cell>
          <table:table-cell office:value-type="float" office:value="10.0805018105325">
            <text:p>10,08</text:p>
          </table:table-cell>
          <table:table-cell table:number-columns-repeated="2"/>
          <table:table-cell table:formula="of:=([.A195]-10)/10" office:value-type="float" office:value="0.0235954069328409">
            <text:p>0,02360</text:p>
          </table:table-cell>
          <table:table-cell table:formula="of:=([.B195]-10)/10" office:value-type="float" office:value="0.0120039892807544">
            <text:p>0,01200</text:p>
          </table:table-cell>
          <table:table-cell table:formula="of:=([.C195]-10)/10" office:value-type="float" office:value="0.00805018105325352">
            <text:p>0,00805</text:p>
          </table:table-cell>
          <table:table-cell/>
        </table:table-row>
        <table:table-row table:style-name="ro1">
          <table:table-cell office:value-type="float" office:value="10.2371347980928">
            <text:p>10,24</text:p>
          </table:table-cell>
          <table:table-cell office:value-type="float" office:value="10.1206508267775">
            <text:p>10,12</text:p>
          </table:table-cell>
          <table:table-cell office:value-type="float" office:value="10.0809139231661">
            <text:p>10,08</text:p>
          </table:table-cell>
          <table:table-cell table:number-columns-repeated="2"/>
          <table:table-cell table:formula="of:=([.A196]-10)/10" office:value-type="float" office:value="0.0237134798092773">
            <text:p>0,02371</text:p>
          </table:table-cell>
          <table:table-cell table:formula="of:=([.B196]-10)/10" office:value-type="float" office:value="0.0120650826777462">
            <text:p>0,01207</text:p>
          </table:table-cell>
          <table:table-cell table:formula="of:=([.C196]-10)/10" office:value-type="float" office:value="0.00809139231661238">
            <text:p>0,00809</text:p>
          </table:table-cell>
          <table:table-cell/>
        </table:table-row>
        <table:table-row table:style-name="ro1">
          <table:table-cell office:value-type="float" office:value="10.2383151184505">
            <text:p>10,24</text:p>
          </table:table-cell>
          <table:table-cell office:value-type="float" office:value="10.1212616501301">
            <text:p>10,12</text:p>
          </table:table-cell>
          <table:table-cell office:value-type="float" office:value="10.0813259852639">
            <text:p>10,08</text:p>
          </table:table-cell>
          <table:table-cell table:number-columns-repeated="2"/>
          <table:table-cell table:formula="of:=([.A197]-10)/10" office:value-type="float" office:value="0.0238315118450489">
            <text:p>0,02383</text:p>
          </table:table-cell>
          <table:table-cell table:formula="of:=([.B197]-10)/10" office:value-type="float" office:value="0.0121261650130116">
            <text:p>0,01213</text:p>
          </table:table-cell>
          <table:table-cell table:formula="of:=([.C197]-10)/10" office:value-type="float" office:value="0.00813259852639234">
            <text:p>0,00813</text:p>
          </table:table-cell>
          <table:table-cell/>
        </table:table-row>
        <table:table-row table:style-name="ro1">
          <table:table-cell office:value-type="float" office:value="10.2394950307309">
            <text:p>10,24</text:p>
          </table:table-cell>
          <table:table-cell office:value-type="float" office:value="10.1218723629122">
            <text:p>10,12</text:p>
          </table:table-cell>
          <table:table-cell office:value-type="float" office:value="10.0817379968403">
            <text:p>10,08</text:p>
          </table:table-cell>
          <table:table-cell table:number-columns-repeated="2"/>
          <table:table-cell table:formula="of:=([.A198]-10)/10" office:value-type="float" office:value="0.0239495030730879">
            <text:p>0,02395</text:p>
          </table:table-cell>
          <table:table-cell table:formula="of:=([.B198]-10)/10" office:value-type="float" office:value="0.0121872362912184">
            <text:p>0,01219</text:p>
          </table:table-cell>
          <table:table-cell table:formula="of:=([.C198]-10)/10" office:value-type="float" office:value="0.00817379968402658">
            <text:p>0,00817</text:p>
          </table:table-cell>
          <table:table-cell/>
        </table:table-row>
        <table:table-row table:style-name="ro1">
          <table:table-cell office:value-type="float" office:value="10.240674535263">
            <text:p>10,24</text:p>
          </table:table-cell>
          <table:table-cell office:value-type="float" office:value="10.1224829651706">
            <text:p>10,12</text:p>
          </table:table-cell>
          <table:table-cell office:value-type="float" office:value="10.0821499579097">
            <text:p>10,08</text:p>
          </table:table-cell>
          <table:table-cell table:number-columns-repeated="2"/>
          <table:table-cell table:formula="of:=([.A199]-10)/10" office:value-type="float" office:value="0.0240674535262992">
            <text:p>0,02407</text:p>
          </table:table-cell>
          <table:table-cell table:formula="of:=([.B199]-10)/10" office:value-type="float" office:value="0.0122482965170631">
            <text:p>0,01225</text:p>
          </table:table-cell>
          <table:table-cell table:formula="of:=([.C199]-10)/10" office:value-type="float" office:value="0.00821499579096709">
            <text:p>0,00821</text:p>
          </table:table-cell>
          <table:table-cell/>
        </table:table-row>
        <table:table-row table:style-name="ro1">
          <table:table-cell office:value-type="float" office:value="10.2418536323754">
            <text:p>10,24</text:p>
          </table:table-cell>
          <table:table-cell office:value-type="float" office:value="10.1230934569519">
            <text:p>10,12</text:p>
          </table:table-cell>
          <table:table-cell office:value-type="float" office:value="10.0825618684865">
            <text:p>10,08</text:p>
          </table:table-cell>
          <table:table-cell table:number-columns-repeated="2"/>
          <table:table-cell table:formula="of:=([.A200]-10)/10" office:value-type="float" office:value="0.0241853632375449">
            <text:p>0,02419</text:p>
          </table:table-cell>
          <table:table-cell table:formula="of:=([.B200]-10)/10" office:value-type="float" office:value="0.0123093456951931">
            <text:p>0,01231</text:p>
          </table:table-cell>
          <table:table-cell table:formula="of:=([.C200]-10)/10" office:value-type="float" office:value="0.00825618684865077">
            <text:p>0,00826</text:p>
          </table:table-cell>
          <table:table-cell/>
        </table:table-row>
        <table:table-row table:style-name="ro1">
          <table:table-cell office:value-type="float" office:value="10.2430323223967">
            <text:p>10,24</text:p>
          </table:table-cell>
          <table:table-cell office:value-type="float" office:value="10.1237038383027">
            <text:p>10,12</text:p>
          </table:table-cell>
          <table:table-cell office:value-type="float" office:value="10.0829737285852">
            <text:p>10,08</text:p>
          </table:table-cell>
          <table:table-cell table:number-columns-repeated="2"/>
          <table:table-cell table:formula="of:=([.A201]-10)/10" office:value-type="float" office:value="0.024303232239672">
            <text:p>0,02430</text:p>
          </table:table-cell>
          <table:table-cell table:formula="of:=([.B201]-10)/10" office:value-type="float" office:value="0.012370383830271">
            <text:p>0,01237</text:p>
          </table:table-cell>
          <table:table-cell table:formula="of:=([.C201]-10)/10" office:value-type="float" office:value="0.00829737285852392">
            <text:p>0,00830</text:p>
          </table:table-cell>
          <table:table-cell/>
        </table:table-row>
        <table:table-row table:style-name="ro1">
          <table:table-cell office:value-type="float" office:value="10.2442106056544">
            <text:p>10,24</text:p>
          </table:table-cell>
          <table:table-cell office:value-type="float" office:value="10.1243141092695">
            <text:p>10,12</text:p>
          </table:table-cell>
          <table:table-cell office:value-type="float" office:value="10.0833855382202">
            <text:p>10,08</text:p>
          </table:table-cell>
          <table:table-cell table:number-columns-repeated="2"/>
          <table:table-cell table:formula="of:=([.A202]-10)/10" office:value-type="float" office:value="0.0244210605654358">
            <text:p>0,02442</text:p>
          </table:table-cell>
          <table:table-cell table:formula="of:=([.B202]-10)/10" office:value-type="float" office:value="0.0124314109269465">
            <text:p>0,01243</text:p>
          </table:table-cell>
          <table:table-cell table:formula="of:=([.C202]-10)/10" office:value-type="float" office:value="0.00833855382202362">
            <text:p>0,00834</text:p>
          </table:table-cell>
          <table:table-cell/>
        </table:table-row>
        <table:table-row table:style-name="ro1">
          <table:table-cell office:value-type="float" office:value="10.2453884824758">
            <text:p>10,25</text:p>
          </table:table-cell>
          <table:table-cell office:value-type="float" office:value="10.1249242698989">
            <text:p>10,12</text:p>
          </table:table-cell>
          <table:table-cell office:value-type="float" office:value="10.0837972974061">
            <text:p>10,08</text:p>
          </table:table-cell>
          <table:table-cell table:number-columns-repeated="2"/>
          <table:table-cell table:formula="of:=([.A203]-10)/10" office:value-type="float" office:value="0.0245388482475807">
            <text:p>0,02454</text:p>
          </table:table-cell>
          <table:table-cell table:formula="of:=([.B203]-10)/10" office:value-type="float" office:value="0.0124924269898875">
            <text:p>0,01249</text:p>
          </table:table-cell>
          <table:table-cell table:formula="of:=([.C203]-10)/10" office:value-type="float" office:value="0.00837972974060879">
            <text:p>0,00838</text:p>
          </table:table-cell>
          <table:table-cell/>
        </table:table-row>
        <table:table-row table:style-name="ro1">
          <table:table-cell office:value-type="float" office:value="10.246565953188">
            <text:p>10,25</text:p>
          </table:table-cell>
          <table:table-cell office:value-type="float" office:value="10.1255343202376">
            <text:p>10,13</text:p>
          </table:table-cell>
          <table:table-cell office:value-type="float" office:value="10.0842090061571">
            <text:p>10,08</text:p>
          </table:table-cell>
          <table:table-cell table:number-columns-repeated="2"/>
          <table:table-cell table:formula="of:=([.A204]-10)/10" office:value-type="float" office:value="0.0246565953188036">
            <text:p>0,02466</text:p>
          </table:table-cell>
          <table:table-cell table:formula="of:=([.B204]-10)/10" office:value-type="float" office:value="0.0125534320237565">
            <text:p>0,01255</text:p>
          </table:table-cell>
          <table:table-cell table:formula="of:=([.C204]-10)/10" office:value-type="float" office:value="0.00842090061571366">
            <text:p>0,00842</text:p>
          </table:table-cell>
          <table:table-cell/>
        </table:table-row>
        <table:table-row table:style-name="ro1">
          <table:table-cell office:value-type="float" office:value="10.2477430181179">
            <text:p>10,25</text:p>
          </table:table-cell>
          <table:table-cell office:value-type="float" office:value="10.1261442603319">
            <text:p>10,13</text:p>
          </table:table-cell>
          <table:table-cell office:value-type="float" office:value="10.0846206644877">
            <text:p>10,08</text:p>
          </table:table-cell>
          <table:table-cell table:number-columns-repeated="2"/>
          <table:table-cell table:formula="of:=([.A205]-10)/10" office:value-type="float" office:value="0.024774301811788">
            <text:p>0,02477</text:p>
          </table:table-cell>
          <table:table-cell table:formula="of:=([.B205]-10)/10" office:value-type="float" office:value="0.0126144260331929">
            <text:p>0,01261</text:p>
          </table:table-cell>
          <table:table-cell table:formula="of:=([.C205]-10)/10" office:value-type="float" office:value="0.00846206644877068">
            <text:p>0,00846</text:p>
          </table:table-cell>
          <table:table-cell/>
        </table:table-row>
        <table:table-row table:style-name="ro1">
          <table:table-cell office:value-type="float" office:value="10.248919677591">
            <text:p>10,25</text:p>
          </table:table-cell>
          <table:table-cell office:value-type="float" office:value="10.1267540902285">
            <text:p>10,13</text:p>
          </table:table-cell>
          <table:table-cell office:value-type="float" office:value="10.0850322724121">
            <text:p>10,09</text:p>
          </table:table-cell>
          <table:table-cell table:number-columns-repeated="2"/>
          <table:table-cell table:formula="of:=([.A206]-10)/10" office:value-type="float" office:value="0.0248919677590974">
            <text:p>0,02489</text:p>
          </table:table-cell>
          <table:table-cell table:formula="of:=([.B206]-10)/10" office:value-type="float" office:value="0.012675409022849">
            <text:p>0,01268</text:p>
          </table:table-cell>
          <table:table-cell table:formula="of:=([.C206]-10)/10" office:value-type="float" office:value="0.0085032272412116">
            <text:p>0,00850</text:p>
          </table:table-cell>
          <table:table-cell/>
        </table:table-row>
        <table:table-row table:style-name="ro1">
          <table:table-cell office:value-type="float" office:value="10.2500959319333">
            <text:p>10,25</text:p>
          </table:table-cell>
          <table:table-cell office:value-type="float" office:value="10.1273638099737">
            <text:p>10,13</text:p>
          </table:table-cell>
          <table:table-cell office:value-type="float" office:value="10.0854438299449">
            <text:p>10,09</text:p>
          </table:table-cell>
          <table:table-cell table:number-columns-repeated="2"/>
          <table:table-cell table:formula="of:=([.A207]-10)/10" office:value-type="float" office:value="0.0250095931933275">
            <text:p>0,02501</text:p>
          </table:table-cell>
          <table:table-cell table:formula="of:=([.B207]-10)/10" office:value-type="float" office:value="0.0127363809973746">
            <text:p>0,01274</text:p>
          </table:table-cell>
          <table:table-cell table:formula="of:=([.C207]-10)/10" office:value-type="float" office:value="0.00854438299449232">
            <text:p>0,00854</text:p>
          </table:table-cell>
          <table:table-cell/>
        </table:table-row>
        <table:table-row table:style-name="ro1">
          <table:table-cell office:value-type="float" office:value="10.2512717814702">
            <text:p>10,25</text:p>
          </table:table-cell>
          <table:table-cell office:value-type="float" office:value="10.1279734196138">
            <text:p>10,13</text:p>
          </table:table-cell>
          <table:table-cell office:value-type="float" office:value="10.0858553371007">
            <text:p>10,09</text:p>
          </table:table-cell>
          <table:table-cell table:number-columns-repeated="2"/>
          <table:table-cell table:formula="of:=([.A208]-10)/10" office:value-type="float" office:value="0.0251271781470198">
            <text:p>0,02513</text:p>
          </table:table-cell>
          <table:table-cell table:formula="of:=([.B208]-10)/10" office:value-type="float" office:value="0.0127973419613822">
            <text:p>0,01280</text:p>
          </table:table-cell>
          <table:table-cell table:formula="of:=([.C208]-10)/10" office:value-type="float" office:value="0.00858553371006732">
            <text:p>0,00859</text:p>
          </table:table-cell>
          <table:table-cell/>
        </table:table-row>
        <table:table-row table:style-name="ro1">
          <table:table-cell office:value-type="float" office:value="10.2524472265267">
            <text:p>10,25</text:p>
          </table:table-cell>
          <table:table-cell office:value-type="float" office:value="10.1285829191953">
            <text:p>10,13</text:p>
          </table:table-cell>
          <table:table-cell office:value-type="float" office:value="10.0862667938937">
            <text:p>10,09</text:p>
          </table:table-cell>
          <table:table-cell table:number-columns-repeated="2"/>
          <table:table-cell table:formula="of:=([.A209]-10)/10" office:value-type="float" office:value="0.0252447226526664">
            <text:p>0,02524</text:p>
          </table:table-cell>
          <table:table-cell table:formula="of:=([.B209]-10)/10" office:value-type="float" office:value="0.0128582919195344">
            <text:p>0,01286</text:p>
          </table:table-cell>
          <table:table-cell table:formula="of:=([.C209]-10)/10" office:value-type="float" office:value="0.00862667938936514">
            <text:p>0,00863</text:p>
          </table:table-cell>
          <table:table-cell/>
        </table:table-row>
        <table:table-row table:style-name="ro1">
          <table:table-cell office:value-type="float" office:value="10.2536222674271">
            <text:p>10,25</text:p>
          </table:table-cell>
          <table:table-cell office:value-type="float" office:value="10.1291923087647">
            <text:p>10,13</text:p>
          </table:table-cell>
          <table:table-cell office:value-type="float" office:value="10.0866782003381">
            <text:p>10,09</text:p>
          </table:table-cell>
          <table:table-cell table:number-columns-repeated="2"/>
          <table:table-cell table:formula="of:=([.A210]-10)/10" office:value-type="float" office:value="0.0253622267427055">
            <text:p>0,02536</text:p>
          </table:table-cell>
          <table:table-cell table:formula="of:=([.B210]-10)/10" office:value-type="float" office:value="0.0129192308764692">
            <text:p>0,01292</text:p>
          </table:table-cell>
          <table:table-cell table:formula="of:=([.C210]-10)/10" office:value-type="float" office:value="0.00866782003380884">
            <text:p>0,00867</text:p>
          </table:table-cell>
          <table:table-cell/>
        </table:table-row>
        <table:table-row table:style-name="ro1">
          <table:table-cell office:value-type="float" office:value="10.2547969044955">
            <text:p>10,25</text:p>
          </table:table-cell>
          <table:table-cell office:value-type="float" office:value="10.1298015883681">
            <text:p>10,13</text:p>
          </table:table-cell>
          <table:table-cell office:value-type="float" office:value="10.0870895564485">
            <text:p>10,09</text:p>
          </table:table-cell>
          <table:table-cell table:number-columns-repeated="2"/>
          <table:table-cell table:formula="of:=([.A211]-10)/10" office:value-type="float" office:value="0.0254796904495523">
            <text:p>0,02548</text:p>
          </table:table-cell>
          <table:table-cell table:formula="of:=([.B211]-10)/10" office:value-type="float" office:value="0.0129801588368089">
            <text:p>0,01298</text:p>
          </table:table-cell>
          <table:table-cell table:formula="of:=([.C211]-10)/10" office:value-type="float" office:value="0.00870895564485217">
            <text:p>0,00871</text:p>
          </table:table-cell>
          <table:table-cell/>
        </table:table-row>
        <table:table-row table:style-name="ro1">
          <table:table-cell office:value-type="float" office:value="10.2559711380557">
            <text:p>10,26</text:p>
          </table:table-cell>
          <table:table-cell office:value-type="float" office:value="10.1304107580519">
            <text:p>10,13</text:p>
          </table:table-cell>
          <table:table-cell office:value-type="float" office:value="10.0875008622391">
            <text:p>10,09</text:p>
          </table:table-cell>
          <table:table-cell table:number-columns-repeated="2"/>
          <table:table-cell table:formula="of:=([.A212]-10)/10" office:value-type="float" office:value="0.0255971138055679">
            <text:p>0,02560</text:p>
          </table:table-cell>
          <table:table-cell table:formula="of:=([.B212]-10)/10" office:value-type="float" office:value="0.0130410758051854">
            <text:p>0,01304</text:p>
          </table:table-cell>
          <table:table-cell table:formula="of:=([.C212]-10)/10" office:value-type="float" office:value="0.00875008622391356">
            <text:p>0,00875</text:p>
          </table:table-cell>
          <table:table-cell/>
        </table:table-row>
        <table:table-row table:style-name="ro1">
          <table:table-cell office:value-type="float" office:value="10.2571449684308">
            <text:p>10,26</text:p>
          </table:table-cell>
          <table:table-cell office:value-type="float" office:value="10.1310198178623">
            <text:p>10,13</text:p>
          </table:table-cell>
          <table:table-cell office:value-type="float" office:value="10.0879121177245">
            <text:p>10,09</text:p>
          </table:table-cell>
          <table:table-cell table:number-columns-repeated="2"/>
          <table:table-cell table:formula="of:=([.A213]-10)/10" office:value-type="float" office:value="0.0257144968430822">
            <text:p>0,02571</text:p>
          </table:table-cell>
          <table:table-cell table:formula="of:=([.B213]-10)/10" office:value-type="float" office:value="0.0131019817862258">
            <text:p>0,01310</text:p>
          </table:table-cell>
          <table:table-cell table:formula="of:=([.C213]-10)/10" office:value-type="float" office:value="0.00879121177244713">
            <text:p>0,00879</text:p>
          </table:table-cell>
          <table:table-cell/>
        </table:table-row>
        <table:table-row table:style-name="ro1">
          <table:table-cell office:value-type="float" office:value="10.2583183959441">
            <text:p>10,26</text:p>
          </table:table-cell>
          <table:table-cell office:value-type="float" office:value="10.1316287678456">
            <text:p>10,13</text:p>
          </table:table-cell>
          <table:table-cell office:value-type="float" office:value="10.0883233229189">
            <text:p>10,09</text:p>
          </table:table-cell>
          <table:table-cell table:number-columns-repeated="2"/>
          <table:table-cell table:formula="of:=([.A214]-10)/10" office:value-type="float" office:value="0.0258318395944141">
            <text:p>0,02583</text:p>
          </table:table-cell>
          <table:table-cell table:formula="of:=([.B214]-10)/10" office:value-type="float" office:value="0.0131628767845584">
            <text:p>0,01316</text:p>
          </table:table-cell>
          <table:table-cell table:formula="of:=([.C214]-10)/10" office:value-type="float" office:value="0.008832332291888">
            <text:p>0,00883</text:p>
          </table:table-cell>
          <table:table-cell/>
        </table:table-row>
        <table:table-row table:style-name="ro1">
          <table:table-cell office:value-type="float" office:value="10.2594914209178">
            <text:p>10,26</text:p>
          </table:table-cell>
          <table:table-cell office:value-type="float" office:value="10.132237608048">
            <text:p>10,13</text:p>
          </table:table-cell>
          <table:table-cell office:value-type="float" office:value="10.0887344778366">
            <text:p>10,09</text:p>
          </table:table-cell>
          <table:table-cell table:number-columns-repeated="2"/>
          <table:table-cell table:formula="of:=([.A215]-10)/10" office:value-type="float" office:value="0.025949142091781">
            <text:p>0,02595</text:p>
          </table:table-cell>
          <table:table-cell table:formula="of:=([.B215]-10)/10" office:value-type="float" office:value="0.013223760804803">
            <text:p>0,01322</text:p>
          </table:table-cell>
          <table:table-cell table:formula="of:=([.C215]-10)/10" office:value-type="float" office:value="0.00887344778365495">
            <text:p>0,00887</text:p>
          </table:table-cell>
          <table:table-cell/>
        </table:table-row>
        <table:table-row table:style-name="ro1">
          <table:table-cell office:value-type="float" office:value="10.2606640436739">
            <text:p>10,26</text:p>
          </table:table-cell>
          <table:table-cell office:value-type="float" office:value="10.1328463385157">
            <text:p>10,13</text:p>
          </table:table-cell>
          <table:table-cell office:value-type="float" office:value="10.0891455824918">
            <text:p>10,09</text:p>
          </table:table-cell>
          <table:table-cell table:number-columns-repeated="2"/>
          <table:table-cell table:formula="of:=([.A216]-10)/10" office:value-type="float" office:value="0.0260664043673881">
            <text:p>0,02607</text:p>
          </table:table-cell>
          <table:table-cell table:formula="of:=([.B216]-10)/10" office:value-type="float" office:value="0.0132846338515737">
            <text:p>0,01328</text:p>
          </table:table-cell>
          <table:table-cell table:formula="of:=([.C216]-10)/10" office:value-type="float" office:value="0.00891455824918168">
            <text:p>0,00891</text:p>
          </table:table-cell>
          <table:table-cell/>
        </table:table-row>
        <table:table-row table:style-name="ro1">
          <table:table-cell office:value-type="float" office:value="10.2618362645338">
            <text:p>10,26</text:p>
          </table:table-cell>
          <table:table-cell office:value-type="float" office:value="10.1334549592948">
            <text:p>10,13</text:p>
          </table:table-cell>
          <table:table-cell office:value-type="float" office:value="10.0895566368991">
            <text:p>10,09</text:p>
          </table:table-cell>
          <table:table-cell table:number-columns-repeated="2"/>
          <table:table-cell table:formula="of:=([.A217]-10)/10" office:value-type="float" office:value="0.0261836264533835">
            <text:p>0,02618</text:p>
          </table:table-cell>
          <table:table-cell table:formula="of:=([.B217]-10)/10" office:value-type="float" office:value="0.0133454959294838">
            <text:p>0,01335</text:p>
          </table:table-cell>
          <table:table-cell table:formula="of:=([.C217]-10)/10" office:value-type="float" office:value="0.00895566368990917">
            <text:p>0,00896</text:p>
          </table:table-cell>
          <table:table-cell/>
        </table:table-row>
        <table:table-row table:style-name="ro1">
          <table:table-cell office:value-type="float" office:value="10.2630080838195">
            <text:p>10,26</text:p>
          </table:table-cell>
          <table:table-cell office:value-type="float" office:value="10.1340634704311">
            <text:p>10,13</text:p>
          </table:table-cell>
          <table:table-cell office:value-type="float" office:value="10.0899676410727">
            <text:p>10,09</text:p>
          </table:table-cell>
          <table:table-cell table:number-columns-repeated="2"/>
          <table:table-cell table:formula="of:=([.A218]-10)/10" office:value-type="float" office:value="0.0263008083819514">
            <text:p>0,02630</text:p>
          </table:table-cell>
          <table:table-cell table:formula="of:=([.B218]-10)/10" office:value-type="float" office:value="0.0134063470431121">
            <text:p>0,01341</text:p>
          </table:table-cell>
          <table:table-cell table:formula="of:=([.C218]-10)/10" office:value-type="float" office:value="0.00899676410727182">
            <text:p>0,00900</text:p>
          </table:table-cell>
          <table:table-cell/>
        </table:table-row>
        <table:table-row table:style-name="ro1">
          <table:table-cell office:value-type="float" office:value="10.2641795018513">
            <text:p>10,26</text:p>
          </table:table-cell>
          <table:table-cell office:value-type="float" office:value="10.1346718719711">
            <text:p>10,13</text:p>
          </table:table-cell>
          <table:table-cell office:value-type="float" office:value="10.0903785950271">
            <text:p>10,09</text:p>
          </table:table-cell>
          <table:table-cell table:number-columns-repeated="2"/>
          <table:table-cell table:formula="of:=([.A219]-10)/10" office:value-type="float" office:value="0.0264179501851308">
            <text:p>0,02642</text:p>
          </table:table-cell>
          <table:table-cell table:formula="of:=([.B219]-10)/10" office:value-type="float" office:value="0.0134671871971092">
            <text:p>0,01347</text:p>
          </table:table-cell>
          <table:table-cell table:formula="of:=([.C219]-10)/10" office:value-type="float" office:value="0.00903785950270546">
            <text:p>0,00904</text:p>
          </table:table-cell>
          <table:table-cell/>
        </table:table-row>
        <table:table-row table:style-name="ro1">
          <table:table-cell office:value-type="float" office:value="10.2653505189498">
            <text:p>10,27</text:p>
          </table:table-cell>
          <table:table-cell office:value-type="float" office:value="10.1352801639607">
            <text:p>10,14</text:p>
          </table:table-cell>
          <table:table-cell office:value-type="float" office:value="10.0907894987765">
            <text:p>10,09</text:p>
          </table:table-cell>
          <table:table-cell table:number-columns-repeated="2"/>
          <table:table-cell table:formula="of:=([.A220]-10)/10" office:value-type="float" office:value="0.0265350518949798">
            <text:p>0,02654</text:p>
          </table:table-cell>
          <table:table-cell table:formula="of:=([.B220]-10)/10" office:value-type="float" office:value="0.013528016396072">
            <text:p>0,01353</text:p>
          </table:table-cell>
          <table:table-cell table:formula="of:=([.C220]-10)/10" office:value-type="float" office:value="0.00907894987764486">
            <text:p>0,00908</text:p>
          </table:table-cell>
          <table:table-cell/>
        </table:table-row>
        <table:table-row table:style-name="ro1">
          <table:table-cell office:value-type="float" office:value="10.266521135435">
            <text:p>10,27</text:p>
          </table:table-cell>
          <table:table-cell office:value-type="float" office:value="10.135888346446">
            <text:p>10,14</text:p>
          </table:table-cell>
          <table:table-cell office:value-type="float" office:value="10.0912003523352">
            <text:p>10,09</text:p>
          </table:table-cell>
          <table:table-cell table:number-columns-repeated="2"/>
          <table:table-cell table:formula="of:=([.A221]-10)/10" office:value-type="float" office:value="0.0266521135434953">
            <text:p>0,02665</text:p>
          </table:table-cell>
          <table:table-cell table:formula="of:=([.B221]-10)/10" office:value-type="float" office:value="0.0135888346446041">
            <text:p>0,01359</text:p>
          </table:table-cell>
          <table:table-cell table:formula="of:=([.C221]-10)/10" office:value-type="float" office:value="0.00912003523351999">
            <text:p>0,00912</text:p>
          </table:table-cell>
          <table:table-cell/>
        </table:table-row>
        <table:table-row table:style-name="ro1">
          <table:table-cell office:value-type="float" office:value="10.2676913516265">
            <text:p>10,27</text:p>
          </table:table-cell>
          <table:table-cell office:value-type="float" office:value="10.1364964194728">
            <text:p>10,14</text:p>
          </table:table-cell>
          <table:table-cell office:value-type="float" office:value="10.0916111557175">
            <text:p>10,09</text:p>
          </table:table-cell>
          <table:table-cell table:number-columns-repeated="2"/>
          <table:table-cell table:formula="of:=([.A222]-10)/10" office:value-type="float" office:value="0.0267691351626501">
            <text:p>0,02677</text:p>
          </table:table-cell>
          <table:table-cell table:formula="of:=([.B222]-10)/10" office:value-type="float" office:value="0.0136496419472815">
            <text:p>0,01365</text:p>
          </table:table-cell>
          <table:table-cell table:formula="of:=([.C222]-10)/10" office:value-type="float" office:value="0.00916111557174748">
            <text:p>0,00916</text:p>
          </table:table-cell>
          <table:table-cell/>
        </table:table-row>
        <table:table-row table:style-name="ro1">
          <table:table-cell office:value-type="float" office:value="10.2688611678434">
            <text:p>10,27</text:p>
          </table:table-cell>
          <table:table-cell office:value-type="float" office:value="10.1371043830872">
            <text:p>10,14</text:p>
          </table:table-cell>
          <table:table-cell office:value-type="float" office:value="10.0920219089376">
            <text:p>10,09</text:p>
          </table:table-cell>
          <table:table-cell table:number-columns-repeated="2"/>
          <table:table-cell table:formula="of:=([.A223]-10)/10" office:value-type="float" office:value="0.0268861167843431">
            <text:p>0,02689</text:p>
          </table:table-cell>
          <table:table-cell table:formula="of:=([.B223]-10)/10" office:value-type="float" office:value="0.0137104383087172">
            <text:p>0,01371</text:p>
          </table:table-cell>
          <table:table-cell table:formula="of:=([.C223]-10)/10" office:value-type="float" office:value="0.00920219089376388">
            <text:p>0,00920</text:p>
          </table:table-cell>
          <table:table-cell/>
        </table:table-row>
        <table:table-row table:style-name="ro1">
          <table:table-cell office:value-type="float" office:value="10.270030584405">
            <text:p>10,27</text:p>
          </table:table-cell>
          <table:table-cell office:value-type="float" office:value="10.1377122373349">
            <text:p>10,14</text:p>
          </table:table-cell>
          <table:table-cell office:value-type="float" office:value="10.09243261201">
            <text:p>10,09</text:p>
          </table:table-cell>
          <table:table-cell table:number-columns-repeated="2"/>
          <table:table-cell table:formula="of:=([.A224]-10)/10" office:value-type="float" office:value="0.0270030584404969">
            <text:p>0,02700</text:p>
          </table:table-cell>
          <table:table-cell table:formula="of:=([.B224]-10)/10" office:value-type="float" office:value="0.0137712237334943">
            <text:p>0,01377</text:p>
          </table:table-cell>
          <table:table-cell table:formula="of:=([.C224]-10)/10" office:value-type="float" office:value="0.0092432612009997">
            <text:p>0,00924</text:p>
          </table:table-cell>
          <table:table-cell/>
        </table:table-row>
        <table:table-row table:style-name="ro1">
          <table:table-cell office:value-type="float" office:value="10.2711996016294">
            <text:p>10,27</text:p>
          </table:table-cell>
          <table:table-cell office:value-type="float" office:value="10.1383199822621">
            <text:p>10,14</text:p>
          </table:table-cell>
          <table:table-cell office:value-type="float" office:value="10.0928432649489">
            <text:p>10,09</text:p>
          </table:table-cell>
          <table:table-cell table:number-columns-repeated="2"/>
          <table:table-cell table:formula="of:=([.A225]-10)/10" office:value-type="float" office:value="0.0271199601629418">
            <text:p>0,02712</text:p>
          </table:table-cell>
          <table:table-cell table:formula="of:=([.B225]-10)/10" office:value-type="float" office:value="0.0138319982262129">
            <text:p>0,01383</text:p>
          </table:table-cell>
          <table:table-cell table:formula="of:=([.C225]-10)/10" office:value-type="float" office:value="0.00928432649489199">
            <text:p>0,00928</text:p>
          </table:table-cell>
          <table:table-cell/>
        </table:table-row>
        <table:table-row table:style-name="ro1">
          <table:table-cell office:value-type="float" office:value="10.2723682198347">
            <text:p>10,27</text:p>
          </table:table-cell>
          <table:table-cell office:value-type="float" office:value="10.1389276179147">
            <text:p>10,14</text:p>
          </table:table-cell>
          <table:table-cell office:value-type="float" office:value="10.0932538677684">
            <text:p>10,09</text:p>
          </table:table-cell>
          <table:table-cell table:number-columns-repeated="2"/>
          <table:table-cell table:formula="of:=([.A226]-10)/10" office:value-type="float" office:value="0.0272368219834686">
            <text:p>0,02724</text:p>
          </table:table-cell>
          <table:table-cell table:formula="of:=([.B226]-10)/10" office:value-type="float" office:value="0.0138927617914687">
            <text:p>0,01389</text:p>
          </table:table-cell>
          <table:table-cell table:formula="of:=([.C226]-10)/10" office:value-type="float" office:value="0.0093253867768448">
            <text:p>0,00933</text:p>
          </table:table-cell>
          <table:table-cell/>
        </table:table-row>
        <table:table-row table:style-name="ro1">
          <table:table-cell office:value-type="float" office:value="10.2735364393385">
            <text:p>10,27</text:p>
          </table:table-cell>
          <table:table-cell office:value-type="float" office:value="10.1395351443383">
            <text:p>10,14</text:p>
          </table:table-cell>
          <table:table-cell office:value-type="float" office:value="10.0936644204831">
            <text:p>10,09</text:p>
          </table:table-cell>
          <table:table-cell table:number-columns-repeated="2"/>
          <table:table-cell table:formula="of:=([.A227]-10)/10" office:value-type="float" office:value="0.0273536439338475">
            <text:p>0,02735</text:p>
          </table:table-cell>
          <table:table-cell table:formula="of:=([.B227]-10)/10" office:value-type="float" office:value="0.0139535144338323">
            <text:p>0,01395</text:p>
          </table:table-cell>
          <table:table-cell table:formula="of:=([.C227]-10)/10" office:value-type="float" office:value="0.00936644204830817">
            <text:p>0,00937</text:p>
          </table:table-cell>
          <table:table-cell/>
        </table:table-row>
        <table:table-row table:style-name="ro1">
          <table:table-cell office:value-type="float" office:value="10.2747042604582">
            <text:p>10,27</text:p>
          </table:table-cell>
          <table:table-cell office:value-type="float" office:value="10.1401425615786">
            <text:p>10,14</text:p>
          </table:table-cell>
          <table:table-cell office:value-type="float" office:value="10.094074923107">
            <text:p>10,09</text:p>
          </table:table-cell>
          <table:table-cell table:number-columns-repeated="2"/>
          <table:table-cell table:formula="of:=([.A228]-10)/10" office:value-type="float" office:value="0.0274704260458181">
            <text:p>0,02747</text:p>
          </table:table-cell>
          <table:table-cell table:formula="of:=([.B228]-10)/10" office:value-type="float" office:value="0.0140142561578626">
            <text:p>0,01401</text:p>
          </table:table-cell>
          <table:table-cell table:formula="of:=([.C228]-10)/10" office:value-type="float" office:value="0.00940749231070335">
            <text:p>0,00941</text:p>
          </table:table-cell>
          <table:table-cell/>
        </table:table-row>
        <table:table-row table:style-name="ro1">
          <table:table-cell office:value-type="float" office:value="10.2758716835106">
            <text:p>10,28</text:p>
          </table:table-cell>
          <table:table-cell office:value-type="float" office:value="10.1407498696816">
            <text:p>10,14</text:p>
          </table:table-cell>
          <table:table-cell office:value-type="float" office:value="10.0944853756544">
            <text:p>10,09</text:p>
          </table:table-cell>
          <table:table-cell table:number-columns-repeated="2"/>
          <table:table-cell table:formula="of:=([.A229]-10)/10" office:value-type="float" office:value="0.0275871683510585">
            <text:p>0,02759</text:p>
          </table:table-cell>
          <table:table-cell table:formula="of:=([.B229]-10)/10" office:value-type="float" office:value="0.0140749869681612">
            <text:p>0,01407</text:p>
          </table:table-cell>
          <table:table-cell table:formula="of:=([.C229]-10)/10" office:value-type="float" office:value="0.00944853756544379">
            <text:p>0,00945</text:p>
          </table:table-cell>
          <table:table-cell/>
        </table:table-row>
        <table:table-row table:style-name="ro1">
          <table:table-cell office:value-type="float" office:value="10.277038708812">
            <text:p>10,28</text:p>
          </table:table-cell>
          <table:table-cell office:value-type="float" office:value="10.1413570686931">
            <text:p>10,14</text:p>
          </table:table-cell>
          <table:table-cell office:value-type="float" office:value="10.0948957781395">
            <text:p>10,09</text:p>
          </table:table-cell>
          <table:table-cell table:number-columns-repeated="2"/>
          <table:table-cell table:formula="of:=([.A230]-10)/10" office:value-type="float" office:value="0.0277038708811974">
            <text:p>0,02770</text:p>
          </table:table-cell>
          <table:table-cell table:formula="of:=([.B230]-10)/10" office:value-type="float" office:value="0.0141357068693074">
            <text:p>0,01414</text:p>
          </table:table-cell>
          <table:table-cell table:formula="of:=([.C230]-10)/10" office:value-type="float" office:value="0.00948957781394899">
            <text:p>0,00949</text:p>
          </table:table-cell>
          <table:table-cell/>
        </table:table-row>
        <table:table-row table:style-name="ro1">
          <table:table-cell office:value-type="float" office:value="10.2782053366786">
            <text:p>10,28</text:p>
          </table:table-cell>
          <table:table-cell office:value-type="float" office:value="10.1419641586586">
            <text:p>10,14</text:p>
          </table:table-cell>
          <table:table-cell office:value-type="float" office:value="10.0953061305766">
            <text:p>10,1</text:p>
          </table:table-cell>
          <table:table-cell table:number-columns-repeated="2"/>
          <table:table-cell table:formula="of:=([.A231]-10)/10" office:value-type="float" office:value="0.0278205336678624">
            <text:p>0,02782</text:p>
          </table:table-cell>
          <table:table-cell table:formula="of:=([.B231]-10)/10" office:value-type="float" office:value="0.0141964158658615">
            <text:p>0,01420</text:p>
          </table:table-cell>
          <table:table-cell table:formula="of:=([.C231]-10)/10" office:value-type="float" office:value="0.00953061305766401">
            <text:p>0,00953</text:p>
          </table:table-cell>
          <table:table-cell/>
        </table:table-row>
        <table:table-row table:style-name="ro1">
          <table:table-cell office:value-type="float" office:value="10.2793715674262">
            <text:p>10,28</text:p>
          </table:table-cell>
          <table:table-cell office:value-type="float" office:value="10.142571139624">
            <text:p>10,14</text:p>
          </table:table-cell>
          <table:table-cell office:value-type="float" office:value="10.0957164329801">
            <text:p>10,1</text:p>
          </table:table-cell>
          <table:table-cell table:number-columns-repeated="2"/>
          <table:table-cell table:formula="of:=([.A232]-10)/10" office:value-type="float" office:value="0.0279371567426198">
            <text:p>0,02794</text:p>
          </table:table-cell>
          <table:table-cell table:formula="of:=([.B232]-10)/10" office:value-type="float" office:value="0.0142571139624033">
            <text:p>0,01426</text:p>
          </table:table-cell>
          <table:table-cell table:formula="of:=([.C232]-10)/10" office:value-type="float" office:value="0.00957164329801259">
            <text:p>0,00957</text:p>
          </table:table-cell>
          <table:table-cell/>
        </table:table-row>
        <table:table-row table:style-name="ro1">
          <table:table-cell office:value-type="float" office:value="10.28053740137">
            <text:p>10,28</text:p>
          </table:table-cell>
          <table:table-cell office:value-type="float" office:value="10.1431780116348">
            <text:p>10,14</text:p>
          </table:table-cell>
          <table:table-cell office:value-type="float" office:value="10.0961266853641">
            <text:p>10,1</text:p>
          </table:table-cell>
          <table:table-cell table:number-columns-repeated="2"/>
          <table:table-cell table:formula="of:=([.A233]-10)/10" office:value-type="float" office:value="0.0280537401369971">
            <text:p>0,02805</text:p>
          </table:table-cell>
          <table:table-cell table:formula="of:=([.B233]-10)/10" office:value-type="float" office:value="0.0143178011634777">
            <text:p>0,01432</text:p>
          </table:table-cell>
          <table:table-cell table:formula="of:=([.C233]-10)/10" office:value-type="float" office:value="0.00961266853641174">
            <text:p>0,00961</text:p>
          </table:table-cell>
          <table:table-cell/>
        </table:table-row>
        <table:table-row table:style-name="ro1">
          <table:table-cell office:value-type="float" office:value="10.281702838825">
            <text:p>10,28</text:p>
          </table:table-cell>
          <table:table-cell office:value-type="float" office:value="10.1437847747367">
            <text:p>10,14</text:p>
          </table:table-cell>
          <table:table-cell office:value-type="float" office:value="10.0965368877427">
            <text:p>10,1</text:p>
          </table:table-cell>
          <table:table-cell table:number-columns-repeated="2"/>
          <table:table-cell table:formula="of:=([.A234]-10)/10" office:value-type="float" office:value="0.0281702838824957">
            <text:p>0,02817</text:p>
          </table:table-cell>
          <table:table-cell table:formula="of:=([.B234]-10)/10" office:value-type="float" office:value="0.0143784774736655">
            <text:p>0,01438</text:p>
          </table:table-cell>
          <table:table-cell table:formula="of:=([.C234]-10)/10" office:value-type="float" office:value="0.00965368877427135">
            <text:p>0,00965</text:p>
          </table:table-cell>
          <table:table-cell/>
        </table:table-row>
        <table:table-row table:style-name="ro1">
          <table:table-cell office:value-type="float" office:value="10.2828678801052">
            <text:p>10,28</text:p>
          </table:table-cell>
          <table:table-cell office:value-type="float" office:value="10.1443914289753">
            <text:p>10,14</text:p>
          </table:table-cell>
          <table:table-cell office:value-type="float" office:value="10.0969470401305">
            <text:p>10,1</text:p>
          </table:table-cell>
          <table:table-cell table:number-columns-repeated="2"/>
          <table:table-cell table:formula="of:=([.A235]-10)/10" office:value-type="float" office:value="0.0282867880105224">
            <text:p>0,02829</text:p>
          </table:table-cell>
          <table:table-cell table:formula="of:=([.B235]-10)/10" office:value-type="float" office:value="0.0144391428975306">
            <text:p>0,01444</text:p>
          </table:table-cell>
          <table:table-cell table:formula="of:=([.C235]-10)/10" office:value-type="float" office:value="0.00969470401305177">
            <text:p>0,00969</text:p>
          </table:table-cell>
          <table:table-cell/>
        </table:table-row>
        <table:table-row table:style-name="ro1">
          <table:table-cell office:value-type="float" office:value="10.2840325255252">
            <text:p>10,28</text:p>
          </table:table-cell>
          <table:table-cell office:value-type="float" office:value="10.1449979743962">
            <text:p>10,14</text:p>
          </table:table-cell>
          <table:table-cell office:value-type="float" office:value="10.0973571425415">
            <text:p>10,1</text:p>
          </table:table-cell>
          <table:table-cell table:number-columns-repeated="2"/>
          <table:table-cell table:formula="of:=([.A236]-10)/10" office:value-type="float" office:value="0.0284032525525207">
            <text:p>0,02840</text:p>
          </table:table-cell>
          <table:table-cell table:formula="of:=([.B236]-10)/10" office:value-type="float" office:value="0.0144997974396244">
            <text:p>0,01450</text:p>
          </table:table-cell>
          <table:table-cell table:formula="of:=([.C236]-10)/10" office:value-type="float" office:value="0.00973571425414566">
            <text:p>0,00974</text:p>
          </table:table-cell>
          <table:table-cell/>
        </table:table-row>
        <table:table-row table:style-name="ro1">
          <table:table-cell office:value-type="float" office:value="10.2851967753983">
            <text:p>10,29</text:p>
          </table:table-cell>
          <table:table-cell office:value-type="float" office:value="10.1456044110449">
            <text:p>10,15</text:p>
          </table:table-cell>
          <table:table-cell office:value-type="float" office:value="10.0977671949896">
            <text:p>10,1</text:p>
          </table:table-cell>
          <table:table-cell table:number-columns-repeated="2"/>
          <table:table-cell table:formula="of:=([.A237]-10)/10" office:value-type="float" office:value="0.028519677539833">
            <text:p>0,02852</text:p>
          </table:table-cell>
          <table:table-cell table:formula="of:=([.B237]-10)/10" office:value-type="float" office:value="0.0145604411044936">
            <text:p>0,01456</text:p>
          </table:table-cell>
          <table:table-cell table:formula="of:=([.C237]-10)/10" office:value-type="float" office:value="0.00977671949895615">
            <text:p>0,00978</text:p>
          </table:table-cell>
          <table:table-cell/>
        </table:table-row>
        <table:table-row table:style-name="ro1">
          <table:table-cell office:value-type="float" office:value="10.2863606300383">
            <text:p>10,29</text:p>
          </table:table-cell>
          <table:table-cell office:value-type="float" office:value="10.1462107389668">
            <text:p>10,15</text:p>
          </table:table-cell>
          <table:table-cell office:value-type="float" office:value="10.0981771974894">
            <text:p>10,1</text:p>
          </table:table-cell>
          <table:table-cell table:number-columns-repeated="2"/>
          <table:table-cell table:formula="of:=([.A238]-10)/10" office:value-type="float" office:value="0.0286360630038249">
            <text:p>0,02864</text:p>
          </table:table-cell>
          <table:table-cell table:formula="of:=([.B238]-10)/10" office:value-type="float" office:value="0.0146210738966809">
            <text:p>0,01462</text:p>
          </table:table-cell>
          <table:table-cell table:formula="of:=([.C238]-10)/10" office:value-type="float" office:value="0.00981771974893775">
            <text:p>0,00982</text:p>
          </table:table-cell>
          <table:table-cell/>
        </table:table-row>
        <table:table-row table:style-name="ro1">
          <table:table-cell office:value-type="float" office:value="10.2875240897575">
            <text:p>10,29</text:p>
          </table:table-cell>
          <table:table-cell office:value-type="float" office:value="10.1468169582075">
            <text:p>10,15</text:p>
          </table:table-cell>
          <table:table-cell office:value-type="float" office:value="10.098587150055">
            <text:p>10,1</text:p>
          </table:table-cell>
          <table:table-cell table:number-columns-repeated="2"/>
          <table:table-cell table:formula="of:=([.A239]-10)/10" office:value-type="float" office:value="0.0287524089757481">
            <text:p>0,02875</text:p>
          </table:table-cell>
          <table:table-cell table:formula="of:=([.B239]-10)/10" office:value-type="float" office:value="0.0146816958207527">
            <text:p>0,01468</text:p>
          </table:table-cell>
          <table:table-cell table:formula="of:=([.C239]-10)/10" office:value-type="float" office:value="0.00985871500549518">
            <text:p>0,00986</text:p>
          </table:table-cell>
          <table:table-cell/>
        </table:table-row>
        <table:table-row table:style-name="ro1">
          <table:table-cell office:value-type="float" office:value="10.2886871548689">
            <text:p>10,29</text:p>
          </table:table-cell>
          <table:table-cell office:value-type="float" office:value="10.1474230688122">
            <text:p>10,15</text:p>
          </table:table-cell>
          <table:table-cell office:value-type="float" office:value="10.0989970527004">
            <text:p>10,1</text:p>
          </table:table-cell>
          <table:table-cell table:number-columns-repeated="2"/>
          <table:table-cell table:formula="of:=([.A240]-10)/10" office:value-type="float" office:value="0.0288687154868942">
            <text:p>0,02887</text:p>
          </table:table-cell>
          <table:table-cell table:formula="of:=([.B240]-10)/10" office:value-type="float" office:value="0.0147423068812216">
            <text:p>0,01474</text:p>
          </table:table-cell>
          <table:table-cell table:formula="of:=([.C240]-10)/10" office:value-type="float" office:value="0.0098997052700442">
            <text:p>0,00990</text:p>
          </table:table-cell>
          <table:table-cell/>
        </table:table-row>
        <table:table-row table:style-name="ro1">
          <table:table-cell office:value-type="float" office:value="10.2898498256846">
            <text:p>10,29</text:p>
          </table:table-cell>
          <table:table-cell office:value-type="float" office:value="10.1480290708267">
            <text:p>10,15</text:p>
          </table:table-cell>
          <table:table-cell office:value-type="float" office:value="10.0994069054401">
            <text:p>10,1</text:p>
          </table:table-cell>
          <table:table-cell table:number-columns-repeated="2"/>
          <table:table-cell table:formula="of:=([.A241]-10)/10" office:value-type="float" office:value="0.0289849825684573">
            <text:p>0,02898</text:p>
          </table:table-cell>
          <table:table-cell table:formula="of:=([.B241]-10)/10" office:value-type="float" office:value="0.0148029070826649">
            <text:p>0,01480</text:p>
          </table:table-cell>
          <table:table-cell table:formula="of:=([.C241]-10)/10" office:value-type="float" office:value="0.00994069054400643">
            <text:p>0,00994</text:p>
          </table:table-cell>
          <table:table-cell/>
        </table:table-row>
        <table:table-row table:style-name="ro1">
          <table:table-cell office:value-type="float" office:value="10.2910121025162">
            <text:p>10,29</text:p>
          </table:table-cell>
          <table:table-cell office:value-type="float" office:value="10.1486349642958">
            <text:p>10,15</text:p>
          </table:table-cell>
          <table:table-cell office:value-type="float" office:value="10.0998167082881">
            <text:p>10,1</text:p>
          </table:table-cell>
          <table:table-cell table:number-columns-repeated="2"/>
          <table:table-cell table:formula="of:=([.A242]-10)/10" office:value-type="float" office:value="0.0291012102516197">
            <text:p>0,02910</text:p>
          </table:table-cell>
          <table:table-cell table:formula="of:=([.B242]-10)/10" office:value-type="float" office:value="0.0148634964295834">
            <text:p>0,01486</text:p>
          </table:table-cell>
          <table:table-cell table:formula="of:=([.C242]-10)/10" office:value-type="float" office:value="0.00998167082881007">
            <text:p>0,00998</text:p>
          </table:table-cell>
          <table:table-cell/>
        </table:table-row>
        <table:table-row table:style-name="ro1">
          <table:table-cell office:value-type="float" office:value="10.292173985675">
            <text:p>10,29</text:p>
          </table:table-cell>
          <table:table-cell office:value-type="float" office:value="10.1492407492655">
            <text:p>10,15</text:p>
          </table:table-cell>
          <table:table-cell office:value-type="float" office:value="10.1002264612585">
            <text:p>10,1</text:p>
          </table:table-cell>
          <table:table-cell table:number-columns-repeated="2"/>
          <table:table-cell table:formula="of:=([.A243]-10)/10" office:value-type="float" office:value="0.0292173985675017">
            <text:p>0,02922</text:p>
          </table:table-cell>
          <table:table-cell table:formula="of:=([.B243]-10)/10" office:value-type="float" office:value="0.0149240749265536">
            <text:p>0,01492</text:p>
          </table:table-cell>
          <table:table-cell table:formula="of:=([.C243]-10)/10" office:value-type="float" office:value="0.0100226461258526">
            <text:p>0,01002</text:p>
          </table:table-cell>
          <table:table-cell/>
        </table:table-row>
        <table:table-row table:style-name="ro1">
          <table:table-cell office:value-type="float" office:value="10.2933354754724">
            <text:p>10,29</text:p>
          </table:table-cell>
          <table:table-cell office:value-type="float" office:value="10.1498464257808">
            <text:p>10,15</text:p>
          </table:table-cell>
          <table:table-cell office:value-type="float" office:value="10.1006361643655">
            <text:p>10,1</text:p>
          </table:table-cell>
          <table:table-cell table:number-columns-repeated="2"/>
          <table:table-cell table:formula="of:=([.A244]-10)/10" office:value-type="float" office:value="0.0293335475472446">
            <text:p>0,02933</text:p>
          </table:table-cell>
          <table:table-cell table:formula="of:=([.B244]-10)/10" office:value-type="float" office:value="0.0149846425780837">
            <text:p>0,01498</text:p>
          </table:table-cell>
          <table:table-cell table:formula="of:=([.C244]-10)/10" office:value-type="float" office:value="0.0100636164365529">
            <text:p>0,01006</text:p>
          </table:table-cell>
          <table:table-cell/>
        </table:table-row>
        <table:table-row table:style-name="ro1">
          <table:table-cell office:value-type="float" office:value="10.2944965722189">
            <text:p>10,29</text:p>
          </table:table-cell>
          <table:table-cell office:value-type="float" office:value="10.150451993887">
            <text:p>10,15</text:p>
          </table:table-cell>
          <table:table-cell office:value-type="float" office:value="10.1010458176234">
            <text:p>10,1</text:p>
          </table:table-cell>
          <table:table-cell table:number-columns-repeated="2"/>
          <table:table-cell table:formula="of:=([.A245]-10)/10" office:value-type="float" office:value="0.0294496572218858">
            <text:p>0,02945</text:p>
          </table:table-cell>
          <table:table-cell table:formula="of:=([.B245]-10)/10" office:value-type="float" office:value="0.0150451993886977">
            <text:p>0,01505</text:p>
          </table:table-cell>
          <table:table-cell table:formula="of:=([.C245]-10)/10" office:value-type="float" office:value="0.0101045817623421">
            <text:p>0,01010</text:p>
          </table:table-cell>
          <table:table-cell/>
        </table:table-row>
        <table:table-row table:style-name="ro1">
          <table:table-cell office:value-type="float" office:value="10.2956572762244">
            <text:p>10,3</text:p>
          </table:table-cell>
          <table:table-cell office:value-type="float" office:value="10.1510574536294">
            <text:p>10,15</text:p>
          </table:table-cell>
          <table:table-cell office:value-type="float" office:value="10.1014554210463">
            <text:p>10,1</text:p>
          </table:table-cell>
          <table:table-cell table:number-columns-repeated="2"/>
          <table:table-cell table:formula="of:=([.A246]-10)/10" office:value-type="float" office:value="0.0295657276224381">
            <text:p>0,02957</text:p>
          </table:table-cell>
          <table:table-cell table:formula="of:=([.B246]-10)/10" office:value-type="float" office:value="0.0151057453629429">
            <text:p>0,01511</text:p>
          </table:table-cell>
          <table:table-cell table:formula="of:=([.C246]-10)/10" office:value-type="float" office:value="0.0101455421046262">
            <text:p>0,01015</text:p>
          </table:table-cell>
          <table:table-cell/>
        </table:table-row>
        <table:table-row table:style-name="ro1">
          <table:table-cell office:value-type="float" office:value="10.296817587799">
            <text:p>10,3</text:p>
          </table:table-cell>
          <table:table-cell office:value-type="float" office:value="10.1516628050533">
            <text:p>10,15</text:p>
          </table:table-cell>
          <table:table-cell office:value-type="float" office:value="10.1018649746482">
            <text:p>10,1</text:p>
          </table:table-cell>
          <table:table-cell table:number-columns-repeated="2"/>
          <table:table-cell table:formula="of:=([.A247]-10)/10" office:value-type="float" office:value="0.0296817587798994">
            <text:p>0,02968</text:p>
          </table:table-cell>
          <table:table-cell table:formula="of:=([.B247]-10)/10" office:value-type="float" office:value="0.0151662805053268">
            <text:p>0,01517</text:p>
          </table:table-cell>
          <table:table-cell table:formula="of:=([.C247]-10)/10" office:value-type="float" office:value="0.0101864974648237">
            <text:p>0,01019</text:p>
          </table:table-cell>
          <table:table-cell/>
        </table:table-row>
        <table:table-row table:style-name="ro1">
          <table:table-cell office:value-type="float" office:value="10.2979775072519">
            <text:p>10,3</text:p>
          </table:table-cell>
          <table:table-cell office:value-type="float" office:value="10.152268048204">
            <text:p>10,15</text:p>
          </table:table-cell>
          <table:table-cell office:value-type="float" office:value="10.1022744784433">
            <text:p>10,1</text:p>
          </table:table-cell>
          <table:table-cell table:number-columns-repeated="2"/>
          <table:table-cell table:formula="of:=([.A248]-10)/10" office:value-type="float" office:value="0.0297977507251932">
            <text:p>0,02980</text:p>
          </table:table-cell>
          <table:table-cell table:formula="of:=([.B248]-10)/10" office:value-type="float" office:value="0.015226804820395">
            <text:p>0,01523</text:p>
          </table:table-cell>
          <table:table-cell table:formula="of:=([.C248]-10)/10" office:value-type="float" office:value="0.0102274478443345">
            <text:p>0,01023</text:p>
          </table:table-cell>
          <table:table-cell/>
        </table:table-row>
        <table:table-row table:style-name="ro1">
          <table:table-cell office:value-type="float" office:value="10.2991370348924">
            <text:p>10,3</text:p>
          </table:table-cell>
          <table:table-cell office:value-type="float" office:value="10.1528731831265">
            <text:p>10,15</text:p>
          </table:table-cell>
          <table:table-cell office:value-type="float" office:value="10.1026839324459">
            <text:p>10,1</text:p>
          </table:table-cell>
          <table:table-cell table:number-columns-repeated="2"/>
          <table:table-cell table:formula="of:=([.A249]-10)/10" office:value-type="float" office:value="0.029913703489237">
            <text:p>0,02991</text:p>
          </table:table-cell>
          <table:table-cell table:formula="of:=([.B249]-10)/10" office:value-type="float" office:value="0.0152873183126474">
            <text:p>0,01529</text:p>
          </table:table-cell>
          <table:table-cell table:formula="of:=([.C249]-10)/10" office:value-type="float" office:value="0.010268393244592">
            <text:p>0,01027</text:p>
          </table:table-cell>
          <table:table-cell/>
        </table:table-row>
        <table:table-row table:style-name="ro1">
          <table:table-cell office:value-type="float" office:value="10.300296171029">
            <text:p>10,3</text:p>
          </table:table-cell>
          <table:table-cell office:value-type="float" office:value="10.1534782098658">
            <text:p>10,15</text:p>
          </table:table-cell>
          <table:table-cell office:value-type="float" office:value="10.1030933366698">
            <text:p>10,1</text:p>
          </table:table-cell>
          <table:table-cell table:number-columns-repeated="2"/>
          <table:table-cell table:formula="of:=([.A250]-10)/10" office:value-type="float" office:value="0.0300296171029034">
            <text:p>0,03003</text:p>
          </table:table-cell>
          <table:table-cell table:formula="of:=([.B250]-10)/10" office:value-type="float" office:value="0.0153478209865833">
            <text:p>0,01535</text:p>
          </table:table-cell>
          <table:table-cell table:formula="of:=([.C250]-10)/10" office:value-type="float" office:value="0.0103093336669827">
            <text:p>0,01031</text:p>
          </table:table-cell>
          <table:table-cell/>
        </table:table-row>
        <table:table-row table:style-name="ro1">
          <table:table-cell office:value-type="float" office:value="10.3014549159703">
            <text:p>10,3</text:p>
          </table:table-cell>
          <table:table-cell office:value-type="float" office:value="10.1540831284673">
            <text:p>10,15</text:p>
          </table:table-cell>
          <table:table-cell office:value-type="float" office:value="10.1035026911295">
            <text:p>10,1</text:p>
          </table:table-cell>
          <table:table-cell table:number-columns-repeated="2"/>
          <table:table-cell table:formula="of:=([.A251]-10)/10" office:value-type="float" office:value="0.0301454915970265">
            <text:p>0,03015</text:p>
          </table:table-cell>
          <table:table-cell table:formula="of:=([.B251]-10)/10" office:value-type="float" office:value="0.0154083128467272">
            <text:p>0,01541</text:p>
          </table:table-cell>
          <table:table-cell table:formula="of:=([.C251]-10)/10" office:value-type="float" office:value="0.0103502691129464">
            <text:p>0,01035</text:p>
          </table:table-cell>
          <table:table-cell/>
        </table:table-row>
        <table:table-row table:style-name="ro1">
          <table:table-cell office:value-type="float" office:value="10.3026132700238">
            <text:p>10,3</text:p>
          </table:table-cell>
          <table:table-cell office:value-type="float" office:value="10.154687938976">
            <text:p>10,15</text:p>
          </table:table-cell>
          <table:table-cell office:value-type="float" office:value="10.1039119958386">
            <text:p>10,1</text:p>
          </table:table-cell>
          <table:table-cell table:number-columns-repeated="2"/>
          <table:table-cell table:formula="of:=([.A252]-10)/10" office:value-type="float" office:value="0.0302613270023784">
            <text:p>0,03026</text:p>
          </table:table-cell>
          <table:table-cell table:formula="of:=([.B252]-10)/10" office:value-type="float" office:value="0.0154687938976027">
            <text:p>0,01547</text:p>
          </table:table-cell>
          <table:table-cell table:formula="of:=([.C252]-10)/10" office:value-type="float" office:value="0.0103911995838571">
            <text:p>0,01039</text:p>
          </table:table-cell>
          <table:table-cell/>
        </table:table-row>
        <table:table-row table:style-name="ro1">
          <table:table-cell office:value-type="float" office:value="10.3037712334974">
            <text:p>10,3</text:p>
          </table:table-cell>
          <table:table-cell office:value-type="float" office:value="10.155292641437">
            <text:p>10,16</text:p>
          </table:table-cell>
          <table:table-cell office:value-type="float" office:value="10.1043212508117">
            <text:p>10,1</text:p>
          </table:table-cell>
          <table:table-cell table:number-columns-repeated="2"/>
          <table:table-cell table:formula="of:=([.A253]-10)/10" office:value-type="float" office:value="0.0303771233497356">
            <text:p>0,03038</text:p>
          </table:table-cell>
          <table:table-cell table:formula="of:=([.B253]-10)/10" office:value-type="float" office:value="0.0155292641436979">
            <text:p>0,01553</text:p>
          </table:table-cell>
          <table:table-cell table:formula="of:=([.C253]-10)/10" office:value-type="float" office:value="0.010432125081172">
            <text:p>0,01043</text:p>
          </table:table-cell>
          <table:table-cell/>
        </table:table-row>
        <table:table-row table:style-name="ro1">
          <table:table-cell office:value-type="float" office:value="10.3049288066981">
            <text:p>10,3</text:p>
          </table:table-cell>
          <table:table-cell office:value-type="float" office:value="10.1558972358952">
            <text:p>10,16</text:p>
          </table:table-cell>
          <table:table-cell office:value-type="float" office:value="10.1047304560628">
            <text:p>10,1</text:p>
          </table:table-cell>
          <table:table-cell table:number-columns-repeated="2"/>
          <table:table-cell table:formula="of:=([.A254]-10)/10" office:value-type="float" office:value="0.0304928806698063">
            <text:p>0,03049</text:p>
          </table:table-cell>
          <table:table-cell table:formula="of:=([.B254]-10)/10" office:value-type="float" office:value="0.0155897235895159">
            <text:p>0,01559</text:p>
          </table:table-cell>
          <table:table-cell table:formula="of:=([.C254]-10)/10" office:value-type="float" office:value="0.0104730456062761">
            <text:p>0,01047</text:p>
          </table:table-cell>
          <table:table-cell/>
        </table:table-row>
        <table:table-row table:style-name="ro1">
          <table:table-cell office:value-type="float" office:value="10.3060859899328">
            <text:p>10,31</text:p>
          </table:table-cell>
          <table:table-cell office:value-type="float" office:value="10.1565017223956">
            <text:p>10,16</text:p>
          </table:table-cell>
          <table:table-cell office:value-type="float" office:value="10.1051396116059">
            <text:p>10,11</text:p>
          </table:table-cell>
          <table:table-cell table:number-columns-repeated="2"/>
          <table:table-cell table:formula="of:=([.A255]-10)/10" office:value-type="float" office:value="0.0306085989932777">
            <text:p>0,03061</text:p>
          </table:table-cell>
          <table:table-cell table:formula="of:=([.B255]-10)/10" office:value-type="float" office:value="0.0156501722395605">
            <text:p>0,01565</text:p>
          </table:table-cell>
          <table:table-cell table:formula="of:=([.C255]-10)/10" office:value-type="float" office:value="0.010513961160593">
            <text:p>0,01051</text:p>
          </table:table-cell>
          <table:table-cell/>
        </table:table-row>
        <table:table-row table:style-name="ro1">
          <table:table-cell office:value-type="float" office:value="10.3072427835076">
            <text:p>10,31</text:p>
          </table:table-cell>
          <table:table-cell office:value-type="float" office:value="10.1571061009834">
            <text:p>10,16</text:p>
          </table:table-cell>
          <table:table-cell office:value-type="float" office:value="10.1055487174551">
            <text:p>10,11</text:p>
          </table:table-cell>
          <table:table-cell table:number-columns-repeated="2"/>
          <table:table-cell table:formula="of:=([.A256]-10)/10" office:value-type="float" office:value="0.0307242783507624">
            <text:p>0,03072</text:p>
          </table:table-cell>
          <table:table-cell table:formula="of:=([.B256]-10)/10" office:value-type="float" office:value="0.0157106100983395">
            <text:p>0,01571</text:p>
          </table:table-cell>
          <table:table-cell table:formula="of:=([.C256]-10)/10" office:value-type="float" office:value="0.0105548717455081">
            <text:p>0,01055</text:p>
          </table:table-cell>
          <table:table-cell/>
        </table:table-row>
        <table:table-row table:style-name="ro1">
          <table:table-cell office:value-type="float" office:value="10.3083991877287">
            <text:p>10,31</text:p>
          </table:table-cell>
          <table:table-cell office:value-type="float" office:value="10.1577103717034">
            <text:p>10,16</text:p>
          </table:table-cell>
          <table:table-cell office:value-type="float" office:value="10.1059577736244">
            <text:p>10,11</text:p>
          </table:table-cell>
          <table:table-cell table:number-columns-repeated="2"/>
          <table:table-cell table:formula="of:=([.A257]-10)/10" office:value-type="float" office:value="0.0308399187728726">
            <text:p>0,03084</text:p>
          </table:table-cell>
          <table:table-cell table:formula="of:=([.B257]-10)/10" office:value-type="float" office:value="0.0157710371703365">
            <text:p>0,01577</text:p>
          </table:table-cell>
          <table:table-cell table:formula="of:=([.C257]-10)/10" office:value-type="float" office:value="0.0105957773624406">
            <text:p>0,01060</text:p>
          </table:table-cell>
          <table:table-cell/>
        </table:table-row>
        <table:table-row table:style-name="ro1">
          <table:table-cell office:value-type="float" office:value="10.3095552029019">
            <text:p>10,31</text:p>
          </table:table-cell>
          <table:table-cell office:value-type="float" office:value="10.1583145346004">
            <text:p>10,16</text:p>
          </table:table-cell>
          <table:table-cell office:value-type="float" office:value="10.106366780128">
            <text:p>10,11</text:p>
          </table:table-cell>
          <table:table-cell table:number-columns-repeated="2"/>
          <table:table-cell table:formula="of:=([.A258]-10)/10" office:value-type="float" office:value="0.0309555202901851">
            <text:p>0,03096</text:p>
          </table:table-cell>
          <table:table-cell table:formula="of:=([.B258]-10)/10" office:value-type="float" office:value="0.0158314534600379">
            <text:p>0,01583</text:p>
          </table:table-cell>
          <table:table-cell table:formula="of:=([.C258]-10)/10" office:value-type="float" office:value="0.0106366780127994">
            <text:p>0,01064</text:p>
          </table:table-cell>
          <table:table-cell/>
        </table:table-row>
        <table:table-row table:style-name="ro1">
          <table:table-cell office:value-type="float" office:value="10.3107108293321">
            <text:p>10,31</text:p>
          </table:table-cell>
          <table:table-cell office:value-type="float" office:value="10.1589185897194">
            <text:p>10,16</text:p>
          </table:table-cell>
          <table:table-cell office:value-type="float" office:value="10.1067757369799">
            <text:p>10,11</text:p>
          </table:table-cell>
          <table:table-cell table:number-columns-repeated="2"/>
          <table:table-cell table:formula="of:=([.A259]-10)/10" office:value-type="float" office:value="0.0310710829332113">
            <text:p>0,03107</text:p>
          </table:table-cell>
          <table:table-cell table:formula="of:=([.B259]-10)/10" office:value-type="float" office:value="0.0158918589719354">
            <text:p>0,01589</text:p>
          </table:table-cell>
          <table:table-cell table:formula="of:=([.C259]-10)/10" office:value-type="float" office:value="0.0106775736979937">
            <text:p>0,01068</text:p>
          </table:table-cell>
          <table:table-cell/>
        </table:table-row>
        <table:table-row table:style-name="ro1">
          <table:table-cell office:value-type="float" office:value="10.3118660673246">
            <text:p>10,31</text:p>
          </table:table-cell>
          <table:table-cell office:value-type="float" office:value="10.1595225371052">
            <text:p>10,16</text:p>
          </table:table-cell>
          <table:table-cell office:value-type="float" office:value="10.1071846441942">
            <text:p>10,11</text:p>
          </table:table-cell>
          <table:table-cell table:number-columns-repeated="2"/>
          <table:table-cell table:formula="of:=([.A260]-10)/10" office:value-type="float" office:value="0.0311866067324583">
            <text:p>0,03119</text:p>
          </table:table-cell>
          <table:table-cell table:formula="of:=([.B260]-10)/10" office:value-type="float" office:value="0.0159522537105172">
            <text:p>0,01595</text:p>
          </table:table-cell>
          <table:table-cell table:formula="of:=([.C260]-10)/10" office:value-type="float" office:value="0.0107184644194238">
            <text:p>0,01072</text:p>
          </table:table-cell>
          <table:table-cell/>
        </table:table-row>
        <table:table-row table:style-name="ro1">
          <table:table-cell office:value-type="float" office:value="10.3130209171836">
            <text:p>10,31</text:p>
          </table:table-cell>
          <table:table-cell office:value-type="float" office:value="10.1601263768025">
            <text:p>10,16</text:p>
          </table:table-cell>
          <table:table-cell office:value-type="float" office:value="10.107593501785">
            <text:p>10,11</text:p>
          </table:table-cell>
          <table:table-cell table:number-columns-repeated="2"/>
          <table:table-cell table:formula="of:=([.A261]-10)/10" office:value-type="float" office:value="0.03130209171836">
            <text:p>0,03130</text:p>
          </table:table-cell>
          <table:table-cell table:formula="of:=([.B261]-10)/10" office:value-type="float" office:value="0.0160126376802488">
            <text:p>0,01601</text:p>
          </table:table-cell>
          <table:table-cell table:formula="of:=([.C261]-10)/10" office:value-type="float" office:value="0.0107593501785024">
            <text:p>0,01076</text:p>
          </table:table-cell>
          <table:table-cell/>
        </table:table-row>
        <table:table-row table:style-name="ro1">
          <table:table-cell office:value-type="float" office:value="10.3141753792133">
            <text:p>10,31</text:p>
          </table:table-cell>
          <table:table-cell office:value-type="float" office:value="10.1607301088564">
            <text:p>10,16</text:p>
          </table:table-cell>
          <table:table-cell office:value-type="float" office:value="10.1080023097661">
            <text:p>10,11</text:p>
          </table:table-cell>
          <table:table-cell table:number-columns-repeated="2"/>
          <table:table-cell table:formula="of:=([.A262]-10)/10" office:value-type="float" office:value="0.0314175379213269">
            <text:p>0,03142</text:p>
          </table:table-cell>
          <table:table-cell table:formula="of:=([.B262]-10)/10" office:value-type="float" office:value="0.0160730108856374">
            <text:p>0,01607</text:p>
          </table:table-cell>
          <table:table-cell table:formula="of:=([.C262]-10)/10" office:value-type="float" office:value="0.0108002309766148">
            <text:p>0,01080</text:p>
          </table:table-cell>
          <table:table-cell/>
        </table:table-row>
        <table:table-row table:style-name="ro1">
          <table:table-cell office:value-type="float" office:value="10.3153294537175">
            <text:p>10,32</text:p>
          </table:table-cell>
          <table:table-cell office:value-type="float" office:value="10.1613337333114">
            <text:p>10,16</text:p>
          </table:table-cell>
          <table:table-cell office:value-type="float" office:value="10.1084110681519">
            <text:p>10,11</text:p>
          </table:table-cell>
          <table:table-cell table:number-columns-repeated="2"/>
          <table:table-cell table:formula="of:=([.A263]-10)/10" office:value-type="float" office:value="0.031532945371749">
            <text:p>0,03153</text:p>
          </table:table-cell>
          <table:table-cell table:formula="of:=([.B263]-10)/10" office:value-type="float" office:value="0.0161333733311444">
            <text:p>0,01613</text:p>
          </table:table-cell>
          <table:table-cell table:formula="of:=([.C263]-10)/10" office:value-type="float" office:value="0.0108411068151902">
            <text:p>0,01084</text:p>
          </table:table-cell>
          <table:table-cell/>
        </table:table-row>
        <table:table-row table:style-name="ro1">
          <table:table-cell office:value-type="float" office:value="10.3164831409996">
            <text:p>10,32</text:p>
          </table:table-cell>
          <table:table-cell office:value-type="float" office:value="10.1619372502125">
            <text:p>10,16</text:p>
          </table:table-cell>
          <table:table-cell office:value-type="float" office:value="10.1088197769561">
            <text:p>10,11</text:p>
          </table:table-cell>
          <table:table-cell table:number-columns-repeated="2"/>
          <table:table-cell table:formula="of:=([.A264]-10)/10" office:value-type="float" office:value="0.0316483140999582">
            <text:p>0,03165</text:p>
          </table:table-cell>
          <table:table-cell table:formula="of:=([.B264]-10)/10" office:value-type="float" office:value="0.0161937250212516">
            <text:p>0,01619</text:p>
          </table:table-cell>
          <table:table-cell table:formula="of:=([.C264]-10)/10" office:value-type="float" office:value="0.0108819776956139">
            <text:p>0,01088</text:p>
          </table:table-cell>
          <table:table-cell/>
        </table:table-row>
        <table:table-row table:style-name="ro1">
          <table:table-cell office:value-type="float" office:value="10.3176364413626">
            <text:p>10,32</text:p>
          </table:table-cell>
          <table:table-cell office:value-type="float" office:value="10.1625406596042">
            <text:p>10,16</text:p>
          </table:table-cell>
          <table:table-cell office:value-type="float" office:value="10.1092284361931">
            <text:p>10,11</text:p>
          </table:table-cell>
          <table:table-cell table:number-columns-repeated="2"/>
          <table:table-cell table:formula="of:=([.A265]-10)/10" office:value-type="float" office:value="0.0317636441362602">
            <text:p>0,03176</text:p>
          </table:table-cell>
          <table:table-cell table:formula="of:=([.B265]-10)/10" office:value-type="float" office:value="0.0162540659604232">
            <text:p>0,01625</text:p>
          </table:table-cell>
          <table:table-cell table:formula="of:=([.C265]-10)/10" office:value-type="float" office:value="0.0109228436193135">
            <text:p>0,01092</text:p>
          </table:table-cell>
          <table:table-cell/>
        </table:table-row>
        <table:table-row table:style-name="ro1">
          <table:table-cell office:value-type="float" office:value="10.3187893551094">
            <text:p>10,32</text:p>
          </table:table-cell>
          <table:table-cell office:value-type="float" office:value="10.1631439615313">
            <text:p>10,16</text:p>
          </table:table-cell>
          <table:table-cell office:value-type="float" office:value="10.1096370458767">
            <text:p>10,11</text:p>
          </table:table-cell>
          <table:table-cell table:number-columns-repeated="2"/>
          <table:table-cell table:formula="of:=([.A266]-10)/10" office:value-type="float" office:value="0.0318789355109439">
            <text:p>0,03188</text:p>
          </table:table-cell>
          <table:table-cell table:formula="of:=([.B266]-10)/10" office:value-type="float" office:value="0.0163143961531334">
            <text:p>0,01631</text:p>
          </table:table-cell>
          <table:table-cell table:formula="of:=([.C266]-10)/10" office:value-type="float" office:value="0.0109637045876731">
            <text:p>0,01096</text:p>
          </table:table-cell>
          <table:table-cell/>
        </table:table-row>
        <table:table-row table:style-name="ro1">
          <table:table-cell office:value-type="float" office:value="10.3199418825419">
            <text:p>10,32</text:p>
          </table:table-cell>
          <table:table-cell office:value-type="float" office:value="10.1637471560384">
            <text:p>10,16</text:p>
          </table:table-cell>
          <table:table-cell office:value-type="float" office:value="10.1100456060209">
            <text:p>10,11</text:p>
          </table:table-cell>
          <table:table-cell table:number-columns-repeated="2"/>
          <table:table-cell table:formula="of:=([.A267]-10)/10" office:value-type="float" office:value="0.0319941882541869">
            <text:p>0,03199</text:p>
          </table:table-cell>
          <table:table-cell table:formula="of:=([.B267]-10)/10" office:value-type="float" office:value="0.016374715603839">
            <text:p>0,01637</text:p>
          </table:table-cell>
          <table:table-cell table:formula="of:=([.C267]-10)/10" office:value-type="float" office:value="0.0110045606020948">
            <text:p>0,01100</text:p>
          </table:table-cell>
          <table:table-cell/>
        </table:table-row>
        <table:table-row table:style-name="ro1">
          <table:table-cell office:value-type="float" office:value="10.3210940239621">
            <text:p>10,32</text:p>
          </table:table-cell>
          <table:table-cell office:value-type="float" office:value="10.1643502431698">
            <text:p>10,16</text:p>
          </table:table-cell>
          <table:table-cell office:value-type="float" office:value="10.11045411664">
            <text:p>10,11</text:p>
          </table:table-cell>
          <table:table-cell table:number-columns-repeated="2"/>
          <table:table-cell table:formula="of:=([.A268]-10)/10" office:value-type="float" office:value="0.0321094023962136">
            <text:p>0,03211</text:p>
          </table:table-cell>
          <table:table-cell table:formula="of:=([.B268]-10)/10" office:value-type="float" office:value="0.016435024316983">
            <text:p>0,01644</text:p>
          </table:table-cell>
          <table:table-cell table:formula="of:=([.C268]-10)/10" office:value-type="float" office:value="0.0110454116640035">
            <text:p>0,01105</text:p>
          </table:table-cell>
          <table:table-cell/>
        </table:table-row>
        <table:table-row table:style-name="ro1">
          <table:table-cell office:value-type="float" office:value="10.3222457796718">
            <text:p>10,32</text:p>
          </table:table-cell>
          <table:table-cell office:value-type="float" office:value="10.1649532229706">
            <text:p>10,16</text:p>
          </table:table-cell>
          <table:table-cell office:value-type="float" office:value="10.1108625777476">
            <text:p>10,11</text:p>
          </table:table-cell>
          <table:table-cell table:number-columns-repeated="2"/>
          <table:table-cell table:formula="of:=([.A269]-10)/10" office:value-type="float" office:value="0.0322245779671777">
            <text:p>0,03222</text:p>
          </table:table-cell>
          <table:table-cell table:formula="of:=([.B269]-10)/10" office:value-type="float" office:value="0.0164953222970574">
            <text:p>0,01650</text:p>
          </table:table-cell>
          <table:table-cell table:formula="of:=([.C269]-10)/10" office:value-type="float" office:value="0.0110862577747579">
            <text:p>0,01109</text:p>
          </table:table-cell>
          <table:table-cell/>
        </table:table-row>
        <table:table-row table:style-name="ro1">
          <table:table-cell office:value-type="float" office:value="10.3233971499719">
            <text:p>10,32</text:p>
          </table:table-cell>
          <table:table-cell office:value-type="float" office:value="10.165556095485">
            <text:p>10,17</text:p>
          </table:table-cell>
          <table:table-cell office:value-type="float" office:value="10.1112709893579">
            <text:p>10,11</text:p>
          </table:table-cell>
          <table:table-cell table:number-columns-repeated="2"/>
          <table:table-cell table:formula="of:=([.A270]-10)/10" office:value-type="float" office:value="0.0323397149971866">
            <text:p>0,03234</text:p>
          </table:table-cell>
          <table:table-cell table:formula="of:=([.B270]-10)/10" office:value-type="float" office:value="0.0165556095484988">
            <text:p>0,01656</text:p>
          </table:table-cell>
          <table:table-cell table:formula="of:=([.C270]-10)/10" office:value-type="float" office:value="0.011127098935787">
            <text:p>0,01113</text:p>
          </table:table-cell>
          <table:table-cell/>
        </table:table-row>
        <table:table-row table:style-name="ro1">
          <table:table-cell office:value-type="float" office:value="10.3245481351632">
            <text:p>10,32</text:p>
          </table:table-cell>
          <table:table-cell office:value-type="float" office:value="10.1661588607578">
            <text:p>10,17</text:p>
          </table:table-cell>
          <table:table-cell office:value-type="float" office:value="10.1116793514848">
            <text:p>10,11</text:p>
          </table:table-cell>
          <table:table-cell table:number-columns-repeated="2"/>
          <table:table-cell table:formula="of:=([.A271]-10)/10" office:value-type="float" office:value="0.0324548135163209">
            <text:p>0,03245</text:p>
          </table:table-cell>
          <table:table-cell table:formula="of:=([.B271]-10)/10" office:value-type="float" office:value="0.0166158860757786">
            <text:p>0,01662</text:p>
          </table:table-cell>
          <table:table-cell table:formula="of:=([.C271]-10)/10" office:value-type="float" office:value="0.0111679351484783">
            <text:p>0,01117</text:p>
          </table:table-cell>
          <table:table-cell/>
        </table:table-row>
        <table:table-row table:style-name="ro1">
          <table:table-cell office:value-type="float" office:value="10.3256987355462">
            <text:p>10,33</text:p>
          </table:table-cell>
          <table:table-cell office:value-type="float" office:value="10.1667615188333">
            <text:p>10,17</text:p>
          </table:table-cell>
          <table:table-cell office:value-type="float" office:value="10.1120876641423">
            <text:p>10,11</text:p>
          </table:table-cell>
          <table:table-cell table:number-columns-repeated="2"/>
          <table:table-cell table:formula="of:=([.A272]-10)/10" office:value-type="float" office:value="0.0325698735546226">
            <text:p>0,03257</text:p>
          </table:table-cell>
          <table:table-cell table:formula="of:=([.B272]-10)/10" office:value-type="float" office:value="0.0166761518833336">
            <text:p>0,01668</text:p>
          </table:table-cell>
          <table:table-cell table:formula="of:=([.C272]-10)/10" office:value-type="float" office:value="0.0112087664142347">
            <text:p>0,01121</text:p>
          </table:table-cell>
          <table:table-cell/>
        </table:table-row>
        <table:table-row table:style-name="ro1">
          <table:table-cell office:value-type="float" office:value="10.326848951421">
            <text:p>10,33</text:p>
          </table:table-cell>
          <table:table-cell office:value-type="float" office:value="10.1673640697561">
            <text:p>10,17</text:p>
          </table:table-cell>
          <table:table-cell office:value-type="float" office:value="10.1124959273445">
            <text:p>10,11</text:p>
          </table:table-cell>
          <table:table-cell table:number-columns-repeated="2"/>
          <table:table-cell table:formula="of:=([.A273]-10)/10" office:value-type="float" office:value="0.0326848951421011">
            <text:p>0,03268</text:p>
          </table:table-cell>
          <table:table-cell table:formula="of:=([.B273]-10)/10" office:value-type="float" office:value="0.0167364069756095">
            <text:p>0,01674</text:p>
          </table:table-cell>
          <table:table-cell table:formula="of:=([.C273]-10)/10" office:value-type="float" office:value="0.0112495927344519">
            <text:p>0,01125</text:p>
          </table:table-cell>
          <table:table-cell/>
        </table:table-row>
        <table:table-row table:style-name="ro1">
          <table:table-cell office:value-type="float" office:value="10.3279987830871">
            <text:p>10,33</text:p>
          </table:table-cell>
          <table:table-cell office:value-type="float" office:value="10.1679665135705">
            <text:p>10,17</text:p>
          </table:table-cell>
          <table:table-cell office:value-type="float" office:value="10.1129041411052">
            <text:p>10,11</text:p>
          </table:table-cell>
          <table:table-cell table:number-columns-repeated="2"/>
          <table:table-cell table:formula="of:=([.A274]-10)/10" office:value-type="float" office:value="0.0327998783087056">
            <text:p>0,03280</text:p>
          </table:table-cell>
          <table:table-cell table:formula="of:=([.B274]-10)/10" office:value-type="float" office:value="0.0167966513570477">
            <text:p>0,01680</text:p>
          </table:table-cell>
          <table:table-cell table:formula="of:=([.C274]-10)/10" office:value-type="float" office:value="0.0112904141105195">
            <text:p>0,01129</text:p>
          </table:table-cell>
          <table:table-cell/>
        </table:table-row>
        <table:table-row table:style-name="ro1">
          <table:table-cell office:value-type="float" office:value="10.3291482308439">
            <text:p>10,33</text:p>
          </table:table-cell>
          <table:table-cell office:value-type="float" office:value="10.1685688503211">
            <text:p>10,17</text:p>
          </table:table-cell>
          <table:table-cell office:value-type="float" office:value="10.1133123054385">
            <text:p>10,11</text:p>
          </table:table-cell>
          <table:table-cell table:number-columns-repeated="2"/>
          <table:table-cell table:formula="of:=([.A275]-10)/10" office:value-type="float" office:value="0.0329148230843915">
            <text:p>0,03291</text:p>
          </table:table-cell>
          <table:table-cell table:formula="of:=([.B275]-10)/10" office:value-type="float" office:value="0.0168568850321089">
            <text:p>0,01686</text:p>
          </table:table-cell>
          <table:table-cell table:formula="of:=([.C275]-10)/10" office:value-type="float" office:value="0.011331230543847">
            <text:p>0,01133</text:p>
          </table:table-cell>
          <table:table-cell/>
        </table:table-row>
        <table:table-row table:style-name="ro1">
          <table:table-cell office:value-type="float" office:value="10.3302972949905">
            <text:p>10,33</text:p>
          </table:table-cell>
          <table:table-cell office:value-type="float" office:value="10.1691710800521">
            <text:p>10,17</text:p>
          </table:table-cell>
          <table:table-cell office:value-type="float" office:value="10.1137204203583">
            <text:p>10,11</text:p>
          </table:table-cell>
          <table:table-cell table:number-columns-repeated="2"/>
          <table:table-cell table:formula="of:=([.A276]-10)/10" office:value-type="float" office:value="0.0330297294990526">
            <text:p>0,03303</text:p>
          </table:table-cell>
          <table:table-cell table:formula="of:=([.B276]-10)/10" office:value-type="float" office:value="0.0169171080052113">
            <text:p>0,01692</text:p>
          </table:table-cell>
          <table:table-cell table:formula="of:=([.C276]-10)/10" office:value-type="float" office:value="0.01137204203583">
            <text:p>0,01137</text:p>
          </table:table-cell>
          <table:table-cell/>
        </table:table-row>
        <table:table-row table:style-name="ro1">
          <table:table-cell office:value-type="float" office:value="10.3314459758254">
            <text:p>10,33</text:p>
          </table:table-cell>
          <table:table-cell office:value-type="float" office:value="10.1697732028078">
            <text:p>10,17</text:p>
          </table:table-cell>
          <table:table-cell office:value-type="float" office:value="10.1141284858787">
            <text:p>10,11</text:p>
          </table:table-cell>
          <table:table-cell table:number-columns-repeated="2"/>
          <table:table-cell table:formula="of:=([.A277]-10)/10" office:value-type="float" office:value="0.0331445975825387">
            <text:p>0,03314</text:p>
          </table:table-cell>
          <table:table-cell table:formula="of:=([.B277]-10)/10" office:value-type="float" office:value="0.0169773202807848">
            <text:p>0,01698</text:p>
          </table:table-cell>
          <table:table-cell table:formula="of:=([.C277]-10)/10" office:value-type="float" office:value="0.0114128485878702">
            <text:p>0,01141</text:p>
          </table:table-cell>
          <table:table-cell/>
        </table:table-row>
        <table:table-row table:style-name="ro1">
          <table:table-cell office:value-type="float" office:value="10.3325942736467">
            <text:p>10,33</text:p>
          </table:table-cell>
          <table:table-cell office:value-type="float" office:value="10.1703752186329">
            <text:p>10,17</text:p>
          </table:table-cell>
          <table:table-cell office:value-type="float" office:value="10.1145365020135">
            <text:p>10,11</text:p>
          </table:table-cell>
          <table:table-cell table:number-columns-repeated="2"/>
          <table:table-cell table:formula="of:=([.A278]-10)/10" office:value-type="float" office:value="0.0332594273646659">
            <text:p>0,03326</text:p>
          </table:table-cell>
          <table:table-cell table:formula="of:=([.B278]-10)/10" office:value-type="float" office:value="0.0170375218632898">
            <text:p>0,01704</text:p>
          </table:table-cell>
          <table:table-cell table:formula="of:=([.C278]-10)/10" office:value-type="float" office:value="0.0114536502013506">
            <text:p>0,01145</text:p>
          </table:table-cell>
          <table:table-cell/>
        </table:table-row>
        <table:table-row table:style-name="ro1">
          <table:table-cell office:value-type="float" office:value="10.3337421887524">
            <text:p>10,33</text:p>
          </table:table-cell>
          <table:table-cell office:value-type="float" office:value="10.1709771275714">
            <text:p>10,17</text:p>
          </table:table-cell>
          <table:table-cell office:value-type="float" office:value="10.1149444687767">
            <text:p>10,11</text:p>
          </table:table-cell>
          <table:table-cell table:number-columns-repeated="2"/>
          <table:table-cell table:formula="of:=([.A279]-10)/10" office:value-type="float" office:value="0.0333742188752401">
            <text:p>0,03337</text:p>
          </table:table-cell>
          <table:table-cell table:formula="of:=([.B279]-10)/10" office:value-type="float" office:value="0.0170977127571414">
            <text:p>0,01710</text:p>
          </table:table-cell>
          <table:table-cell table:formula="of:=([.C279]-10)/10" office:value-type="float" office:value="0.0114944468776704">
            <text:p>0,01149</text:p>
          </table:table-cell>
          <table:table-cell/>
        </table:table-row>
        <table:table-row table:style-name="ro1">
          <table:table-cell office:value-type="float" office:value="10.33488972144">
            <text:p>10,33</text:p>
          </table:table-cell>
          <table:table-cell office:value-type="float" office:value="10.1715789296676">
            <text:p>10,17</text:p>
          </table:table-cell>
          <table:table-cell office:value-type="float" office:value="10.1153523861822">
            <text:p>10,12</text:p>
          </table:table-cell>
          <table:table-cell table:number-columns-repeated="2"/>
          <table:table-cell table:formula="of:=([.A280]-10)/10" office:value-type="float" office:value="0.0334889721440023">
            <text:p>0,03349</text:p>
          </table:table-cell>
          <table:table-cell table:formula="of:=([.B280]-10)/10" office:value-type="float" office:value="0.0171578929667572">
            <text:p>0,01716</text:p>
          </table:table-cell>
          <table:table-cell table:formula="of:=([.C280]-10)/10" office:value-type="float" office:value="0.0115352386182176">
            <text:p>0,01154</text:p>
          </table:table-cell>
          <table:table-cell/>
        </table:table-row>
        <table:table-row table:style-name="ro1">
          <table:table-cell office:value-type="float" office:value="10.3360368720065">
            <text:p>10,34</text:p>
          </table:table-cell>
          <table:table-cell office:value-type="float" office:value="10.1721806249658">
            <text:p>10,17</text:p>
          </table:table-cell>
          <table:table-cell office:value-type="float" office:value="10.1157602542439">
            <text:p>10,12</text:p>
          </table:table-cell>
          <table:table-cell table:number-columns-repeated="2"/>
          <table:table-cell table:formula="of:=([.A281]-10)/10" office:value-type="float" office:value="0.0336036872006483">
            <text:p>0,03360</text:p>
          </table:table-cell>
          <table:table-cell table:formula="of:=([.B281]-10)/10" office:value-type="float" office:value="0.0172180624965767">
            <text:p>0,01722</text:p>
          </table:table-cell>
          <table:table-cell table:formula="of:=([.C281]-10)/10" office:value-type="float" office:value="0.011576025424392">
            <text:p>0,01158</text:p>
          </table:table-cell>
          <table:table-cell/>
        </table:table-row>
        <table:table-row table:style-name="ro1">
          <table:table-cell office:value-type="float" office:value="10.3371836407489">
            <text:p>10,34</text:p>
          </table:table-cell>
          <table:table-cell office:value-type="float" office:value="10.1727822135101">
            <text:p>10,17</text:p>
          </table:table-cell>
          <table:table-cell office:value-type="float" office:value="10.1161680729758">
            <text:p>10,12</text:p>
          </table:table-cell>
          <table:table-cell table:number-columns-repeated="2"/>
          <table:table-cell table:formula="of:=([.A282]-10)/10" office:value-type="float" office:value="0.0337183640748927">
            <text:p>0,03372</text:p>
          </table:table-cell>
          <table:table-cell table:formula="of:=([.B282]-10)/10" office:value-type="float" office:value="0.0172782213510139">
            <text:p>0,01728</text:p>
          </table:table-cell>
          <table:table-cell table:formula="of:=([.C282]-10)/10" office:value-type="float" office:value="0.0116168072975839">
            <text:p>0,01162</text:p>
          </table:table-cell>
          <table:table-cell/>
        </table:table-row>
        <table:table-row table:style-name="ro1">
          <table:table-cell office:value-type="float" office:value="10.3383300279635">
            <text:p>10,34</text:p>
          </table:table-cell>
          <table:table-cell office:value-type="float" office:value="10.1733836953449">
            <text:p>10,17</text:p>
          </table:table-cell>
          <table:table-cell office:value-type="float" office:value="10.1165758423918">
            <text:p>10,12</text:p>
          </table:table-cell>
          <table:table-cell table:number-columns-repeated="2"/>
          <table:table-cell table:formula="of:=([.A283]-10)/10" office:value-type="float" office:value="0.0338330027963512">
            <text:p>0,03383</text:p>
          </table:table-cell>
          <table:table-cell table:formula="of:=([.B283]-10)/10" office:value-type="float" office:value="0.0173383695344858">
            <text:p>0,01734</text:p>
          </table:table-cell>
          <table:table-cell table:formula="of:=([.C283]-10)/10" office:value-type="float" office:value="0.0116575842391773">
            <text:p>0,01166</text:p>
          </table:table-cell>
          <table:table-cell/>
        </table:table-row>
        <table:table-row table:style-name="ro1">
          <table:table-cell office:value-type="float" office:value="10.3394760339463">
            <text:p>10,34</text:p>
          </table:table-cell>
          <table:table-cell office:value-type="float" office:value="10.1739850705142">
            <text:p>10,17</text:p>
          </table:table-cell>
          <table:table-cell office:value-type="float" office:value="10.1169835625057">
            <text:p>10,12</text:p>
          </table:table-cell>
          <table:table-cell table:number-columns-repeated="2"/>
          <table:table-cell table:formula="of:=([.A284]-10)/10" office:value-type="float" office:value="0.0339476033946283">
            <text:p>0,03395</text:p>
          </table:table-cell>
          <table:table-cell table:formula="of:=([.B284]-10)/10" office:value-type="float" office:value="0.017398507051424">
            <text:p>0,01740</text:p>
          </table:table-cell>
          <table:table-cell table:formula="of:=([.C284]-10)/10" office:value-type="float" office:value="0.0116983562505688">
            <text:p>0,01170</text:p>
          </table:table-cell>
          <table:table-cell/>
        </table:table-row>
        <table:table-row table:style-name="ro1">
          <table:table-cell office:value-type="float" office:value="10.3406216589929">
            <text:p>10,34</text:p>
          </table:table-cell>
          <table:table-cell office:value-type="float" office:value="10.1745863390623">
            <text:p>10,17</text:p>
          </table:table-cell>
          <table:table-cell office:value-type="float" office:value="10.1173912333316">
            <text:p>10,12</text:p>
          </table:table-cell>
          <table:table-cell table:number-columns-repeated="2"/>
          <table:table-cell table:formula="of:=([.A285]-10)/10" office:value-type="float" office:value="0.0340621658992857">
            <text:p>0,03406</text:p>
          </table:table-cell>
          <table:table-cell table:formula="of:=([.B285]-10)/10" office:value-type="float" office:value="0.0174586339062269">
            <text:p>0,01746</text:p>
          </table:table-cell>
          <table:table-cell table:formula="of:=([.C285]-10)/10" office:value-type="float" office:value="0.0117391233331587">
            <text:p>0,01174</text:p>
          </table:table-cell>
          <table:table-cell/>
        </table:table-row>
        <table:table-row table:style-name="ro1">
          <table:table-cell office:value-type="float" office:value="10.3417669033988">
            <text:p>10,34</text:p>
          </table:table-cell>
          <table:table-cell office:value-type="float" office:value="10.1751875010331">
            <text:p>10,18</text:p>
          </table:table-cell>
          <table:table-cell office:value-type="float" office:value="10.1177988548832">
            <text:p>10,12</text:p>
          </table:table-cell>
          <table:table-cell table:number-columns-repeated="2"/>
          <table:table-cell table:formula="of:=([.A286]-10)/10" office:value-type="float" office:value="0.034176690339876">
            <text:p>0,03418</text:p>
          </table:table-cell>
          <table:table-cell table:formula="of:=([.B286]-10)/10" office:value-type="float" office:value="0.0175187501033065">
            <text:p>0,01752</text:p>
          </table:table-cell>
          <table:table-cell table:formula="of:=([.C286]-10)/10" office:value-type="float" office:value="0.0117798854883159">
            <text:p>0,01178</text:p>
          </table:table-cell>
          <table:table-cell/>
        </table:table-row>
        <table:table-row table:style-name="ro1">
          <table:table-cell office:value-type="float" office:value="10.3429117674589">
            <text:p>10,34</text:p>
          </table:table-cell>
          <table:table-cell office:value-type="float" office:value="10.1757885564706">
            <text:p>10,18</text:p>
          </table:table-cell>
          <table:table-cell office:value-type="float" office:value="10.1182064271746">
            <text:p>10,12</text:p>
          </table:table-cell>
          <table:table-cell table:number-columns-repeated="2"/>
          <table:table-cell table:formula="of:=([.A287]-10)/10" office:value-type="float" office:value="0.0342911767458862">
            <text:p>0,03429</text:p>
          </table:table-cell>
          <table:table-cell table:formula="of:=([.B287]-10)/10" office:value-type="float" office:value="0.0175788556470609">
            <text:p>0,01758</text:p>
          </table:table-cell>
          <table:table-cell table:formula="of:=([.C287]-10)/10" office:value-type="float" office:value="0.0118206427174602">
            <text:p>0,01182</text:p>
          </table:table-cell>
          <table:table-cell/>
        </table:table-row>
        <table:table-row table:style-name="ro1">
          <table:table-cell office:value-type="float" office:value="10.3440562514678">
            <text:p>10,34</text:p>
          </table:table-cell>
          <table:table-cell office:value-type="float" office:value="10.1763895054189">
            <text:p>10,18</text:p>
          </table:table-cell>
          <table:table-cell office:value-type="float" office:value="10.1186139502196">
            <text:p>10,12</text:p>
          </table:table-cell>
          <table:table-cell table:number-columns-repeated="2"/>
          <table:table-cell table:formula="of:=([.A288]-10)/10" office:value-type="float" office:value="0.0344056251467835">
            <text:p>0,03441</text:p>
          </table:table-cell>
          <table:table-cell table:formula="of:=([.B288]-10)/10" office:value-type="float" office:value="0.0176389505418939">
            <text:p>0,01764</text:p>
          </table:table-cell>
          <table:table-cell table:formula="of:=([.C288]-10)/10" office:value-type="float" office:value="0.0118613950219578">
            <text:p>0,01186</text:p>
          </table:table-cell>
          <table:table-cell/>
        </table:table-row>
        <table:table-row table:style-name="ro1">
          <table:table-cell office:value-type="float" office:value="10.3452003557197">
            <text:p>10,35</text:p>
          </table:table-cell>
          <table:table-cell office:value-type="float" office:value="10.1769903479223">
            <text:p>10,18</text:p>
          </table:table-cell>
          <table:table-cell office:value-type="float" office:value="10.119021424032">
            <text:p>10,12</text:p>
          </table:table-cell>
          <table:table-cell table:number-columns-repeated="2"/>
          <table:table-cell table:formula="of:=([.A289]-10)/10" office:value-type="float" office:value="0.0345200355719738">
            <text:p>0,03452</text:p>
          </table:table-cell>
          <table:table-cell table:formula="of:=([.B289]-10)/10" office:value-type="float" office:value="0.0176990347922297">
            <text:p>0,01770</text:p>
          </table:table-cell>
          <table:table-cell table:formula="of:=([.C289]-10)/10" office:value-type="float" office:value="0.0119021424032024">
            <text:p>0,01190</text:p>
          </table:table-cell>
          <table:table-cell/>
        </table:table-row>
        <table:table-row table:style-name="ro1">
          <table:table-cell office:value-type="float" office:value="10.3463440805086">
            <text:p>10,35</text:p>
          </table:table-cell>
          <table:table-cell office:value-type="float" office:value="10.1775910840244">
            <text:p>10,18</text:p>
          </table:table-cell>
          <table:table-cell office:value-type="float" office:value="10.1194288486259">
            <text:p>10,12</text:p>
          </table:table-cell>
          <table:table-cell table:number-columns-repeated="2"/>
          <table:table-cell table:formula="of:=([.A290]-10)/10" office:value-type="float" office:value="0.0346344080508631">
            <text:p>0,03463</text:p>
          </table:table-cell>
          <table:table-cell table:formula="of:=([.B290]-10)/10" office:value-type="float" office:value="0.0177591084024383">
            <text:p>0,01776</text:p>
          </table:table-cell>
          <table:table-cell table:formula="of:=([.C290]-10)/10" office:value-type="float" office:value="0.0119428848625894">
            <text:p>0,01194</text:p>
          </table:table-cell>
          <table:table-cell/>
        </table:table-row>
        <table:table-row table:style-name="ro1">
          <table:table-cell office:value-type="float" office:value="10.3474874261281">
            <text:p>10,35</text:p>
          </table:table-cell>
          <table:table-cell office:value-type="float" office:value="10.1781917137693">
            <text:p>10,18</text:p>
          </table:table-cell>
          <table:table-cell office:value-type="float" office:value="10.1198362240149">
            <text:p>10,12</text:p>
          </table:table-cell>
          <table:table-cell table:number-columns-repeated="2"/>
          <table:table-cell table:formula="of:=([.A291]-10)/10" office:value-type="float" office:value="0.0347487426128076">
            <text:p>0,03475</text:p>
          </table:table-cell>
          <table:table-cell table:formula="of:=([.B291]-10)/10" office:value-type="float" office:value="0.0178191713769266">
            <text:p>0,01782</text:p>
          </table:table-cell>
          <table:table-cell table:formula="of:=([.C291]-10)/10" office:value-type="float" office:value="0.0119836224014913">
            <text:p>0,01198</text:p>
          </table:table-cell>
          <table:table-cell/>
        </table:table-row>
        <table:table-row table:style-name="ro1">
          <table:table-cell office:value-type="float" office:value="10.3486303928711">
            <text:p>10,35</text:p>
          </table:table-cell>
          <table:table-cell office:value-type="float" office:value="10.178792237201">
            <text:p>10,18</text:p>
          </table:table-cell>
          <table:table-cell office:value-type="float" office:value="10.1202435502131">
            <text:p>10,12</text:p>
          </table:table-cell>
          <table:table-cell table:number-columns-repeated="2"/>
          <table:table-cell table:formula="of:=([.A292]-10)/10" office:value-type="float" office:value="0.0348630392871094">
            <text:p>0,03486</text:p>
          </table:table-cell>
          <table:table-cell table:formula="of:=([.B292]-10)/10" office:value-type="float" office:value="0.0178792237201021">
            <text:p>0,01788</text:p>
          </table:table-cell>
          <table:table-cell table:formula="of:=([.C292]-10)/10" office:value-type="float" office:value="0.012024355021307">
            <text:p>0,01202</text:p>
          </table:table-cell>
          <table:table-cell/>
        </table:table-row>
        <table:table-row table:style-name="ro1">
          <table:table-cell office:value-type="float" office:value="10.3497729810306">
            <text:p>10,35</text:p>
          </table:table-cell>
          <table:table-cell office:value-type="float" office:value="10.1793926543634">
            <text:p>10,18</text:p>
          </table:table-cell>
          <table:table-cell office:value-type="float" office:value="10.1206508272341">
            <text:p>10,12</text:p>
          </table:table-cell>
          <table:table-cell table:number-columns-repeated="2"/>
          <table:table-cell table:formula="of:=([.A293]-10)/10" office:value-type="float" office:value="0.0349772981030574">
            <text:p>0,03498</text:p>
          </table:table-cell>
          <table:table-cell table:formula="of:=([.B293]-10)/10" office:value-type="float" office:value="0.0179392654363362">
            <text:p>0,01794</text:p>
          </table:table-cell>
          <table:table-cell table:formula="of:=([.C293]-10)/10" office:value-type="float" office:value="0.0120650827234112">
            <text:p>0,01207</text:p>
          </table:table-cell>
          <table:table-cell/>
        </table:table-row>
        <table:table-row table:style-name="ro1">
          <table:table-cell office:value-type="float" office:value="10.350915190899">
            <text:p>10,35</text:p>
          </table:table-cell>
          <table:table-cell office:value-type="float" office:value="10.1799929653002">
            <text:p>10,18</text:p>
          </table:table-cell>
          <table:table-cell office:value-type="float" office:value="10.1210580550918">
            <text:p>10,12</text:p>
          </table:table-cell>
          <table:table-cell table:number-columns-repeated="2"/>
          <table:table-cell table:formula="of:=([.A294]-10)/10" office:value-type="float" office:value="0.0350915190898965">
            <text:p>0,03509</text:p>
          </table:table-cell>
          <table:table-cell table:formula="of:=([.B294]-10)/10" office:value-type="float" office:value="0.0179992965300242">
            <text:p>0,01800</text:p>
          </table:table-cell>
          <table:table-cell table:formula="of:=([.C294]-10)/10" office:value-type="float" office:value="0.0121058055091751">
            <text:p>0,01211</text:p>
          </table:table-cell>
          <table:table-cell/>
        </table:table-row>
        <table:table-row table:style-name="ro1">
          <table:table-cell office:value-type="float" office:value="10.3520570227684">
            <text:p>10,35</text:p>
          </table:table-cell>
          <table:table-cell office:value-type="float" office:value="10.1805931700554">
            <text:p>10,18</text:p>
          </table:table-cell>
          <table:table-cell office:value-type="float" office:value="10.1214652338001">
            <text:p>10,12</text:p>
          </table:table-cell>
          <table:table-cell table:number-columns-repeated="2"/>
          <table:table-cell table:formula="of:=([.A295]-10)/10" office:value-type="float" office:value="0.0352057022768394">
            <text:p>0,03521</text:p>
          </table:table-cell>
          <table:table-cell table:formula="of:=([.B295]-10)/10" office:value-type="float" office:value="0.0180593170055372">
            <text:p>0,01806</text:p>
          </table:table-cell>
          <table:table-cell table:formula="of:=([.C295]-10)/10" office:value-type="float" office:value="0.0121465233800127">
            <text:p>0,01215</text:p>
          </table:table-cell>
          <table:table-cell/>
        </table:table-row>
        <table:table-row table:style-name="ro1">
          <table:table-cell office:value-type="float" office:value="10.3531984769307">
            <text:p>10,35</text:p>
          </table:table-cell>
          <table:table-cell office:value-type="float" office:value="10.181193268673">
            <text:p>10,18</text:p>
          </table:table-cell>
          <table:table-cell office:value-type="float" office:value="10.121872363373">
            <text:p>10,12</text:p>
          </table:table-cell>
          <table:table-cell table:number-columns-repeated="2"/>
          <table:table-cell table:formula="of:=([.A296]-10)/10" office:value-type="float" office:value="0.0353198476930729">
            <text:p>0,03532</text:p>
          </table:table-cell>
          <table:table-cell table:formula="of:=([.B296]-10)/10" office:value-type="float" office:value="0.0181193268672956">
            <text:p>0,01812</text:p>
          </table:table-cell>
          <table:table-cell table:formula="of:=([.C296]-10)/10" office:value-type="float" office:value="0.0121872363373024">
            <text:p>0,01219</text:p>
          </table:table-cell>
          <table:table-cell/>
        </table:table-row>
        <table:table-row table:style-name="ro1">
          <table:table-cell office:value-type="float" office:value="10.3543395536773">
            <text:p>10,35</text:p>
          </table:table-cell>
          <table:table-cell office:value-type="float" office:value="10.1817932611963">
            <text:p>10,18</text:p>
          </table:table-cell>
          <table:table-cell office:value-type="float" office:value="10.1222794438243">
            <text:p>10,12</text:p>
          </table:table-cell>
          <table:table-cell table:number-columns-repeated="2"/>
          <table:table-cell table:formula="of:=([.A297]-10)/10" office:value-type="float" office:value="0.0354339553677297">
            <text:p>0,03543</text:p>
          </table:table-cell>
          <table:table-cell table:formula="of:=([.B297]-10)/10" office:value-type="float" office:value="0.0181793261196328">
            <text:p>0,01818</text:p>
          </table:table-cell>
          <table:table-cell table:formula="of:=([.C297]-10)/10" office:value-type="float" office:value="0.0122279443824253">
            <text:p>0,01223</text:p>
          </table:table-cell>
          <table:table-cell/>
        </table:table-row>
        <table:table-row table:style-name="ro1">
          <table:table-cell office:value-type="float" office:value="10.355480253299">
            <text:p>10,36</text:p>
          </table:table-cell>
          <table:table-cell office:value-type="float" office:value="10.1823931476693">
            <text:p>10,18</text:p>
          </table:table-cell>
          <table:table-cell office:value-type="float" office:value="10.1226864751677">
            <text:p>10,12</text:p>
          </table:table-cell>
          <table:table-cell table:number-columns-repeated="2"/>
          <table:table-cell table:formula="of:=([.A298]-10)/10" office:value-type="float" office:value="0.0355480253299007">
            <text:p>0,03555</text:p>
          </table:table-cell>
          <table:table-cell table:formula="of:=([.B298]-10)/10" office:value-type="float" office:value="0.0182393147669341">
            <text:p>0,01824</text:p>
          </table:table-cell>
          <table:table-cell table:formula="of:=([.C298]-10)/10" office:value-type="float" office:value="0.0122686475167717">
            <text:p>0,01227</text:p>
          </table:table-cell>
          <table:table-cell/>
        </table:table-row>
        <table:table-row table:style-name="ro1">
          <table:table-cell office:value-type="float" office:value="10.3566205760867">
            <text:p>10,36</text:p>
          </table:table-cell>
          <table:table-cell office:value-type="float" office:value="10.1829929281358">
            <text:p>10,18</text:p>
          </table:table-cell>
          <table:table-cell office:value-type="float" office:value="10.1230934574171">
            <text:p>10,12</text:p>
          </table:table-cell>
          <table:table-cell table:number-columns-repeated="2"/>
          <table:table-cell table:formula="of:=([.A299]-10)/10" office:value-type="float" office:value="0.0356620576086655">
            <text:p>0,03566</text:p>
          </table:table-cell>
          <table:table-cell table:formula="of:=([.B299]-10)/10" office:value-type="float" office:value="0.018299292813575">
            <text:p>0,01830</text:p>
          </table:table-cell>
          <table:table-cell table:formula="of:=([.C299]-10)/10" office:value-type="float" office:value="0.0123093457417141">
            <text:p>0,01231</text:p>
          </table:table-cell>
          <table:table-cell/>
        </table:table-row>
        <table:table-row table:style-name="ro1">
          <table:table-cell office:value-type="float" office:value="10.3577605223307">
            <text:p>10,36</text:p>
          </table:table-cell>
          <table:table-cell office:value-type="float" office:value="10.1835926026394">
            <text:p>10,18</text:p>
          </table:table-cell>
          <table:table-cell office:value-type="float" office:value="10.1235003905862">
            <text:p>10,12</text:p>
          </table:table-cell>
          <table:table-cell table:number-columns-repeated="2"/>
          <table:table-cell table:formula="of:=([.A300]-10)/10" office:value-type="float" office:value="0.0357760522330734">
            <text:p>0,03578</text:p>
          </table:table-cell>
          <table:table-cell table:formula="of:=([.B300]-10)/10" office:value-type="float" office:value="0.0183592602639406">
            <text:p>0,01836</text:p>
          </table:table-cell>
          <table:table-cell table:formula="of:=([.C300]-10)/10" office:value-type="float" office:value="0.0123500390586168">
            <text:p>0,01235</text:p>
          </table:table-cell>
          <table:table-cell/>
        </table:table-row>
        <table:table-row table:style-name="ro1">
          <table:table-cell office:value-type="float" office:value="10.3589000923209">
            <text:p>10,36</text:p>
          </table:table-cell>
          <table:table-cell office:value-type="float" office:value="10.1841921712238">
            <text:p>10,18</text:p>
          </table:table-cell>
          <table:table-cell office:value-type="float" office:value="10.1239072746889">
            <text:p>10,12</text:p>
          </table:table-cell>
          <table:table-cell table:number-columns-repeated="2"/>
          <table:table-cell table:formula="of:=([.A301]-10)/10" office:value-type="float" office:value="0.0358900092320912">
            <text:p>0,03589</text:p>
          </table:table-cell>
          <table:table-cell table:formula="of:=([.B301]-10)/10" office:value-type="float" office:value="0.0184192171223845">
            <text:p>0,01842</text:p>
          </table:table-cell>
          <table:table-cell table:formula="of:=([.C301]-10)/10" office:value-type="float" office:value="0.012390727468887">
            <text:p>0,01239</text:p>
          </table:table-cell>
          <table:table-cell/>
        </table:table-row>
        <table:table-row table:style-name="ro1">
          <table:table-cell office:value-type="float" office:value="10.3600392863471">
            <text:p>10,36</text:p>
          </table:table-cell>
          <table:table-cell office:value-type="float" office:value="10.1847916339328">
            <text:p>10,18</text:p>
          </table:table-cell>
          <table:table-cell office:value-type="float" office:value="10.1243141097391">
            <text:p>10,12</text:p>
          </table:table-cell>
          <table:table-cell table:number-columns-repeated="2"/>
          <table:table-cell table:formula="of:=([.A302]-10)/10" office:value-type="float" office:value="0.0360039286347106">
            <text:p>0,03600</text:p>
          </table:table-cell>
          <table:table-cell table:formula="of:=([.B302]-10)/10" office:value-type="float" office:value="0.0184791633932766">
            <text:p>0,01848</text:p>
          </table:table-cell>
          <table:table-cell table:formula="of:=([.C302]-10)/10" office:value-type="float" office:value="0.0124314109739103">
            <text:p>0,01243</text:p>
          </table:table-cell>
          <table:table-cell/>
        </table:table-row>
        <table:table-row table:style-name="ro1">
          <table:table-cell office:value-type="float" office:value="10.3611781046986">
            <text:p>10,36</text:p>
          </table:table-cell>
          <table:table-cell office:value-type="float" office:value="10.1853909908096">
            <text:p>10,19</text:p>
          </table:table-cell>
          <table:table-cell office:value-type="float" office:value="10.1247208957503">
            <text:p>10,12</text:p>
          </table:table-cell>
          <table:table-cell table:number-columns-repeated="2"/>
          <table:table-cell table:formula="of:=([.A303]-10)/10" office:value-type="float" office:value="0.0361178104698553">
            <text:p>0,03612</text:p>
          </table:table-cell>
          <table:table-cell table:formula="of:=([.B303]-10)/10" office:value-type="float" office:value="0.0185390990809641">
            <text:p>0,01854</text:p>
          </table:table-cell>
          <table:table-cell table:formula="of:=([.C303]-10)/10" office:value-type="float" office:value="0.0124720895750308">
            <text:p>0,01247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6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8" number:min-integer-digits="1" number:grouping="true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8/05/2009</text:date>, <text:time>16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Lecrubier</meta:initial-creator>
    <meta:creation-date>2009-05-08T16:40:58.45</meta:creation-date>
    <dc:date>2009-05-08T16:48:50.43</dc:date>
    <dc:creator>Vincent Lecrubier</dc:creator>
    <meta:editing-duration>PT00H07M51S</meta:editing-duration>
    <meta:editing-cycles>2</meta:editing-cycles>
    <meta:generator>OpenOffice.org/3.0$Win32 OpenOffice.org_project/300m15$Build-9379</meta:generator>
    <meta:document-statistic meta:table-count="3" meta:cell-count="18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271cm" svg:height="7cm" chart:class="chart:line" chart:style-name="ch1">
        <chart:legend chart:legend-position="end" svg:x="10.716cm" svg:y="2.765cm" chart:style-name="ch2"/>
        <chart:plot-area chart:style-name="ch3" table:cell-range-address="Feuille1.F1:Feuille1.H303" chart:data-source-has-labels="row" svg:x="0.265cm" svg:y="0.14cm" svg:width="10.18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303" chart:label-cell-address="Feuille1.F1:Feuille1.F1" chart:class="chart:line">
            <chart:data-point chart:repeated="302"/>
          </chart:series>
          <chart:series chart:style-name="ch8" chart:values-cell-range-address="Feuille1.G2:Feuille1.G303" chart:label-cell-address="Feuille1.G1:Feuille1.G1" chart:class="chart:line">
            <chart:data-point chart:repeated="302"/>
          </chart:series>
          <chart:series chart:style-name="ch9" chart:values-cell-range-address="Feuille1.H2:Feuille1.H303" chart:label-cell-address="Feuille1.H1:Feuille1.H1" chart:class="chart:line">
            <chart:data-point chart:repeated="3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F1:Feuille1.F1">Euler</text:p>
              </table:table-cell>
              <table:table-cell office:value-type="string">
                <text:p text:id="Feuille1.G1:Feuille1.G1">RungeKutta2</text:p>
              </table:table-cell>
              <table:table-cell office:value-type="string">
                <text:p text:id="Feuille1.H1:Feuille1.H1">RungeKutta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F2:Feuille1.F303">0</text:p>
              </table:table-cell>
              <table:table-cell office:value-type="float" office:value="0">
                <text:p text:id="Feuille1.G2:Feuille1.G303">0</text:p>
              </table:table-cell>
              <table:table-cell office:value-type="float" office:value="0">
                <text:p text:id="Feuille1.H2:Feuille1.H3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6627427364845">
                <text:p>0.000126627427364845</text:p>
              </table:table-cell>
              <table:table-cell office:value-type="float" office:value="0.0000633197257451812">
                <text:p>0.0000633197257451812</text:p>
              </table:table-cell>
              <table:table-cell office:value-type="float" office:value="0.0000422144870602992">
                <text:p>0.0000422144870602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53206775572146">
                <text:p>0.000253206775572146</text:p>
              </table:table-cell>
              <table:table-cell office:value-type="float" office:value="0.000126627426377723">
                <text:p>0.000126627426377723</text:p>
              </table:table-cell>
              <table:table-cell office:value-type="float" office:value="0.0000844236288203959">
                <text:p>0.0000844236288203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9738087170622">
                <text:p>0.000379738087170622</text:p>
              </table:table-cell>
              <table:table-cell office:value-type="float" office:value="0.000189923107200229">
                <text:p>0.000189923107200229</text:p>
              </table:table-cell>
              <table:table-cell office:value-type="float" office:value="0.000126627426874748">
                <text:p>0.000126627426874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06221404712548">
                <text:p>0.000506221404712548</text:p>
              </table:table-cell>
              <table:table-cell office:value-type="float" office:value="0.000253206773580494">
                <text:p>0.000253206773580494</text:p>
              </table:table-cell>
              <table:table-cell office:value-type="float" office:value="0.000168825882790635">
                <text:p>0.000168825882790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32656770613771">
                <text:p>0.000632656770613771</text:p>
              </table:table-cell>
              <table:table-cell office:value-type="float" office:value="0.000316478430815614">
                <text:p>0.000316478430815614</text:p>
              </table:table-cell>
              <table:table-cell office:value-type="float" office:value="0.000211018998163404">
                <text:p>0.00021101899816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59044227299199">
                <text:p>0.000759044227299199</text:p>
              </table:table-cell>
              <table:table-cell office:value-type="float" office:value="0.00037973808420908">
                <text:p>0.00037973808420908</text:p>
              </table:table-cell>
              <table:table-cell office:value-type="float" office:value="0.000253206774556247">
                <text:p>0.000253206774556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85383817096219">
                <text:p>0.000885383817096219</text:p>
              </table:table-cell>
              <table:table-cell office:value-type="float" office:value="0.000442985739077173">
                <text:p>0.000442985739077173</text:p>
              </table:table-cell>
              <table:table-cell office:value-type="float" office:value="0.000295389213551189">
                <text:p>0.000295389213551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1167558230344">
                <text:p>0.00101167558230344</text:p>
              </table:table-cell>
              <table:table-cell office:value-type="float" office:value="0.000506221400738482">
                <text:p>0.000506221400738482</text:p>
              </table:table-cell>
              <table:table-cell office:value-type="float" office:value="0.000337566316734161">
                <text:p>0.000337566316734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3791956509868">
                <text:p>0.00113791956509868</text:p>
              </table:table-cell>
              <table:table-cell office:value-type="float" office:value="0.000569445074499875">
                <text:p>0.000569445074499875</text:p>
              </table:table-cell>
              <table:table-cell office:value-type="float" office:value="0.000379738085668357">
                <text:p>0.000379738085668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6411580768657">
                <text:p>0.00126411580768657</text:p>
              </table:table-cell>
              <table:table-cell office:value-type="float" office:value="0.000632656765641215">
                <text:p>0.000632656765641215</text:p>
              </table:table-cell>
              <table:table-cell office:value-type="float" office:value="0.000421904521928518">
                <text:p>0.000421904521928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9026435213978">
                <text:p>0.00139026435213978</text:p>
              </table:table-cell>
              <table:table-cell office:value-type="float" office:value="0.000695856479493706">
                <text:p>0.000695856479493706</text:p>
              </table:table-cell>
              <table:table-cell office:value-type="float" office:value="0.000464065627073751">
                <text:p>0.000464065627073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1636524052101">
                <text:p>0.00151636524052101</text:p>
              </table:table-cell>
              <table:table-cell office:value-type="float" office:value="0.000759044221334726">
                <text:p>0.000759044221334726</text:p>
              </table:table-cell>
              <table:table-cell office:value-type="float" office:value="0.000506221402701712">
                <text:p>0.000506221402701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64241851481091">
                <text:p>0.00164241851481091</text:p>
              </table:table-cell>
              <table:table-cell office:value-type="float" office:value="0.000822219996467055">
                <text:p>0.000822219996467055</text:p>
              </table:table-cell>
              <table:table-cell office:value-type="float" office:value="0.000548371850388918">
                <text:p>0.000548371850388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76842421693326">
                <text:p>0.00176842421693326</text:p>
              </table:table-cell>
              <table:table-cell office:value-type="float" office:value="0.000885383810148532">
                <text:p>0.000885383810148532</text:p>
              </table:table-cell>
              <table:table-cell office:value-type="float" office:value="0.000590516971678845">
                <text:p>0.000590516971678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9438238877084">
                <text:p>0.00189438238877084</text:p>
              </table:table-cell>
              <table:table-cell office:value-type="float" office:value="0.000948535667682826">
                <text:p>0.000948535667682826</text:p>
              </table:table-cell>
              <table:table-cell office:value-type="float" office:value="0.000632656768143391">
                <text:p>0.000632656768143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2029307212186">
                <text:p>0.00202029307212186</text:p>
              </table:table-cell>
              <table:table-cell office:value-type="float" office:value="0.00101167557435442">
                <text:p>0.00101167557435442</text:p>
              </table:table-cell>
              <table:table-cell office:value-type="float" office:value="0.000674791241362449">
                <text:p>0.000674791241362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4615630873105">
                <text:p>0.00214615630873105</text:p>
              </table:table-cell>
              <table:table-cell office:value-type="float" office:value="0.0010748035354089">
                <text:p>0.0010748035354089</text:p>
              </table:table-cell>
              <table:table-cell office:value-type="float" office:value="0.000716920392901343">
                <text:p>0.000716920392901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7197214034298">
                <text:p>0.00227197214034298</text:p>
              </table:table-cell>
              <table:table-cell office:value-type="float" office:value="0.00113791955612896">
                <text:p>0.00113791955612896</text:p>
              </table:table-cell>
              <table:table-cell office:value-type="float" office:value="0.000759044224323624">
                <text:p>0.000759044224323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39774060854643">
                <text:p>0.00239774060854643</text:p>
              </table:table-cell>
              <table:table-cell office:value-type="float" office:value="0.00120102364181189">
                <text:p>0.00120102364181189</text:p>
              </table:table-cell>
              <table:table-cell office:value-type="float" office:value="0.000801162737213978">
                <text:p>0.000801162737213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52346175495681">
                <text:p>0.00252346175495681</text:p>
              </table:table-cell>
              <table:table-cell office:value-type="float" office:value="0.00126411579770949">
                <text:p>0.00126411579770949</text:p>
              </table:table-cell>
              <table:table-cell office:value-type="float" office:value="0.000843275933123344">
                <text:p>0.000843275933123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64913562106859">
                <text:p>0.00264913562106859</text:p>
              </table:table-cell>
              <table:table-cell office:value-type="float" office:value="0.00132719602906857">
                <text:p>0.00132719602906857</text:p>
              </table:table-cell>
              <table:table-cell office:value-type="float" office:value="0.00088538381363108">
                <text:p>0.00088538381363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77476224839273">
                <text:p>0.00277476224839273</text:p>
              </table:table-cell>
              <table:table-cell office:value-type="float" office:value="0.00139026434117202">
                <text:p>0.00139026434117202</text:p>
              </table:table-cell>
              <table:table-cell office:value-type="float" office:value="0.000927486380277642">
                <text:p>0.000927486380277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90034167830555">
                <text:p>0.00290034167830555</text:p>
              </table:table-cell>
              <table:table-cell office:value-type="float" office:value="0.00145332073925761">
                <text:p>0.00145332073925761</text:p>
              </table:table-cell>
              <table:table-cell office:value-type="float" office:value="0.000969583634656779">
                <text:p>0.000969583634656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02587395216278">
                <text:p>0.00302587395216278</text:p>
              </table:table-cell>
              <table:table-cell office:value-type="float" office:value="0.00151636522856524">
                <text:p>0.00151636522856524</text:p>
              </table:table-cell>
              <table:table-cell office:value-type="float" office:value="0.00101167557832067">
                <text:p>0.00101167557832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15135911126916">
                <text:p>0.00315135911126916</text:p>
              </table:table-cell>
              <table:table-cell office:value-type="float" office:value="0.00157939781435434">
                <text:p>0.00157939781435434</text:p>
              </table:table-cell>
              <table:table-cell office:value-type="float" office:value="0.00105376221282167">
                <text:p>0.00105376221282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2767971968866">
                <text:p>0.0032767971968866</text:p>
              </table:table-cell>
              <table:table-cell office:value-type="float" office:value="0.00164241850184883">
                <text:p>0.00164241850184883</text:p>
              </table:table-cell>
              <table:table-cell office:value-type="float" office:value="0.00109584353975905">
                <text:p>0.00109584353975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40218825015874">
                <text:p>0.00340218825015874</text:p>
              </table:table-cell>
              <table:table-cell office:value-type="float" office:value="0.0017054272963124">
                <text:p>0.0017054272963124</text:p>
              </table:table-cell>
              <table:table-cell office:value-type="float" office:value="0.00113791956063523">
                <text:p>0.0011379195606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52753231223897">
                <text:p>0.00352753231223897</text:p>
              </table:table-cell>
              <table:table-cell office:value-type="float" office:value="0.00176842420298708">
                <text:p>0.00176842420298708</text:p>
              </table:table-cell>
              <table:table-cell office:value-type="float" office:value="0.00117999027704876">
                <text:p>0.00117999027704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65282942418901">
                <text:p>0.00365282942418901</text:p>
              </table:table-cell>
              <table:table-cell office:value-type="float" office:value="0.00183140922707725">
                <text:p>0.00183140922707725</text:p>
              </table:table-cell>
              <table:table-cell office:value-type="float" office:value="0.00122205569055822">
                <text:p>0.00122205569055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77807962703578">
                <text:p>0.00377807962703578</text:p>
              </table:table-cell>
              <table:table-cell office:value-type="float" office:value="0.00189438237384234">
                <text:p>0.00189438237384234</text:p>
              </table:table-cell>
              <table:table-cell office:value-type="float" office:value="0.00126411580270585">
                <text:p>0.00126411580270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90328296169002">
                <text:p>0.00390328296169002</text:p>
              </table:table-cell>
              <table:table-cell office:value-type="float" office:value="0.00195734364848192">
                <text:p>0.00195734364848192</text:p>
              </table:table-cell>
              <table:table-cell office:value-type="float" office:value="0.00130617061506673">
                <text:p>0.00130617061506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02843946909055">
                <text:p>0.00402843946909055</text:p>
              </table:table-cell>
              <table:table-cell office:value-type="float" office:value="0.00202029305621849">
                <text:p>0.00202029305621849</text:p>
              </table:table-cell>
              <table:table-cell office:value-type="float" office:value="0.00134822012918985">
                <text:p>0.00134822012918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15354919008539">
                <text:p>0.00415354919008539</text:p>
              </table:table-cell>
              <table:table-cell office:value-type="float" office:value="0.0020832306022756">
                <text:p>0.0020832306022756</text:p>
              </table:table-cell>
              <table:table-cell office:value-type="float" office:value="0.00139026434664409">
                <text:p>0.00139026434664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786121654796">
                <text:p>0.0042786121654796</text:p>
              </table:table-cell>
              <table:table-cell office:value-type="float" office:value="0.00214615629186081">
                <text:p>0.00214615629186081</text:p>
              </table:table-cell>
              <table:table-cell office:value-type="float" office:value="0.00143230326898678">
                <text:p>0.00143230326898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40362843595246">
                <text:p>0.00440362843595246</text:p>
              </table:table-cell>
              <table:table-cell office:value-type="float" office:value="0.00220907013018792">
                <text:p>0.00220907013018792</text:p>
              </table:table-cell>
              <table:table-cell office:value-type="float" office:value="0.00147433689775642">
                <text:p>0.00147433689775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52859804223014">
                <text:p>0.00452859804223014</text:p>
              </table:table-cell>
              <table:table-cell office:value-type="float" office:value="0.00227197212247425">
                <text:p>0.00227197212247425</text:p>
              </table:table-cell>
              <table:table-cell office:value-type="float" office:value="0.00151636523452616">
                <text:p>0.00151636523452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65352102491874">
                <text:p>0.00465352102491874</text:p>
              </table:table-cell>
              <table:table-cell office:value-type="float" office:value="0.00233486227391904">
                <text:p>0.00233486227391904</text:p>
              </table:table-cell>
              <table:table-cell office:value-type="float" office:value="0.00155838828084089">
                <text:p>0.00155838828084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77839742457089">
                <text:p>0.00477839742457089</text:p>
              </table:table-cell>
              <table:table-cell office:value-type="float" office:value="0.00239774058970497">
                <text:p>0.00239774058970497</text:p>
              </table:table-cell>
              <table:table-cell office:value-type="float" office:value="0.00160040603826221">
                <text:p>0.00160040603826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90322728171915">
                <text:p>0.00490322728171915</text:p>
              </table:table-cell>
              <table:table-cell office:value-type="float" office:value="0.00246060707504334">
                <text:p>0.00246060707504334</text:p>
              </table:table-cell>
              <table:table-cell office:value-type="float" office:value="0.00164241850831832">
                <text:p>0.00164241850831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02801063681488">
                <text:p>0.00502801063681488</text:p>
              </table:table-cell>
              <table:table-cell office:value-type="float" office:value="0.00252346173514777">
                <text:p>0.00252346173514777</text:p>
              </table:table-cell>
              <table:table-cell office:value-type="float" office:value="0.00168442569259852">
                <text:p>0.00168442569259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15274753023878">
                <text:p>0.00515274753023878</text:p>
              </table:table-cell>
              <table:table-cell office:value-type="float" office:value="0.00258630457516773">
                <text:p>0.00258630457516773</text:p>
              </table:table-cell>
              <table:table-cell office:value-type="float" office:value="0.00172642759262356">
                <text:p>0.00172642759262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27743800236244">
                <text:p>0.00527743800236244</text:p>
              </table:table-cell>
              <table:table-cell office:value-type="float" office:value="0.00264913560029818">
                <text:p>0.00264913560029818</text:p>
              </table:table-cell>
              <table:table-cell office:value-type="float" office:value="0.0017684242099504">
                <text:p>0.0017684242099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40208209346069">
                <text:p>0.00540208209346069</text:p>
              </table:table-cell>
              <table:table-cell office:value-type="float" office:value="0.00271195481572999">
                <text:p>0.00271195481572999</text:p>
              </table:table-cell>
              <table:table-cell office:value-type="float" office:value="0.00181041554614083">
                <text:p>0.00181041554614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52667984378452">
                <text:p>0.00552667984378452</text:p>
              </table:table-cell>
              <table:table-cell office:value-type="float" office:value="0.002774762226632">
                <text:p>0.002774762226632</text:p>
              </table:table-cell>
              <table:table-cell office:value-type="float" office:value="0.00185240160275359">
                <text:p>0.00185240160275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65123129349594">
                <text:p>0.00565123129349594</text:p>
              </table:table-cell>
              <table:table-cell office:value-type="float" office:value="0.00283755783818673">
                <text:p>0.00283755783818673</text:p>
              </table:table-cell>
              <table:table-cell office:value-type="float" office:value="0.00189438238130588">
                <text:p>0.00189438238130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77573648272409">
                <text:p>0.00577573648272409</text:p>
              </table:table-cell>
              <table:table-cell office:value-type="float" office:value="0.00290034165556392">
                <text:p>0.00290034165556392</text:p>
              </table:table-cell>
              <table:table-cell office:value-type="float" office:value="0.00193635788338309">
                <text:p>0.001936357883383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90019545154963">
                <text:p>0.00590019545154963</text:p>
              </table:table-cell>
              <table:table-cell office:value-type="float" office:value="0.00296311368394502">
                <text:p>0.00296311368394502</text:p>
              </table:table-cell>
              <table:table-cell office:value-type="float" office:value="0.00197832811049601">
                <text:p>0.00197832811049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02460823999316">
                <text:p>0.00602460823999316</text:p>
              </table:table-cell>
              <table:table-cell office:value-type="float" office:value="0.00302587392846849">
                <text:p>0.00302587392846849</text:p>
              </table:table-cell>
              <table:table-cell office:value-type="float" office:value="0.00202029306421139">
                <text:p>0.00202029306421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14897488801418">
                <text:p>0.00614897488801418</text:p>
              </table:table-cell>
              <table:table-cell office:value-type="float" office:value="0.00308862239431367">
                <text:p>0.00308862239431367</text:p>
              </table:table-cell>
              <table:table-cell office:value-type="float" office:value="0.00206225274605671">
                <text:p>0.00206225274605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27329543552388">
                <text:p>0.00627329543552388</text:p>
              </table:table-cell>
              <table:table-cell office:value-type="float" office:value="0.00315135908661794">
                <text:p>0.00315135908661794</text:p>
              </table:table-cell>
              <table:table-cell office:value-type="float" office:value="0.00210420715758683">
                <text:p>0.002104207157586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39756992235689">
                <text:p>0.00639756992235689</text:p>
              </table:table-cell>
              <table:table-cell office:value-type="float" office:value="0.00321408401054377">
                <text:p>0.00321408401054377</text:p>
              </table:table-cell>
              <table:table-cell office:value-type="float" office:value="0.00214615630034647">
                <text:p>0.00214615630034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52179838830396">
                <text:p>0.00652179838830396</text:p>
              </table:table-cell>
              <table:table-cell office:value-type="float" office:value="0.00327679717124578">
                <text:p>0.00327679717124578</text:p>
              </table:table-cell>
              <table:table-cell office:value-type="float" office:value="0.00218810017589739">
                <text:p>0.00218810017589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64598087313575">
                <text:p>0.00664598087313575</text:p>
              </table:table-cell>
              <table:table-cell office:value-type="float" office:value="0.00333949857386671">
                <text:p>0.00333949857386671</text:p>
              </table:table-cell>
              <table:table-cell office:value-type="float" office:value="0.00223003878575252">
                <text:p>0.00223003878575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770117416532">
                <text:p>0.006770117416532</text:p>
              </table:table-cell>
              <table:table-cell office:value-type="float" office:value="0.00340218822354714">
                <text:p>0.00340218822354714</text:p>
              </table:table-cell>
              <table:table-cell office:value-type="float" office:value="0.00227197213148678">
                <text:p>0.00227197213148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89420805813601">
                <text:p>0.00689420805813601</text:p>
              </table:table-cell>
              <table:table-cell office:value-type="float" office:value="0.00346486612542964">
                <text:p>0.00346486612542964</text:p>
              </table:table-cell>
              <table:table-cell office:value-type="float" office:value="0.00231390021459905">
                <text:p>0.002313900214599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01825283753124">
                <text:p>0.00701825283753124</text:p>
              </table:table-cell>
              <table:table-cell office:value-type="float" office:value="0.00352753228466245">
                <text:p>0.00352753228466245</text:p>
              </table:table-cell>
              <table:table-cell office:value-type="float" office:value="0.00235582303666">
                <text:p>0.00235582303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14225179425156">
                <text:p>0.00714225179425156</text:p>
              </table:table-cell>
              <table:table-cell office:value-type="float" office:value="0.00359018670636058">
                <text:p>0.00359018670636058</text:p>
              </table:table-cell>
              <table:table-cell office:value-type="float" office:value="0.00239774059920261">
                <text:p>0.00239774059920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26620496775947">
                <text:p>0.00726620496775947</text:p>
              </table:table-cell>
              <table:table-cell office:value-type="float" office:value="0.00365282939563709">
                <text:p>0.00365282939563709</text:p>
              </table:table-cell>
              <table:table-cell office:value-type="float" office:value="0.00243965290375723">
                <text:p>0.00243965290375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739011239751868">
                <text:p>0.00739011239751868</text:p>
              </table:table-cell>
              <table:table-cell office:value-type="float" office:value="0.00371546035764254">
                <text:p>0.00371546035764254</text:p>
              </table:table-cell>
              <table:table-cell office:value-type="float" office:value="0.00248155995187549">
                <text:p>0.00248155995187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51397412286128">
                <text:p>0.00751397412286128</text:p>
              </table:table-cell>
              <table:table-cell office:value-type="float" office:value="0.00377807959749887">
                <text:p>0.00377807959749887</text:p>
              </table:table-cell>
              <table:table-cell office:value-type="float" office:value="0.00252346174511509">
                <text:p>0.002523461745115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63779018311617">
                <text:p>0.00763779018311617</text:p>
              </table:table-cell>
              <table:table-cell office:value-type="float" office:value="0.00384068712031791">
                <text:p>0.00384068712031791</text:p>
              </table:table-cell>
              <table:table-cell office:value-type="float" office:value="0.00256535828497526">
                <text:p>0.00256535828497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76156061755273">
                <text:p>0.00776156061755273</text:p>
              </table:table-cell>
              <table:table-cell office:value-type="float" office:value="0.00390328293120952">
                <text:p>0.00390328293120952</text:p>
              </table:table-cell>
              <table:table-cell office:value-type="float" office:value="0.00260724957300447">
                <text:p>0.0026072495730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8528546538458">
                <text:p>0.00788528546538458</text:p>
              </table:table-cell>
              <table:table-cell office:value-type="float" office:value="0.00396586703529493">
                <text:p>0.00396586703529493</text:p>
              </table:table-cell>
              <table:table-cell office:value-type="float" office:value="0.00264913561074511">
                <text:p>0.00264913561074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00896476574486">
                <text:p>0.00800896476574486</text:p>
              </table:table-cell>
              <table:table-cell office:value-type="float" office:value="0.00402843943768065">
                <text:p>0.00402843943768065</text:p>
              </table:table-cell>
              <table:table-cell office:value-type="float" office:value="0.00269101639972629">
                <text:p>0.00269101639972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13259855775907">
                <text:p>0.00813259855775907</text:p>
              </table:table-cell>
              <table:table-cell office:value-type="float" office:value="0.00409100014344794">
                <text:p>0.00409100014344794</text:p>
              </table:table-cell>
              <table:table-cell office:value-type="float" office:value="0.00273289194149928">
                <text:p>0.00273289194149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25618688047403">
                <text:p>0.00825618688047403</text:p>
              </table:table-cell>
              <table:table-cell office:value-type="float" office:value="0.00415354915773065">
                <text:p>0.00415354915773065</text:p>
              </table:table-cell>
              <table:table-cell office:value-type="float" office:value="0.00277476223758022">
                <text:p>0.002774762237580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37972977289603">
                <text:p>0.00837972977289603</text:p>
              </table:table-cell>
              <table:table-cell office:value-type="float" office:value="0.00421608648560259">
                <text:p>0.00421608648560259</text:p>
              </table:table-cell>
              <table:table-cell office:value-type="float" office:value="0.0028166272895005">
                <text:p>0.0028166272895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50322727393031">
                <text:p>0.00850322727393031</text:p>
              </table:table-cell>
              <table:table-cell office:value-type="float" office:value="0.00427861213216403">
                <text:p>0.00427861213216403</text:p>
              </table:table-cell>
              <table:table-cell office:value-type="float" office:value="0.00285848709880181">
                <text:p>0.00285848709880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862667942254962">
                <text:p>0.00862667942254962</text:p>
              </table:table-cell>
              <table:table-cell office:value-type="float" office:value="0.00434112610249393">
                <text:p>0.00434112610249393</text:p>
              </table:table-cell>
              <table:table-cell office:value-type="float" office:value="0.00290034166700774">
                <text:p>0.00290034166700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875008625755456">
                <text:p>0.00875008625755456</text:p>
              </table:table-cell>
              <table:table-cell office:value-type="float" office:value="0.00440362840170394">
                <text:p>0.00440362840170394</text:p>
              </table:table-cell>
              <table:table-cell office:value-type="float" office:value="0.00294219099565822">
                <text:p>0.00294219099565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87344781773027">
                <text:p>0.00887344781773027</text:p>
              </table:table-cell>
              <table:table-cell office:value-type="float" office:value="0.00446611903484975">
                <text:p>0.00446611903484975</text:p>
              </table:table-cell>
              <table:table-cell office:value-type="float" office:value="0.00298403508628198">
                <text:p>0.00298403508628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99676414183137">
                <text:p>0.00899676414183137</text:p>
              </table:table-cell>
              <table:table-cell office:value-type="float" office:value="0.00452859800702328">
                <text:p>0.00452859800702328</text:p>
              </table:table-cell>
              <table:table-cell office:value-type="float" office:value="0.00302587394039584">
                <text:p>0.00302587394039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12003526852434">
                <text:p>0.00912003526852434</text:p>
              </table:table-cell>
              <table:table-cell office:value-type="float" office:value="0.00459106532329461">
                <text:p>0.00459106532329461</text:p>
              </table:table-cell>
              <table:table-cell office:value-type="float" office:value="0.00306770755954382">
                <text:p>0.00306770755954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24326123645862">
                <text:p>0.00924326123645862</text:p>
              </table:table-cell>
              <table:table-cell office:value-type="float" office:value="0.00465352098874696">
                <text:p>0.00465352098874696</text:p>
              </table:table-cell>
              <table:table-cell office:value-type="float" office:value="0.0031095359452479">
                <text:p>0.0031095359452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3664420842261">
                <text:p>0.0093664420842261</text:p>
              </table:table-cell>
              <table:table-cell office:value-type="float" office:value="0.00471596500844012">
                <text:p>0.00471596500844012</text:p>
              </table:table-cell>
              <table:table-cell office:value-type="float" office:value="0.00315135909903859">
                <text:p>0.003151359099038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48957785032984">
                <text:p>0.00948957785032984</text:p>
              </table:table-cell>
              <table:table-cell office:value-type="float" office:value="0.0047783973874397">
                <text:p>0.0047783973874397</text:p>
              </table:table-cell>
              <table:table-cell office:value-type="float" office:value="0.00319317702244">
                <text:p>0.00319317702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61266857324627">
                <text:p>0.00961266857324627</text:p>
              </table:table-cell>
              <table:table-cell office:value-type="float" office:value="0.00484081813082557">
                <text:p>0.00484081813082557</text:p>
              </table:table-cell>
              <table:table-cell office:value-type="float" office:value="0.00323498971696825">
                <text:p>0.00323498971696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73571429143174">
                <text:p>0.00973571429143174</text:p>
              </table:table-cell>
              <table:table-cell office:value-type="float" office:value="0.00490322724363033">
                <text:p>0.00490322724363033</text:p>
              </table:table-cell>
              <table:table-cell office:value-type="float" office:value="0.00327679718417535">
                <text:p>0.00327679718417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85871504325093">
                <text:p>0.00985871504325093</text:p>
              </table:table-cell>
              <table:table-cell office:value-type="float" office:value="0.00496562473093345">
                <text:p>0.00496562473093345</text:p>
              </table:table-cell>
              <table:table-cell office:value-type="float" office:value="0.00331859942554296">
                <text:p>0.00331859942554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98167086701542">
                <text:p>0.00998167086701542</text:p>
              </table:table-cell>
              <table:table-cell office:value-type="float" office:value="0.0050280105977853">
                <text:p>0.0050280105977853</text:p>
              </table:table-cell>
              <table:table-cell office:value-type="float" office:value="0.00336039644263053">
                <text:p>0.00336039644263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1045818010093">
                <text:p>0.0101045818010093</text:p>
              </table:table-cell>
              <table:table-cell office:value-type="float" office:value="0.00509038484920943">
                <text:p>0.00509038484920943</text:p>
              </table:table-cell>
              <table:table-cell office:value-type="float" office:value="0.00340218823695775">
                <text:p>0.00340218823695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2274478834413">
                <text:p>0.0102274478834413</text:p>
              </table:table-cell>
              <table:table-cell office:value-type="float" office:value="0.00515274749026311">
                <text:p>0.00515274749026311</text:p>
              </table:table-cell>
              <table:table-cell office:value-type="float" office:value="0.00344397481002829">
                <text:p>0.003443974810028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3502691525049">
                <text:p>0.0103502691525049</text:p>
              </table:table-cell>
              <table:table-cell office:value-type="float" office:value="0.00521509852599191">
                <text:p>0.00521509852599191</text:p>
              </table:table-cell>
              <table:table-cell office:value-type="float" office:value="0.00348575616339026">
                <text:p>0.00348575616339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04730456463072">
                <text:p>0.0104730456463072</text:p>
              </table:table-cell>
              <table:table-cell office:value-type="float" office:value="0.00527743796145028">
                <text:p>0.00527743796145028</text:p>
              </table:table-cell>
              <table:table-cell office:value-type="float" office:value="0.00352753229853047">
                <text:p>0.00352753229853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5957774029207">
                <text:p>0.0105957774029207</text:p>
              </table:table-cell>
              <table:table-cell office:value-type="float" office:value="0.00533976580163422">
                <text:p>0.00533976580163422</text:p>
              </table:table-cell>
              <table:table-cell office:value-type="float" office:value="0.00356930321700251">
                <text:p>0.00356930321700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71846446037">
                <text:p>0.01071846446037</text:p>
              </table:table-cell>
              <table:table-cell office:value-type="float" office:value="0.00540208205160528">
                <text:p>0.00540208205160528</text:p>
              </table:table-cell>
              <table:table-cell office:value-type="float" office:value="0.00361106892032108">
                <text:p>0.00361106892032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41106856611">
                <text:p>0.010841106856611</text:p>
              </table:table-cell>
              <table:table-cell office:value-type="float" office:value="0.0054643867163783">
                <text:p>0.0054643867163783</text:p>
              </table:table-cell>
              <table:table-cell office:value-type="float" office:value="0.00365282940999272">
                <text:p>0.00365282940999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9637046295607">
                <text:p>0.0109637046295607</text:p>
              </table:table-cell>
              <table:table-cell office:value-type="float" office:value="0.00552667980097645">
                <text:p>0.00552667980097645</text:p>
              </table:table-cell>
              <table:table-cell office:value-type="float" office:value="0.00369458468754971">
                <text:p>0.003694584687549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0862578170801">
                <text:p>0.0110862578170801</text:p>
              </table:table-cell>
              <table:table-cell office:value-type="float" office:value="0.00558896131042808">
                <text:p>0.00558896131042808</text:p>
              </table:table-cell>
              <table:table-cell office:value-type="float" office:value="0.00373633475449626">
                <text:p>0.003736334754496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208766457009">
                <text:p>0.011208766457009</text:p>
              </table:table-cell>
              <table:table-cell office:value-type="float" office:value="0.0056512312497297">
                <text:p>0.0056512312497297</text:p>
              </table:table-cell>
              <table:table-cell office:value-type="float" office:value="0.00377807961234033">
                <text:p>0.00377807961234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3312305870773">
                <text:p>0.0113312305870773</text:p>
              </table:table-cell>
              <table:table-cell office:value-type="float" office:value="0.00571348962393046">
                <text:p>0.00571348962393046</text:p>
              </table:table-cell>
              <table:table-cell office:value-type="float" office:value="0.00381981926260888">
                <text:p>0.00381981926260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4536502450065">
                <text:p>0.0114536502450065</text:p>
              </table:table-cell>
              <table:table-cell office:value-type="float" office:value="0.00577573643801905">
                <text:p>0.00577573643801905</text:p>
              </table:table-cell>
              <table:table-cell office:value-type="float" office:value="0.00386155370682371">
                <text:p>0.00386155370682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5760254684886">
                <text:p>0.0115760254684886</text:p>
              </table:table-cell>
              <table:table-cell office:value-type="float" office:value="0.00583797169700588">
                <text:p>0.00583797169700588</text:p>
              </table:table-cell>
              <table:table-cell office:value-type="float" office:value="0.00390328294650146">
                <text:p>0.0039032829465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6983562951186">
                <text:p>0.0116983562951186</text:p>
              </table:table-cell>
              <table:table-cell office:value-type="float" office:value="0.00590019540590188">
                <text:p>0.00590019540590188</text:p>
              </table:table-cell>
              <table:table-cell office:value-type="float" office:value="0.00394500698314975">
                <text:p>0.00394500698314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8206427624607">
                <text:p>0.0118206427624607</text:p>
              </table:table-cell>
              <table:table-cell office:value-type="float" office:value="0.00596240756967994">
                <text:p>0.00596240756967994</text:p>
              </table:table-cell>
              <table:table-cell office:value-type="float" office:value="0.00398672581827881">
                <text:p>0.00398672581827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9428849080474">
                <text:p>0.0119428849080474</text:p>
              </table:table-cell>
              <table:table-cell office:value-type="float" office:value="0.00602460819338173">
                <text:p>0.00602460819338173</text:p>
              </table:table-cell>
              <table:table-cell office:value-type="float" office:value="0.00402843945342486">
                <text:p>0.00402843945342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0650827693261">
                <text:p>0.0120650827693261</text:p>
              </table:table-cell>
              <table:table-cell office:value-type="float" office:value="0.00608679728196844">
                <text:p>0.00608679728196844</text:p>
              </table:table-cell>
              <table:table-cell office:value-type="float" office:value="0.0040701478900667">
                <text:p>0.0040701478900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1872363837051">
                <text:p>0.0121872363837051</text:p>
              </table:table-cell>
              <table:table-cell office:value-type="float" office:value="0.00614897484043464">
                <text:p>0.00614897484043464</text:p>
              </table:table-cell>
              <table:table-cell office:value-type="float" office:value="0.00411185112973858">
                <text:p>0.004111851129738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3093457885625">
                <text:p>0.0123093457885625</text:p>
              </table:table-cell>
              <table:table-cell office:value-type="float" office:value="0.00621114087377634">
                <text:p>0.00621114087377634</text:p>
              </table:table-cell>
              <table:table-cell office:value-type="float" office:value="0.00415354917392801">
                <text:p>0.004153549173928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4314110211978">
                <text:p>0.0124314110211978</text:p>
              </table:table-cell>
              <table:table-cell office:value-type="float" office:value="0.00627329538697818">
                <text:p>0.00627329538697818</text:p>
              </table:table-cell>
              <table:table-cell office:value-type="float" office:value="0.00419524202417758">
                <text:p>0.00419524202417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5534321189166">
                <text:p>0.0125534321189166</text:p>
              </table:table-cell>
              <table:table-cell office:value-type="float" office:value="0.00633543838501822">
                <text:p>0.00633543838501822</text:p>
              </table:table-cell>
              <table:table-cell office:value-type="float" office:value="0.00423692968196523">
                <text:p>0.004236929681965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6754091188753">
                <text:p>0.0126754091188753</text:p>
              </table:table-cell>
              <table:table-cell office:value-type="float" office:value="0.00639756987285676">
                <text:p>0.00639756987285676</text:p>
              </table:table-cell>
              <table:table-cell office:value-type="float" office:value="0.00427861214883194">
                <text:p>0.00427861214883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973420582954">
                <text:p>0.0127973420582954</text:p>
              </table:table-cell>
              <table:table-cell office:value-type="float" office:value="0.0064596898554802">
                <text:p>0.0064596898554802</text:p>
              </table:table-cell>
              <table:table-cell office:value-type="float" office:value="0.00432028942624996">
                <text:p>0.00432028942624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9192309742564">
                <text:p>0.0129192309742564</text:p>
              </table:table-cell>
              <table:table-cell office:value-type="float" office:value="0.00652179833786732">
                <text:p>0.00652179833786732</text:p>
              </table:table-cell>
              <table:table-cell office:value-type="float" office:value="0.00436196151574606">
                <text:p>0.00436196151574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0410759038476">
                <text:p>0.0130410759038476</text:p>
              </table:table-cell>
              <table:table-cell office:value-type="float" office:value="0.00658389532497079">
                <text:p>0.00658389532497079</text:p>
              </table:table-cell>
              <table:table-cell office:value-type="float" office:value="0.00440362841883175">
                <text:p>0.00440362841883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1628768841052">
                <text:p>0.0131628768841052</text:p>
              </table:table-cell>
              <table:table-cell office:value-type="float" office:value="0.00664598082175143">
                <text:p>0.00664598082175143</text:p>
              </table:table-cell>
              <table:table-cell office:value-type="float" office:value="0.00444529013700095">
                <text:p>0.00444529013700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2846339519592">
                <text:p>0.0132846339519592</text:p>
              </table:table-cell>
              <table:table-cell office:value-type="float" office:value="0.00670805483319406">
                <text:p>0.00670805483319406</text:p>
              </table:table-cell>
              <table:table-cell office:value-type="float" office:value="0.00448694667176941">
                <text:p>0.00448694667176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4063471443618">
                <text:p>0.0134063471443618</text:p>
              </table:table-cell>
              <table:table-cell office:value-type="float" office:value="0.00677011736421562">
                <text:p>0.00677011736421562</text:p>
              </table:table-cell>
              <table:table-cell office:value-type="float" office:value="0.00452859802462751">
                <text:p>0.004528598024627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5280164981758">
                <text:p>0.0135280164981758</text:p>
              </table:table-cell>
              <table:table-cell office:value-type="float" office:value="0.00683216841980769">
                <text:p>0.00683216841980769</text:p>
              </table:table-cell>
              <table:table-cell office:value-type="float" office:value="0.00457024419710326">
                <text:p>0.004570244197103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649642050253">
                <text:p>0.013649642050253</text:p>
              </table:table-cell>
              <table:table-cell office:value-type="float" office:value="0.00689420800488723">
                <text:p>0.00689420800488723</text:p>
              </table:table-cell>
              <table:table-cell office:value-type="float" office:value="0.0046118851906531">
                <text:p>0.00461188519065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37712238373396">
                <text:p>0.0137712238373396</text:p>
              </table:table-cell>
              <table:table-cell office:value-type="float" office:value="0.00695623612442233">
                <text:p>0.00695623612442233</text:p>
              </table:table-cell>
              <table:table-cell office:value-type="float" office:value="0.00465352100682406">
                <text:p>0.00465352100682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8927618961851">
                <text:p>0.0138927618961851</text:p>
              </table:table-cell>
              <table:table-cell office:value-type="float" office:value="0.00701825278336194">
                <text:p>0.00701825278336194</text:p>
              </table:table-cell>
              <table:table-cell office:value-type="float" office:value="0.00469515164711396">
                <text:p>0.004695151647113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0142562634511">
                <text:p>0.0140142562634511</text:p>
              </table:table-cell>
              <table:table-cell office:value-type="float" office:value="0.00708025798662941">
                <text:p>0.00708025798662941</text:p>
              </table:table-cell>
              <table:table-cell office:value-type="float" office:value="0.0047367771130288">
                <text:p>0.0047367771130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41357069757619">
                <text:p>0.0141357069757619</text:p>
              </table:table-cell>
              <table:table-cell office:value-type="float" office:value="0.00714225173917242">
                <text:p>0.00714225173917242</text:p>
              </table:table-cell>
              <table:table-cell office:value-type="float" office:value="0.00477839740604598">
                <text:p>0.00477839740604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42571140697205">
                <text:p>0.0142571140697205</text:p>
              </table:table-cell>
              <table:table-cell office:value-type="float" office:value="0.00720423404590722">
                <text:p>0.00720423404590722</text:p>
              </table:table-cell>
              <table:table-cell office:value-type="float" office:value="0.0048200125276546">
                <text:p>0.0048200125276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3784775818503">
                <text:p>0.0143784775818503</text:p>
              </table:table-cell>
              <table:table-cell office:value-type="float" office:value="0.00726620491177989">
                <text:p>0.00726620491177989</text:p>
              </table:table-cell>
              <table:table-cell office:value-type="float" office:value="0.0048616224793804">
                <text:p>0.00486162247938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44997975486582">
                <text:p>0.0144997975486582</text:p>
              </table:table-cell>
              <table:table-cell office:value-type="float" office:value="0.0073281643417074">
                <text:p>0.0073281643417074</text:p>
              </table:table-cell>
              <table:table-cell office:value-type="float" office:value="0.00490322726270964">
                <text:p>0.00490322726270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46210740065559">
                <text:p>0.0146210740065559</text:p>
              </table:table-cell>
              <table:table-cell office:value-type="float" office:value="0.00739011234060065">
                <text:p>0.00739011234060065</text:p>
              </table:table-cell>
              <table:table-cell office:value-type="float" office:value="0.00494482687914033">
                <text:p>0.00494482687914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4742306991953">
                <text:p>0.014742306991953</text:p>
              </table:table-cell>
              <table:table-cell office:value-type="float" office:value="0.00745204891340094">
                <text:p>0.00745204891340094</text:p>
              </table:table-cell>
              <table:table-cell office:value-type="float" office:value="0.00498642133018343">
                <text:p>0.004986421330183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8634965411873">
                <text:p>0.0148634965411873</text:p>
              </table:table-cell>
              <table:table-cell office:value-type="float" office:value="0.00751397406501244">
                <text:p>0.00751397406501244</text:p>
              </table:table-cell>
              <table:table-cell office:value-type="float" office:value="0.00502801061732683">
                <text:p>0.005028010617326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9846426905345">
                <text:p>0.0149846426905345</text:p>
              </table:table-cell>
              <table:table-cell office:value-type="float" office:value="0.00757588780035814">
                <text:p>0.00757588780035814</text:p>
              </table:table-cell>
              <table:table-cell office:value-type="float" office:value="0.00506959474205289">
                <text:p>0.00506959474205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1057454762807">
                <text:p>0.0151057454762807</text:p>
              </table:table-cell>
              <table:table-cell office:value-type="float" office:value="0.00763779012434291">
                <text:p>0.00763779012434291</text:p>
              </table:table-cell>
              <table:table-cell office:value-type="float" office:value="0.00511117370588092">
                <text:p>0.00511117370588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52268049346038">
                <text:p>0.0152268049346038</text:p>
              </table:table-cell>
              <table:table-cell office:value-type="float" office:value="0.00769968104187093">
                <text:p>0.00769968104187093</text:p>
              </table:table-cell>
              <table:table-cell office:value-type="float" office:value="0.00515274751029651">
                <text:p>0.00515274751029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53478211016513">
                <text:p>0.0153478211016513</text:p>
              </table:table-cell>
              <table:table-cell office:value-type="float" office:value="0.00776156055783179">
                <text:p>0.00776156055783179</text:p>
              </table:table-cell>
              <table:table-cell office:value-type="float" office:value="0.00519431615678148">
                <text:p>0.00519431615678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4687940135462">
                <text:p>0.0154687940135462</text:p>
              </table:table-cell>
              <table:table-cell office:value-type="float" office:value="0.00782342867715187">
                <text:p>0.00782342867715187</text:p>
              </table:table-cell>
              <table:table-cell office:value-type="float" office:value="0.00523587964683987">
                <text:p>0.005235879646839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55897237063297">
                <text:p>0.0155897237063297</text:p>
              </table:table-cell>
              <table:table-cell office:value-type="float" office:value="0.00788528540472431">
                <text:p>0.00788528540472431</text:p>
              </table:table-cell>
              <table:table-cell office:value-type="float" office:value="0.00527743798195104">
                <text:p>0.00527743798195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7106102160084">
                <text:p>0.0157106102160084</text:p>
              </table:table-cell>
              <table:table-cell office:value-type="float" office:value="0.00794713074543036">
                <text:p>0.00794713074543036</text:p>
              </table:table-cell>
              <table:table-cell office:value-type="float" office:value="0.00531899116360126">
                <text:p>0.00531899116360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8314535785566">
                <text:p>0.0158314535785566</text:p>
              </table:table-cell>
              <table:table-cell office:value-type="float" office:value="0.00800896470417101">
                <text:p>0.00800896470417101</text:p>
              </table:table-cell>
              <table:table-cell office:value-type="float" office:value="0.00536053919332389">
                <text:p>0.00536053919332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952253829888">
                <text:p>0.015952253829888</text:p>
              </table:table-cell>
              <table:table-cell office:value-type="float" office:value="0.00807078728581789">
                <text:p>0.00807078728581789</text:p>
              </table:table-cell>
              <table:table-cell office:value-type="float" office:value="0.0054020820725805">
                <text:p>0.0054020820725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60730110058724">
                <text:p>0.0160730110058724</text:p>
              </table:table-cell>
              <table:table-cell office:value-type="float" office:value="0.00813259849526027">
                <text:p>0.00813259849526027</text:p>
              </table:table-cell>
              <table:table-cell office:value-type="float" office:value="0.00544361980284815">
                <text:p>0.00544361980284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1937251423517">
                <text:p>0.0161937251423517</text:p>
              </table:table-cell>
              <table:table-cell office:value-type="float" office:value="0.00819439833737423">
                <text:p>0.00819439833737423</text:p>
              </table:table-cell>
              <table:table-cell office:value-type="float" office:value="0.00548515238563425">
                <text:p>0.005485152385634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63143962750823">
                <text:p>0.0163143962750823</text:p>
              </table:table-cell>
              <table:table-cell office:value-type="float" office:value="0.00825618681704938">
                <text:p>0.00825618681704938</text:p>
              </table:table-cell>
              <table:table-cell office:value-type="float" office:value="0.00552667982242241">
                <text:p>0.00552667982242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64350244397795">
                <text:p>0.0164350244397795</text:p>
              </table:table-cell>
              <table:table-cell office:value-type="float" office:value="0.00831796393915418">
                <text:p>0.00831796393915418</text:p>
              </table:table-cell>
              <table:table-cell office:value-type="float" office:value="0.00556820211470477">
                <text:p>0.00556820211470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6555609672155">
                <text:p>0.016555609672155</text:p>
              </table:table-cell>
              <table:table-cell office:value-type="float" office:value="0.00837972970854342">
                <text:p>0.00837972970854342</text:p>
              </table:table-cell>
              <table:table-cell office:value-type="float" office:value="0.00560971926395588">
                <text:p>0.00560971926395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66761520078117">
                <text:p>0.0166761520078117</text:p>
              </table:table-cell>
              <table:table-cell office:value-type="float" office:value="0.0084414841301129">
                <text:p>0.0084414841301129</text:p>
              </table:table-cell>
              <table:table-cell office:value-type="float" office:value="0.00565123127165332">
                <text:p>0.005651231271653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67966514823819">
                <text:p>0.0167966514823819</text:p>
              </table:table-cell>
              <table:table-cell office:value-type="float" office:value="0.00850322720870231">
                <text:p>0.00850322720870231</text:p>
              </table:table-cell>
              <table:table-cell office:value-type="float" office:value="0.00569273813930469">
                <text:p>0.005692738139304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6917108131374">
                <text:p>0.016917108131374</text:p>
              </table:table-cell>
              <table:table-cell office:value-type="float" office:value="0.00856495894918368">
                <text:p>0.00856495894918368</text:p>
              </table:table-cell>
              <table:table-cell office:value-type="float" office:value="0.00573423986840158">
                <text:p>0.00573423986840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70375219903207">
                <text:p>0.0170375219903207</text:p>
              </table:table-cell>
              <table:table-cell office:value-type="float" office:value="0.00862667935638211">
                <text:p>0.00862667935638211</text:p>
              </table:table-cell>
              <table:table-cell office:value-type="float" office:value="0.00577573646040594">
                <text:p>0.005775736460405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71578930946515">
                <text:p>0.0171578930946515</text:p>
              </table:table-cell>
              <table:table-cell office:value-type="float" office:value="0.00868838843519768">
                <text:p>0.00868838843519768</text:p>
              </table:table-cell>
              <table:table-cell office:value-type="float" office:value="0.00581722791680424">
                <text:p>0.00581722791680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2782214797582">
                <text:p>0.0172782214797582</text:p>
              </table:table-cell>
              <table:table-cell office:value-type="float" office:value="0.00875008619045694">
                <text:p>0.00875008619045694</text:p>
              </table:table-cell>
              <table:table-cell office:value-type="float" office:value="0.00585871423909321">
                <text:p>0.005858714239093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73985071810181">
                <text:p>0.0173985071810181</text:p>
              </table:table-cell>
              <table:table-cell office:value-type="float" office:value="0.00881177262702764">
                <text:p>0.00881177262702764</text:p>
              </table:table-cell>
              <table:table-cell office:value-type="float" office:value="0.0059001954287405">
                <text:p>0.00590019542874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75187502337348">
                <text:p>0.0175187502337348</text:p>
              </table:table-cell>
              <table:table-cell office:value-type="float" office:value="0.00887344774973666">
                <text:p>0.00887344774973666</text:p>
              </table:table-cell>
              <table:table-cell office:value-type="float" office:value="0.00594167148724996">
                <text:p>0.00594167148724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76389506731649">
                <text:p>0.0176389506731649</text:p>
              </table:table-cell>
              <table:table-cell office:value-type="float" office:value="0.00893511156341802">
                <text:p>0.00893511156341802</text:p>
              </table:table-cell>
              <table:table-cell office:value-type="float" office:value="0.00598314241607909">
                <text:p>0.00598314241607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77591085345563">
                <text:p>0.0177591085345563</text:p>
              </table:table-cell>
              <table:table-cell office:value-type="float" office:value="0.00899676407291814">
                <text:p>0.00899676407291814</text:p>
              </table:table-cell>
              <table:table-cell office:value-type="float" office:value="0.00602460821670725">
                <text:p>0.00602460821670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78792238530672">
                <text:p>0.0178792238530672</text:p>
              </table:table-cell>
              <table:table-cell office:value-type="float" office:value="0.00905840528308151">
                <text:p>0.00905840528308151</text:p>
              </table:table-cell>
              <table:table-cell office:value-type="float" office:value="0.00606606889062498">
                <text:p>0.006066068890624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79992966638265">
                <text:p>0.0179992966638265</text:p>
              </table:table-cell>
              <table:table-cell office:value-type="float" office:value="0.00912003519870677">
                <text:p>0.00912003519870677</text:p>
              </table:table-cell>
              <table:table-cell office:value-type="float" office:value="0.00610752443931481">
                <text:p>0.006107524439314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81193270019268">
                <text:p>0.0181193270019268</text:p>
              </table:table-cell>
              <table:table-cell office:value-type="float" office:value="0.00918165382463414">
                <text:p>0.00918165382463414</text:p>
              </table:table-cell>
              <table:table-cell office:value-type="float" office:value="0.00614897486423907">
                <text:p>0.00614897486423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82393149024048">
                <text:p>0.0182393149024048</text:p>
              </table:table-cell>
              <table:table-cell office:value-type="float" office:value="0.00924326116571201">
                <text:p>0.00924326116571201</text:p>
              </table:table-cell>
              <table:table-cell office:value-type="float" office:value="0.00619042016689555">
                <text:p>0.00619042016689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83592604002563">
                <text:p>0.0183592604002563</text:p>
              </table:table-cell>
              <table:table-cell office:value-type="float" office:value="0.00930485722674668">
                <text:p>0.00930485722674668</text:p>
              </table:table-cell>
              <table:table-cell office:value-type="float" office:value="0.00623186034873164">
                <text:p>0.006231860348731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84791635304064">
                <text:p>0.0184791635304064</text:p>
              </table:table-cell>
              <table:table-cell office:value-type="float" office:value="0.00936644201256182">
                <text:p>0.00936644201256182</text:p>
              </table:table-cell>
              <table:table-cell office:value-type="float" office:value="0.0062732954112338">
                <text:p>0.00627329541123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85990243277951">
                <text:p>0.0185990243277951</text:p>
              </table:table-cell>
              <table:table-cell office:value-type="float" office:value="0.00942801552795984">
                <text:p>0.00942801552795984</text:p>
              </table:table-cell>
              <table:table-cell office:value-type="float" office:value="0.00631472535589666">
                <text:p>0.00631472535589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87188428272526">
                <text:p>0.0187188428272526</text:p>
              </table:table-cell>
              <table:table-cell office:value-type="float" office:value="0.00948957777776442">
                <text:p>0.00948957777776442</text:p>
              </table:table-cell>
              <table:table-cell office:value-type="float" office:value="0.00635615018418481">
                <text:p>0.00635615018418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88386190635855">
                <text:p>0.0188386190635855</text:p>
              </table:table-cell>
              <table:table-cell office:value-type="float" office:value="0.00955112876676374">
                <text:p>0.00955112876676374</text:p>
              </table:table-cell>
              <table:table-cell office:value-type="float" office:value="0.00639756989757014">
                <text:p>0.006397569897570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9583530715797">
                <text:p>0.0189583530715797</text:p>
              </table:table-cell>
              <table:table-cell office:value-type="float" office:value="0.00961266849977598">
                <text:p>0.00961266849977598</text:p>
              </table:table-cell>
              <table:table-cell office:value-type="float" office:value="0.00643898449752651">
                <text:p>0.00643898449752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90780448859485">
                <text:p>0.0190780448859485</text:p>
              </table:table-cell>
              <table:table-cell office:value-type="float" office:value="0.00967419698159127">
                <text:p>0.00967419698159127</text:p>
              </table:table-cell>
              <table:table-cell office:value-type="float" office:value="0.00648039398551852">
                <text:p>0.006480393985518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1976945413671">
                <text:p>0.0191976945413671</text:p>
              </table:table-cell>
              <table:table-cell office:value-type="float" office:value="0.00973571421702832">
                <text:p>0.00973571421702832</text:p>
              </table:table-cell>
              <table:table-cell office:value-type="float" office:value="0.00652179836304487">
                <text:p>0.006521798363044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93173020724799">
                <text:p>0.0193173020724799</text:p>
              </table:table-cell>
              <table:table-cell office:value-type="float" office:value="0.00979722021087284">
                <text:p>0.00979722021087284</text:p>
              </table:table-cell>
              <table:table-cell office:value-type="float" office:value="0.00656319763155739">
                <text:p>0.00656319763155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4368675138767">
                <text:p>0.0194368675138767</text:p>
              </table:table-cell>
              <table:table-cell office:value-type="float" office:value="0.00985871496790196">
                <text:p>0.00985871496790196</text:p>
              </table:table-cell>
              <table:table-cell office:value-type="float" office:value="0.00660459179251678">
                <text:p>0.006604591792516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5563909000992">
                <text:p>0.0195563909000992</text:p>
              </table:table-cell>
              <table:table-cell office:value-type="float" office:value="0.00992019849294366">
                <text:p>0.00992019849294366</text:p>
              </table:table-cell>
              <table:table-cell office:value-type="float" office:value="0.00664598084741002">
                <text:p>0.006645980847410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6758722656442">
                <text:p>0.0196758722656442</text:p>
              </table:table-cell>
              <table:table-cell office:value-type="float" office:value="0.0099816707907662">
                <text:p>0.0099816707907662</text:p>
              </table:table-cell>
              <table:table-cell office:value-type="float" office:value="0.00668736479769052">
                <text:p>0.006687364797690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979531164497">
                <text:p>0.01979531164497</text:p>
              </table:table-cell>
              <table:table-cell office:value-type="float" office:value="0.0100431318661316">
                <text:p>0.0100431318661316</text:p>
              </table:table-cell>
              <table:table-cell office:value-type="float" office:value="0.00672874364484919">
                <text:p>0.006728743644849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914709072474">
                <text:p>0.019914709072474</text:p>
              </table:table-cell>
              <table:table-cell office:value-type="float" office:value="0.0101045817238417">
                <text:p>0.0101045817238417</text:p>
              </table:table-cell>
              <table:table-cell office:value-type="float" office:value="0.00677011739033944">
                <text:p>0.00677011739033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00340645825241">
                <text:p>0.0200340645825241</text:p>
              </table:table-cell>
              <table:table-cell office:value-type="float" office:value="0.010166020368659">
                <text:p>0.010166020368659</text:p>
              </table:table-cell>
              <table:table-cell office:value-type="float" office:value="0.00681148603562036">
                <text:p>0.00681148603562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01533782094396">
                <text:p>0.0201533782094396</text:p>
              </table:table-cell>
              <table:table-cell office:value-type="float" office:value="0.0102274478053612">
                <text:p>0.0102274478053612</text:p>
              </table:table-cell>
              <table:table-cell office:value-type="float" office:value="0.00685284958217913">
                <text:p>0.00685284958217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02726499874856">
                <text:p>0.0202726499874856</text:p>
              </table:table-cell>
              <table:table-cell office:value-type="float" office:value="0.010288864038737">
                <text:p>0.010288864038737</text:p>
              </table:table-cell>
              <table:table-cell office:value-type="float" office:value="0.006894208031472">
                <text:p>0.0068942080314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3918799509198">
                <text:p>0.0203918799509198</text:p>
              </table:table-cell>
              <table:table-cell office:value-type="float" office:value="0.0103502690735256">
                <text:p>0.0103502690735256</text:p>
              </table:table-cell>
              <table:table-cell office:value-type="float" office:value="0.0069355613849698">
                <text:p>0.00693556138496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0511068133926">
                <text:p>0.020511068133926</text:p>
              </table:table-cell>
              <table:table-cell office:value-type="float" office:value="0.0104116629144993">
                <text:p>0.0104116629144993</text:p>
              </table:table-cell>
              <table:table-cell office:value-type="float" office:value="0.00697690964411439">
                <text:p>0.00697690964411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06302145706653">
                <text:p>0.0206302145706653</text:p>
              </table:table-cell>
              <table:table-cell office:value-type="float" office:value="0.0104730455664214">
                <text:p>0.0104730455664214</text:p>
              </table:table-cell>
              <table:table-cell office:value-type="float" office:value="0.00701825281040627">
                <text:p>0.007018252810406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07493192952223">
                <text:p>0.0207493192952223</text:p>
              </table:table-cell>
              <table:table-cell office:value-type="float" office:value="0.0105344170340501">
                <text:p>0.0105344170340501</text:p>
              </table:table-cell>
              <table:table-cell office:value-type="float" office:value="0.00705959088528782">
                <text:p>0.007059590885287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08683823416566">
                <text:p>0.0208683823416566</text:p>
              </table:table-cell>
              <table:table-cell office:value-type="float" office:value="0.0105957773221393">
                <text:p>0.0105957773221393</text:p>
              </table:table-cell>
              <table:table-cell office:value-type="float" office:value="0.00710092387022581">
                <text:p>0.007100923870225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09874037439725">
                <text:p>0.0209874037439725</text:p>
              </table:table-cell>
              <table:table-cell office:value-type="float" office:value="0.0106571264354336">
                <text:p>0.0106571264354336</text:p>
              </table:table-cell>
              <table:table-cell office:value-type="float" office:value="0.00714225176666972">
                <text:p>0.007142251766669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106383536152">
                <text:p>0.021106383536152</text:p>
              </table:table-cell>
              <table:table-cell office:value-type="float" office:value="0.0107184643786796">
                <text:p>0.0107184643786796</text:p>
              </table:table-cell>
              <table:table-cell office:value-type="float" office:value="0.00718357457609713">
                <text:p>0.00718357457609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2253217521141">
                <text:p>0.0212253217521141</text:p>
              </table:table-cell>
              <table:table-cell office:value-type="float" office:value="0.0107797911566333">
                <text:p>0.0107797911566333</text:p>
              </table:table-cell>
              <table:table-cell office:value-type="float" office:value="0.00722489229997389">
                <text:p>0.007224892299973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3442184257488">
                <text:p>0.0213442184257488</text:p>
              </table:table-cell>
              <table:table-cell office:value-type="float" office:value="0.0108411067740228">
                <text:p>0.0108411067740228</text:p>
              </table:table-cell>
              <table:table-cell office:value-type="float" office:value="0.00726620493973797">
                <text:p>0.007266204939737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4630735908916">
                <text:p>0.0214630735908916</text:p>
              </table:table-cell>
              <table:table-cell office:value-type="float" office:value="0.0109024112355877">
                <text:p>0.0109024112355877</text:p>
              </table:table-cell>
              <table:table-cell office:value-type="float" office:value="0.00730751249686055">
                <text:p>0.00730751249686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15818872813454">
                <text:p>0.0215818872813454</text:p>
              </table:table-cell>
              <table:table-cell office:value-type="float" office:value="0.0109637045460754">
                <text:p>0.0109637045460754</text:p>
              </table:table-cell>
              <table:table-cell office:value-type="float" office:value="0.00734881497280746">
                <text:p>0.007348814972807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700659530881">
                <text:p>0.021700659530881</text:p>
              </table:table-cell>
              <table:table-cell office:value-type="float" office:value="0.0110249867102027">
                <text:p>0.0110249867102027</text:p>
              </table:table-cell>
              <table:table-cell office:value-type="float" office:value="0.00739011236901934">
                <text:p>0.007390112369019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8193903731834">
                <text:p>0.0218193903731834</text:p>
              </table:table-cell>
              <table:table-cell office:value-type="float" office:value="0.0110862577326955">
                <text:p>0.0110862577326955</text:p>
              </table:table-cell>
              <table:table-cell office:value-type="float" office:value="0.00743140468697536">
                <text:p>0.007431404686975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19380798419243">
                <text:p>0.0219380798419243</text:p>
              </table:table-cell>
              <table:table-cell office:value-type="float" office:value="0.0111475176182974">
                <text:p>0.0111475176182974</text:p>
              </table:table-cell>
              <table:table-cell office:value-type="float" office:value="0.00747269192810744">
                <text:p>0.007472691928107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20567279707311">
                <text:p>0.0220567279707311</text:p>
              </table:table-cell>
              <table:table-cell office:value-type="float" office:value="0.0112087663717354">
                <text:p>0.0112087663717354</text:p>
              </table:table-cell>
              <table:table-cell office:value-type="float" office:value="0.00751397409389316">
                <text:p>0.007513974093893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21753347931951">
                <text:p>0.0221753347931951</text:p>
              </table:table-cell>
              <table:table-cell office:value-type="float" office:value="0.0112700039976948">
                <text:p>0.0112700039976948</text:p>
              </table:table-cell>
              <table:table-cell office:value-type="float" office:value="0.00755525118575804">
                <text:p>0.007555251185758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22939003428444">
                <text:p>0.0222939003428444</text:p>
              </table:table-cell>
              <table:table-cell office:value-type="float" office:value="0.0113312305008945">
                <text:p>0.0113312305008945</text:p>
              </table:table-cell>
              <table:table-cell office:value-type="float" office:value="0.00759652320520772">
                <text:p>0.00759652320520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24124246531783">
                <text:p>0.0224124246531783</text:p>
              </table:table-cell>
              <table:table-cell office:value-type="float" office:value="0.0113924458860785">
                <text:p>0.0113924458860785</text:p>
              </table:table-cell>
              <table:table-cell office:value-type="float" office:value="0.00763779015367234">
                <text:p>0.00763779015367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5309077576446">
                <text:p>0.0225309077576446</text:p>
              </table:table-cell>
              <table:table-cell office:value-type="float" office:value="0.0114536501579421">
                <text:p>0.0114536501579421</text:p>
              </table:table-cell>
              <table:table-cell office:value-type="float" office:value="0.0076790520325865">
                <text:p>0.00767905203258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6493496896582">
                <text:p>0.0226493496896582</text:p>
              </table:table-cell>
              <table:table-cell office:value-type="float" office:value="0.0115148433211862">
                <text:p>0.0115148433211862</text:p>
              </table:table-cell>
              <table:table-cell office:value-type="float" office:value="0.00772030884341373">
                <text:p>0.00772030884341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27677504826074">
                <text:p>0.0227677504826074</text:p>
              </table:table-cell>
              <table:table-cell office:value-type="float" office:value="0.0115760253805309">
                <text:p>0.0115760253805309</text:p>
              </table:table-cell>
              <table:table-cell office:value-type="float" office:value="0.00776156058760922">
                <text:p>0.00776156058760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288611016979">
                <text:p>0.02288611016979</text:p>
              </table:table-cell>
              <table:table-cell office:value-type="float" office:value="0.0116371963406444">
                <text:p>0.0116371963406444</text:p>
              </table:table-cell>
              <table:table-cell office:value-type="float" office:value="0.00780280726663687">
                <text:p>0.007802807266636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0044287845129">
                <text:p>0.0230044287845129</text:p>
              </table:table-cell>
              <table:table-cell office:value-type="float" office:value="0.0116983562062504">
                <text:p>0.0116983562062504</text:p>
              </table:table-cell>
              <table:table-cell office:value-type="float" office:value="0.00784404888194086">
                <text:p>0.00784404888194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1227063599848">
                <text:p>0.0231227063599848</text:p>
              </table:table-cell>
              <table:table-cell office:value-type="float" office:value="0.01175950498204">
                <text:p>0.01175950498204</text:p>
              </table:table-cell>
              <table:table-cell office:value-type="float" office:value="0.0078852854349476">
                <text:p>0.00788528543494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32409429294124">
                <text:p>0.0232409429294124</text:p>
              </table:table-cell>
              <table:table-cell office:value-type="float" office:value="0.0118206426727017">
                <text:p>0.0118206426727017</text:p>
              </table:table-cell>
              <table:table-cell office:value-type="float" office:value="0.00792651692714195">
                <text:p>0.00792651692714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3591385259626">
                <text:p>0.0233591385259626</text:p>
              </table:table-cell>
              <table:table-cell office:value-type="float" office:value="0.0118817692829222">
                <text:p>0.0118817692829222</text:p>
              </table:table-cell>
              <table:table-cell office:value-type="float" office:value="0.00796774335995725">
                <text:p>0.00796774335995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4772931827424">
                <text:p>0.0234772931827424</text:p>
              </table:table-cell>
              <table:table-cell office:value-type="float" office:value="0.0119428848173676">
                <text:p>0.0119428848173676</text:p>
              </table:table-cell>
              <table:table-cell office:value-type="float" office:value="0.00800896473484052">
                <text:p>0.008008964734840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35954069328409">
                <text:p>0.0235954069328409</text:p>
              </table:table-cell>
              <table:table-cell office:value-type="float" office:value="0.0120039892807544">
                <text:p>0.0120039892807544</text:p>
              </table:table-cell>
              <table:table-cell office:value-type="float" office:value="0.00805018105325352">
                <text:p>0.00805018105325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37134798092773">
                <text:p>0.0237134798092773</text:p>
              </table:table-cell>
              <table:table-cell office:value-type="float" office:value="0.0120650826777462">
                <text:p>0.0120650826777462</text:p>
              </table:table-cell>
              <table:table-cell office:value-type="float" office:value="0.00809139231661238">
                <text:p>0.008091392316612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8315118450489">
                <text:p>0.0238315118450489</text:p>
              </table:table-cell>
              <table:table-cell office:value-type="float" office:value="0.0121261650130116">
                <text:p>0.0121261650130116</text:p>
              </table:table-cell>
              <table:table-cell office:value-type="float" office:value="0.00813259852639234">
                <text:p>0.008132598526392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39495030730879">
                <text:p>0.0239495030730879</text:p>
              </table:table-cell>
              <table:table-cell office:value-type="float" office:value="0.0121872362912184">
                <text:p>0.0121872362912184</text:p>
              </table:table-cell>
              <table:table-cell office:value-type="float" office:value="0.00817379968402658">
                <text:p>0.008173799684026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40674535262992">
                <text:p>0.0240674535262992</text:p>
              </table:table-cell>
              <table:table-cell office:value-type="float" office:value="0.0122482965170631">
                <text:p>0.0122482965170631</text:p>
              </table:table-cell>
              <table:table-cell office:value-type="float" office:value="0.00821499579096709">
                <text:p>0.008214995790967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41853632375449">
                <text:p>0.0241853632375449</text:p>
              </table:table-cell>
              <table:table-cell office:value-type="float" office:value="0.0123093456951931">
                <text:p>0.0123093456951931</text:p>
              </table:table-cell>
              <table:table-cell office:value-type="float" office:value="0.00825618684865077">
                <text:p>0.00825618684865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4303232239672">
                <text:p>0.024303232239672</text:p>
              </table:table-cell>
              <table:table-cell office:value-type="float" office:value="0.012370383830271">
                <text:p>0.012370383830271</text:p>
              </table:table-cell>
              <table:table-cell office:value-type="float" office:value="0.00829737285852392">
                <text:p>0.008297372858523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44210605654358">
                <text:p>0.0244210605654358</text:p>
              </table:table-cell>
              <table:table-cell office:value-type="float" office:value="0.0124314109269465">
                <text:p>0.0124314109269465</text:p>
              </table:table-cell>
              <table:table-cell office:value-type="float" office:value="0.00833855382202362">
                <text:p>0.008338553822023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45388482475807">
                <text:p>0.0245388482475807</text:p>
              </table:table-cell>
              <table:table-cell office:value-type="float" office:value="0.0124924269898875">
                <text:p>0.0124924269898875</text:p>
              </table:table-cell>
              <table:table-cell office:value-type="float" office:value="0.00837972974060879">
                <text:p>0.00837972974060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46565953188036">
                <text:p>0.0246565953188036</text:p>
              </table:table-cell>
              <table:table-cell office:value-type="float" office:value="0.0125534320237565">
                <text:p>0.0125534320237565</text:p>
              </table:table-cell>
              <table:table-cell office:value-type="float" office:value="0.00842090061571366">
                <text:p>0.008420900615713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4774301811788">
                <text:p>0.024774301811788</text:p>
              </table:table-cell>
              <table:table-cell office:value-type="float" office:value="0.0126144260331929">
                <text:p>0.0126144260331929</text:p>
              </table:table-cell>
              <table:table-cell office:value-type="float" office:value="0.00846206644877068">
                <text:p>0.008462066448770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48919677590974">
                <text:p>0.0248919677590974</text:p>
              </table:table-cell>
              <table:table-cell office:value-type="float" office:value="0.012675409022849">
                <text:p>0.012675409022849</text:p>
              </table:table-cell>
              <table:table-cell office:value-type="float" office:value="0.0085032272412116">
                <text:p>0.0085032272412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50095931933275">
                <text:p>0.0250095931933275</text:p>
              </table:table-cell>
              <table:table-cell office:value-type="float" office:value="0.0127363809973746">
                <text:p>0.0127363809973746</text:p>
              </table:table-cell>
              <table:table-cell office:value-type="float" office:value="0.00854438299449232">
                <text:p>0.008544382994492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51271781470198">
                <text:p>0.0251271781470198</text:p>
              </table:table-cell>
              <table:table-cell office:value-type="float" office:value="0.0127973419613822">
                <text:p>0.0127973419613822</text:p>
              </table:table-cell>
              <table:table-cell office:value-type="float" office:value="0.00858553371006732">
                <text:p>0.008585533710067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52447226526664">
                <text:p>0.0252447226526664</text:p>
              </table:table-cell>
              <table:table-cell office:value-type="float" office:value="0.0128582919195344">
                <text:p>0.0128582919195344</text:p>
              </table:table-cell>
              <table:table-cell office:value-type="float" office:value="0.00862667938936514">
                <text:p>0.008626679389365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53622267427055">
                <text:p>0.0253622267427055</text:p>
              </table:table-cell>
              <table:table-cell office:value-type="float" office:value="0.0129192308764692">
                <text:p>0.0129192308764692</text:p>
              </table:table-cell>
              <table:table-cell office:value-type="float" office:value="0.00866782003380884">
                <text:p>0.00866782003380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54796904495523">
                <text:p>0.0254796904495523</text:p>
              </table:table-cell>
              <table:table-cell office:value-type="float" office:value="0.0129801588368089">
                <text:p>0.0129801588368089</text:p>
              </table:table-cell>
              <table:table-cell office:value-type="float" office:value="0.00870895564485217">
                <text:p>0.008708955644852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55971138055679">
                <text:p>0.0255971138055679</text:p>
              </table:table-cell>
              <table:table-cell office:value-type="float" office:value="0.0130410758051854">
                <text:p>0.0130410758051854</text:p>
              </table:table-cell>
              <table:table-cell office:value-type="float" office:value="0.00875008622391356">
                <text:p>0.00875008622391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57144968430822">
                <text:p>0.0257144968430822</text:p>
              </table:table-cell>
              <table:table-cell office:value-type="float" office:value="0.0131019817862258">
                <text:p>0.0131019817862258</text:p>
              </table:table-cell>
              <table:table-cell office:value-type="float" office:value="0.00879121177244713">
                <text:p>0.00879121177244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58318395944141">
                <text:p>0.0258318395944141</text:p>
              </table:table-cell>
              <table:table-cell office:value-type="float" office:value="0.0131628767845584">
                <text:p>0.0131628767845584</text:p>
              </table:table-cell>
              <table:table-cell office:value-type="float" office:value="0.008832332291888">
                <text:p>0.008832332291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5949142091781">
                <text:p>0.025949142091781</text:p>
              </table:table-cell>
              <table:table-cell office:value-type="float" office:value="0.013223760804803">
                <text:p>0.013223760804803</text:p>
              </table:table-cell>
              <table:table-cell office:value-type="float" office:value="0.00887344778365495">
                <text:p>0.00887344778365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0664043673881">
                <text:p>0.0260664043673881</text:p>
              </table:table-cell>
              <table:table-cell office:value-type="float" office:value="0.0132846338515737">
                <text:p>0.0132846338515737</text:p>
              </table:table-cell>
              <table:table-cell office:value-type="float" office:value="0.00891455824918168">
                <text:p>0.008914558249181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61836264533835">
                <text:p>0.0261836264533835</text:p>
              </table:table-cell>
              <table:table-cell office:value-type="float" office:value="0.0133454959294838">
                <text:p>0.0133454959294838</text:p>
              </table:table-cell>
              <table:table-cell office:value-type="float" office:value="0.00895566368990917">
                <text:p>0.008955663689909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3008083819514">
                <text:p>0.0263008083819514</text:p>
              </table:table-cell>
              <table:table-cell office:value-type="float" office:value="0.0134063470431121">
                <text:p>0.0134063470431121</text:p>
              </table:table-cell>
              <table:table-cell office:value-type="float" office:value="0.00899676410727182">
                <text:p>0.00899676410727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64179501851308">
                <text:p>0.0264179501851308</text:p>
              </table:table-cell>
              <table:table-cell office:value-type="float" office:value="0.0134671871971092">
                <text:p>0.0134671871971092</text:p>
              </table:table-cell>
              <table:table-cell office:value-type="float" office:value="0.00903785950270546">
                <text:p>0.00903785950270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65350518949798">
                <text:p>0.0265350518949798</text:p>
              </table:table-cell>
              <table:table-cell office:value-type="float" office:value="0.013528016396072">
                <text:p>0.013528016396072</text:p>
              </table:table-cell>
              <table:table-cell office:value-type="float" office:value="0.00907894987764486">
                <text:p>0.009078949877644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66521135434953">
                <text:p>0.0266521135434953</text:p>
              </table:table-cell>
              <table:table-cell office:value-type="float" office:value="0.0135888346446041">
                <text:p>0.0135888346446041</text:p>
              </table:table-cell>
              <table:table-cell office:value-type="float" office:value="0.00912003523351999">
                <text:p>0.00912003523351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7691351626501">
                <text:p>0.0267691351626501</text:p>
              </table:table-cell>
              <table:table-cell office:value-type="float" office:value="0.0136496419472815">
                <text:p>0.0136496419472815</text:p>
              </table:table-cell>
              <table:table-cell office:value-type="float" office:value="0.00916111557174748">
                <text:p>0.009161115571747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68861167843431">
                <text:p>0.0268861167843431</text:p>
              </table:table-cell>
              <table:table-cell office:value-type="float" office:value="0.0137104383087172">
                <text:p>0.0137104383087172</text:p>
              </table:table-cell>
              <table:table-cell office:value-type="float" office:value="0.00920219089376388">
                <text:p>0.00920219089376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70030584404969">
                <text:p>0.0270030584404969</text:p>
              </table:table-cell>
              <table:table-cell office:value-type="float" office:value="0.0137712237334943">
                <text:p>0.0137712237334943</text:p>
              </table:table-cell>
              <table:table-cell office:value-type="float" office:value="0.0092432612009997">
                <text:p>0.00924326120099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1199601629418">
                <text:p>0.0271199601629418</text:p>
              </table:table-cell>
              <table:table-cell office:value-type="float" office:value="0.0138319982262129">
                <text:p>0.0138319982262129</text:p>
              </table:table-cell>
              <table:table-cell office:value-type="float" office:value="0.00928432649489199">
                <text:p>0.009284326494891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72368219834686">
                <text:p>0.0272368219834686</text:p>
              </table:table-cell>
              <table:table-cell office:value-type="float" office:value="0.0138927617914687">
                <text:p>0.0138927617914687</text:p>
              </table:table-cell>
              <table:table-cell office:value-type="float" office:value="0.0093253867768448">
                <text:p>0.0093253867768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73536439338475">
                <text:p>0.0273536439338475</text:p>
              </table:table-cell>
              <table:table-cell office:value-type="float" office:value="0.0139535144338323">
                <text:p>0.0139535144338323</text:p>
              </table:table-cell>
              <table:table-cell office:value-type="float" office:value="0.00936644204830817">
                <text:p>0.009366442048308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74704260458181">
                <text:p>0.0274704260458181</text:p>
              </table:table-cell>
              <table:table-cell office:value-type="float" office:value="0.0140142561578626">
                <text:p>0.0140142561578626</text:p>
              </table:table-cell>
              <table:table-cell office:value-type="float" office:value="0.00940749231070335">
                <text:p>0.009407492310703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75871683510585">
                <text:p>0.0275871683510585</text:p>
              </table:table-cell>
              <table:table-cell office:value-type="float" office:value="0.0140749869681612">
                <text:p>0.0140749869681612</text:p>
              </table:table-cell>
              <table:table-cell office:value-type="float" office:value="0.00944853756544379">
                <text:p>0.00944853756544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77038708811974">
                <text:p>0.0277038708811974</text:p>
              </table:table-cell>
              <table:table-cell office:value-type="float" office:value="0.0141357068693074">
                <text:p>0.0141357068693074</text:p>
              </table:table-cell>
              <table:table-cell office:value-type="float" office:value="0.00948957781394899">
                <text:p>0.009489577813948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78205336678624">
                <text:p>0.0278205336678624</text:p>
              </table:table-cell>
              <table:table-cell office:value-type="float" office:value="0.0141964158658615">
                <text:p>0.0141964158658615</text:p>
              </table:table-cell>
              <table:table-cell office:value-type="float" office:value="0.00953061305766401">
                <text:p>0.009530613057664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79371567426198">
                <text:p>0.0279371567426198</text:p>
              </table:table-cell>
              <table:table-cell office:value-type="float" office:value="0.0142571139624033">
                <text:p>0.0142571139624033</text:p>
              </table:table-cell>
              <table:table-cell office:value-type="float" office:value="0.00957164329801259">
                <text:p>0.00957164329801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80537401369971">
                <text:p>0.0280537401369971</text:p>
              </table:table-cell>
              <table:table-cell office:value-type="float" office:value="0.0143178011634777">
                <text:p>0.0143178011634777</text:p>
              </table:table-cell>
              <table:table-cell office:value-type="float" office:value="0.00961266853641174">
                <text:p>0.009612668536411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81702838824957">
                <text:p>0.0281702838824957</text:p>
              </table:table-cell>
              <table:table-cell office:value-type="float" office:value="0.0143784774736655">
                <text:p>0.0143784774736655</text:p>
              </table:table-cell>
              <table:table-cell office:value-type="float" office:value="0.00965368877427135">
                <text:p>0.009653688774271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2867880105224">
                <text:p>0.0282867880105224</text:p>
              </table:table-cell>
              <table:table-cell office:value-type="float" office:value="0.0144391428975306">
                <text:p>0.0144391428975306</text:p>
              </table:table-cell>
              <table:table-cell office:value-type="float" office:value="0.00969470401305177">
                <text:p>0.009694704013051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4032525525207">
                <text:p>0.0284032525525207</text:p>
              </table:table-cell>
              <table:table-cell office:value-type="float" office:value="0.0144997974396244">
                <text:p>0.0144997974396244</text:p>
              </table:table-cell>
              <table:table-cell office:value-type="float" office:value="0.00973571425414566">
                <text:p>0.009735714254145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519677539833">
                <text:p>0.028519677539833</text:p>
              </table:table-cell>
              <table:table-cell office:value-type="float" office:value="0.0145604411044936">
                <text:p>0.0145604411044936</text:p>
              </table:table-cell>
              <table:table-cell office:value-type="float" office:value="0.00977671949895615">
                <text:p>0.00977671949895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86360630038249">
                <text:p>0.0286360630038249</text:p>
              </table:table-cell>
              <table:table-cell office:value-type="float" office:value="0.0146210738966809">
                <text:p>0.0146210738966809</text:p>
              </table:table-cell>
              <table:table-cell office:value-type="float" office:value="0.00981771974893775">
                <text:p>0.009817719748937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87524089757481">
                <text:p>0.0287524089757481</text:p>
              </table:table-cell>
              <table:table-cell office:value-type="float" office:value="0.0146816958207527">
                <text:p>0.0146816958207527</text:p>
              </table:table-cell>
              <table:table-cell office:value-type="float" office:value="0.00985871500549518">
                <text:p>0.009858715005495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88687154868942">
                <text:p>0.0288687154868942</text:p>
              </table:table-cell>
              <table:table-cell office:value-type="float" office:value="0.0147423068812216">
                <text:p>0.0147423068812216</text:p>
              </table:table-cell>
              <table:table-cell office:value-type="float" office:value="0.0098997052700442">
                <text:p>0.0098997052700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9849825684573">
                <text:p>0.0289849825684573</text:p>
              </table:table-cell>
              <table:table-cell office:value-type="float" office:value="0.0148029070826649">
                <text:p>0.0148029070826649</text:p>
              </table:table-cell>
              <table:table-cell office:value-type="float" office:value="0.00994069054400643">
                <text:p>0.009940690544006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91012102516197">
                <text:p>0.0291012102516197</text:p>
              </table:table-cell>
              <table:table-cell office:value-type="float" office:value="0.0148634964295834">
                <text:p>0.0148634964295834</text:p>
              </table:table-cell>
              <table:table-cell office:value-type="float" office:value="0.00998167082881007">
                <text:p>0.009981670828810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2173985675017">
                <text:p>0.0292173985675017</text:p>
              </table:table-cell>
              <table:table-cell office:value-type="float" office:value="0.0149240749265536">
                <text:p>0.0149240749265536</text:p>
              </table:table-cell>
              <table:table-cell office:value-type="float" office:value="0.0100226461258526">
                <text:p>0.0100226461258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93335475472446">
                <text:p>0.0293335475472446</text:p>
              </table:table-cell>
              <table:table-cell office:value-type="float" office:value="0.0149846425780837">
                <text:p>0.0149846425780837</text:p>
              </table:table-cell>
              <table:table-cell office:value-type="float" office:value="0.0100636164365529">
                <text:p>0.0100636164365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94496572218858">
                <text:p>0.0294496572218858</text:p>
              </table:table-cell>
              <table:table-cell office:value-type="float" office:value="0.0150451993886977">
                <text:p>0.0150451993886977</text:p>
              </table:table-cell>
              <table:table-cell office:value-type="float" office:value="0.0101045817623421">
                <text:p>0.01010458176234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95657276224381">
                <text:p>0.0295657276224381</text:p>
              </table:table-cell>
              <table:table-cell office:value-type="float" office:value="0.0151057453629429">
                <text:p>0.0151057453629429</text:p>
              </table:table-cell>
              <table:table-cell office:value-type="float" office:value="0.0101455421046262">
                <text:p>0.01014554210462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96817587798994">
                <text:p>0.0296817587798994</text:p>
              </table:table-cell>
              <table:table-cell office:value-type="float" office:value="0.0151662805053268">
                <text:p>0.0151662805053268</text:p>
              </table:table-cell>
              <table:table-cell office:value-type="float" office:value="0.0101864974648237">
                <text:p>0.01018649746482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97977507251932">
                <text:p>0.0297977507251932</text:p>
              </table:table-cell>
              <table:table-cell office:value-type="float" office:value="0.015226804820395">
                <text:p>0.015226804820395</text:p>
              </table:table-cell>
              <table:table-cell office:value-type="float" office:value="0.0102274478443345">
                <text:p>0.010227447844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9913703489237">
                <text:p>0.029913703489237</text:p>
              </table:table-cell>
              <table:table-cell office:value-type="float" office:value="0.0152873183126474">
                <text:p>0.0152873183126474</text:p>
              </table:table-cell>
              <table:table-cell office:value-type="float" office:value="0.010268393244592">
                <text:p>0.0102683932445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00296171029034">
                <text:p>0.0300296171029034</text:p>
              </table:table-cell>
              <table:table-cell office:value-type="float" office:value="0.0153478209865833">
                <text:p>0.0153478209865833</text:p>
              </table:table-cell>
              <table:table-cell office:value-type="float" office:value="0.0103093336669827">
                <text:p>0.01030933366698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01454915970265">
                <text:p>0.0301454915970265</text:p>
              </table:table-cell>
              <table:table-cell office:value-type="float" office:value="0.0154083128467272">
                <text:p>0.0154083128467272</text:p>
              </table:table-cell>
              <table:table-cell office:value-type="float" office:value="0.0103502691129464">
                <text:p>0.01035026911294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02613270023784">
                <text:p>0.0302613270023784</text:p>
              </table:table-cell>
              <table:table-cell office:value-type="float" office:value="0.0154687938976027">
                <text:p>0.0154687938976027</text:p>
              </table:table-cell>
              <table:table-cell office:value-type="float" office:value="0.0103911995838571">
                <text:p>0.0103911995838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03771233497356">
                <text:p>0.0303771233497356</text:p>
              </table:table-cell>
              <table:table-cell office:value-type="float" office:value="0.0155292641436979">
                <text:p>0.0155292641436979</text:p>
              </table:table-cell>
              <table:table-cell office:value-type="float" office:value="0.010432125081172">
                <text:p>0.010432125081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04928806698063">
                <text:p>0.0304928806698063</text:p>
              </table:table-cell>
              <table:table-cell office:value-type="float" office:value="0.0155897235895159">
                <text:p>0.0155897235895159</text:p>
              </table:table-cell>
              <table:table-cell office:value-type="float" office:value="0.0104730456062761">
                <text:p>0.01047304560627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06085989932777">
                <text:p>0.0306085989932777</text:p>
              </table:table-cell>
              <table:table-cell office:value-type="float" office:value="0.0156501722395605">
                <text:p>0.0156501722395605</text:p>
              </table:table-cell>
              <table:table-cell office:value-type="float" office:value="0.010513961160593">
                <text:p>0.0105139611605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07242783507624">
                <text:p>0.0307242783507624</text:p>
              </table:table-cell>
              <table:table-cell office:value-type="float" office:value="0.0157106100983395">
                <text:p>0.0157106100983395</text:p>
              </table:table-cell>
              <table:table-cell office:value-type="float" office:value="0.0105548717455081">
                <text:p>0.0105548717455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08399187728726">
                <text:p>0.0308399187728726</text:p>
              </table:table-cell>
              <table:table-cell office:value-type="float" office:value="0.0157710371703365">
                <text:p>0.0157710371703365</text:p>
              </table:table-cell>
              <table:table-cell office:value-type="float" office:value="0.0105957773624406">
                <text:p>0.01059577736244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09555202901851">
                <text:p>0.0309555202901851</text:p>
              </table:table-cell>
              <table:table-cell office:value-type="float" office:value="0.0158314534600379">
                <text:p>0.0158314534600379</text:p>
              </table:table-cell>
              <table:table-cell office:value-type="float" office:value="0.0106366780127994">
                <text:p>0.01063667801279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10710829332113">
                <text:p>0.0310710829332113</text:p>
              </table:table-cell>
              <table:table-cell office:value-type="float" office:value="0.0158918589719354">
                <text:p>0.0158918589719354</text:p>
              </table:table-cell>
              <table:table-cell office:value-type="float" office:value="0.0106775736979937">
                <text:p>0.01067757369799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11866067324583">
                <text:p>0.0311866067324583</text:p>
              </table:table-cell>
              <table:table-cell office:value-type="float" office:value="0.0159522537105172">
                <text:p>0.0159522537105172</text:p>
              </table:table-cell>
              <table:table-cell office:value-type="float" office:value="0.0107184644194238">
                <text:p>0.0107184644194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130209171836">
                <text:p>0.03130209171836</text:p>
              </table:table-cell>
              <table:table-cell office:value-type="float" office:value="0.0160126376802488">
                <text:p>0.0160126376802488</text:p>
              </table:table-cell>
              <table:table-cell office:value-type="float" office:value="0.0107593501785024">
                <text:p>0.0107593501785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14175379213269">
                <text:p>0.0314175379213269</text:p>
              </table:table-cell>
              <table:table-cell office:value-type="float" office:value="0.0160730108856374">
                <text:p>0.0160730108856374</text:p>
              </table:table-cell>
              <table:table-cell office:value-type="float" office:value="0.0108002309766148">
                <text:p>0.01080023097661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1532945371749">
                <text:p>0.031532945371749</text:p>
              </table:table-cell>
              <table:table-cell office:value-type="float" office:value="0.0161333733311444">
                <text:p>0.0161333733311444</text:p>
              </table:table-cell>
              <table:table-cell office:value-type="float" office:value="0.0108411068151902">
                <text:p>0.01084110681519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16483140999582">
                <text:p>0.0316483140999582</text:p>
              </table:table-cell>
              <table:table-cell office:value-type="float" office:value="0.0161937250212516">
                <text:p>0.0161937250212516</text:p>
              </table:table-cell>
              <table:table-cell office:value-type="float" office:value="0.0108819776956139">
                <text:p>0.0108819776956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17636441362602">
                <text:p>0.0317636441362602</text:p>
              </table:table-cell>
              <table:table-cell office:value-type="float" office:value="0.0162540659604232">
                <text:p>0.0162540659604232</text:p>
              </table:table-cell>
              <table:table-cell office:value-type="float" office:value="0.0109228436193135">
                <text:p>0.01092284361931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18789355109439">
                <text:p>0.0318789355109439</text:p>
              </table:table-cell>
              <table:table-cell office:value-type="float" office:value="0.0163143961531334">
                <text:p>0.0163143961531334</text:p>
              </table:table-cell>
              <table:table-cell office:value-type="float" office:value="0.0109637045876731">
                <text:p>0.01096370458767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19941882541869">
                <text:p>0.0319941882541869</text:p>
              </table:table-cell>
              <table:table-cell office:value-type="float" office:value="0.016374715603839">
                <text:p>0.016374715603839</text:p>
              </table:table-cell>
              <table:table-cell office:value-type="float" office:value="0.0110045606020948">
                <text:p>0.01100456060209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21094023962136">
                <text:p>0.0321094023962136</text:p>
              </table:table-cell>
              <table:table-cell office:value-type="float" office:value="0.016435024316983">
                <text:p>0.016435024316983</text:p>
              </table:table-cell>
              <table:table-cell office:value-type="float" office:value="0.0110454116640035">
                <text:p>0.01104541166400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2245779671777">
                <text:p>0.0322245779671777</text:p>
              </table:table-cell>
              <table:table-cell office:value-type="float" office:value="0.0164953222970574">
                <text:p>0.0164953222970574</text:p>
              </table:table-cell>
              <table:table-cell office:value-type="float" office:value="0.0110862577747579">
                <text:p>0.01108625777475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3397149971866">
                <text:p>0.0323397149971866</text:p>
              </table:table-cell>
              <table:table-cell office:value-type="float" office:value="0.0165556095484988">
                <text:p>0.0165556095484988</text:p>
              </table:table-cell>
              <table:table-cell office:value-type="float" office:value="0.011127098935787">
                <text:p>0.0111270989357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4548135163209">
                <text:p>0.0324548135163209</text:p>
              </table:table-cell>
              <table:table-cell office:value-type="float" office:value="0.0166158860757786">
                <text:p>0.0166158860757786</text:p>
              </table:table-cell>
              <table:table-cell office:value-type="float" office:value="0.0111679351484783">
                <text:p>0.01116793514847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5698735546226">
                <text:p>0.0325698735546226</text:p>
              </table:table-cell>
              <table:table-cell office:value-type="float" office:value="0.0166761518833336">
                <text:p>0.0166761518833336</text:p>
              </table:table-cell>
              <table:table-cell office:value-type="float" office:value="0.0112087664142347">
                <text:p>0.01120876641423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26848951421011">
                <text:p>0.0326848951421011</text:p>
              </table:table-cell>
              <table:table-cell office:value-type="float" office:value="0.0167364069756095">
                <text:p>0.0167364069756095</text:p>
              </table:table-cell>
              <table:table-cell office:value-type="float" office:value="0.0112495927344519">
                <text:p>0.01124959273445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27998783087056">
                <text:p>0.0327998783087056</text:p>
              </table:table-cell>
              <table:table-cell office:value-type="float" office:value="0.0167966513570477">
                <text:p>0.0167966513570477</text:p>
              </table:table-cell>
              <table:table-cell office:value-type="float" office:value="0.0112904141105195">
                <text:p>0.01129041411051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9148230843915">
                <text:p>0.0329148230843915</text:p>
              </table:table-cell>
              <table:table-cell office:value-type="float" office:value="0.0168568850321089">
                <text:p>0.0168568850321089</text:p>
              </table:table-cell>
              <table:table-cell office:value-type="float" office:value="0.011331230543847">
                <text:p>0.0113312305438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30297294990526">
                <text:p>0.0330297294990526</text:p>
              </table:table-cell>
              <table:table-cell office:value-type="float" office:value="0.0169171080052113">
                <text:p>0.0169171080052113</text:p>
              </table:table-cell>
              <table:table-cell office:value-type="float" office:value="0.01137204203583">
                <text:p>0.011372042035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31445975825387">
                <text:p>0.0331445975825387</text:p>
              </table:table-cell>
              <table:table-cell office:value-type="float" office:value="0.0169773202807848">
                <text:p>0.0169773202807848</text:p>
              </table:table-cell>
              <table:table-cell office:value-type="float" office:value="0.0114128485878702">
                <text:p>0.01141284858787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32594273646659">
                <text:p>0.0332594273646659</text:p>
              </table:table-cell>
              <table:table-cell office:value-type="float" office:value="0.0170375218632898">
                <text:p>0.0170375218632898</text:p>
              </table:table-cell>
              <table:table-cell office:value-type="float" office:value="0.0114536502013506">
                <text:p>0.0114536502013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33742188752401">
                <text:p>0.0333742188752401</text:p>
              </table:table-cell>
              <table:table-cell office:value-type="float" office:value="0.0170977127571414">
                <text:p>0.0170977127571414</text:p>
              </table:table-cell>
              <table:table-cell office:value-type="float" office:value="0.0114944468776704">
                <text:p>0.01149444687767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34889721440023">
                <text:p>0.0334889721440023</text:p>
              </table:table-cell>
              <table:table-cell office:value-type="float" office:value="0.0171578929667572">
                <text:p>0.0171578929667572</text:p>
              </table:table-cell>
              <table:table-cell office:value-type="float" office:value="0.0115352386182176">
                <text:p>0.01153523861821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36036872006483">
                <text:p>0.0336036872006483</text:p>
              </table:table-cell>
              <table:table-cell office:value-type="float" office:value="0.0172180624965767">
                <text:p>0.0172180624965767</text:p>
              </table:table-cell>
              <table:table-cell office:value-type="float" office:value="0.011576025424392">
                <text:p>0.0115760254243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37183640748927">
                <text:p>0.0337183640748927</text:p>
              </table:table-cell>
              <table:table-cell office:value-type="float" office:value="0.0172782213510139">
                <text:p>0.0172782213510139</text:p>
              </table:table-cell>
              <table:table-cell office:value-type="float" office:value="0.0116168072975839">
                <text:p>0.01161680729758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38330027963512">
                <text:p>0.0338330027963512</text:p>
              </table:table-cell>
              <table:table-cell office:value-type="float" office:value="0.0173383695344858">
                <text:p>0.0173383695344858</text:p>
              </table:table-cell>
              <table:table-cell office:value-type="float" office:value="0.0116575842391773">
                <text:p>0.0116575842391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39476033946283">
                <text:p>0.0339476033946283</text:p>
              </table:table-cell>
              <table:table-cell office:value-type="float" office:value="0.017398507051424">
                <text:p>0.017398507051424</text:p>
              </table:table-cell>
              <table:table-cell office:value-type="float" office:value="0.0116983562505688">
                <text:p>0.01169835625056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40621658992857">
                <text:p>0.0340621658992857</text:p>
              </table:table-cell>
              <table:table-cell office:value-type="float" office:value="0.0174586339062269">
                <text:p>0.0174586339062269</text:p>
              </table:table-cell>
              <table:table-cell office:value-type="float" office:value="0.0117391233331587">
                <text:p>0.0117391233331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4176690339876">
                <text:p>0.034176690339876</text:p>
              </table:table-cell>
              <table:table-cell office:value-type="float" office:value="0.0175187501033065">
                <text:p>0.0175187501033065</text:p>
              </table:table-cell>
              <table:table-cell office:value-type="float" office:value="0.0117798854883159">
                <text:p>0.01177988548831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42911767458862">
                <text:p>0.0342911767458862</text:p>
              </table:table-cell>
              <table:table-cell office:value-type="float" office:value="0.0175788556470609">
                <text:p>0.0175788556470609</text:p>
              </table:table-cell>
              <table:table-cell office:value-type="float" office:value="0.0118206427174602">
                <text:p>0.0118206427174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44056251467835">
                <text:p>0.0344056251467835</text:p>
              </table:table-cell>
              <table:table-cell office:value-type="float" office:value="0.0176389505418939">
                <text:p>0.0176389505418939</text:p>
              </table:table-cell>
              <table:table-cell office:value-type="float" office:value="0.0118613950219578">
                <text:p>0.01186139502195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45200355719738">
                <text:p>0.0345200355719738</text:p>
              </table:table-cell>
              <table:table-cell office:value-type="float" office:value="0.0176990347922297">
                <text:p>0.0176990347922297</text:p>
              </table:table-cell>
              <table:table-cell office:value-type="float" office:value="0.0119021424032024">
                <text:p>0.0119021424032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46344080508631">
                <text:p>0.0346344080508631</text:p>
              </table:table-cell>
              <table:table-cell office:value-type="float" office:value="0.0177591084024383">
                <text:p>0.0177591084024383</text:p>
              </table:table-cell>
              <table:table-cell office:value-type="float" office:value="0.0119428848625894">
                <text:p>0.01194288486258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47487426128076">
                <text:p>0.0347487426128076</text:p>
              </table:table-cell>
              <table:table-cell office:value-type="float" office:value="0.0178191713769266">
                <text:p>0.0178191713769266</text:p>
              </table:table-cell>
              <table:table-cell office:value-type="float" office:value="0.0119836224014913">
                <text:p>0.01198362240149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48630392871094">
                <text:p>0.0348630392871094</text:p>
              </table:table-cell>
              <table:table-cell office:value-type="float" office:value="0.0178792237201021">
                <text:p>0.0178792237201021</text:p>
              </table:table-cell>
              <table:table-cell office:value-type="float" office:value="0.012024355021307">
                <text:p>0.0120243550213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49772981030574">
                <text:p>0.0349772981030574</text:p>
              </table:table-cell>
              <table:table-cell office:value-type="float" office:value="0.0179392654363362">
                <text:p>0.0179392654363362</text:p>
              </table:table-cell>
              <table:table-cell office:value-type="float" office:value="0.0120650827234112">
                <text:p>0.0120650827234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50915190898965">
                <text:p>0.0350915190898965</text:p>
              </table:table-cell>
              <table:table-cell office:value-type="float" office:value="0.0179992965300242">
                <text:p>0.0179992965300242</text:p>
              </table:table-cell>
              <table:table-cell office:value-type="float" office:value="0.0121058055091751">
                <text:p>0.01210580550917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52057022768394">
                <text:p>0.0352057022768394</text:p>
              </table:table-cell>
              <table:table-cell office:value-type="float" office:value="0.0180593170055372">
                <text:p>0.0180593170055372</text:p>
              </table:table-cell>
              <table:table-cell office:value-type="float" office:value="0.0121465233800127">
                <text:p>0.0121465233800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53198476930729">
                <text:p>0.0353198476930729</text:p>
              </table:table-cell>
              <table:table-cell office:value-type="float" office:value="0.0181193268672956">
                <text:p>0.0181193268672956</text:p>
              </table:table-cell>
              <table:table-cell office:value-type="float" office:value="0.0121872363373024">
                <text:p>0.0121872363373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54339553677297">
                <text:p>0.0354339553677297</text:p>
              </table:table-cell>
              <table:table-cell office:value-type="float" office:value="0.0181793261196328">
                <text:p>0.0181793261196328</text:p>
              </table:table-cell>
              <table:table-cell office:value-type="float" office:value="0.0122279443824253">
                <text:p>0.01222794438242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55480253299007">
                <text:p>0.0355480253299007</text:p>
              </table:table-cell>
              <table:table-cell office:value-type="float" office:value="0.0182393147669341">
                <text:p>0.0182393147669341</text:p>
              </table:table-cell>
              <table:table-cell office:value-type="float" office:value="0.0122686475167717">
                <text:p>0.0122686475167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56620576086655">
                <text:p>0.0356620576086655</text:p>
              </table:table-cell>
              <table:table-cell office:value-type="float" office:value="0.018299292813575">
                <text:p>0.018299292813575</text:p>
              </table:table-cell>
              <table:table-cell office:value-type="float" office:value="0.0123093457417141">
                <text:p>0.01230934574171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7760522330734">
                <text:p>0.0357760522330734</text:p>
              </table:table-cell>
              <table:table-cell office:value-type="float" office:value="0.0183592602639406">
                <text:p>0.0183592602639406</text:p>
              </table:table-cell>
              <table:table-cell office:value-type="float" office:value="0.0123500390586168">
                <text:p>0.0123500390586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58900092320912">
                <text:p>0.0358900092320912</text:p>
              </table:table-cell>
              <table:table-cell office:value-type="float" office:value="0.0184192171223845">
                <text:p>0.0184192171223845</text:p>
              </table:table-cell>
              <table:table-cell office:value-type="float" office:value="0.012390727468887">
                <text:p>0.0123907274688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60039286347106">
                <text:p>0.0360039286347106</text:p>
              </table:table-cell>
              <table:table-cell office:value-type="float" office:value="0.0184791633932766">
                <text:p>0.0184791633932766</text:p>
              </table:table-cell>
              <table:table-cell office:value-type="float" office:value="0.0124314109739103">
                <text:p>0.0124314109739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61178104698553">
                <text:p>0.0361178104698553</text:p>
              </table:table-cell>
              <table:table-cell office:value-type="float" office:value="0.0185390990809641">
                <text:p>0.0185390990809641</text:p>
              </table:table-cell>
              <table:table-cell office:value-type="float" office:value="0.0124720895750308">
                <text:p>0.0124720895750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